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Pictures/10000000000000EE0000008ED6323CCBC813CFA2.png" manifest:media-type="image/png"/>
  <manifest:file-entry manifest:full-path="Object 2/Pictures/10000000000000EF0000008DD4CD7693BD7B58B8.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meta.xml" manifest:media-type="text/xml"/>
  <manifest:file-entry manifest:full-path="styles.xml" manifest:media-type="text/xml"/>
  <manifest:file-entry manifest:full-path="Pictures/100002010000025100000116471DB12DB27AA961.png" manifest:media-type="image/png"/>
  <manifest:file-entry manifest:full-path="Pictures/1000020100000251000001164DAA02E6BD29CD51.png" manifest:media-type="image/png"/>
  <manifest:file-entry manifest:full-path="Pictures/10000000000002240000011925B8FEE838B16A1F.png" manifest:media-type="image/png"/>
  <manifest:file-entry manifest:full-path="Pictures/1000000000000205000001256C5F315527D8FEB3.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DD000000E27C07CFF2C9991A4A.png" manifest:media-type="image/png"/>
  <manifest:file-entry manifest:full-path="Pictures/10000000000002330000007A1FAD0D72EFA411E8.png" manifest:media-type="image/png"/>
  <manifest:file-entry manifest:full-path="Pictures/1000000000000292000001580277F86DD0853B3B.png" manifest:media-type="image/png"/>
  <manifest:file-entry manifest:full-path="Pictures/100000000000023200000123811628A9079B4D11.png" manifest:media-type="image/png"/>
  <manifest:file-entry manifest:full-path="Pictures/100000000000001E000000192DE3A2EFB3476F42.png" manifest:media-type="image/png"/>
  <manifest:file-entry manifest:full-path="Pictures/10000000000002A3000001223E053F1EC66F4EC2.png" manifest:media-type="image/png"/>
  <manifest:file-entry manifest:full-path="Pictures/10000000000002AB0000010E647B442FECEBAE56.png" manifest:media-type="image/png"/>
  <manifest:file-entry manifest:full-path="Pictures/10000000000001D4000000E352432433F119AA72.png" manifest:media-type="image/png"/>
  <manifest:file-entry manifest:full-path="Pictures/100000000000001B0000001E60C3FB999D41BABF.png" manifest:media-type="image/png"/>
  <manifest:file-entry manifest:full-path="Pictures/100000000000012D000000BBD86520FA9179C7B0.png" manifest:media-type="image/png"/>
  <manifest:file-entry manifest:full-path="Pictures/100000000000014D000000ABD2A7390C2680C7C3.png" manifest:media-type="image/png"/>
  <manifest:file-entry manifest:full-path="Pictures/100000000000019A000001809F3E4757FAA5DF96.png" manifest:media-type="image/png"/>
  <manifest:file-entry manifest:full-path="Pictures/10000000000000230000001EE9883EF46320F072.png" manifest:media-type="image/png"/>
  <manifest:file-entry manifest:full-path="Pictures/10000000000002A60000011DD04CD25BAFBEE699.png" manifest:media-type="image/png"/>
  <manifest:file-entry manifest:full-path="Pictures/10000000000001220000011F22319C8AC3F11B81.png" manifest:media-type="image/png"/>
  <manifest:file-entry manifest:full-path="Pictures/10000000000000C10000006B45F3BA8EBCE9CDDC.png" manifest:media-type="image/png"/>
  <manifest:file-entry manifest:full-path="Pictures/100000000000011E00000092C205AD9886B452A6.png" manifest:media-type="image/png"/>
  <manifest:file-entry manifest:full-path="Pictures/10000000000002A30000016FE7F9FD7BD64BD578.png" manifest:media-type="image/png"/>
  <manifest:file-entry manifest:full-path="Pictures/100000000000001F0000001E6AE06A2EC0618EAA.png" manifest:media-type="image/png"/>
  <manifest:file-entry manifest:full-path="Pictures/100002010000022800000044C011D27A4833587F.png" manifest:media-type="image/png"/>
  <manifest:file-entry manifest:full-path="Pictures/100000000000001C0000001CEA0F1AA4DC933234.png" manifest:media-type="image/png"/>
  <manifest:file-entry manifest:full-path="Pictures/1000000000000279000001063142A6F7BD7DFF6E.png" manifest:media-type="image/png"/>
  <manifest:file-entry manifest:full-path="Pictures/10000000000002A3000001F8A68E39006914781C.png" manifest:media-type="image/png"/>
  <manifest:file-entry manifest:full-path="Pictures/10000200000002E7000000E1876703A0C230C20B.gif" manifest:media-type="image/gif"/>
  <manifest:file-entry manifest:full-path="Pictures/100002010000053800000267F40BFB0D3E783620.png" manifest:media-type="image/png"/>
  <manifest:file-entry manifest:full-path="Pictures/100000000000001D0000001C3367CD5DF55A60C4.png" manifest:media-type="image/png"/>
  <manifest:file-entry manifest:full-path="Pictures/100000000000017800000120B10E084FD2BECF07.png" manifest:media-type="image/png"/>
  <manifest:file-entry manifest:full-path="Pictures/10000000000000AD000001590A99B91B1E92EC10.png" manifest:media-type="image/png"/>
  <manifest:file-entry manifest:full-path="Pictures/1000000000000174000001EA5B854AF9217ED290.png" manifest:media-type="image/png"/>
  <manifest:file-entry manifest:full-path="Pictures/100000000000023100000147BD6DDBB5E0B04128.png" manifest:media-type="image/png"/>
  <manifest:file-entry manifest:full-path="Pictures/10000000000000190000001717BEF6A5E4B8D556.png" manifest:media-type="image/png"/>
  <manifest:file-entry manifest:full-path="Pictures/100000000000023300000148D1733EBB9FBB3A8E.png" manifest:media-type="image/png"/>
  <manifest:file-entry manifest:full-path="Pictures/10000000000001E0000000DD3D06F891C06FA421.png" manifest:media-type="image/png"/>
  <manifest:file-entry manifest:full-path="Pictures/10000000000000210000001EC4144B5AECE102C7.png" manifest:media-type="image/png"/>
  <manifest:file-entry manifest:full-path="Pictures/1000020000000020000000206284DE9C05FFED8F.png" manifest:media-type="image/png"/>
  <manifest:file-entry manifest:full-path="Pictures/10000000000002A80000011E89E8013B263AE8B2.png" manifest:media-type="image/png"/>
  <manifest:file-entry manifest:full-path="Pictures/10000201000003E8000000D2A7FE72F00FFCF111.png" manifest:media-type="image/png"/>
  <manifest:file-entry manifest:full-path="Pictures/10000000000000C0000000B247DFE733CCC0D6B5.png" manifest:media-type="image/png"/>
  <manifest:file-entry manifest:full-path="Pictures/100000000000001E0000001EE682318B6FCEE984.png" manifest:media-type="image/png"/>
  <manifest:file-entry manifest:full-path="Pictures/10000000000002A40000012B7B47120C47B28FD6.png" manifest:media-type="image/png"/>
  <manifest:file-entry manifest:full-path="Pictures/100002000000004000000040A921DC3F36422ADC.png" manifest:media-type="image/png"/>
  <manifest:file-entry manifest:full-path="Pictures/100000000000001A0000001C30D2B2BD18FC5DC3.png" manifest:media-type="image/png"/>
  <manifest:file-entry manifest:full-path="Pictures/100000000000029E000001FBD46A4C918C4F3FDC.png" manifest:media-type="image/png"/>
  <manifest:file-entry manifest:full-path="Pictures/10000000000001D2000000547380155ADB186C9C.png" manifest:media-type="image/png"/>
  <manifest:file-entry manifest:full-path="Pictures/1000020100000258000002728BC5D9972C0A057E.png" manifest:media-type="image/png"/>
  <manifest:file-entry manifest:full-path="Pictures/10000000000000200000001DC7308FD919AA42D8.png" manifest:media-type="image/png"/>
  <manifest:file-entry manifest:full-path="Pictures/100000000000029A000000A9013D4269822CFB2D.png" manifest:media-type="image/png"/>
  <manifest:file-entry manifest:full-path="Pictures/100002000000002000000020A6BB2897B4B7679A.png" manifest:media-type="image/png"/>
  <manifest:file-entry manifest:full-path="Pictures/10000000000002A00000016F10C9B90B0CCEC62F.png" manifest:media-type="image/png"/>
  <manifest:file-entry manifest:full-path="Pictures/1000020100000268000000E61CDD18505DA10A99.png" manifest:media-type="image/png"/>
  <manifest:file-entry manifest:full-path="Pictures/1000020100000283000000A355BA2DB537F7700A.png" manifest:media-type="image/png"/>
  <manifest:file-entry manifest:full-path="Pictures/100000000000009A000000E1E44B5BA573CD5E17.png" manifest:media-type="image/png"/>
  <manifest:file-entry manifest:full-path="Pictures/1000020100000292000001BA87DCE691CDA932F1.png" manifest:media-type="image/png"/>
  <manifest:file-entry manifest:full-path="Pictures/10000000000003100000015BE5C7F1E777575F08.png" manifest:media-type="image/png"/>
  <manifest:file-entry manifest:full-path="Pictures/10000000000001A2000000B61E7452DBA579151B.png" manifest:media-type="image/png"/>
  <manifest:file-entry manifest:full-path="Pictures/100000000000001F000000201ABC83562662E1BD.png" manifest:media-type="image/png"/>
  <manifest:file-entry manifest:full-path="Pictures/10000000000002960000011BDF215C65A78C829C.png" manifest:media-type="image/png"/>
  <manifest:file-entry manifest:full-path="Pictures/10000201000002460000010D85FEFF86B59789FD.png" manifest:media-type="image/png"/>
  <manifest:file-entry manifest:full-path="Pictures/10000000000001CF0000002BD9E126231A5A8599.png" manifest:media-type="image/png"/>
  <manifest:file-entry manifest:full-path="Pictures/10000000000001980000014A7DCB6850B69337FF.png" manifest:media-type="image/png"/>
  <manifest:file-entry manifest:full-path="Pictures/10000000000001A000000119111A048FCEDBA172.png" manifest:media-type="image/png"/>
  <manifest:file-entry manifest:full-path="Pictures/10000000000001E3000001224BB6BA3030467F86.png" manifest:media-type="image/png"/>
  <manifest:file-entry manifest:full-path="Pictures/1000020100000309000000EB9C80E7221E901E76.png" manifest:media-type="image/png"/>
  <manifest:file-entry manifest:full-path="Pictures/10000000000002A3000001DA969470A6F824DFD4.png" manifest:media-type="image/png"/>
  <manifest:file-entry manifest:full-path="Pictures/1000000000000299000000F3EBE1437400946C5F.png" manifest:media-type="image/png"/>
  <manifest:file-entry manifest:full-path="Pictures/10000000000001E3000000519B47C11415F312B5.png" manifest:media-type="image/png"/>
  <manifest:file-entry manifest:full-path="Pictures/10000000000001A5000000CB5D3F6AF683028EE1.png" manifest:media-type="image/png"/>
  <manifest:file-entry manifest:full-path="Pictures/10000000000000200000001AD6BE49B896C0EF54.png" manifest:media-type="image/png"/>
  <manifest:file-entry manifest:full-path="Pictures/100000000000011D0000007A5DF8FC34F5C128DB.png" manifest:media-type="image/png"/>
  <manifest:file-entry manifest:full-path="Pictures/100000000000001E0000001D196052B4CFC888AE.png" manifest:media-type="image/png"/>
  <manifest:file-entry manifest:full-path="Pictures/10000000000002B700000112C3BBBD4F4A38E581.png" manifest:media-type="image/png"/>
  <manifest:file-entry manifest:full-path="Pictures/100000000000005F0000006A2A46C24A191DCE18.png" manifest:media-type="image/png"/>
  <manifest:file-entry manifest:full-path="Pictures/100000000000016F0000002609D350429BABED0E.png" manifest:media-type="image/png"/>
  <manifest:file-entry manifest:full-path="Pictures/10000000000001A8000000E911E768FB3571BD27.png" manifest:media-type="image/png"/>
  <manifest:file-entry manifest:full-path="Pictures/100000000000022D00000129B0A1DD7B366A44D8.png" manifest:media-type="image/png"/>
  <manifest:file-entry manifest:full-path="Pictures/10000000000000C1000000B6AA3BE0CEBFC41F39.png" manifest:media-type="image/png"/>
  <manifest:file-entry manifest:full-path="Pictures/10000000000001900000019A9F8793D4CE23D29A.png" manifest:media-type="image/png"/>
  <manifest:file-entry manifest:full-path="Pictures/10000000000000C40000004552A9E69ECC27A253.png" manifest:media-type="image/png"/>
  <manifest:file-entry manifest:full-path="Pictures/100000000000011D000000ABE6F1A2B746C63038.png" manifest:media-type="image/png"/>
  <manifest:file-entry manifest:full-path="Pictures/100000000000017800000181A73297716AF4FC38.png" manifest:media-type="image/png"/>
  <manifest:file-entry manifest:full-path="Pictures/10000000000001470000011EC47B2588E06E4436.png" manifest:media-type="image/png"/>
  <manifest:file-entry manifest:full-path="Pictures/100000000000026E00000126331EDA550E5F4226.png" manifest:media-type="image/png"/>
  <manifest:file-entry manifest:full-path="Pictures/10000000000000C10000009240EEDB3045E400B1.png" manifest:media-type="image/png"/>
  <manifest:file-entry manifest:full-path="Pictures/10000000000001930000014400E7DB14694A6903.png" manifest:media-type="image/png"/>
  <manifest:file-entry manifest:full-path="Pictures/1000000000000193000000DB2128372C8B277CAD.png" manifest:media-type="image/png"/>
  <manifest:file-entry manifest:full-path="Pictures/10000000000003FC0000005CB940A1A3502FF326.png" manifest:media-type="image/png"/>
  <manifest:file-entry manifest:full-path="Pictures/10000000000002390000013A55264CAF06952D99.png" manifest:media-type="image/png"/>
  <manifest:file-entry manifest:full-path="Pictures/10000000000001DA0000010131A7C4A7405E772A.png" manifest:media-type="image/png"/>
  <manifest:file-entry manifest:full-path="Pictures/10000000000001D80000011E184CB596830A05C5.png" manifest:media-type="image/png"/>
  <manifest:file-entry manifest:full-path="Pictures/100002010000027E000000C2545F97C4AFD748CD.png" manifest:media-type="image/png"/>
  <manifest:file-entry manifest:full-path="Pictures/100002010000030E00000109632B5889402D5BBF.png" manifest:media-type="image/png"/>
  <manifest:file-entry manifest:full-path="Pictures/1000020100000282000000BC465796E4DA659194.png" manifest:media-type="image/png"/>
  <manifest:file-entry manifest:full-path="Pictures/10000201000002C9000000E69770E425F7766B58.png" manifest:media-type="image/png"/>
  <manifest:file-entry manifest:full-path="Pictures/10000000000002A000000154285CDFA4585FAFA6.png" manifest:media-type="image/png"/>
  <manifest:file-entry manifest:full-path="Pictures/1000020100000277000000F728B97C3B788765CA.png" manifest:media-type="image/png"/>
  <manifest:file-entry manifest:full-path="Pictures/10000000000001DE000001040E62B0B9BA2E925D.png" manifest:media-type="image/png"/>
  <manifest:file-entry manifest:full-path="Pictures/1000000000000127000000B3FB38EDAE1FB943D3.png" manifest:media-type="image/png"/>
  <manifest:file-entry manifest:full-path="Pictures/10000000000001B8000000BC9C04CA88ECBB5DE0.png" manifest:media-type="image/png"/>
  <manifest:file-entry manifest:full-path="Pictures/100002010000028200000146024D6EA97A49CCFD.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able_20_Contents">
      <style:text-properties fo:font-size="10.5pt" officeooo:paragraph-rsid="00b1a1b5" style:font-size-asian="10.5pt" style:font-size-complex="10.5pt"/>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officeooo:rsid="060e75cf" officeooo:paragraph-rsid="00c255ca"/>
    </style:style>
    <style:style style:name="P23" style:family="paragraph" style:parent-style-name="Table_20_Contents">
      <style:text-properties officeooo:rsid="060f2109" officeooo:paragraph-rsid="00c255ca"/>
    </style:style>
    <style:style style:name="P24" style:family="paragraph" style:parent-style-name="Table_20_Contents">
      <style:paragraph-properties fo:text-align="start" style:justify-single-word="false"/>
      <style:text-properties officeooo:rsid="053de7a3" officeooo:paragraph-rsid="057362ab"/>
    </style:style>
    <style:style style:name="P25" style:family="paragraph" style:parent-style-name="Table_20_Contents">
      <style:paragraph-properties fo:text-align="start" style:justify-single-word="false"/>
      <style:text-properties officeooo:rsid="05417cb5" officeooo:paragraph-rsid="057362ab"/>
    </style:style>
    <style:style style:name="P26" style:family="paragraph" style:parent-style-name="Table_20_Contents">
      <style:paragraph-properties fo:text-align="start" style:justify-single-word="false"/>
      <style:text-properties officeooo:rsid="053e9646" officeooo:paragraph-rsid="057362ab"/>
    </style:style>
    <style:style style:name="P27" style:family="paragraph" style:parent-style-name="Table_20_Contents">
      <style:paragraph-properties fo:text-align="start" style:justify-single-word="false"/>
      <style:text-properties officeooo:paragraph-rsid="057362ab"/>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rsid="067b49fb" officeooo:paragraph-rsid="067b49fb"/>
    </style:style>
    <style:style style:name="P30" style:family="paragraph" style:parent-style-name="Table_20_Contents">
      <style:text-properties officeooo:paragraph-rsid="00c255ca"/>
    </style:style>
    <style:style style:name="P31" style:family="paragraph" style:parent-style-name="Table_20_Contents">
      <style:text-properties officeooo:rsid="00c38c8e" officeooo:paragraph-rsid="00c38c8e"/>
    </style:style>
    <style:style style:name="P32" style:family="paragraph" style:parent-style-name="Table_20_Contents">
      <style:text-properties officeooo:rsid="00f6290e" officeooo:paragraph-rsid="00f6290e"/>
    </style:style>
    <style:style style:name="P33" style:family="paragraph" style:parent-style-name="Text_20_Note">
      <style:text-properties officeooo:paragraph-rsid="00b1a1b5"/>
    </style:style>
    <style:style style:name="P34" style:family="paragraph" style:parent-style-name="Text_20_Note">
      <style:text-properties officeooo:paragraph-rsid="00da91b0"/>
    </style:style>
    <style:style style:name="P35" style:family="paragraph" style:parent-style-name="Frame_20_contents">
      <style:text-properties officeooo:paragraph-rsid="00b8dc1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Title">
      <style:text-properties fo:language="en" fo:country="US" officeooo:rsid="001f0121" officeooo:paragraph-rsid="00c255ca"/>
    </style:style>
    <style:style style:name="P38" style:family="paragraph" style:parent-style-name="Caption">
      <style:text-properties officeooo:paragraph-rsid="00c7e1c2"/>
    </style:style>
    <style:style style:name="P39" style:family="paragraph" style:parent-style-name="Caption">
      <style:text-properties officeooo:paragraph-rsid="00d8ad8b"/>
    </style:style>
    <style:style style:name="P40" style:family="paragraph" style:parent-style-name="Definition_20_Term">
      <style:text-properties officeooo:paragraph-rsid="00c7e1c2"/>
    </style:style>
    <style:style style:name="P41" style:family="paragraph" style:parent-style-name="Definition_20_Term">
      <style:text-properties officeooo:paragraph-rsid="00d5c8c0"/>
    </style:style>
    <style:style style:name="P42" style:family="paragraph" style:parent-style-name="Definition_20_Term">
      <style:text-properties officeooo:rsid="022abc2e"/>
    </style:style>
    <style:style style:name="P43" style:family="paragraph" style:parent-style-name="Figure">
      <style:text-properties officeooo:paragraph-rsid="00c7e1c2"/>
    </style:style>
    <style:style style:name="P44" style:family="paragraph" style:parent-style-name="Figure">
      <style:text-properties officeooo:paragraph-rsid="00d5c8c0"/>
    </style:style>
    <style:style style:name="P45" style:family="paragraph" style:parent-style-name="Text_20_body" style:master-page-name="">
      <style:paragraph-properties fo:keep-together="always" fo:orphans="0" fo:widows="0" style:page-number="auto"/>
    </style:style>
    <style:style style:name="P46" style:family="paragraph" style:parent-style-name="Text_20_body" style:master-page-name="">
      <style:paragraph-properties style:page-number="auto" fo:keep-with-next="alway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2929in" style:type="right" style:leader-style="dotted" style:leader-text="."/>
        </style:tab-stops>
      </style:paragraph-properties>
    </style:style>
    <style:style style:name="P50" style:family="paragraph" style:parent-style-name="Figure">
      <style:paragraph-properties fo:margin-top="0.0783in" fo:margin-bottom="0.1575in" loext:contextual-spacing="false"/>
    </style:style>
    <style:style style:name="P51" style:family="paragraph" style:parent-style-name="Text_20_body_20_indent">
      <style:paragraph-properties fo:margin-top="0in" fo:margin-bottom="0.0398in" loext:contextual-spacing="false"/>
    </style:style>
    <style:style style:name="P52" style:family="paragraph" style:parent-style-name="Text_20_Note">
      <style:paragraph-properties fo:margin-left="0.3937in" fo:margin-right="0.3543in" fo:text-indent="0in" style:auto-text-indent="false"/>
    </style:style>
    <style:style style:name="P53" style:family="paragraph" style:parent-style-name="Text_20_body_20_indent">
      <style:text-properties officeooo:paragraph-rsid="00d5c8c0"/>
    </style:style>
    <style:style style:name="P54" style:family="paragraph" style:parent-style-name="Text_20_body_20_indent">
      <style:text-properties officeooo:rsid="022abc2e"/>
    </style:style>
    <style:style style:name="P55" style:family="paragraph" style:parent-style-name="Text_20_body_20_indent">
      <style:text-properties officeooo:rsid="05216eb1"/>
    </style:style>
    <style:style style:name="P56" style:family="paragraph" style:parent-style-name="Text_20_body_20_indent">
      <style:text-properties fo:language="en" fo:country="US"/>
    </style:style>
    <style:style style:name="P57"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58" style:family="paragraph" style:parent-style-name="Text_20_Note" style:master-page-name="">
      <style:paragraph-properties fo:margin-top="0in" fo:margin-bottom="0.1965in" loext:contextual-spacing="false" style:page-number="auto"/>
    </style:style>
    <style:style style:name="P5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2929in" style:type="right" style:leader-style="dotted" style:leader-text="."/>
        </style:tab-stops>
      </style:paragraph-properties>
    </style:style>
    <style:style style:name="P63" style:family="paragraph" style:parent-style-name="Contents_20_4">
      <style:paragraph-properties>
        <style:tab-stops>
          <style:tab-stop style:position="6.1035in" style:type="right" style:leader-style="dotted" style:leader-text="."/>
        </style:tab-stops>
      </style:paragraph-properties>
    </style:style>
    <style:style style:name="P64" style:family="paragraph" style:parent-style-name="Heading_20_1" style:master-page-name="Front_20_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officeooo:paragraph-rsid="00c255ca"/>
    </style:style>
    <style:style style:name="P66" style:family="paragraph" style:parent-style-name="Heading_20_1">
      <style:paragraph-properties fo:margin-top="0.2362in" fo:margin-bottom="0.1181in" loext:contextual-spacing="false"/>
    </style:style>
    <style:style style:name="P67" style:family="paragraph" style:parent-style-name="Heading_20_2">
      <style:text-properties officeooo:paragraph-rsid="00b1a1b5"/>
    </style:style>
    <style:style style:name="P68" style:family="paragraph" style:parent-style-name="Heading_20_2">
      <style:paragraph-properties fo:margin-top="0.1575in" fo:margin-bottom="0.0398in" loext:contextual-spacing="false"/>
    </style:style>
    <style:style style:name="P69" style:family="paragraph" style:parent-style-name="Heading_20_3">
      <style:text-properties officeooo:paragraph-rsid="00d5c8c0"/>
    </style:style>
    <style:style style:name="P70" style:family="paragraph" style:parent-style-name="Heading_20_4">
      <style:text-properties officeooo:rsid="071a2b5b"/>
    </style:style>
    <style:style style:name="P71" style:family="paragraph" style:parent-style-name="Heading_20_Note">
      <style:text-properties officeooo:paragraph-rsid="00b1a1b5"/>
    </style:style>
    <style:style style:name="P72" style:family="paragraph" style:parent-style-name="Heading_20_Note" style:list-style-name="Heading_20_Note"/>
    <style:style style:name="P73" style:family="paragraph" style:parent-style-name="List_20_1" style:list-style-name="OOoBullets_20_1"/>
    <style:style style:name="P74" style:family="paragraph" style:parent-style-name="List_20_1">
      <style:text-properties fo:language="en" fo:country="US"/>
    </style:style>
    <style:style style:name="P75" style:family="paragraph" style:parent-style-name="List_20_1" style:list-style-name="List_20_1">
      <style:text-properties officeooo:paragraph-rsid="0107f584"/>
    </style:style>
    <style:style style:name="P76" style:family="paragraph" style:parent-style-name="List_20_2">
      <style:text-properties officeooo:paragraph-rsid="00c7e1c2"/>
    </style:style>
    <style:style style:name="P77" style:family="paragraph" style:parent-style-name="List_20_2">
      <style:text-properties fo:language="en" fo:country="US"/>
    </style:style>
    <style:style style:name="P78" style:family="paragraph" style:parent-style-name="List_20_2">
      <style:text-properties officeooo:rsid="04b4f74b"/>
    </style:style>
    <style:style style:name="P79" style:family="paragraph" style:parent-style-name="List_20_2">
      <style:text-properties officeooo:rsid="02fbebdb"/>
    </style:style>
    <style:style style:name="P80" style:family="paragraph" style:parent-style-name="List_20_2">
      <style:paragraph-properties fo:margin-top="0in" fo:margin-bottom="0in" loext:contextual-spacing="false"/>
    </style:style>
    <style:style style:name="P81" style:family="paragraph" style:parent-style-name="List_20_2">
      <style:paragraph-properties fo:margin-top="0in" fo:margin-bottom="0.0398in" loext:contextual-spacing="false"/>
    </style:style>
    <style:style style:name="P82" style:family="paragraph" style:parent-style-name="Numbering_20_1" style:list-style-name="OOoNum_20_123"/>
    <style:style style:name="P83" style:family="paragraph" style:parent-style-name="Numbering_20_1">
      <style:text-properties fo:language="en" fo:country="US"/>
    </style:style>
    <style:style style:name="P84" style:family="paragraph" style:parent-style-name="Numbering_20_1">
      <style:text-properties officeooo:paragraph-rsid="00d5c8c0"/>
    </style:style>
    <style:style style:name="P85" style:family="paragraph" style:parent-style-name="Numbering_20_1" style:master-page-name="">
      <style:paragraph-properties style:page-number="auto" fo:keep-with-next="always"/>
    </style:style>
    <style:style style:name="P86" style:family="paragraph" style:parent-style-name="Text_20_body" style:list-style-name="OOoNum_20_123"/>
    <style:style style:name="P87"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4a5b2a4"/>
    </style:style>
    <style:style style:name="T101" style:family="text">
      <style:text-properties fo:language="en" fo:country="US" officeooo:rsid="023efe9c"/>
    </style:style>
    <style:style style:name="T102" style:family="text">
      <style:text-properties fo:language="en" fo:country="US" officeooo:rsid="01225955"/>
    </style:style>
    <style:style style:name="T103" style:family="text">
      <style:text-properties fo:language="en" fo:country="US" officeooo:rsid="0020cbfa"/>
    </style:style>
    <style:style style:name="T104" style:family="text">
      <style:text-properties fo:language="en" fo:country="US" officeooo:rsid="00e2ecf8"/>
    </style:style>
    <style:style style:name="T105" style:family="text">
      <style:text-properties fo:language="en" fo:country="US" officeooo:rsid="00e46296"/>
    </style:style>
    <style:style style:name="T106" style:family="text">
      <style:text-properties fo:language="en" fo:country="US" officeooo:rsid="01c9d1d2"/>
    </style:style>
    <style:style style:name="T107" style:family="text">
      <style:text-properties fo:language="en" fo:country="US" officeooo:rsid="035378d1"/>
    </style:style>
    <style:style style:name="T108" style:family="text">
      <style:text-properties fo:language="en" fo:country="US" officeooo:rsid="014997e1"/>
    </style:style>
    <style:style style:name="T109" style:family="text">
      <style:text-properties fo:language="en" fo:country="US" officeooo:rsid="00e59019"/>
    </style:style>
    <style:style style:name="T110" style:family="text">
      <style:text-properties fo:language="en" fo:country="US" officeooo:rsid="02ede0d2"/>
    </style:style>
    <style:style style:name="T111" style:family="text">
      <style:text-properties fo:language="en" fo:country="US" officeooo:rsid="0354cfb1"/>
    </style:style>
    <style:style style:name="T112" style:family="text">
      <style:text-properties fo:language="en" fo:country="US" officeooo:rsid="070568c0"/>
    </style:style>
    <style:style style:name="T113" style:family="text">
      <style:text-properties fo:language="en" fo:country="US" officeooo:rsid="0329b112"/>
    </style:style>
    <style:style style:name="T114" style:family="text">
      <style:text-properties fo:language="en" fo:country="US" officeooo:rsid="02f3fc41"/>
    </style:style>
    <style:style style:name="T115" style:family="text">
      <style:text-properties fo:language="en" fo:country="US" officeooo:rsid="032a5aff"/>
    </style:style>
    <style:style style:name="T116" style:family="text">
      <style:text-properties fo:language="en" fo:country="US" officeooo:rsid="05cf8a22"/>
    </style:style>
    <style:style style:name="T117" style:family="text">
      <style:text-properties fo:language="en" fo:country="US" officeooo:rsid="02f4522e"/>
    </style:style>
    <style:style style:name="T118" style:family="text">
      <style:text-properties fo:language="en" fo:country="US" officeooo:rsid="04a967b0"/>
    </style:style>
    <style:style style:name="T119" style:family="text">
      <style:text-properties fo:language="en" fo:country="US" officeooo:rsid="0339a83b"/>
    </style:style>
    <style:style style:name="T120" style:family="text">
      <style:text-properties fo:language="en" fo:country="US" officeooo:rsid="02f2916c"/>
    </style:style>
    <style:style style:name="T121" style:family="text">
      <style:text-properties fo:language="en" fo:country="US" officeooo:rsid="00142e99"/>
    </style:style>
    <style:style style:name="T122" style:family="text">
      <style:text-properties fo:language="en" fo:country="US" officeooo:rsid="00f04151"/>
    </style:style>
    <style:style style:name="T123" style:family="text">
      <style:text-properties fo:language="en" fo:country="US" officeooo:rsid="00f19756"/>
    </style:style>
    <style:style style:name="T124" style:family="text">
      <style:text-properties fo:language="en" fo:country="US" officeooo:rsid="01bf26d2"/>
    </style:style>
    <style:style style:name="T125" style:family="text">
      <style:text-properties fo:language="en" fo:country="US" officeooo:rsid="02343dec"/>
    </style:style>
    <style:style style:name="T126" style:family="text">
      <style:text-properties fo:language="en" fo:country="US" officeooo:rsid="05900420"/>
    </style:style>
    <style:style style:name="T127" style:family="text">
      <style:text-properties fo:language="en" fo:country="US" officeooo:rsid="04ad0763"/>
    </style:style>
    <style:style style:name="T128" style:family="text">
      <style:text-properties fo:language="en" fo:country="US" officeooo:rsid="0707276e"/>
    </style:style>
    <style:style style:name="T129" style:family="text">
      <style:text-properties fo:language="en" fo:country="US" officeooo:rsid="061b056a"/>
    </style:style>
    <style:style style:name="T130" style:family="text">
      <style:text-properties fo:language="en" fo:country="US" officeooo:rsid="00e712fa"/>
    </style:style>
    <style:style style:name="T131" style:family="text">
      <style:text-properties fo:language="en" fo:country="US" officeooo:rsid="070884d5"/>
    </style:style>
    <style:style style:name="T132" style:family="text">
      <style:text-properties fo:language="en" fo:country="US" officeooo:rsid="0592c107"/>
    </style:style>
    <style:style style:name="T133" style:family="text">
      <style:text-properties fo:language="en" fo:country="US" officeooo:rsid="0336f09b"/>
    </style:style>
    <style:style style:name="T134" style:family="text">
      <style:text-properties fo:language="en" fo:country="US" officeooo:rsid="032dc02a"/>
    </style:style>
    <style:style style:name="T135" style:family="text">
      <style:text-properties fo:language="en" fo:country="US" officeooo:rsid="02f57a85"/>
    </style:style>
    <style:style style:name="T136" style:family="text">
      <style:text-properties fo:language="en" fo:country="US" officeooo:rsid="0328b2da"/>
    </style:style>
    <style:style style:name="T137" style:family="text">
      <style:text-properties fo:language="en" fo:country="US" officeooo:rsid="03270136"/>
    </style:style>
    <style:style style:name="T138" style:family="text">
      <style:text-properties fo:language="en" fo:country="US" officeooo:rsid="04aed947"/>
    </style:style>
    <style:style style:name="T139" style:family="text">
      <style:text-properties fo:language="en" fo:country="US" officeooo:rsid="0359b1de"/>
    </style:style>
    <style:style style:name="T140" style:family="text">
      <style:text-properties fo:language="en" fo:country="US" officeooo:rsid="03385bf8"/>
    </style:style>
    <style:style style:name="T141" style:family="text">
      <style:text-properties fo:language="en" fo:country="US" officeooo:rsid="033da987"/>
    </style:style>
    <style:style style:name="T142" style:family="text">
      <style:text-properties fo:language="en" fo:country="US" officeooo:rsid="00eafe4e"/>
    </style:style>
    <style:style style:name="T143" style:family="text">
      <style:text-properties fo:language="en" fo:country="US" officeooo:rsid="033d4289"/>
    </style:style>
    <style:style style:name="T144" style:family="text">
      <style:text-properties fo:language="en" fo:country="US" officeooo:rsid="01ca60a6"/>
    </style:style>
    <style:style style:name="T145" style:family="text">
      <style:text-properties fo:language="en" fo:country="US" officeooo:rsid="0124dac2"/>
    </style:style>
    <style:style style:name="T146" style:family="text">
      <style:text-properties fo:language="en" fo:country="US" officeooo:rsid="04b096f3"/>
    </style:style>
    <style:style style:name="T147" style:family="text">
      <style:text-properties fo:language="en" fo:country="US" officeooo:rsid="033c4107"/>
    </style:style>
    <style:style style:name="T148" style:family="text">
      <style:text-properties fo:language="en" fo:country="US" officeooo:rsid="0125e268"/>
    </style:style>
    <style:style style:name="T149" style:family="text">
      <style:text-properties fo:language="en" fo:country="US" officeooo:rsid="070a26bb"/>
    </style:style>
    <style:style style:name="T150" style:family="text">
      <style:text-properties fo:language="en" fo:country="US" officeooo:rsid="070bc151"/>
    </style:style>
    <style:style style:name="T151" style:family="text">
      <style:text-properties fo:language="en" fo:country="US" officeooo:rsid="035cb313"/>
    </style:style>
    <style:style style:name="T152" style:family="text">
      <style:text-properties fo:language="en" fo:country="US" officeooo:rsid="05521c17"/>
    </style:style>
    <style:style style:name="T153" style:family="text">
      <style:text-properties fo:language="en" fo:country="US" officeooo:rsid="070d1cf3"/>
    </style:style>
    <style:style style:name="T154" style:family="text">
      <style:text-properties fo:language="en" fo:country="US" officeooo:rsid="05ce2cc5"/>
    </style:style>
    <style:style style:name="T155" style:family="text">
      <style:text-properties fo:language="en" fo:country="US" officeooo:rsid="064e9486"/>
    </style:style>
    <style:style style:name="T156" style:family="text">
      <style:text-properties fo:language="en" fo:country="US" officeooo:rsid="054bf7f5"/>
    </style:style>
    <style:style style:name="T157" style:family="text">
      <style:text-properties fo:language="en" fo:country="US" officeooo:rsid="03638624"/>
    </style:style>
    <style:style style:name="T158" style:family="text">
      <style:text-properties fo:language="en" fo:country="US" officeooo:rsid="0361c7c9"/>
    </style:style>
    <style:style style:name="T159" style:family="text">
      <style:text-properties fo:language="en" fo:country="US" officeooo:rsid="023392d5"/>
    </style:style>
    <style:style style:name="T160" style:family="text">
      <style:text-properties fo:language="en" fo:country="US" officeooo:rsid="01ca1729"/>
    </style:style>
    <style:style style:name="T161" style:family="text">
      <style:text-properties fo:language="en" fo:country="US" officeooo:rsid="04b2147a"/>
    </style:style>
    <style:style style:name="T162" style:family="text">
      <style:text-properties fo:language="en" fo:country="US" officeooo:rsid="0367997b"/>
    </style:style>
    <style:style style:name="T163" style:family="text">
      <style:text-properties fo:language="en" fo:country="US" officeooo:rsid="05c967c2"/>
    </style:style>
    <style:style style:name="T164" style:family="text">
      <style:text-properties fo:language="en" fo:country="US" officeooo:rsid="05cb565b"/>
    </style:style>
    <style:style style:name="T165" style:family="text">
      <style:text-properties fo:language="en" fo:country="US" officeooo:rsid="061c1972"/>
    </style:style>
    <style:style style:name="T166" style:family="text">
      <style:text-properties fo:language="en" fo:country="US" officeooo:rsid="05cc5dc3"/>
    </style:style>
    <style:style style:name="T167" style:family="text">
      <style:text-properties fo:language="en" fo:country="US" officeooo:rsid="040aac5c"/>
    </style:style>
    <style:style style:name="T168" style:family="text">
      <style:text-properties fo:language="en" fo:country="US" officeooo:rsid="070e6e3c"/>
    </style:style>
    <style:style style:name="T169" style:family="text">
      <style:text-properties fo:language="en" fo:country="US" officeooo:rsid="02a363cc"/>
    </style:style>
    <style:style style:name="T170" style:family="text">
      <style:text-properties fo:language="en" fo:country="US" officeooo:rsid="03723e17"/>
    </style:style>
    <style:style style:name="T171" style:family="text">
      <style:text-properties fo:language="en" fo:country="US" officeooo:rsid="002dc247"/>
    </style:style>
    <style:style style:name="T172" style:family="text">
      <style:text-properties fo:language="en" fo:country="US" officeooo:rsid="071599f6"/>
    </style:style>
    <style:style style:name="T173" style:family="text">
      <style:text-properties fo:language="en" fo:country="US" officeooo:rsid="03732694"/>
    </style:style>
    <style:style style:name="T174" style:family="text">
      <style:text-properties fo:language="en" fo:country="US" officeooo:rsid="017477d8"/>
    </style:style>
    <style:style style:name="T175" style:family="text">
      <style:text-properties fo:language="en" fo:country="US" officeooo:rsid="0373edea"/>
    </style:style>
    <style:style style:name="T176" style:family="text">
      <style:text-properties fo:language="en" fo:country="US" officeooo:rsid="0195d205"/>
    </style:style>
    <style:style style:name="T177" style:family="text">
      <style:text-properties fo:language="en" fo:country="US" officeooo:rsid="019538f4"/>
    </style:style>
    <style:style style:name="T178" style:family="text">
      <style:text-properties fo:language="en" fo:country="US" officeooo:rsid="023889ef"/>
    </style:style>
    <style:style style:name="T179" style:family="text">
      <style:text-properties fo:language="en" fo:country="US" officeooo:rsid="046f62c1"/>
    </style:style>
    <style:style style:name="T180" style:family="text">
      <style:text-properties fo:language="en" fo:country="US" officeooo:rsid="03763726"/>
    </style:style>
    <style:style style:name="T181" style:family="text">
      <style:text-properties fo:language="en" fo:country="US" officeooo:rsid="037c59c9"/>
    </style:style>
    <style:style style:name="T182" style:family="text">
      <style:text-properties fo:language="en" fo:country="US" officeooo:rsid="03777ad6"/>
    </style:style>
    <style:style style:name="T183" style:family="text">
      <style:text-properties fo:language="en" fo:country="US" officeooo:rsid="0470b4f2"/>
    </style:style>
    <style:style style:name="T184" style:family="text">
      <style:text-properties fo:language="en" fo:country="US" officeooo:rsid="04b6091c"/>
    </style:style>
    <style:style style:name="T185" style:family="text">
      <style:text-properties fo:language="en" fo:country="US" officeooo:rsid="058014ca"/>
    </style:style>
    <style:style style:name="T186" style:family="text">
      <style:text-properties fo:language="en" fo:country="US" officeooo:rsid="045344cb"/>
    </style:style>
    <style:style style:name="T187" style:family="text">
      <style:text-properties fo:language="en" fo:country="US" officeooo:rsid="014c2549"/>
    </style:style>
    <style:style style:name="T188" style:family="text">
      <style:text-properties fo:language="en" fo:country="US" officeooo:rsid="014dc871"/>
    </style:style>
    <style:style style:name="T189" style:family="text">
      <style:text-properties fo:language="en" fo:country="US" officeooo:rsid="00229486"/>
    </style:style>
    <style:style style:name="T190" style:family="text">
      <style:text-properties fo:language="en" fo:country="US" officeooo:rsid="037cfc2f"/>
    </style:style>
    <style:style style:name="T191" style:family="text">
      <style:text-properties fo:language="en" fo:country="US" officeooo:rsid="02b5da81"/>
    </style:style>
    <style:style style:name="T192" style:family="text">
      <style:text-properties fo:language="en" fo:country="US" officeooo:rsid="071ec31a"/>
    </style:style>
    <style:style style:name="T193" style:family="text">
      <style:text-properties fo:language="en" fo:country="US" officeooo:rsid="02b6b75b"/>
    </style:style>
    <style:style style:name="T194" style:family="text">
      <style:text-properties fo:language="en" fo:country="US" officeooo:rsid="04c3419a"/>
    </style:style>
    <style:style style:name="T195" style:family="text">
      <style:text-properties fo:language="en" fo:country="US" officeooo:rsid="0375abcc"/>
    </style:style>
    <style:style style:name="T196" style:family="text">
      <style:text-properties fo:language="en" fo:country="US" officeooo:rsid="045f67ac"/>
    </style:style>
    <style:style style:name="T197" style:family="text">
      <style:text-properties fo:language="en" fo:country="US" officeooo:rsid="003e2443"/>
    </style:style>
    <style:style style:name="T198" style:family="text">
      <style:text-properties fo:language="en" fo:country="US" officeooo:rsid="03896620"/>
    </style:style>
    <style:style style:name="T199" style:family="text">
      <style:text-properties fo:language="en" fo:country="US" officeooo:rsid="03881a86"/>
    </style:style>
    <style:style style:name="T200" style:family="text">
      <style:text-properties fo:language="en" fo:country="US" officeooo:rsid="00175782"/>
    </style:style>
    <style:style style:name="T201" style:family="text">
      <style:text-properties fo:language="en" fo:country="US" officeooo:rsid="071ba957"/>
    </style:style>
    <style:style style:name="T202" style:family="text">
      <style:text-properties fo:language="en" fo:country="US" officeooo:rsid="01320aea"/>
    </style:style>
    <style:style style:name="T203" style:family="text">
      <style:text-properties fo:language="en" fo:country="US" officeooo:rsid="03019846"/>
    </style:style>
    <style:style style:name="T204" style:family="text">
      <style:text-properties fo:language="en" fo:country="US" officeooo:rsid="003fd77f"/>
    </style:style>
    <style:style style:name="T205" style:family="text">
      <style:text-properties fo:language="en" fo:country="US" officeooo:rsid="0040d262"/>
    </style:style>
    <style:style style:name="T206" style:family="text">
      <style:text-properties fo:language="en" fo:country="US" officeooo:rsid="057b86ae"/>
    </style:style>
    <style:style style:name="T207" style:family="text">
      <style:text-properties fo:language="en" fo:country="US" officeooo:rsid="057ee81f"/>
    </style:style>
    <style:style style:name="T208" style:family="text">
      <style:text-properties fo:language="en" fo:country="US" officeooo:rsid="057d50a8"/>
    </style:style>
    <style:style style:name="T209" style:family="text">
      <style:text-properties fo:language="en" fo:country="US" officeooo:rsid="057f4215"/>
    </style:style>
    <style:style style:name="T210" style:family="text">
      <style:text-properties fo:language="en" fo:country="US" officeooo:rsid="03019f4d"/>
    </style:style>
    <style:style style:name="T211" style:family="text">
      <style:text-properties fo:language="en" fo:country="US" officeooo:rsid="03267cb2"/>
    </style:style>
    <style:style style:name="T212" style:family="text">
      <style:text-properties fo:language="en" fo:country="US" officeooo:rsid="01cb1505"/>
    </style:style>
    <style:style style:name="T213" style:family="text">
      <style:text-properties fo:language="en" fo:country="US" officeooo:rsid="04c3fdf2"/>
    </style:style>
    <style:style style:name="T214" style:family="text">
      <style:text-properties fo:language="en" fo:country="US" officeooo:rsid="04c5b25d"/>
    </style:style>
    <style:style style:name="T215" style:family="text">
      <style:text-properties fo:language="en" fo:country="US" officeooo:rsid="038adb61"/>
    </style:style>
    <style:style style:name="T216" style:family="text">
      <style:text-properties fo:language="en" fo:country="US" officeooo:rsid="030ffe43"/>
    </style:style>
    <style:style style:name="T217" style:family="text">
      <style:text-properties fo:language="en" fo:country="US" officeooo:rsid="01351cce"/>
    </style:style>
    <style:style style:name="T218" style:family="text">
      <style:text-properties fo:language="en" fo:country="US" officeooo:rsid="03083ce7"/>
    </style:style>
    <style:style style:name="T219" style:family="text">
      <style:text-properties fo:language="en" fo:country="US" officeooo:rsid="038e2f43"/>
    </style:style>
    <style:style style:name="T220" style:family="text">
      <style:text-properties fo:language="en" fo:country="US" officeooo:rsid="046c91ff"/>
    </style:style>
    <style:style style:name="T221" style:family="text">
      <style:text-properties fo:language="en" fo:country="US" officeooo:rsid="013abefd"/>
    </style:style>
    <style:style style:name="T222" style:family="text">
      <style:text-properties fo:language="en" fo:country="US" officeooo:rsid="0589f370"/>
    </style:style>
    <style:style style:name="T223" style:family="text">
      <style:text-properties fo:language="en" fo:country="US" officeooo:rsid="01cbbf5d"/>
    </style:style>
    <style:style style:name="T224" style:family="text">
      <style:text-properties fo:language="en" fo:country="US" officeooo:rsid="0315ea2d"/>
    </style:style>
    <style:style style:name="T225" style:family="text">
      <style:text-properties fo:language="en" fo:country="US" officeooo:rsid="0139e488"/>
    </style:style>
    <style:style style:name="T226" style:family="text">
      <style:text-properties fo:language="en" fo:country="US" officeooo:rsid="0138b621"/>
    </style:style>
    <style:style style:name="T227" style:family="text">
      <style:text-properties fo:language="en" fo:country="US" officeooo:rsid="038e9b46"/>
    </style:style>
    <style:style style:name="T228" style:family="text">
      <style:text-properties fo:language="en" fo:country="US" officeooo:rsid="0316900d"/>
    </style:style>
    <style:style style:name="T229" style:family="text">
      <style:text-properties fo:language="en" fo:country="US" officeooo:rsid="013c2804"/>
    </style:style>
    <style:style style:name="T230" style:family="text">
      <style:text-properties fo:language="en" fo:country="US" officeooo:rsid="04dbafa7"/>
    </style:style>
    <style:style style:name="T231" style:family="text">
      <style:text-properties fo:language="en" fo:country="US" officeooo:rsid="013be020"/>
    </style:style>
    <style:style style:name="T232" style:family="text">
      <style:text-properties fo:language="en" fo:country="US" officeooo:rsid="013e7d48"/>
    </style:style>
    <style:style style:name="T233" style:family="text">
      <style:text-properties fo:language="en" fo:country="US" officeooo:rsid="0030606c"/>
    </style:style>
    <style:style style:name="T234" style:family="text">
      <style:text-properties fo:language="en" fo:country="US" fo:font-weight="normal" style:font-weight-asian="normal" style:font-weight-complex="normal"/>
    </style:style>
    <style:style style:name="T235" style:family="text">
      <style:text-properties fo:language="en" fo:country="US" fo:font-weight="normal" officeooo:rsid="04fc15b3" style:font-weight-asian="normal" style:font-weight-complex="normal"/>
    </style:style>
    <style:style style:name="T236" style:family="text">
      <style:text-properties fo:language="en" fo:country="US" fo:font-weight="normal" officeooo:rsid="02bd2192" style:font-weight-asian="normal" style:font-weight-complex="normal"/>
    </style:style>
    <style:style style:name="T237" style:family="text">
      <style:text-properties fo:language="en" fo:country="US" fo:font-weight="normal" officeooo:rsid="031bb2d5" style:font-weight-asian="normal" style:font-weight-complex="normal"/>
    </style:style>
    <style:style style:name="T238" style:family="text">
      <style:text-properties fo:language="en" fo:country="US" fo:font-weight="normal" officeooo:rsid="071ec31a" style:font-weight-asian="normal" style:font-weight-complex="normal"/>
    </style:style>
    <style:style style:name="T239" style:family="text">
      <style:text-properties fo:language="en" fo:country="US" fo:font-weight="normal" officeooo:rsid="0394a279" style:font-weight-asian="normal" style:font-weight-complex="normal"/>
    </style:style>
    <style:style style:name="T240" style:family="text">
      <style:text-properties fo:language="en" fo:country="US" fo:font-weight="normal" officeooo:rsid="03967a8b" style:font-weight-asian="normal" style:font-weight-complex="normal"/>
    </style:style>
    <style:style style:name="T241" style:family="text">
      <style:text-properties fo:language="en" fo:country="US" fo:font-weight="normal" officeooo:rsid="01ca1729" style:font-weight-asian="normal" style:font-weight-complex="normal"/>
    </style:style>
    <style:style style:name="T242" style:family="text">
      <style:text-properties fo:language="en" fo:country="US" fo:font-weight="normal" officeooo:rsid="03998b83" style:font-weight-asian="normal" style:font-weight-complex="normal"/>
    </style:style>
    <style:style style:name="T243" style:family="text">
      <style:text-properties fo:language="en" fo:country="US" fo:font-weight="normal" officeooo:rsid="0399de09" style:font-weight-asian="normal" style:font-weight-complex="normal"/>
    </style:style>
    <style:style style:name="T244" style:family="text">
      <style:text-properties fo:language="en" fo:country="US" fo:font-weight="normal" officeooo:rsid="04fdb4e0" style:font-weight-asian="normal" style:font-weight-complex="normal"/>
    </style:style>
    <style:style style:name="T245" style:family="text">
      <style:text-properties fo:language="en" fo:country="US" fo:font-weight="normal" officeooo:rsid="02bec505" style:font-weight-asian="normal" style:font-weight-complex="normal"/>
    </style:style>
    <style:style style:name="T246" style:family="text">
      <style:text-properties fo:language="en" fo:country="US" fo:font-weight="normal" officeooo:rsid="00201746"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c7e1c2"/>
    </style:style>
    <style:style style:name="T501" style:family="text">
      <style:text-properties fo:language="en" fo:country="US" officeooo:rsid="00d3d998"/>
    </style:style>
    <style:style style:name="T502" style:family="text">
      <style:text-properties fo:language="en" fo:country="US" officeooo:rsid="00da91b0"/>
    </style:style>
    <style:style style:name="T503" style:family="text">
      <style:text-properties fo:language="en" fo:country="US" officeooo:rsid="00df7bd5"/>
    </style:style>
    <style:style style:name="T504" style:family="text">
      <style:text-properties fo:language="en" fo:country="US" officeooo:rsid="00e781a5"/>
    </style:style>
    <style:style style:name="T505" style:family="text">
      <style:text-properties fo:language="en" fo:country="US" officeooo:rsid="00f71222"/>
    </style:style>
    <style:style style:name="T506" style:family="text">
      <style:text-properties fo:language="en" fo:country="US" officeooo:rsid="00f9b9f7"/>
    </style:style>
    <style:style style:name="T507" style:family="text">
      <style:text-properties fo:language="en" fo:country="US" officeooo:rsid="01002e73"/>
    </style:style>
    <style:style style:name="T508" style:family="text">
      <style:text-properties fo:language="en" fo:country="US" officeooo:rsid="0107f584"/>
    </style:style>
    <style:style style:name="T509" style:family="text">
      <style:text-properties fo:language="en" fo:country="US" officeooo:rsid="0109ea27"/>
    </style:style>
    <style:style style:name="T510" style:family="text">
      <style:text-properties fo:language="en" fo:country="US" officeooo:rsid="010e800d"/>
    </style:style>
    <style:style style:name="T511" style:family="text">
      <style:text-properties fo:language="en" fo:country="US" officeooo:rsid="01177e0f"/>
    </style:style>
    <style:style style:name="T512" style:family="text">
      <style:text-properties style:font-name="Times New Roman"/>
    </style:style>
    <style:style style:name="T513" style:family="text">
      <style:text-properties officeooo:rsid="00232bb6"/>
    </style:style>
    <style:style style:name="T514" style:family="text">
      <style:text-properties fo:font-style="normal" style:font-style-asian="normal" style:font-style-complex="normal"/>
    </style:style>
    <style:style style:name="T515" style:family="text">
      <style:text-properties fo:font-style="normal" officeooo:rsid="05a48b72" style:font-style-asian="normal" style:font-style-complex="normal"/>
    </style:style>
    <style:style style:name="T516" style:family="text">
      <style:text-properties fo:font-style="normal" officeooo:rsid="05a4f207" style:font-style-asian="normal" style:font-style-complex="normal"/>
    </style:style>
    <style:style style:name="T517" style:family="text">
      <style:text-properties officeooo:rsid="00ead278"/>
    </style:style>
    <style:style style:name="T518" style:family="text">
      <style:text-properties officeooo:rsid="012890ff"/>
    </style:style>
    <style:style style:name="T519" style:family="text">
      <style:text-properties officeooo:rsid="00b8c1d0"/>
    </style:style>
    <style:style style:name="T520" style:family="text">
      <style:text-properties officeooo:rsid="00c00835"/>
    </style:style>
    <style:style style:name="T521" style:family="text">
      <style:text-properties fo:font-variant="normal" fo:text-transform="none" style:use-window-font-color="true" style:font-name="apple-system" fo:letter-spacing="normal" fo:font-style="normal" fo:font-weight="normal"/>
    </style:style>
    <style:style style:name="T522" style:family="text">
      <style:text-properties fo:font-variant="normal" fo:text-transform="none" style:use-window-font-color="true" style:font-name="apple-system" fo:letter-spacing="normal" fo:font-style="normal" fo:font-weight="normal" officeooo:rsid="05d47921"/>
    </style:style>
    <style:style style:name="T523" style:family="text">
      <style:text-properties officeooo:rsid="00c255ca"/>
    </style:style>
    <style:style style:name="T524" style:family="text">
      <style:text-properties fo:color="#18a303" style:font-name="Liberation Sans1" fo:font-size="24pt" fo:language="en" fo:country="US" officeooo:rsid="007aace0" style:font-size-asian="10.5pt"/>
    </style:style>
    <style:style style:name="T525" style:family="text">
      <style:text-properties fo:color="#18a303" style:font-name="Liberation Sans1" fo:font-size="24pt" fo:language="en" fo:country="US" officeooo:rsid="00c255ca" style:font-size-asian="10.5pt"/>
    </style:style>
    <style:style style:name="T526" style:family="text">
      <style:text-properties style:font-name="Liberation Sans1" fo:font-size="11pt" officeooo:rsid="00c255ca" style:font-size-asian="10.5pt"/>
    </style:style>
    <style:style style:name="T527" style:family="text">
      <style:text-properties style:font-name="Liberation Sans1" fo:font-size="11pt" officeooo:rsid="00da91b0" style:font-size-asian="10.5pt"/>
    </style:style>
    <style:style style:name="T528" style:family="text">
      <style:text-properties officeooo:rsid="00a1913a"/>
    </style:style>
    <style:style style:name="T529" style:family="text">
      <style:text-properties officeooo:rsid="06bcd6bf"/>
    </style:style>
    <style:style style:name="T530" style:family="text">
      <style:text-properties officeooo:rsid="06bef778"/>
    </style:style>
    <style:style style:name="T531" style:family="text">
      <style:text-properties officeooo:rsid="06bd0192"/>
    </style:style>
    <style:style style:name="T532" style:family="text">
      <style:text-properties officeooo:rsid="00be5436"/>
    </style:style>
    <style:style style:name="T533" style:family="text">
      <style:text-properties officeooo:rsid="014fbbde"/>
    </style:style>
    <style:style style:name="T534" style:family="text">
      <style:text-properties officeooo:rsid="02226243"/>
    </style:style>
    <style:style style:name="T535" style:family="text">
      <style:text-properties officeooo:rsid="027d1795"/>
    </style:style>
    <style:style style:name="T536" style:family="text">
      <style:text-properties officeooo:rsid="06c19dde"/>
    </style:style>
    <style:style style:name="T537" style:family="text">
      <style:text-properties officeooo:rsid="01c7d8b3"/>
    </style:style>
    <style:style style:name="T538" style:family="text">
      <style:text-properties officeooo:rsid="04258c8b"/>
    </style:style>
    <style:style style:name="T539" style:family="text">
      <style:text-properties officeooo:rsid="0284a31b"/>
    </style:style>
    <style:style style:name="T540" style:family="text">
      <style:text-properties officeooo:rsid="00bfb223"/>
    </style:style>
    <style:style style:name="T541" style:family="text">
      <style:text-properties officeooo:rsid="00a35617"/>
    </style:style>
    <style:style style:name="T542" style:family="text">
      <style:text-properties officeooo:rsid="04840483"/>
    </style:style>
    <style:style style:name="T543" style:family="text">
      <style:text-properties officeooo:rsid="00c10fdd"/>
    </style:style>
    <style:style style:name="T544" style:family="text">
      <style:text-properties officeooo:rsid="00c2b307"/>
    </style:style>
    <style:style style:name="T545" style:family="text">
      <style:text-properties officeooo:rsid="048591f4"/>
    </style:style>
    <style:style style:name="T546" style:family="text">
      <style:text-properties officeooo:rsid="016d1af5"/>
    </style:style>
    <style:style style:name="T547" style:family="text">
      <style:text-properties officeooo:rsid="01e4fa86"/>
    </style:style>
    <style:style style:name="T548" style:family="text">
      <style:text-properties officeooo:rsid="0008f759"/>
    </style:style>
    <style:style style:name="T549" style:family="text">
      <style:text-properties officeooo:rsid="05e3b594"/>
    </style:style>
    <style:style style:name="T550" style:family="text">
      <style:text-properties officeooo:rsid="016dcbae"/>
    </style:style>
    <style:style style:name="T551" style:family="text">
      <style:text-properties officeooo:rsid="00a4a20a"/>
    </style:style>
    <style:style style:name="T552" style:family="text">
      <style:text-properties officeooo:rsid="00a40d6b"/>
    </style:style>
    <style:style style:name="T553" style:family="text">
      <style:text-properties officeooo:rsid="001def2e"/>
    </style:style>
    <style:style style:name="T554" style:family="text">
      <style:text-properties style:use-window-font-color="true"/>
    </style:style>
    <style:style style:name="T555" style:family="text">
      <style:text-properties officeooo:rsid="000aa4dd"/>
    </style:style>
    <style:style style:name="T556" style:family="text">
      <style:text-properties officeooo:rsid="00c2f9c1"/>
    </style:style>
    <style:style style:name="T557" style:family="text">
      <style:text-properties officeooo:rsid="00a60d9d"/>
    </style:style>
    <style:style style:name="T558" style:family="text">
      <style:text-properties officeooo:rsid="00b57c88"/>
    </style:style>
    <style:style style:name="T559" style:family="text">
      <style:text-properties officeooo:rsid="048710a9"/>
    </style:style>
    <style:style style:name="T560" style:family="text">
      <style:text-properties officeooo:rsid="01579d7a"/>
    </style:style>
    <style:style style:name="T561" style:family="text">
      <style:text-properties officeooo:rsid="00d97f6f"/>
    </style:style>
    <style:style style:name="T562" style:family="text">
      <style:text-properties officeooo:rsid="022526d9"/>
    </style:style>
    <style:style style:name="T563" style:family="text">
      <style:text-properties officeooo:rsid="01586195"/>
    </style:style>
    <style:style style:name="T564" style:family="text">
      <style:text-properties officeooo:rsid="06c60ddc"/>
    </style:style>
    <style:style style:name="T565" style:family="text">
      <style:text-properties officeooo:rsid="00c31e71"/>
    </style:style>
    <style:style style:name="T566" style:family="text">
      <style:text-properties officeooo:rsid="05f19d57"/>
    </style:style>
    <style:style style:name="T567" style:family="text">
      <style:text-properties officeooo:rsid="05f3117e"/>
    </style:style>
    <style:style style:name="T568" style:family="text">
      <style:text-properties officeooo:rsid="05f603a2"/>
    </style:style>
    <style:style style:name="T569" style:family="text">
      <style:text-properties officeooo:rsid="05f841a9"/>
    </style:style>
    <style:style style:name="T570" style:family="text">
      <style:text-properties officeooo:rsid="02280d60"/>
    </style:style>
    <style:style style:name="T571" style:family="text">
      <style:text-properties officeooo:rsid="01c9d1d2"/>
    </style:style>
    <style:style style:name="T572" style:family="text">
      <style:text-properties officeooo:rsid="06cbe9a2"/>
    </style:style>
    <style:style style:name="T573" style:family="text">
      <style:text-properties officeooo:rsid="048a5d57"/>
    </style:style>
    <style:style style:name="T574" style:family="text">
      <style:text-properties officeooo:rsid="02297057"/>
    </style:style>
    <style:style style:name="T575" style:family="text">
      <style:text-properties officeooo:rsid="009ecc8c"/>
    </style:style>
    <style:style style:name="T576" style:family="text">
      <style:text-properties officeooo:rsid="000cbffe"/>
    </style:style>
    <style:style style:name="T577" style:family="text">
      <style:text-properties officeooo:rsid="00b19b0c"/>
    </style:style>
    <style:style style:name="T578" style:family="text">
      <style:text-properties officeooo:rsid="022a94c8"/>
    </style:style>
    <style:style style:name="T579" style:family="text">
      <style:text-properties officeooo:rsid="00dab87f"/>
    </style:style>
    <style:style style:name="T580" style:family="text">
      <style:text-properties officeooo:rsid="06cd1abf"/>
    </style:style>
    <style:style style:name="T581" style:family="text">
      <style:text-properties officeooo:rsid="000d1700"/>
    </style:style>
    <style:style style:name="T582" style:family="text">
      <style:text-properties officeooo:rsid="00ca7fb1"/>
    </style:style>
    <style:style style:name="T583" style:family="text">
      <style:text-properties officeooo:rsid="0240863c"/>
    </style:style>
    <style:style style:name="T584" style:family="text">
      <style:text-properties officeooo:rsid="06cd8e45"/>
    </style:style>
    <style:style style:name="T585" style:family="text">
      <style:text-properties officeooo:rsid="048b96a4"/>
    </style:style>
    <style:style style:name="T586" style:family="text">
      <style:text-properties officeooo:rsid="048ddb30"/>
    </style:style>
    <style:style style:name="T587" style:family="text">
      <style:text-properties officeooo:rsid="011f1604"/>
    </style:style>
    <style:style style:name="T588" style:family="text">
      <style:text-properties officeooo:rsid="022e04d7"/>
    </style:style>
    <style:style style:name="T589" style:family="text">
      <style:text-properties officeooo:rsid="028a6a2c"/>
    </style:style>
    <style:style style:name="T590" style:family="text">
      <style:text-properties officeooo:rsid="00cc1dca"/>
    </style:style>
    <style:style style:name="T591" style:family="text">
      <style:text-properties officeooo:rsid="022a93bf"/>
    </style:style>
    <style:style style:name="T592" style:family="text">
      <style:text-properties officeooo:rsid="06d118c5"/>
    </style:style>
    <style:style style:name="T593" style:family="text">
      <style:text-properties officeooo:rsid="022abc2e"/>
    </style:style>
    <style:style style:name="T594" style:family="text">
      <style:text-properties officeooo:rsid="022de9d5"/>
    </style:style>
    <style:style style:name="T595" style:family="text">
      <style:text-properties officeooo:rsid="02314ba5"/>
    </style:style>
    <style:style style:name="T596" style:family="text">
      <style:text-properties officeooo:rsid="02c0a724"/>
    </style:style>
    <style:style style:name="T597" style:family="text">
      <style:text-properties officeooo:rsid="027b98c4"/>
    </style:style>
    <style:style style:name="T598" style:family="text">
      <style:text-properties officeooo:rsid="06d8101b"/>
    </style:style>
    <style:style style:name="T599" style:family="text">
      <style:text-properties officeooo:rsid="06d2b006"/>
    </style:style>
    <style:style style:name="T600" style:family="text">
      <style:text-properties officeooo:rsid="048f8e88"/>
    </style:style>
    <style:style style:name="T601" style:family="text">
      <style:text-properties officeooo:rsid="06daaaa1"/>
    </style:style>
    <style:style style:name="T602" style:family="text">
      <style:text-properties officeooo:rsid="02324825"/>
    </style:style>
    <style:style style:name="T603" style:family="text">
      <style:text-properties officeooo:rsid="023392d5"/>
    </style:style>
    <style:style style:name="T604" style:family="text">
      <style:text-properties officeooo:rsid="06dc4d58"/>
    </style:style>
    <style:style style:name="T605" style:family="text">
      <style:text-properties officeooo:rsid="06dc1e6f"/>
    </style:style>
    <style:style style:name="T606" style:family="text">
      <style:text-properties officeooo:rsid="06e46472"/>
    </style:style>
    <style:style style:name="T607" style:family="text">
      <style:text-properties officeooo:rsid="06e5fc1e"/>
    </style:style>
    <style:style style:name="T608" style:family="text">
      <style:text-properties officeooo:rsid="05b6fc97"/>
    </style:style>
    <style:style style:name="T609" style:family="text">
      <style:text-properties officeooo:rsid="05ba771b"/>
    </style:style>
    <style:style style:name="T610" style:family="text">
      <style:text-properties officeooo:rsid="07041ec7"/>
    </style:style>
    <style:style style:name="T611" style:family="text">
      <style:text-properties officeooo:rsid="00e1cf14"/>
    </style:style>
    <style:style style:name="T612" style:family="text">
      <style:text-properties officeooo:rsid="02329d80"/>
    </style:style>
    <style:style style:name="T613" style:family="text">
      <style:text-properties officeooo:rsid="034a195d"/>
    </style:style>
    <style:style style:name="T614" style:family="text">
      <style:text-properties officeooo:rsid="06eaf79f"/>
    </style:style>
    <style:style style:name="T615" style:family="text">
      <style:text-properties officeooo:rsid="05d47921"/>
    </style:style>
    <style:style style:name="T616" style:family="text">
      <style:text-properties officeooo:rsid="05d5f78b"/>
    </style:style>
    <style:style style:name="T617" style:family="text">
      <style:text-properties officeooo:rsid="06ea2707"/>
    </style:style>
    <style:style style:name="T618" style:family="text">
      <style:text-properties officeooo:rsid="06ea3acf"/>
    </style:style>
    <style:style style:name="T619" style:family="text">
      <style:text-properties officeooo:rsid="06ee1142"/>
    </style:style>
    <style:style style:name="T620" style:family="text">
      <style:text-properties officeooo:rsid="07047bce"/>
    </style:style>
    <style:style style:name="T621" style:family="text">
      <style:text-properties officeooo:rsid="05dc6236"/>
    </style:style>
    <style:style style:name="T622" style:family="text">
      <style:text-properties officeooo:rsid="05df0478"/>
    </style:style>
    <style:style style:name="T623" style:family="text">
      <style:text-properties officeooo:rsid="061908c0"/>
    </style:style>
    <style:style style:name="T624" style:family="text">
      <style:text-properties officeooo:rsid="06f09c89"/>
    </style:style>
    <style:style style:name="T625" style:family="text">
      <style:text-properties officeooo:rsid="05e1a34a"/>
    </style:style>
    <style:style style:name="T626" style:family="text">
      <style:text-properties officeooo:rsid="06efbcef"/>
    </style:style>
    <style:style style:name="T627" style:family="text">
      <style:text-properties officeooo:rsid="05e071ce"/>
    </style:style>
    <style:style style:name="T628" style:family="text">
      <style:text-properties officeooo:rsid="05d9d13f"/>
    </style:style>
    <style:style style:name="T629" style:family="text">
      <style:text-properties officeooo:rsid="05d6c999"/>
    </style:style>
    <style:style style:name="T630" style:family="text">
      <style:text-properties officeooo:rsid="034d7c38"/>
    </style:style>
    <style:style style:name="T631" style:family="text">
      <style:text-properties officeooo:rsid="034c17d2"/>
    </style:style>
    <style:style style:name="T632" style:family="text">
      <style:text-properties officeooo:rsid="06f7bc14"/>
    </style:style>
    <style:style style:name="T633" style:family="text">
      <style:text-properties officeooo:rsid="06f268ba"/>
    </style:style>
    <style:style style:name="T634" style:family="text">
      <style:text-properties officeooo:rsid="0492cd59"/>
    </style:style>
    <style:style style:name="T635" style:family="text">
      <style:text-properties officeooo:rsid="02cab138"/>
    </style:style>
    <style:style style:name="T636" style:family="text">
      <style:text-properties officeooo:rsid="0496eef6"/>
    </style:style>
    <style:style style:name="T637" style:family="text">
      <style:text-properties officeooo:rsid="04953051"/>
    </style:style>
    <style:style style:name="T638" style:family="text">
      <style:text-properties officeooo:rsid="049c0876"/>
    </style:style>
    <style:style style:name="T639" style:family="text">
      <style:text-properties officeooo:rsid="027070ed"/>
    </style:style>
    <style:style style:name="T640" style:family="text">
      <style:text-properties officeooo:rsid="05e28105"/>
    </style:style>
    <style:style style:name="T641" style:family="text">
      <style:text-properties officeooo:rsid="06f2a00a"/>
    </style:style>
    <style:style style:name="T642" style:family="text">
      <style:text-properties officeooo:rsid="0272c778"/>
    </style:style>
    <style:style style:name="T643" style:family="text">
      <style:text-properties officeooo:rsid="049a33a3"/>
    </style:style>
    <style:style style:name="T644" style:family="text">
      <style:text-properties officeooo:rsid="049a5556"/>
    </style:style>
    <style:style style:name="T645" style:family="text">
      <style:text-properties officeooo:rsid="0498a9a5"/>
    </style:style>
    <style:style style:name="T646" style:family="text">
      <style:text-properties officeooo:rsid="06f5452b"/>
    </style:style>
    <style:style style:name="T647" style:family="text">
      <style:text-properties officeooo:rsid="001ed9dc"/>
    </style:style>
    <style:style style:name="T648" style:family="text">
      <style:text-properties officeooo:rsid="06f72570"/>
    </style:style>
    <style:style style:name="T649" style:family="text">
      <style:text-properties officeooo:rsid="011f6cae"/>
    </style:style>
    <style:style style:name="T650" style:family="text">
      <style:text-properties officeooo:rsid="06f99720"/>
    </style:style>
    <style:style style:name="T651" style:family="text">
      <style:text-properties officeooo:rsid="06facfe1"/>
    </style:style>
    <style:style style:name="T652" style:family="text">
      <style:text-properties officeooo:rsid="060e75cf"/>
    </style:style>
    <style:style style:name="T653" style:family="text">
      <style:text-properties officeooo:rsid="060f2109"/>
    </style:style>
    <style:style style:name="T654" style:family="text">
      <style:text-properties officeooo:rsid="06175f5e"/>
    </style:style>
    <style:style style:name="T655" style:family="text">
      <style:text-properties officeooo:rsid="0618cace"/>
    </style:style>
    <style:style style:name="T656" style:family="text">
      <style:text-properties officeooo:rsid="0278d0de"/>
    </style:style>
    <style:style style:name="T657" style:family="text">
      <style:text-properties officeooo:rsid="04a5b2a4"/>
    </style:style>
    <style:style style:name="T658" style:family="text">
      <style:text-properties officeooo:rsid="04a6aa0f"/>
    </style:style>
    <style:style style:name="T659" style:family="text">
      <style:text-properties officeooo:rsid="03500628"/>
    </style:style>
    <style:style style:name="T660" style:family="text">
      <style:text-properties officeooo:rsid="04a51b25"/>
    </style:style>
    <style:style style:name="T661" style:family="text">
      <style:text-properties officeooo:rsid="04a85944"/>
    </style:style>
    <style:style style:name="T662" style:family="text">
      <style:text-properties officeooo:rsid="03526f5d"/>
    </style:style>
    <style:style style:name="T663" style:family="text">
      <style:text-properties officeooo:rsid="06fd7823"/>
    </style:style>
    <style:style style:name="T664" style:family="text">
      <style:text-properties officeooo:rsid="06fdf46a"/>
    </style:style>
    <style:style style:name="T665" style:family="text">
      <style:text-properties officeooo:rsid="05bc8899"/>
    </style:style>
    <style:style style:name="T666" style:family="text">
      <style:text-properties officeooo:rsid="00b7a646"/>
    </style:style>
    <style:style style:name="T667" style:family="text">
      <style:text-properties officeooo:rsid="0232aecf"/>
    </style:style>
    <style:style style:name="T668" style:family="text">
      <style:text-properties officeooo:rsid="00e59019"/>
    </style:style>
    <style:style style:name="T669" style:family="text">
      <style:text-properties officeooo:rsid="032a5aff"/>
    </style:style>
    <style:style style:name="T670" style:family="text">
      <style:text-properties officeooo:rsid="03557466"/>
    </style:style>
    <style:style style:name="T671" style:family="text">
      <style:text-properties officeooo:rsid="0329b112"/>
    </style:style>
    <style:style style:name="T672" style:family="text">
      <style:text-properties officeooo:rsid="0355ca06"/>
    </style:style>
    <style:style style:name="T673" style:family="text">
      <style:text-properties officeooo:rsid="02f14778"/>
    </style:style>
    <style:style style:name="T674" style:family="text">
      <style:text-properties officeooo:rsid="04a967b0"/>
    </style:style>
    <style:style style:name="T675" style:family="text">
      <style:text-properties officeooo:rsid="02f05a9a"/>
    </style:style>
    <style:style style:name="T676" style:family="text">
      <style:text-properties officeooo:rsid="04ab3f33"/>
    </style:style>
    <style:style style:name="T677" style:family="text">
      <style:text-properties officeooo:rsid="02f2916c"/>
    </style:style>
    <style:style style:name="T678" style:family="text">
      <style:text-properties officeooo:rsid="05900420"/>
    </style:style>
    <style:style style:name="T679" style:family="text">
      <style:text-properties officeooo:rsid="04ad0763"/>
    </style:style>
    <style:style style:name="T680" style:family="text">
      <style:text-properties officeooo:rsid="01bf26d2"/>
    </style:style>
    <style:style style:name="T681" style:family="text">
      <style:text-properties officeooo:rsid="0707276e"/>
    </style:style>
    <style:style style:name="T682" style:family="text">
      <style:text-properties officeooo:rsid="0592c107"/>
    </style:style>
    <style:style style:name="T683" style:family="text">
      <style:text-properties officeooo:rsid="061b056a"/>
    </style:style>
    <style:style style:name="T684" style:family="text">
      <style:text-properties officeooo:rsid="04aed947"/>
    </style:style>
    <style:style style:name="T685" style:family="text">
      <style:text-properties officeooo:rsid="0359b1de"/>
    </style:style>
    <style:style style:name="T686" style:family="text">
      <style:text-properties officeooo:rsid="02343dec"/>
    </style:style>
    <style:style style:name="T687" style:family="text">
      <style:text-properties officeooo:rsid="03385bf8"/>
    </style:style>
    <style:style style:name="T688" style:family="text">
      <style:text-properties officeooo:rsid="070884d5"/>
    </style:style>
    <style:style style:name="T689" style:family="text">
      <style:text-properties officeooo:rsid="033a308f"/>
    </style:style>
    <style:style style:name="T690" style:family="text">
      <style:text-properties officeooo:rsid="0124dac2"/>
    </style:style>
    <style:style style:name="T691" style:family="text">
      <style:text-properties officeooo:rsid="033da987"/>
    </style:style>
    <style:style style:name="T692" style:family="text">
      <style:text-properties officeooo:rsid="035cb313"/>
    </style:style>
    <style:style style:name="T693" style:family="text">
      <style:text-properties officeooo:rsid="070bc151"/>
    </style:style>
    <style:style style:name="T694" style:family="text">
      <style:text-properties officeooo:rsid="0125e268"/>
    </style:style>
    <style:style style:name="T695" style:family="text">
      <style:text-properties officeooo:rsid="054f5af9"/>
    </style:style>
    <style:style style:name="T696" style:family="text">
      <style:text-properties officeooo:rsid="01686133"/>
    </style:style>
    <style:style style:name="T697" style:family="text">
      <style:text-properties officeooo:rsid="0364a643"/>
    </style:style>
    <style:style style:name="T698" style:family="text">
      <style:text-properties officeooo:rsid="00e46296"/>
    </style:style>
    <style:style style:name="T699" style:family="text">
      <style:text-properties officeooo:rsid="070d1cf3"/>
    </style:style>
    <style:style style:name="T700" style:family="text">
      <style:text-properties officeooo:rsid="064dbe98"/>
    </style:style>
    <style:style style:name="T701" style:family="text">
      <style:text-properties officeooo:rsid="064e9486"/>
    </style:style>
    <style:style style:name="T702" style:family="text">
      <style:text-properties officeooo:rsid="04b6091c"/>
    </style:style>
    <style:style style:name="T703" style:family="text">
      <style:text-properties officeooo:rsid="0366e0d2"/>
    </style:style>
    <style:style style:name="T704" style:family="text">
      <style:text-properties officeooo:rsid="035df9e6"/>
    </style:style>
    <style:style style:name="T705" style:family="text">
      <style:text-properties officeooo:rsid="016a3823"/>
    </style:style>
    <style:style style:name="T706" style:family="text">
      <style:text-properties officeooo:rsid="04b36045"/>
    </style:style>
    <style:style style:name="T707" style:family="text">
      <style:text-properties officeooo:rsid="04b4f74b"/>
    </style:style>
    <style:style style:name="T708" style:family="text">
      <style:text-properties officeooo:rsid="002dc247"/>
    </style:style>
    <style:style style:name="T709" style:family="text">
      <style:text-properties officeooo:rsid="070e6e3c"/>
    </style:style>
    <style:style style:name="T710" style:family="text">
      <style:text-properties officeooo:rsid="03732694"/>
    </style:style>
    <style:style style:name="T711" style:family="text">
      <style:text-properties officeooo:rsid="01716fd7"/>
    </style:style>
    <style:style style:name="T712" style:family="text">
      <style:text-properties officeooo:rsid="023889ef"/>
    </style:style>
    <style:style style:name="T713" style:family="text">
      <style:text-properties officeooo:rsid="03777ad6"/>
    </style:style>
    <style:style style:name="T714" style:family="text">
      <style:text-properties officeooo:rsid="061c1972"/>
    </style:style>
    <style:style style:name="T715" style:family="text">
      <style:text-properties officeooo:rsid="037ae30f"/>
    </style:style>
    <style:style style:name="T716" style:family="text">
      <style:text-properties officeooo:rsid="036ce80c"/>
    </style:style>
    <style:style style:name="T717" style:family="text">
      <style:text-properties officeooo:rsid="058180d4"/>
    </style:style>
    <style:style style:name="T718" style:family="text">
      <style:text-properties officeooo:rsid="0581a160"/>
    </style:style>
    <style:style style:name="T719" style:family="text">
      <style:text-properties officeooo:rsid="04b71fb2"/>
    </style:style>
    <style:style style:name="T720" style:family="text">
      <style:text-properties officeooo:rsid="05822dc0"/>
    </style:style>
    <style:style style:name="T721" style:family="text">
      <style:text-properties officeooo:rsid="016eff5c"/>
    </style:style>
    <style:style style:name="T722" style:family="text">
      <style:text-properties officeooo:rsid="045344cb"/>
    </style:style>
    <style:style style:name="T723" style:family="text">
      <style:text-properties officeooo:rsid="0716dc40"/>
    </style:style>
    <style:style style:name="T724" style:family="text">
      <style:text-properties officeooo:rsid="04581d31"/>
    </style:style>
    <style:style style:name="T725" style:family="text">
      <style:text-properties officeooo:rsid="016f4f73"/>
    </style:style>
    <style:style style:name="T726" style:family="text">
      <style:text-properties officeooo:rsid="0063eae1"/>
    </style:style>
    <style:style style:name="T727" style:family="text">
      <style:text-properties officeooo:rsid="01800a15"/>
    </style:style>
    <style:style style:name="T728" style:family="text">
      <style:text-properties officeooo:rsid="0065b62c"/>
    </style:style>
    <style:style style:name="T729" style:family="text">
      <style:text-properties officeooo:rsid="028c5080"/>
    </style:style>
    <style:style style:name="T730" style:family="text">
      <style:text-properties officeooo:rsid="037c69f3"/>
    </style:style>
    <style:style style:name="T731" style:family="text">
      <style:text-properties officeooo:rsid="037c782d"/>
    </style:style>
    <style:style style:name="T732" style:family="text">
      <style:text-properties officeooo:rsid="071a2b5b"/>
    </style:style>
    <style:style style:name="T733" style:family="text">
      <style:text-properties officeooo:rsid="037cfc2f"/>
    </style:style>
    <style:style style:name="T734" style:family="text">
      <style:text-properties officeooo:rsid="04b9e0e9"/>
    </style:style>
    <style:style style:name="T735" style:family="text">
      <style:text-properties officeooo:rsid="043a4352"/>
    </style:style>
    <style:style style:name="T736" style:family="text">
      <style:text-properties officeooo:rsid="043a4cca"/>
    </style:style>
    <style:style style:name="T737" style:family="text">
      <style:text-properties officeooo:rsid="04720f6b"/>
    </style:style>
    <style:style style:name="T738" style:family="text">
      <style:text-properties officeooo:rsid="0473d984"/>
    </style:style>
    <style:style style:name="T739" style:family="text">
      <style:text-properties officeooo:rsid="0380ec66"/>
    </style:style>
    <style:style style:name="T740" style:family="text">
      <style:text-properties officeooo:rsid="043b7e8c"/>
    </style:style>
    <style:style style:name="T741" style:family="text">
      <style:text-properties officeooo:rsid="043d233b"/>
    </style:style>
    <style:style style:name="T74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43"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44" style:family="text">
      <style:text-properties officeooo:rsid="037f6aad"/>
    </style:style>
    <style:style style:name="T745" style:family="text">
      <style:text-properties officeooo:rsid="04bf3ae7"/>
    </style:style>
    <style:style style:name="T746" style:family="text">
      <style:text-properties officeooo:rsid="02fda550"/>
    </style:style>
    <style:style style:name="T747" style:family="text">
      <style:text-properties officeooo:rsid="03824f67"/>
    </style:style>
    <style:style style:name="T748" style:family="text">
      <style:text-properties officeooo:rsid="02b5da81"/>
    </style:style>
    <style:style style:name="T749" style:family="text">
      <style:text-properties officeooo:rsid="0382ecf0"/>
    </style:style>
    <style:style style:name="T750" style:family="text">
      <style:text-properties officeooo:rsid="00175782"/>
    </style:style>
    <style:style style:name="T751" style:family="text">
      <style:text-properties officeooo:rsid="071ba957"/>
    </style:style>
    <style:style style:name="T752" style:family="text">
      <style:text-properties officeooo:rsid="0017b45a"/>
    </style:style>
    <style:style style:name="T753" style:family="text">
      <style:text-properties officeooo:rsid="01ca1729"/>
    </style:style>
    <style:style style:name="T754" style:family="text">
      <style:text-properties officeooo:rsid="03758711"/>
    </style:style>
    <style:style style:name="T755" style:family="text">
      <style:text-properties officeooo:rsid="04c3419a"/>
    </style:style>
    <style:style style:name="T756" style:family="text">
      <style:text-properties officeooo:rsid="03016d97"/>
    </style:style>
    <style:style style:name="T757" style:family="text">
      <style:text-properties officeooo:rsid="003e2443"/>
    </style:style>
    <style:style style:name="T758" style:family="text">
      <style:text-properties officeooo:rsid="023cab9d"/>
    </style:style>
    <style:style style:name="T759" style:family="text">
      <style:text-properties officeooo:rsid="01380cbb"/>
    </style:style>
    <style:style style:name="T760" style:family="text">
      <style:text-properties officeooo:rsid="04c5b25d"/>
    </style:style>
    <style:style style:name="T761" style:family="text">
      <style:text-properties officeooo:rsid="030dd01c"/>
    </style:style>
    <style:style style:name="T762" style:family="text">
      <style:text-properties officeooo:rsid="0309c7b2"/>
    </style:style>
    <style:style style:name="T763" style:family="text">
      <style:text-properties officeooo:rsid="057f4215"/>
    </style:style>
    <style:style style:name="T764" style:family="text">
      <style:text-properties officeooo:rsid="06052d34"/>
    </style:style>
    <style:style style:name="T765" style:family="text">
      <style:text-properties officeooo:rsid="038adb61"/>
    </style:style>
    <style:style style:name="T766" style:family="text">
      <style:text-properties officeooo:rsid="06063e9c"/>
    </style:style>
    <style:style style:name="T767" style:family="text">
      <style:text-properties officeooo:rsid="0607e8fb"/>
    </style:style>
    <style:style style:name="T768" style:family="text">
      <style:text-properties officeooo:rsid="02bbb11e"/>
    </style:style>
    <style:style style:name="T769" style:family="text">
      <style:text-properties officeooo:rsid="02bd2192"/>
    </style:style>
    <style:style style:name="T770" style:family="text">
      <style:text-properties officeooo:rsid="003804e5"/>
    </style:style>
    <style:style style:name="T771" style:family="text">
      <style:text-properties officeooo:rsid="0586c0ca"/>
    </style:style>
    <style:style style:name="T772" style:family="text">
      <style:text-properties officeooo:rsid="038e2f43"/>
    </style:style>
    <style:style style:name="T773" style:family="text">
      <style:text-properties officeooo:rsid="004335dd"/>
    </style:style>
    <style:style style:name="T774" style:family="text">
      <style:text-properties officeooo:rsid="04e06dfa"/>
    </style:style>
    <style:style style:name="T775" style:family="text">
      <style:text-properties officeooo:rsid="05888e06"/>
    </style:style>
    <style:style style:name="T776" style:family="text">
      <style:text-properties officeooo:rsid="05885159"/>
    </style:style>
    <style:style style:name="T777" style:family="text">
      <style:text-properties officeooo:rsid="0589f370"/>
    </style:style>
    <style:style style:name="T778" style:family="text">
      <style:text-properties officeooo:rsid="02b99072"/>
    </style:style>
    <style:style style:name="T779" style:family="text">
      <style:text-properties officeooo:rsid="013abefd"/>
    </style:style>
    <style:style style:name="T780" style:family="text">
      <style:text-properties officeooo:rsid="00540872"/>
    </style:style>
    <style:style style:name="T781" style:family="text">
      <style:text-properties officeooo:rsid="031665fb"/>
    </style:style>
    <style:style style:name="T782" style:family="text">
      <style:text-properties officeooo:rsid="013c2804"/>
    </style:style>
    <style:style style:name="T783" style:family="text">
      <style:text-properties officeooo:rsid="04dbafa7"/>
    </style:style>
    <style:style style:name="T784" style:family="text">
      <style:text-properties officeooo:rsid="04da7f81"/>
    </style:style>
    <style:style style:name="T785" style:family="text">
      <style:text-properties officeooo:rsid="0030606c"/>
    </style:style>
    <style:style style:name="T786" style:family="text">
      <style:text-properties officeooo:rsid="0316900d"/>
    </style:style>
    <style:style style:name="T787" style:family="text">
      <style:text-properties officeooo:rsid="01cbbf5d"/>
    </style:style>
    <style:style style:name="T788" style:family="text">
      <style:text-properties officeooo:rsid="002f1741"/>
    </style:style>
    <style:style style:name="T789" style:family="text">
      <style:text-properties officeooo:rsid="00566aa7"/>
    </style:style>
    <style:style style:name="T790" style:family="text">
      <style:text-properties officeooo:rsid="0054d973"/>
    </style:style>
    <style:style style:name="T791" style:family="text">
      <style:text-properties officeooo:rsid="0042791c"/>
    </style:style>
    <style:style style:name="T792" style:family="text">
      <style:text-properties officeooo:rsid="062ea060"/>
    </style:style>
    <style:style style:name="T793" style:family="text">
      <style:text-properties officeooo:rsid="062dbe79"/>
    </style:style>
    <style:style style:name="T794" style:family="text">
      <style:text-properties officeooo:rsid="071412bd"/>
    </style:style>
    <style:style style:name="T795" style:family="text">
      <style:text-properties officeooo:rsid="005b7ea9"/>
    </style:style>
    <style:style style:name="T796" style:family="text">
      <style:text-properties officeooo:rsid="03172b32"/>
    </style:style>
    <style:style style:name="T797" style:family="text">
      <style:text-properties officeooo:rsid="0317e445"/>
    </style:style>
    <style:style style:name="T798" style:family="text">
      <style:text-properties officeooo:rsid="038e9b46"/>
    </style:style>
    <style:style style:name="T799" style:family="text">
      <style:text-properties officeooo:rsid="038f7ff5"/>
    </style:style>
    <style:style style:name="T800" style:family="text">
      <style:text-properties officeooo:rsid="02ba7a4a"/>
    </style:style>
    <style:style style:name="T801" style:family="text">
      <style:text-properties officeooo:rsid="005b8109"/>
    </style:style>
    <style:style style:name="T802" style:family="text">
      <style:text-properties officeooo:rsid="013f610e"/>
    </style:style>
    <style:style style:name="T803" style:family="text">
      <style:text-properties officeooo:rsid="03151f79"/>
    </style:style>
    <style:style style:name="T804" style:family="text">
      <style:text-properties officeooo:rsid="0392ac9f"/>
    </style:style>
    <style:style style:name="T805" style:family="text">
      <style:text-properties officeooo:rsid="03965214"/>
    </style:style>
    <style:style style:name="T806" style:family="text">
      <style:text-properties officeooo:rsid="04fc15b3" style:font-weight-asian="normal" style:font-weight-complex="normal"/>
    </style:style>
    <style:style style:name="T807" style:family="text">
      <style:text-properties officeooo:rsid="002418c6"/>
    </style:style>
    <style:style style:name="T808" style:family="text">
      <style:text-properties officeooo:rsid="010420ac"/>
    </style:style>
    <style:style style:name="T809" style:family="text">
      <style:text-properties officeooo:rsid="00211752"/>
    </style:style>
    <style:style style:name="T810" style:family="text">
      <style:text-properties officeooo:rsid="0393e679"/>
    </style:style>
    <style:style style:name="T811" style:family="text">
      <style:text-properties officeooo:rsid="03983b52"/>
    </style:style>
    <style:style style:name="T812" style:family="text">
      <style:text-properties officeooo:rsid="02b8c034"/>
    </style:style>
    <style:style style:name="T813" style:family="text">
      <style:text-properties officeooo:rsid="031e6dec"/>
    </style:style>
    <style:style style:name="T814" style:family="text">
      <style:text-properties officeooo:rsid="031fb8eb"/>
    </style:style>
    <style:style style:name="T815" style:family="text">
      <style:text-properties officeooo:rsid="0109f904"/>
    </style:style>
    <style:style style:name="T816" style:family="text">
      <style:text-properties officeooo:rsid="04f2a748"/>
    </style:style>
    <style:style style:name="T817" style:family="text">
      <style:text-properties officeooo:rsid="04f86ee6"/>
    </style:style>
    <style:style style:name="T818" style:family="text">
      <style:text-properties officeooo:rsid="04f6b996"/>
    </style:style>
    <style:style style:name="T819" style:family="text">
      <style:text-properties officeooo:rsid="04f55496"/>
    </style:style>
    <style:style style:name="T820" style:family="text">
      <style:text-properties officeooo:rsid="04f84f36"/>
    </style:style>
    <style:style style:name="T821" style:family="text">
      <style:text-properties officeooo:rsid="010cdd89"/>
    </style:style>
    <style:style style:name="T822" style:family="text">
      <style:text-properties officeooo:rsid="0723d9d0"/>
    </style:style>
    <style:style style:name="T823" style:family="text">
      <style:text-properties officeooo:rsid="04fdb4e0"/>
    </style:style>
    <style:style style:name="T824" style:family="text">
      <style:text-properties officeooo:rsid="039b48af"/>
    </style:style>
    <style:style style:name="T825" style:family="text">
      <style:text-properties officeooo:rsid="072645b5"/>
    </style:style>
    <style:style style:name="T826" style:family="text">
      <style:text-properties officeooo:rsid="03a39e63"/>
    </style:style>
    <style:style style:name="T827" style:family="text">
      <style:text-properties officeooo:rsid="03a491af"/>
    </style:style>
    <style:style style:name="T828" style:family="text">
      <style:text-properties officeooo:rsid="039eb74d"/>
    </style:style>
    <style:style style:name="T829" style:family="text">
      <style:text-properties officeooo:rsid="01094b61"/>
    </style:style>
    <style:style style:name="T830" style:family="text">
      <style:text-properties officeooo:rsid="03b4c469"/>
    </style:style>
    <style:style style:name="T831" style:family="text">
      <style:text-properties officeooo:rsid="03a135cf"/>
    </style:style>
    <style:style style:name="T832" style:family="text">
      <style:text-properties officeooo:rsid="03b20fde"/>
    </style:style>
    <style:style style:name="T833" style:family="text">
      <style:text-properties officeooo:rsid="03b3ac17"/>
    </style:style>
    <style:style style:name="T834" style:family="text">
      <style:text-properties officeooo:rsid="03b963a1"/>
    </style:style>
    <style:style style:name="T835" style:family="text">
      <style:text-properties officeooo:rsid="00201746"/>
    </style:style>
    <style:style style:name="T836" style:family="text">
      <style:text-properties officeooo:rsid="05005b14"/>
    </style:style>
    <style:style style:name="T837" style:family="text">
      <style:text-properties officeooo:rsid="02f8c8d7"/>
    </style:style>
    <style:style style:name="T838" style:family="text">
      <style:text-properties officeooo:rsid="00faded9"/>
    </style:style>
    <style:style style:name="T839" style:family="text">
      <style:text-properties officeooo:rsid="06e2fa20"/>
    </style:style>
    <style:style style:name="T840" style:family="text">
      <style:text-properties officeooo:rsid="004ca7c1"/>
    </style:style>
    <style:style style:name="T841" style:family="text">
      <style:text-properties officeooo:rsid="013046c0"/>
    </style:style>
    <style:style style:name="T842" style:family="text">
      <style:text-properties officeooo:rsid="0111c302"/>
    </style:style>
    <style:style style:name="T843" style:family="text">
      <style:text-properties officeooo:rsid="0504eb14"/>
    </style:style>
    <style:style style:name="T844" style:family="text">
      <style:text-properties officeooo:rsid="03baf04d"/>
    </style:style>
    <style:style style:name="T845" style:family="text">
      <style:text-properties officeooo:rsid="0027aaae"/>
    </style:style>
    <style:style style:name="T846" style:family="text">
      <style:text-properties officeooo:rsid="0502a887"/>
    </style:style>
    <style:style style:name="T847" style:family="text">
      <style:text-properties officeooo:rsid="03bb722c"/>
    </style:style>
    <style:style style:name="T848" style:family="text">
      <style:text-properties officeooo:rsid="01277b32"/>
    </style:style>
    <style:style style:name="T849" style:family="text">
      <style:text-properties officeooo:rsid="05053d21"/>
    </style:style>
    <style:style style:name="T850" style:family="text">
      <style:text-properties officeooo:rsid="0027d5f8"/>
    </style:style>
    <style:style style:name="T851" style:family="text">
      <style:text-properties officeooo:rsid="0027b3bd"/>
    </style:style>
    <style:style style:name="T852" style:family="text">
      <style:text-properties officeooo:rsid="03bc08b0"/>
    </style:style>
    <style:style style:name="T853" style:family="text">
      <style:text-properties officeooo:rsid="05061d8f"/>
    </style:style>
    <style:style style:name="T854" style:family="text">
      <style:text-properties officeooo:rsid="0029baf3"/>
    </style:style>
    <style:style style:name="T855" style:family="text">
      <style:text-properties officeooo:rsid="01296ca1"/>
    </style:style>
    <style:style style:name="T856" style:family="text">
      <style:text-properties officeooo:rsid="03bc98e7"/>
    </style:style>
    <style:style style:name="T857" style:family="text">
      <style:text-properties officeooo:rsid="072a64c6"/>
    </style:style>
    <style:style style:name="T858" style:family="text">
      <style:text-properties officeooo:rsid="0508140d"/>
    </style:style>
    <style:style style:name="T859" style:family="text">
      <style:text-properties officeooo:rsid="03bfad02"/>
    </style:style>
    <style:style style:name="T860" style:family="text">
      <style:text-properties officeooo:rsid="050ff72a"/>
    </style:style>
    <style:style style:name="T861" style:family="text">
      <style:text-properties officeooo:rsid="03c2a823"/>
    </style:style>
    <style:style style:name="T862" style:family="text">
      <style:text-properties officeooo:rsid="050e40b1"/>
    </style:style>
    <style:style style:name="T863" style:family="text">
      <style:text-properties officeooo:rsid="0510fda4"/>
    </style:style>
    <style:style style:name="T864" style:family="text">
      <style:text-properties officeooo:rsid="03c4c01d"/>
    </style:style>
    <style:style style:name="T865" style:family="text">
      <style:text-properties officeooo:rsid="0511f359"/>
    </style:style>
    <style:style style:name="T866" style:family="text">
      <style:text-properties officeooo:rsid="03de3bf9"/>
    </style:style>
    <style:style style:name="T867" style:family="text">
      <style:text-properties officeooo:rsid="03d6ba53"/>
    </style:style>
    <style:style style:name="T868" style:family="text">
      <style:text-properties officeooo:rsid="0025ae1e"/>
    </style:style>
    <style:style style:name="T869" style:family="text">
      <style:text-properties officeooo:rsid="03d3bfe0"/>
    </style:style>
    <style:style style:name="T870" style:family="text">
      <style:text-properties officeooo:rsid="03d4e2ba"/>
    </style:style>
    <style:style style:name="T871" style:family="text">
      <style:text-properties officeooo:rsid="0519f2d5"/>
    </style:style>
    <style:style style:name="T872" style:family="text">
      <style:text-properties officeooo:rsid="04cbe898"/>
    </style:style>
    <style:style style:name="T873" style:family="text">
      <style:text-properties officeooo:rsid="0521767d"/>
    </style:style>
    <style:style style:name="T874" style:family="text">
      <style:text-properties officeooo:rsid="0523204a"/>
    </style:style>
    <style:style style:name="T875" style:family="text">
      <style:text-properties officeooo:rsid="0523dd8b"/>
    </style:style>
    <style:style style:name="T876" style:family="text">
      <style:text-properties officeooo:rsid="072dbd79"/>
    </style:style>
    <style:style style:name="T877" style:family="text">
      <style:text-properties style:text-position="sub 58%"/>
    </style:style>
    <style:style style:name="T878" style:family="text">
      <style:text-properties style:text-position="0% 100%"/>
    </style:style>
    <style:style style:name="T879" style:family="text">
      <style:text-properties style:text-position="0% 100%" officeooo:rsid="0625a38e"/>
    </style:style>
    <style:style style:name="T880" style:family="text">
      <style:text-properties style:text-position="0% 100%" officeooo:rsid="0626fbad"/>
    </style:style>
    <style:style style:name="T881" style:family="text">
      <style:text-properties style:text-position="super 58%"/>
    </style:style>
    <style:style style:name="T882" style:family="text">
      <style:text-properties style:text-position="super 58%" officeooo:rsid="0626fbad"/>
    </style:style>
    <style:style style:name="T883" style:family="text">
      <style:text-properties style:text-position="super 58%" fo:language="en" fo:country="US" officeooo:rsid="051d6990"/>
    </style:style>
    <style:style style:name="T884" style:family="text">
      <style:text-properties officeooo:rsid="0625a38e"/>
    </style:style>
    <style:style style:name="T885" style:family="text">
      <style:text-properties officeooo:rsid="0623d9da"/>
    </style:style>
    <style:style style:name="T886" style:family="text">
      <style:text-properties officeooo:rsid="05216eb1"/>
    </style:style>
    <style:style style:name="T887" style:family="text">
      <style:text-properties officeooo:rsid="05193345"/>
    </style:style>
    <style:style style:name="T888" style:family="text">
      <style:text-properties officeooo:rsid="03ca5de6"/>
    </style:style>
    <style:style style:name="T889" style:family="text">
      <style:text-properties officeooo:rsid="0512656f"/>
    </style:style>
    <style:style style:name="T890" style:family="text">
      <style:text-properties officeooo:rsid="03dd4570"/>
    </style:style>
    <style:style style:name="T891" style:family="text">
      <style:text-properties officeooo:rsid="03ceafca"/>
    </style:style>
    <style:style style:name="T892" style:family="text">
      <style:text-properties officeooo:rsid="0525c1f1"/>
    </style:style>
    <style:style style:name="T893" style:family="text">
      <style:text-properties officeooo:rsid="06305b21"/>
    </style:style>
    <style:style style:name="T894" style:family="text">
      <style:text-properties officeooo:rsid="0633cfd2"/>
    </style:style>
    <style:style style:name="T895" style:family="text">
      <style:text-properties officeooo:rsid="03da01a9"/>
    </style:style>
    <style:style style:name="T896" style:family="text">
      <style:text-properties officeooo:rsid="03d14747"/>
    </style:style>
    <style:style style:name="T897" style:family="text">
      <style:text-properties officeooo:rsid="052a5547"/>
    </style:style>
    <style:style style:name="T898" style:family="text">
      <style:text-properties officeooo:rsid="001ade59"/>
    </style:style>
    <style:style style:name="T899" style:family="text">
      <style:text-properties officeooo:rsid="03d317b2"/>
    </style:style>
    <style:style style:name="T900" style:family="text">
      <style:text-properties officeooo:rsid="052ea15c"/>
    </style:style>
    <style:style style:name="T901" style:family="text">
      <style:text-properties officeooo:rsid="0116e943"/>
    </style:style>
    <style:style style:name="T902" style:family="text">
      <style:text-properties officeooo:rsid="01195f78"/>
    </style:style>
    <style:style style:name="T903" style:family="text">
      <style:text-properties officeooo:rsid="03dfcb97"/>
    </style:style>
    <style:style style:name="T904" style:family="text">
      <style:text-properties officeooo:rsid="001c950c"/>
    </style:style>
    <style:style style:name="T905" style:family="text">
      <style:text-properties officeooo:rsid="073e81a8"/>
    </style:style>
    <style:style style:name="T906" style:family="text">
      <style:text-properties officeooo:rsid="03e18752"/>
    </style:style>
    <style:style style:name="T907" style:family="text">
      <style:text-properties officeooo:rsid="0736220c"/>
    </style:style>
    <style:style style:name="T908" style:family="text">
      <style:text-properties officeooo:rsid="03e488de"/>
    </style:style>
    <style:style style:name="T909" style:family="text">
      <style:text-properties officeooo:rsid="073f9f25"/>
    </style:style>
    <style:style style:name="T910" style:family="text">
      <style:text-properties officeooo:rsid="07436a02"/>
    </style:style>
    <style:style style:name="T911" style:family="text">
      <style:text-properties officeooo:rsid="03e54d69"/>
    </style:style>
    <style:style style:name="T912" style:family="text">
      <style:text-properties officeooo:rsid="0735b39f"/>
    </style:style>
    <style:style style:name="T913" style:family="text">
      <style:text-properties officeooo:rsid="0746b2aa"/>
    </style:style>
    <style:style style:name="T914" style:family="text">
      <style:text-properties officeooo:rsid="0534f27a"/>
    </style:style>
    <style:style style:name="T915" style:family="text">
      <style:text-properties officeooo:rsid="0533b383"/>
    </style:style>
    <style:style style:name="T916" style:family="text">
      <style:text-properties officeooo:rsid="03e908dc"/>
    </style:style>
    <style:style style:name="T917" style:family="text">
      <style:text-properties officeooo:rsid="014dc871"/>
    </style:style>
    <style:style style:name="T918" style:family="text">
      <style:text-properties officeooo:rsid="0536c42c"/>
    </style:style>
    <style:style style:name="T919" style:family="text">
      <style:text-properties officeooo:rsid="0552bcbe"/>
    </style:style>
    <style:style style:name="T920" style:family="text">
      <style:text-properties officeooo:rsid="006b69b4"/>
    </style:style>
    <style:style style:name="T921" style:family="text">
      <style:text-properties officeooo:rsid="01d347c5"/>
    </style:style>
    <style:style style:name="T922" style:family="text">
      <style:text-properties officeooo:rsid="04ccf40d"/>
    </style:style>
    <style:style style:name="T923" style:family="text">
      <style:text-properties officeooo:rsid="05a729d0"/>
    </style:style>
    <style:style style:name="T924" style:family="text">
      <style:text-properties officeooo:rsid="05aa2a4f"/>
    </style:style>
    <style:style style:name="T925" style:family="text">
      <style:text-properties officeooo:rsid="05a48b72"/>
    </style:style>
    <style:style style:name="T926" style:family="text">
      <style:text-properties officeooo:rsid="05a4f207"/>
    </style:style>
    <style:style style:name="T927" style:family="text">
      <style:text-properties officeooo:rsid="05adbcf9"/>
    </style:style>
    <style:style style:name="T928" style:family="text">
      <style:text-properties officeooo:rsid="05b212f4"/>
    </style:style>
    <style:style style:name="T929" style:family="text">
      <style:text-properties officeooo:rsid="059e7aba"/>
    </style:style>
    <style:style style:name="T930" style:family="text">
      <style:text-properties officeooo:rsid="05a8b622"/>
    </style:style>
    <style:style style:name="T931" style:family="text">
      <style:text-properties officeooo:rsid="063a4e77"/>
    </style:style>
    <style:style style:name="T932" style:family="text">
      <style:text-properties officeooo:rsid="02e197ce"/>
    </style:style>
    <style:style style:name="T933" style:family="text">
      <style:text-properties officeooo:rsid="01d54298"/>
    </style:style>
    <style:style style:name="T934" style:family="text">
      <style:text-properties officeooo:rsid="02e36057"/>
    </style:style>
    <style:style style:name="T935" style:family="text">
      <style:text-properties officeooo:rsid="006c329d"/>
    </style:style>
    <style:style style:name="T936" style:family="text">
      <style:text-properties officeooo:rsid="07472184"/>
    </style:style>
    <style:style style:name="T937" style:family="text">
      <style:text-properties officeooo:rsid="03ecd25b"/>
    </style:style>
    <style:style style:name="T938" style:family="text">
      <style:text-properties officeooo:rsid="01847860"/>
    </style:style>
    <style:style style:name="T939" style:family="text">
      <style:text-properties officeooo:rsid="053748c7"/>
    </style:style>
    <style:style style:name="T940" style:family="text">
      <style:text-properties officeooo:rsid="0072edc6"/>
    </style:style>
    <style:style style:name="T941" style:family="text">
      <style:text-properties officeooo:rsid="01873862"/>
    </style:style>
    <style:style style:name="T942" style:family="text">
      <style:text-properties officeooo:rsid="02c33c12"/>
    </style:style>
    <style:style style:name="T943" style:family="text">
      <style:text-properties officeooo:rsid="0073a005"/>
    </style:style>
    <style:style style:name="T944" style:family="text">
      <style:text-properties officeooo:rsid="00702fc6"/>
    </style:style>
    <style:style style:name="T945" style:family="text">
      <style:text-properties officeooo:rsid="00731b9a"/>
    </style:style>
    <style:style style:name="T946" style:family="text">
      <style:text-properties officeooo:rsid="018e2a4f"/>
    </style:style>
    <style:style style:name="T947" style:family="text">
      <style:text-properties officeooo:rsid="074eeaa2"/>
    </style:style>
    <style:style style:name="T948" style:family="text">
      <style:text-properties officeooo:rsid="0073cc46"/>
    </style:style>
    <style:style style:name="T949" style:family="text">
      <style:text-properties officeooo:rsid="0074100e"/>
    </style:style>
    <style:style style:name="T950" style:family="text">
      <style:text-properties officeooo:rsid="02c52507"/>
    </style:style>
    <style:style style:name="T951" style:family="text">
      <style:text-properties officeooo:rsid="01cc1e61"/>
    </style:style>
    <style:style style:name="T952" style:family="text">
      <style:text-properties officeooo:rsid="03ef63ba"/>
    </style:style>
    <style:style style:name="T953" style:family="text">
      <style:text-properties officeooo:rsid="074dcbe0"/>
    </style:style>
    <style:style style:name="T954" style:family="text">
      <style:text-properties officeooo:rsid="068b3e81"/>
    </style:style>
    <style:style style:name="T955" style:family="text">
      <style:text-properties officeooo:rsid="069e20f7"/>
    </style:style>
    <style:style style:name="T956" style:family="text">
      <style:text-properties officeooo:rsid="068fefe5"/>
    </style:style>
    <style:style style:name="T957" style:family="text">
      <style:text-properties officeooo:rsid="06981535"/>
    </style:style>
    <style:style style:name="T958" style:family="text">
      <style:text-properties officeooo:rsid="0696fc9f"/>
    </style:style>
    <style:style style:name="T959" style:family="text">
      <style:text-properties officeooo:rsid="069e2b4d"/>
    </style:style>
    <style:style style:name="T960" style:family="text">
      <style:text-properties officeooo:rsid="06b83f83"/>
    </style:style>
    <style:style style:name="T961" style:family="text">
      <style:text-properties officeooo:rsid="06b80bc3"/>
    </style:style>
    <style:style style:name="T962" style:family="text">
      <style:text-properties officeooo:rsid="06ae95a9"/>
    </style:style>
    <style:style style:name="T963" style:family="text">
      <style:text-properties officeooo:rsid="06abb3ab"/>
    </style:style>
    <style:style style:name="T964" style:family="text">
      <style:text-properties officeooo:rsid="06aedae2"/>
    </style:style>
    <style:style style:name="T965" style:family="text">
      <style:text-properties officeooo:rsid="048f9edc"/>
    </style:style>
    <style:style style:name="T966" style:family="text">
      <style:text-properties officeooo:rsid="06a4b54b"/>
    </style:style>
    <style:style style:name="T967" style:family="text">
      <style:text-properties officeooo:rsid="064fdcfe"/>
    </style:style>
    <style:style style:name="T968" style:family="text">
      <style:text-properties officeooo:rsid="055d41fd"/>
    </style:style>
    <style:style style:name="T969" style:family="text">
      <style:text-properties officeooo:rsid="065a410e"/>
    </style:style>
    <style:style style:name="T970" style:family="text">
      <style:text-properties officeooo:rsid="0650c43a"/>
    </style:style>
    <style:style style:name="T971" style:family="text">
      <style:text-properties officeooo:rsid="05d29af0"/>
    </style:style>
    <style:style style:name="T972" style:family="text">
      <style:text-properties officeooo:rsid="06704775"/>
    </style:style>
    <style:style style:name="T973" style:family="text">
      <style:text-properties officeooo:rsid="055e86d5"/>
    </style:style>
    <style:style style:name="T974" style:family="text">
      <style:text-properties officeooo:rsid="056042f1"/>
    </style:style>
    <style:style style:name="T975" style:family="text">
      <style:text-properties officeooo:rsid="065c2b3a"/>
    </style:style>
    <style:style style:name="T976" style:family="text">
      <style:text-properties officeooo:rsid="055db167"/>
    </style:style>
    <style:style style:name="T977" style:family="text">
      <style:text-properties officeooo:rsid="0075e147"/>
    </style:style>
    <style:style style:name="T978" style:family="text">
      <style:text-properties officeooo:rsid="03f2dd03"/>
    </style:style>
    <style:style style:name="T979" style:family="text">
      <style:text-properties officeooo:rsid="0563301f"/>
    </style:style>
    <style:style style:name="T980" style:family="text">
      <style:text-properties officeooo:rsid="03f2e2ad"/>
    </style:style>
    <style:style style:name="T981" style:family="text">
      <style:text-properties officeooo:rsid="055b12d1"/>
    </style:style>
    <style:style style:name="T982" style:family="text">
      <style:text-properties officeooo:rsid="074f3aaa"/>
    </style:style>
    <style:style style:name="T983" style:family="text">
      <style:text-properties officeooo:rsid="0754a0b1"/>
    </style:style>
    <style:style style:name="T984" style:family="text">
      <style:text-properties officeooo:rsid="003138ac"/>
    </style:style>
    <style:style style:name="T985" style:family="text">
      <style:text-properties officeooo:rsid="03f1dcfb"/>
    </style:style>
    <style:style style:name="T986" style:family="text">
      <style:text-properties officeooo:rsid="03f398f5"/>
    </style:style>
    <style:style style:name="T987" style:family="text">
      <style:text-properties officeooo:rsid="0076f380"/>
    </style:style>
    <style:style style:name="T988" style:family="text">
      <style:text-properties officeooo:rsid="0755e747"/>
    </style:style>
    <style:style style:name="T989" style:family="text">
      <style:text-properties officeooo:rsid="03f3bae3"/>
    </style:style>
    <style:style style:name="T990" style:family="text">
      <style:text-properties officeooo:rsid="03f592e2"/>
    </style:style>
    <style:style style:name="T991" style:family="text">
      <style:text-properties officeooo:rsid="01d6048c"/>
    </style:style>
    <style:style style:name="T992" style:family="text">
      <style:text-properties officeooo:rsid="06674599"/>
    </style:style>
    <style:style style:name="T993" style:family="text">
      <style:text-properties officeooo:rsid="07667215"/>
    </style:style>
    <style:style style:name="T994" style:family="text">
      <style:text-properties officeooo:rsid="0769100c"/>
    </style:style>
    <style:style style:name="T995" style:family="text">
      <style:text-properties officeooo:rsid="075c8557"/>
    </style:style>
    <style:style style:name="T996" style:family="text">
      <style:text-properties officeooo:rsid="075b876f"/>
    </style:style>
    <style:style style:name="T997" style:family="text">
      <style:text-properties officeooo:rsid="03f83b28"/>
    </style:style>
    <style:style style:name="T998" style:family="text">
      <style:text-properties officeooo:rsid="076af590"/>
    </style:style>
    <style:style style:name="T999" style:family="text">
      <style:text-properties officeooo:rsid="007a9140"/>
    </style:style>
    <style:style style:name="T1000" style:family="text">
      <style:text-properties officeooo:rsid="0078e657"/>
    </style:style>
    <style:style style:name="T1001" style:family="text">
      <style:text-properties officeooo:rsid="024a88b9"/>
    </style:style>
    <style:style style:name="T1002" style:family="text">
      <style:text-properties officeooo:rsid="0259d8fc"/>
    </style:style>
    <style:style style:name="T1003" style:family="text">
      <style:text-properties officeooo:rsid="007ee100"/>
    </style:style>
    <style:style style:name="T1004" style:family="text">
      <style:text-properties officeooo:rsid="04271a67"/>
    </style:style>
    <style:style style:name="T1005" style:family="text">
      <style:text-properties officeooo:rsid="02cb449f"/>
    </style:style>
    <style:style style:name="T1006" style:family="text">
      <style:text-properties officeooo:rsid="01d6b2f6"/>
    </style:style>
    <style:style style:name="T1007" style:family="text">
      <style:text-properties officeooo:rsid="024d371a"/>
    </style:style>
    <style:style style:name="T1008" style:family="text">
      <style:text-properties officeooo:rsid="024dd084"/>
    </style:style>
    <style:style style:name="T1009" style:family="text">
      <style:text-properties officeooo:rsid="02490ded"/>
    </style:style>
    <style:style style:name="T1010" style:family="text">
      <style:text-properties officeooo:rsid="04288bde"/>
    </style:style>
    <style:style style:name="T1011" style:family="text">
      <style:text-properties officeooo:rsid="03fb3b75"/>
    </style:style>
    <style:style style:name="T1012" style:family="text">
      <style:text-properties officeooo:rsid="01d882e7"/>
    </style:style>
    <style:style style:name="T1013" style:family="text">
      <style:text-properties officeooo:rsid="01d95b55"/>
    </style:style>
    <style:style style:name="T1014" style:family="text">
      <style:text-properties officeooo:rsid="03fbd34e"/>
    </style:style>
    <style:style style:name="T1015" style:family="text">
      <style:text-properties officeooo:rsid="007b8298"/>
    </style:style>
    <style:style style:name="T1016" style:family="text">
      <style:text-properties officeooo:rsid="02478690"/>
    </style:style>
    <style:style style:name="T1017" style:family="text">
      <style:text-properties officeooo:rsid="0252a45b"/>
    </style:style>
    <style:style style:name="T1018" style:family="text">
      <style:text-properties officeooo:rsid="007c652d"/>
    </style:style>
    <style:style style:name="T1019" style:family="text">
      <style:text-properties officeooo:rsid="0257287c"/>
    </style:style>
    <style:style style:name="T1020" style:family="text">
      <style:text-properties officeooo:rsid="007d4d0d"/>
    </style:style>
    <style:style style:name="T1021" style:family="text">
      <style:text-properties officeooo:rsid="007f81bd"/>
    </style:style>
    <style:style style:name="T1022" style:family="text">
      <style:text-properties officeooo:rsid="03fbfc07"/>
    </style:style>
    <style:style style:name="T1023" style:family="text">
      <style:text-properties officeooo:rsid="0081c9b1"/>
    </style:style>
    <style:style style:name="T1024" style:family="text">
      <style:text-properties officeooo:rsid="025b5957"/>
    </style:style>
    <style:style style:name="T1025" style:family="text">
      <style:text-properties officeooo:rsid="0086180d"/>
    </style:style>
    <style:style style:name="T1026" style:family="text">
      <style:text-properties officeooo:rsid="01e3ab05"/>
    </style:style>
    <style:style style:name="T1027" style:family="text">
      <style:text-properties officeooo:rsid="00868cf4"/>
    </style:style>
    <style:style style:name="T1028" style:family="text">
      <style:text-properties officeooo:rsid="01df9b86"/>
    </style:style>
    <style:style style:name="T1029" style:family="text">
      <style:text-properties officeooo:rsid="076f3b0d"/>
    </style:style>
    <style:style style:name="T1030" style:family="text">
      <style:text-properties officeooo:rsid="077063e4"/>
    </style:style>
    <style:style style:name="T1031" style:family="text">
      <style:text-properties officeooo:rsid="009c1173"/>
    </style:style>
    <style:style style:name="T1032" style:family="text">
      <style:text-properties officeooo:rsid="02084a62"/>
    </style:style>
    <style:style style:name="T1033" style:family="text">
      <style:text-properties officeooo:rsid="0210b3f7"/>
    </style:style>
    <style:style style:name="T1034" style:family="text">
      <style:text-properties officeooo:rsid="00888c82"/>
    </style:style>
    <style:style style:name="T1035" style:family="text">
      <style:text-properties officeooo:rsid="03ff3e63"/>
    </style:style>
    <style:style style:name="T1036" style:family="text">
      <style:text-properties officeooo:rsid="019e435f"/>
    </style:style>
    <style:style style:name="T1037" style:family="text">
      <style:text-properties officeooo:rsid="01a143de"/>
    </style:style>
    <style:style style:name="T1038" style:family="text">
      <style:text-properties officeooo:rsid="03ff4f45"/>
    </style:style>
    <style:style style:name="T1039" style:family="text">
      <style:text-properties officeooo:rsid="01c65f53"/>
    </style:style>
    <style:style style:name="T1040" style:family="text">
      <style:text-properties officeooo:rsid="01a31dc0"/>
    </style:style>
    <style:style style:name="T1041" style:family="text">
      <style:text-properties officeooo:rsid="01a5187a"/>
    </style:style>
    <style:style style:name="T1042" style:family="text">
      <style:text-properties officeooo:rsid="0097d87c"/>
    </style:style>
    <style:style style:name="T1043" style:family="text">
      <style:text-properties officeooo:rsid="07729553"/>
    </style:style>
    <style:style style:name="T1044" style:family="text">
      <style:text-properties officeooo:rsid="01c3404b"/>
    </style:style>
    <style:style style:name="T1045" style:family="text">
      <style:text-properties officeooo:rsid="01fa8119"/>
    </style:style>
    <style:style style:name="T1046" style:family="text">
      <style:text-properties officeooo:rsid="0773a30a"/>
    </style:style>
    <style:style style:name="T1047" style:family="text">
      <style:text-properties officeooo:rsid="02d00b67"/>
    </style:style>
    <style:style style:name="T1048" style:family="text">
      <style:text-properties officeooo:rsid="01af9de2"/>
    </style:style>
    <style:style style:name="T1049" style:family="text">
      <style:text-properties officeooo:rsid="01af5f52"/>
    </style:style>
    <style:style style:name="T1050" style:family="text">
      <style:text-properties officeooo:rsid="00975b88"/>
    </style:style>
    <style:style style:name="T1051" style:family="text">
      <style:text-properties officeooo:rsid="01bc6bff"/>
    </style:style>
    <style:style style:name="T1052" style:family="text">
      <style:text-properties officeooo:rsid="02d04514"/>
    </style:style>
    <style:style style:name="T1053" style:family="text">
      <style:text-properties officeooo:rsid="04007ba1"/>
    </style:style>
    <style:style style:name="T1054" style:family="text">
      <style:text-properties officeooo:rsid="0099166a"/>
    </style:style>
    <style:style style:name="T1055" style:family="text">
      <style:text-properties officeooo:rsid="01acc3f4"/>
    </style:style>
    <style:style style:name="T1056" style:family="text">
      <style:text-properties officeooo:rsid="008cd84f"/>
    </style:style>
    <style:style style:name="T1057" style:family="text">
      <style:text-properties officeooo:rsid="07758e9c"/>
    </style:style>
    <style:style style:name="T1058" style:family="text">
      <style:text-properties officeooo:rsid="01ab5b58"/>
    </style:style>
    <style:style style:name="T1059" style:family="text">
      <style:text-properties officeooo:rsid="0774dac3"/>
    </style:style>
    <style:style style:name="T1060" style:family="text">
      <style:text-properties officeooo:rsid="02e71f3e"/>
    </style:style>
    <style:style style:name="T1061" style:family="text">
      <style:text-properties officeooo:rsid="02150ed9"/>
    </style:style>
    <style:style style:name="T1062" style:family="text">
      <style:text-properties officeooo:rsid="0200010f"/>
    </style:style>
    <style:style style:name="T1063" style:family="text">
      <style:text-properties officeooo:rsid="020266f9"/>
    </style:style>
    <style:style style:name="T1064" style:family="text">
      <style:text-properties officeooo:rsid="0203180f"/>
    </style:style>
    <style:style style:name="T1065" style:family="text">
      <style:text-properties officeooo:rsid="0204cec0"/>
    </style:style>
    <style:style style:name="T1066" style:family="text">
      <style:text-properties officeooo:rsid="040373de"/>
    </style:style>
    <style:style style:name="T1067" style:family="text">
      <style:text-properties officeooo:rsid="01b769cc"/>
    </style:style>
    <style:style style:name="T1068" style:family="text">
      <style:text-properties officeooo:rsid="020dfe87"/>
    </style:style>
    <style:style style:name="T1069" style:family="text">
      <style:text-properties officeooo:rsid="0207df6b"/>
    </style:style>
    <style:style style:name="T1070" style:family="text">
      <style:text-properties officeooo:rsid="01b7df34"/>
    </style:style>
    <style:style style:name="T1071" style:family="text">
      <style:text-properties officeooo:rsid="02064459"/>
    </style:style>
    <style:style style:name="T1072" style:family="text">
      <style:text-properties officeooo:rsid="020b0c97"/>
    </style:style>
    <style:style style:name="T1073" style:family="text">
      <style:text-properties officeooo:rsid="0779155e"/>
    </style:style>
    <style:style style:name="T1074" style:family="text">
      <style:text-properties officeooo:rsid="077fad36"/>
    </style:style>
    <style:style style:name="T1075" style:family="text">
      <style:text-properties officeooo:rsid="0612bf12"/>
    </style:style>
    <style:style style:name="T1076" style:family="text">
      <style:text-properties officeooo:rsid="0612b943"/>
    </style:style>
    <style:style style:name="T1077" style:family="text">
      <style:text-properties officeooo:rsid="0410e7c9"/>
    </style:style>
    <style:style style:name="T1078" style:family="text">
      <style:text-properties officeooo:rsid="0417f05c"/>
    </style:style>
    <style:style style:name="T1079" style:family="text">
      <style:text-properties officeooo:rsid="04132d5c"/>
    </style:style>
    <style:style style:name="T1080" style:family="text">
      <style:text-properties officeooo:rsid="042320b8"/>
    </style:style>
    <style:style style:name="T1081" style:family="text">
      <style:text-properties officeooo:rsid="0405bcb2"/>
    </style:style>
    <style:style style:name="T1082" style:family="text">
      <style:text-properties officeooo:rsid="04757b95"/>
    </style:style>
    <style:style style:name="T1083" style:family="text">
      <style:text-properties officeooo:rsid="078292f4"/>
    </style:style>
    <style:style style:name="T1084" style:family="text">
      <style:text-properties officeooo:rsid="0216e56f"/>
    </style:style>
    <style:style style:name="T1085" style:family="text">
      <style:text-properties officeooo:rsid="0218ad98"/>
    </style:style>
    <style:style style:name="T1086" style:family="text">
      <style:text-properties officeooo:rsid="04219986"/>
    </style:style>
    <style:style style:name="T1087" style:family="text">
      <style:text-properties officeooo:rsid="041f92ef"/>
    </style:style>
    <style:style style:name="T1088" style:family="text">
      <style:text-properties officeooo:rsid="05eb6404"/>
    </style:style>
    <style:style style:name="T1089" style:family="text">
      <style:text-properties officeooo:rsid="041c285d"/>
    </style:style>
    <style:style style:name="T1090" style:family="text">
      <style:text-properties officeooo:rsid="041448b7"/>
    </style:style>
    <style:style style:name="T1091" style:family="text">
      <style:text-properties officeooo:rsid="041fe8ae"/>
    </style:style>
    <style:style style:name="T1092" style:family="text">
      <style:text-properties officeooo:rsid="0785a5b8"/>
    </style:style>
    <style:style style:name="T1093" style:family="text">
      <style:text-properties officeooo:rsid="07842d11"/>
    </style:style>
    <style:style style:name="T1094" style:family="text">
      <style:text-properties officeooo:rsid="0408bf8a"/>
    </style:style>
    <style:style style:name="T1095" style:family="text">
      <style:text-properties officeooo:rsid="044cdca9"/>
    </style:style>
    <style:style style:name="T1096" style:family="text">
      <style:text-properties officeooo:rsid="021b7a1e"/>
    </style:style>
    <style:style style:name="T1097" style:family="text">
      <style:text-properties officeooo:rsid="0462bb35"/>
    </style:style>
    <style:style style:name="T1098" style:family="text">
      <style:text-properties officeooo:rsid="04612213"/>
    </style:style>
    <style:style style:name="T1099" style:family="text">
      <style:text-properties officeooo:rsid="0408e396"/>
    </style:style>
    <style:style style:name="T1100" style:family="text">
      <style:text-properties officeooo:rsid="02ccf456"/>
    </style:style>
    <style:style style:name="T1101" style:family="text">
      <style:text-properties officeooo:rsid="053e9646"/>
    </style:style>
    <style:style style:name="T1102" style:family="text">
      <style:text-properties officeooo:rsid="0556baad"/>
    </style:style>
    <style:style style:name="T1103" style:family="text">
      <style:text-properties officeooo:rsid="05417cb5"/>
    </style:style>
    <style:style style:name="T1104" style:family="text">
      <style:text-properties officeooo:rsid="0024bb00"/>
    </style:style>
    <style:style style:name="T1105" style:family="text">
      <style:text-properties officeooo:rsid="0375abcc"/>
    </style:style>
    <style:style style:name="T1106" style:family="text">
      <style:text-properties officeooo:rsid="00173b56"/>
    </style:style>
    <style:style style:name="T1107" style:family="text">
      <style:text-properties officeooo:rsid="0373edea"/>
    </style:style>
    <style:style style:name="T1108" style:family="text">
      <style:text-properties officeooo:rsid="0339a83b"/>
    </style:style>
    <style:style style:name="T1109" style:family="text">
      <style:text-properties officeooo:rsid="04af515e"/>
    </style:style>
    <style:style style:name="T1110" style:family="text">
      <style:text-properties officeooo:rsid="05ce2cc5"/>
    </style:style>
    <style:style style:name="T1111" style:family="text">
      <style:text-properties officeooo:rsid="06e66f0b"/>
    </style:style>
    <style:style style:name="T1112" style:family="text">
      <style:text-properties officeooo:rsid="063622ea"/>
    </style:style>
    <style:style style:name="T1113" style:family="text">
      <style:text-properties officeooo:rsid="0634a978"/>
    </style:style>
    <style:style style:name="T1114" style:family="text">
      <style:text-properties officeooo:rsid="0780f87c"/>
    </style:style>
    <style:style style:name="T1115" style:family="text">
      <style:text-properties officeooo:rsid="00d3d998"/>
    </style:style>
    <style:style style:name="T1116" style:family="text">
      <style:text-properties officeooo:rsid="0115e247"/>
    </style:style>
    <style:style style:name="T1117" style:family="text">
      <style:text-properties officeooo:rsid="00d64315"/>
    </style:style>
    <style:style style:name="T1118" style:family="text">
      <style:text-properties officeooo:rsid="00e19303"/>
    </style:style>
    <style:style style:name="T1119" style:family="text">
      <style:text-properties officeooo:rsid="00e781a5"/>
    </style:style>
    <style:style style:name="T1120" style:family="text">
      <style:text-properties officeooo:rsid="054bf7f5"/>
    </style:style>
    <style:style style:name="T1121" style:family="text">
      <style:text-properties officeooo:rsid="00f71222"/>
    </style:style>
    <style:style style:name="T1122" style:family="text">
      <style:text-properties officeooo:rsid="00f9b9f7"/>
    </style:style>
    <style:style style:name="T1123" style:family="text">
      <style:text-properties officeooo:rsid="00fb12bc"/>
    </style:style>
    <style:style style:name="T1124" style:family="text">
      <style:text-properties officeooo:rsid="00fbc73a"/>
    </style:style>
    <style:style style:name="T1125" style:family="text">
      <style:text-properties officeooo:rsid="0394a279"/>
    </style:style>
    <style:style style:name="T1126" style:family="text">
      <style:text-properties officeooo:rsid="04fc15b3"/>
    </style:style>
    <style:style style:name="T1127" style:family="text">
      <style:text-properties officeooo:rsid="039a1126"/>
    </style:style>
    <style:style style:name="T1128" style:family="text">
      <style:text-properties officeooo:rsid="01002e73"/>
    </style:style>
    <style:style style:name="T1129" style:family="text">
      <style:text-properties officeooo:rsid="0104ca1b"/>
    </style:style>
    <style:style style:name="T1130" style:family="text">
      <style:text-properties officeooo:rsid="01079b0a"/>
    </style:style>
    <style:style style:name="T1131" style:family="text">
      <style:text-properties officeooo:rsid="0107f584"/>
    </style:style>
    <style:style style:name="T1132" style:family="text">
      <style:text-properties officeooo:rsid="0110970f"/>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4" draw:name="Image1" text:anchor-type="as-char" svg:width="3.3335in" svg:height="0.7in" draw:z-index="0"><draw:image xlink:href="Pictures/10000201000003E8000000D2A7FE72F00FFCF111.png" xlink:type="simple" xlink:show="embed" xlink:actuate="onLoad" loext:mime-type="image/png"/></draw:frame></text:p>
      <text:p text:style-name="P57"><text:span text:style-name="T524">C</text:span><text:span text:style-name="T525">alc</text:span><text:span text:style-name="T23"> Guide</text:span></text:p>
      <text:p text:style-name="P37">Kapitola <text:span text:style-name="T523">3 <text:s/></text:span><text:line-break/>Creating Charts and Graphs</text:p>
      <text:p text:style-name="Subtitle">Presenting information visually</text:p>
      <text:section text:style-name="Sect1" text:name="CG6203S1" text:condition="ooow:book eq 1" text:display="condition">
        <text:h text:style-name="P64" text:outline-level="1"><text:bookmark-start text:name="__RefHeading__5636_1566568644"/>Autorská práva<text:bookmark-end text:name="__RefHeading__5636_1566568644"/></text:h>
        <text:p text:style-name="P7">This document is Copyright <text:span text:style-name="T512">©</text:span> <text:creation-date style:data-style-name="N10121">2019</text:creation-date><text:s/>by <text:span text:style-name="T513">the LibreOffice Documentation Team. C</text:span>ontributors a<text:span text:style-name="T5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13">http://creativecommons.org/licenses/by/4.0/</text:span></text:a>), version <text:span text:style-name="T513">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OpenOffice.org 3.3 </text:span><text:span text:style-name="Emphasis"><text:span text:style-name="T523">Calc Guide</text:span></text:span>.</text:p>
        <text:h text:style-name="Heading_20_4" text:outline-level="4"><text:bookmark-start text:name="__RefHeading___Toc1847_1473846649"/>Pro <text:span text:style-name="T519">t</text:span>oto <text:span text:style-name="T5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Cathy Crumbley</text:p>
            </table:table-cell>
            <table:table-cell office:value-type="string">
              <text:p text:style-name="P31">Jean Hollis Weber</text:p>
            </table:table-cell>
            <table:table-cell office:value-type="string">
              <text:p text:style-name="P32">Kees Kriek</text:p>
            </table:table-cell>
          </table:table-row>
        </table:table>
        <text:h text:style-name="Heading_20_4" text:outline-level="4"><text:bookmark-start text:name="__RefHeading___Toc28529_3211575895"/><text:span text:style-name="T19">To </text:span><text:span text:style-name="T22">p</text:span><text:span text:style-name="T21">revious</text:span><text:span text:style-name="T19"> </text:span><text:span text:style-name="T22">e</text:span><text:span text:style-name="T19">dition</text:span><text:span text:style-name="T21">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
        <text:h text:style-name="P6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89032442" text:style-name="Heading_20_Note">
          <text:list-item>
            <text:p text:style-name="P71">Poznámka</text:p>
          </text:list-item>
        </text:list>
        <text:p text:style-name="P33">Vše, co do e-mailové konference pošlete, včetně e-mailové adresy a dalších osobních informací uvedených ve zprávě, bude veřejně viditelné bez možnosti smazání.</text:p>
        <text:h text:style-name="P67" text:outline-level="2"><text:bookmark-start text:name="__RefHeading__5644_1566568644"/>Datum vydání a verze programu<text:bookmark-end text:name="__RefHeading__5644_1566568644"/></text:h>
        <text:p text:style-name="P8">Published <text:span text:style-name="T526"><text:date style:data-style-name="N34" text:date-value="2019-12-25T15:45:42.027203645" text:fixed="true">December</text:date></text:span><text:s/><text:date style:data-style-name="N121" text:date-value="2019-12-25T15:45:44.730918738" text:fixed="true">2019</text:date>. Based on LibreOffice <text:span text:style-name="T517">6.2</text:span>.</text:p>
        <text:h text:style-name="Heading_20_2" text:outline-level="2"><text:bookmark-start text:name="__RefHeading___Toc4650_402817234"/><text:span text:style-name="T520">Poznámka pro uživatele systému</text:span> macOS <text:span text:style-name="T520"/><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sledek</text:p>
            </table:table-cell>
          </table:table-row>
          <table:table-row table:style-name="Table4.1">
            <table:table-cell table:style-name="Table4.A2" office:value-type="string">
              <text:p text:style-name="P20"><text:span text:style-name="Strong_20_Emphasis">Nástroje &gt; Možnosti</text:span> 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e nastavení s možnostmi</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ontrol+klepnutí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i s jinými klávesami</text:p>
            </table:table-cell>
          </table:table-row>
          <table:table-row table:style-name="Table4.1">
            <table:table-cell table:style-name="Table4.A2" office:value-type="string">
              <text:p text:style-name="P20">F5</text:p>
            </table:table-cell>
            <table:table-cell table:style-name="Table4.A2" office:value-type="string">
              <text:p text:style-name="P20">Shift+⌘+F5</text:p>
            </table:table-cell>
            <table:table-cell table:style-name="Table4.A2" office:value-type="string">
              <text:p text:style-name="P20">Otevře Navigátor</text:p>
            </table:table-cell>
          </table:table-row>
          <table:table-row table:style-name="Table4.1">
            <table:table-cell table:style-name="Table4.A2" office:value-type="string">
              <text:p text:style-name="P20">F11</text:p>
            </table:table-cell>
            <table:table-cell table:style-name="Table4.A2" office:value-type="string">
              <text:p text:style-name="P20">⌘+T</text:p>
            </table:table-cell>
            <table:table-cell table:style-name="Table4.A2" office:value-type="string">
              <text:p text:style-name="P20">Otevře <text:span text:style-name="T518">postranní lištu</text:span> Styly<text:span text:style-name="T5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3"><text:a xlink:type="simple" xlink:href="#__RefHeading___Toc1847_1473846649" text:style-name="Index_20_Link" text:visited-style-name="Index_20_Link">Pro toto vydání<text:tab/>2</text:a></text:p>
            <text:p text:style-name="P63"><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4650_402817234" text:style-name="Index_20_Link" text:visited-style-name="Index_20_Link">Poznámka pro uživatele systému macOS<text:tab/>2</text:a></text:p>
            <text:p text:style-name="P60"><text:a xlink:type="simple" xlink:href="#__RefHeading__5648_1566568644" text:style-name="Index_20_Link" text:visited-style-name="Index_20_Link">Úvod<text:tab/>6</text:a></text:p>
            <text:p text:style-name="P60"><text:a xlink:type="simple" xlink:href="#__RefHeading__23315_284948500" text:style-name="Index_20_Link" text:visited-style-name="Index_20_Link">Chart Wizard<text:tab/>6</text:a></text:p>
            <text:p text:style-name="P61"><text:a xlink:type="simple" xlink:href="#__RefHeading___Toc45428_1873373956" text:style-name="Index_20_Link" text:visited-style-name="Index_20_Link">Overview of Chart Wizard<text:tab/>6</text:a></text:p>
            <text:p text:style-name="P61"><text:a xlink:type="simple" xlink:href="#__RefHeading___Toc19879_536864046" text:style-name="Index_20_Link" text:visited-style-name="Index_20_Link">Selecting chart type<text:tab/>7</text:a></text:p>
            <text:p text:style-name="P61"><text:a xlink:type="simple" xlink:href="#__RefHeading___Toc45430_1873373956" text:style-name="Index_20_Link" text:visited-style-name="Index_20_Link">Selecting data ranges<text:tab/>8</text:a></text:p>
            <text:p text:style-name="P62"><text:a xlink:type="simple" xlink:href="#__RefHeading___Toc37357_376987738" text:style-name="Index_20_Link" text:visited-style-name="Index_20_Link">Selecting non-adjacent data<text:tab/>8</text:a></text:p>
            <text:p text:style-name="P62"><text:a xlink:type="simple" xlink:href="#__RefHeading___Toc18933_536864046" text:style-name="Index_20_Link" text:visited-style-name="Index_20_Link">Linking to external data<text:tab/>9</text:a></text:p>
            <text:p text:style-name="P61"><text:a xlink:type="simple" xlink:href="#__RefHeading___Toc92880_521841234" text:style-name="Index_20_Link" text:visited-style-name="Index_20_Link">Data series<text:tab/>9</text:a></text:p>
            <text:p text:style-name="P62"><text:a xlink:type="simple" xlink:href="#__RefHeading___Toc12503_4207962654" text:style-name="Index_20_Link" text:visited-style-name="Index_20_Link">Organizing data series<text:tab/>9</text:a></text:p>
            <text:p text:style-name="P62"><text:a xlink:type="simple" xlink:href="#__RefHeading___Toc12505_4207962654" text:style-name="Index_20_Link" text:visited-style-name="Index_20_Link">Setting data series ranges<text:tab/>10</text:a></text:p>
            <text:p text:style-name="P61"><text:a xlink:type="simple" xlink:href="#__RefHeading___Toc30083_1873373956" text:style-name="Index_20_Link" text:visited-style-name="Index_20_Link">Chart elements<text:tab/>11</text:a></text:p>
            <text:p text:style-name="P60"><text:a xlink:type="simple" xlink:href="#__RefHeading___Toc21802_331351213" text:style-name="Index_20_Link" text:visited-style-name="Index_20_Link">Postranní lišta<text:tab/>12</text:a></text:p>
            <text:p text:style-name="P60"><text:a xlink:type="simple" xlink:href="#__RefHeading__23321_284948500" text:style-name="Index_20_Link" text:visited-style-name="Index_20_Link">Modifying charts<text:tab/>14</text:a></text:p>
            <text:p text:style-name="P61"><text:a xlink:type="simple" xlink:href="#__RefHeading___Toc37359_376987738" text:style-name="Index_20_Link" text:visited-style-name="Index_20_Link">Overview of using edit mode<text:tab/>14</text:a></text:p>
            <text:p text:style-name="P61"><text:a xlink:type="simple" xlink:href="#__RefHeading___Toc18939_536864046" text:style-name="Index_20_Link" text:visited-style-name="Index_20_Link">Entering edit mode<text:tab/>15</text:a></text:p>
            <text:p text:style-name="P61"><text:a xlink:type="simple" xlink:href="#__RefHeading___Toc21798_331351213" text:style-name="Index_20_Link" text:visited-style-name="Index_20_Link">Insert menu<text:tab/>15</text:a></text:p>
            <text:p text:style-name="P61"><text:a xlink:type="simple" xlink:href="#__RefHeading__11504_13180705011" text:style-name="Index_20_Link" text:visited-style-name="Index_20_Link">Format menu<text:tab/>16</text:a></text:p>
            <text:p text:style-name="P61"><text:a xlink:type="simple" xlink:href="#__RefHeading___Toc21800_331351213" text:style-name="Index_20_Link" text:visited-style-name="Index_20_Link">nástrojová lišta Formátování<text:tab/>17</text:a></text:p>
            <text:p text:style-name="P60"><text:a xlink:type="simple" xlink:href="#__RefHeading__11502_1318070501" text:style-name="Index_20_Link" text:visited-style-name="Index_20_Link">Selecting and moving chart elements<text:tab/>18</text:a></text:p>
            <text:p text:style-name="P61"><text:a xlink:type="simple" xlink:href="#__RefHeading___Toc18941_536864046" text:style-name="Index_20_Link" text:visited-style-name="Index_20_Link">Selecting chart elements<text:tab/>18</text:a></text:p>
            <text:p text:style-name="P61"><text:a xlink:type="simple" xlink:href="#__RefHeading__23337_2849485001" text:style-name="Index_20_Link" text:visited-style-name="Index_20_Link">Moving chart elements<text:tab/>18</text:a></text:p>
            <text:p text:style-name="P60"><text:a xlink:type="simple" xlink:href="#__RefHeading__23323_284948500" text:style-name="Index_20_Link" text:visited-style-name="Index_20_Link">Changing chart type<text:tab/>19</text:a></text:p>
            <text:p text:style-name="P60"><text:a xlink:type="simple" xlink:href="#__RefHeading__5916_1557782789" text:style-name="Index_20_Link" text:visited-style-name="Index_20_Link">Titles, subtitles, and axis names<text:tab/>19</text:a></text:p>
            <text:p text:style-name="P61"><text:a xlink:type="simple" xlink:href="#__RefHeading___Toc18943_536864046" text:style-name="Index_20_Link" text:visited-style-name="Index_20_Link">Creating or changing text<text:tab/>19</text:a></text:p>
            <text:p text:style-name="P61"><text:a xlink:type="simple" xlink:href="#__RefHeading___Toc37361_376987738" text:style-name="Index_20_Link" text:visited-style-name="Index_20_Link">Formátování textu<text:tab/>20</text:a></text:p>
            <text:p text:style-name="P60"><text:a xlink:type="simple" xlink:href="#__RefHeading___Toc20958_32797944" text:style-name="Index_20_Link" text:visited-style-name="Index_20_Link">Legends<text:tab/>21</text:a></text:p>
            <text:p text:style-name="P61"><text:a xlink:type="simple" xlink:href="#__RefHeading___Toc18945_536864046" text:style-name="Index_20_Link" text:visited-style-name="Index_20_Link">Positioning, inserting or deleting legends<text:tab/>21</text:a></text:p>
            <text:p text:style-name="P62"><text:a xlink:type="simple" xlink:href="#__RefHeading___Toc37363_376987738" text:style-name="Index_20_Link" text:visited-style-name="Index_20_Link">Inserting or deleting only<text:tab/>21</text:a></text:p>
            <text:p text:style-name="P62"><text:a xlink:type="simple" xlink:href="#__RefHeading___Toc37365_376987738" text:style-name="Index_20_Link" text:visited-style-name="Index_20_Link">Positioning, inserting, and deleting<text:tab/>21</text:a></text:p>
            <text:p text:style-name="P61"><text:a xlink:type="simple" xlink:href="#__RefHeading___Toc18947_536864046" text:style-name="Index_20_Link" text:visited-style-name="Index_20_Link">Formatting legends<text:tab/>22</text:a></text:p>
            <text:p text:style-name="P60"><text:a xlink:type="simple" xlink:href="#__RefHeading__23339_2849485001" text:style-name="Index_20_Link" text:visited-style-name="Index_20_Link">Formatting chart backgrounds<text:tab/>22</text:a></text:p>
            <text:p text:style-name="P60"><text:a xlink:type="simple" xlink:href="#__RefHeading__23355_284948500" text:style-name="Index_20_Link" text:visited-style-name="Index_20_Link">Data series<text:tab/>23</text:a></text:p>
            <text:p text:style-name="P61"><text:a xlink:type="simple" xlink:href="#__RefHeading___Toc15861_397711313" text:style-name="Index_20_Link" text:visited-style-name="Index_20_Link">Changing data ranges<text:tab/>23</text:a></text:p>
            <text:p text:style-name="P62"><text:a xlink:type="simple" xlink:href="#__RefHeading___Toc18949_536864046" text:style-name="Index_20_Link" text:visited-style-name="Index_20_Link">Replacing data by dragging<text:tab/>23</text:a></text:p>
            <text:p text:style-name="P62"><text:a xlink:type="simple" xlink:href="#__RefHeading___Toc18951_536864046" text:style-name="Index_20_Link" text:visited-style-name="Index_20_Link">Modifying the data range<text:tab/>24</text:a></text:p>
            <text:p text:style-name="P61"><text:soft-page-break/><text:a xlink:type="simple" xlink:href="#__RefHeading___Toc21804_331351213" text:style-name="Index_20_Link" text:visited-style-name="Index_20_Link">Opening data series dialog<text:tab/>24</text:a></text:p>
            <text:p text:style-name="P61"><text:a xlink:type="simple" xlink:href="#__RefHeading___Toc12330_3286614320" text:style-name="Index_20_Link" text:visited-style-name="Index_20_Link">Alignment, spacing, and plot options<text:tab/>25</text:a></text:p>
            <text:p text:style-name="P62"><text:a xlink:type="simple" xlink:href="#__RefHeading___Toc18697_2948163738" text:style-name="Index_20_Link" text:visited-style-name="Index_20_Link">Aligning data to secondary Y axis<text:tab/>25</text:a></text:p>
            <text:p text:style-name="P62"><text:a xlink:type="simple" xlink:href="#__RefHeading___Toc21806_331351213" text:style-name="Index_20_Link" text:visited-style-name="Index_20_Link">Spacing and plot options<text:tab/>26</text:a></text:p>
            <text:p text:style-name="P62"><text:a xlink:type="simple" xlink:href="#__RefHeading___Toc21808_331351213" text:style-name="Index_20_Link" text:visited-style-name="Index_20_Link">Area, transparency, and borders<text:tab/>27</text:a></text:p>
            <text:p text:style-name="P62"><text:a xlink:type="simple" xlink:href="#__RefHeading___Toc20299_2468186762" text:style-name="Index_20_Link" text:visited-style-name="Index_20_Link">Lines, areas, and data point icons<text:tab/>27</text:a></text:p>
            <text:p text:style-name="P61"><text:a xlink:type="simple" xlink:href="#__RefHeading___Toc12332_3286614320" text:style-name="Index_20_Link" text:visited-style-name="Index_20_Link">Assigning colors<text:tab/>28</text:a></text:p>
            <text:p text:style-name="P63"><text:a xlink:type="simple" xlink:href="#__RefHeading___Toc21810_331351213" text:style-name="Index_20_Link" text:visited-style-name="Index_20_Link">Changing default color scheme<text:tab/>28</text:a></text:p>
            <text:p text:style-name="P63"><text:a xlink:type="simple" xlink:href="#__RefHeading___Toc21812_331351213" text:style-name="Index_20_Link" text:visited-style-name="Index_20_Link">Using Data Series dialog<text:tab/>28</text:a></text:p>
            <text:p text:style-name="P63"><text:a xlink:type="simple" xlink:href="#__RefHeading___Toc21814_331351213" text:style-name="Index_20_Link" text:visited-style-name="Index_20_Link">Using data ranges to assign colors<text:tab/>28</text:a></text:p>
            <text:p text:style-name="P61"><text:a xlink:type="simple" xlink:href="#__RefHeading___Toc21816_331351213" text:style-name="Index_20_Link" text:visited-style-name="Index_20_Link">Formatting Data Points<text:tab/>29</text:a></text:p>
            <text:p text:style-name="P60"><text:a xlink:type="simple" xlink:href="#__RefHeading___Toc12507_4207962654" text:style-name="Index_20_Link" text:visited-style-name="Index_20_Link">Axes<text:tab/>30</text:a></text:p>
            <text:p text:style-name="P61"><text:a xlink:type="simple" xlink:href="#__RefHeading___Toc17571_1898966804" text:style-name="Index_20_Link" text:visited-style-name="Index_20_Link">Add or remove axis labels<text:tab/>30</text:a></text:p>
            <text:p text:style-name="P61"><text:a xlink:type="simple" xlink:href="#__RefHeading___Toc21818_331351213" text:style-name="Index_20_Link" text:visited-style-name="Index_20_Link">Edit and format axes<text:tab/>31</text:a></text:p>
            <text:p text:style-name="P62"><text:a xlink:type="simple" xlink:href="#__RefHeading___Toc16329_331351213" text:style-name="Index_20_Link" text:visited-style-name="Index_20_Link">Defining Scales<text:tab/>32</text:a></text:p>
            <text:p text:style-name="P62"><text:a xlink:type="simple" xlink:href="#__RefHeading__15950_1318070501" text:style-name="Index_20_Link" text:visited-style-name="Index_20_Link">Positioning axis, labels, and interval marks<text:tab/>33</text:a></text:p>
            <text:p text:style-name="P62"><text:a xlink:type="simple" xlink:href="#__RefHeading__15952_1318070501" text:style-name="Index_20_Link" text:visited-style-name="Index_20_Link">Line page<text:tab/>34</text:a></text:p>
            <text:p text:style-name="P62"><text:a xlink:type="simple" xlink:href="#__RefHeading__28757_1783230941" text:style-name="Index_20_Link" text:visited-style-name="Index_20_Link">Label page<text:tab/>34</text:a></text:p>
            <text:p text:style-name="P62"><text:a xlink:type="simple" xlink:href="#__RefHeading__28759_1783230941" text:style-name="Index_20_Link" text:visited-style-name="Index_20_Link">Čísla<text:tab/>35</text:a></text:p>
            <text:p text:style-name="P62"><text:a xlink:type="simple" xlink:href="#__RefHeading__28761_1783230941" text:style-name="Index_20_Link" text:visited-style-name="Index_20_Link">Font and font effects<text:tab/>36</text:a></text:p>
            <text:p text:style-name="P62"><text:a xlink:type="simple" xlink:href="#__RefHeading__28763_1783230941" text:style-name="Index_20_Link" text:visited-style-name="Index_20_Link">Asian typography<text:tab/>36</text:a></text:p>
            <text:p text:style-name="P61"><text:a xlink:type="simple" xlink:href="#__RefHeading__13037_1719362833" text:style-name="Index_20_Link" text:visited-style-name="Index_20_Link">Hierarchical axis labels<text:tab/>36</text:a></text:p>
            <text:p text:style-name="P60"><text:a xlink:type="simple" xlink:href="#__RefHeading___Toc20962_32797944" text:style-name="Index_20_Link" text:visited-style-name="Index_20_Link">Data labels<text:tab/>37</text:a></text:p>
            <text:p text:style-name="P61"><text:a xlink:type="simple" xlink:href="#__RefHeading___Toc21820_331351213" text:style-name="Index_20_Link" text:visited-style-name="Index_20_Link">Adding and formatting data labels for a data series<text:tab/>37</text:a></text:p>
            <text:p text:style-name="P61"><text:a xlink:type="simple" xlink:href="#__RefHeading___Toc21822_331351213" text:style-name="Index_20_Link" text:visited-style-name="Index_20_Link">Data labels for individual data points<text:tab/>39</text:a></text:p>
            <text:p text:style-name="P62"><text:a xlink:type="simple" xlink:href="#__RefHeading___Toc18953_536864046" text:style-name="Index_20_Link" text:visited-style-name="Index_20_Link">Adding a single data label<text:tab/>39</text:a></text:p>
            <text:p text:style-name="P62"><text:a xlink:type="simple" xlink:href="#__RefHeading___Toc18955_536864046" text:style-name="Index_20_Link" text:visited-style-name="Index_20_Link">Formatting a single data point<text:tab/>40</text:a></text:p>
            <text:p text:style-name="P61"><text:a xlink:type="simple" xlink:href="#__RefHeading___Toc21824_331351213" text:style-name="Index_20_Link" text:visited-style-name="Index_20_Link">Removing data labels<text:tab/>40</text:a></text:p>
            <text:p text:style-name="P62"><text:a xlink:type="simple" xlink:href="#__RefHeading___Toc21826_331351213" text:style-name="Index_20_Link" text:visited-style-name="Index_20_Link">Removing all data labels from a single data series<text:tab/>40</text:a></text:p>
            <text:p text:style-name="P62"><text:a xlink:type="simple" xlink:href="#__RefHeading___Toc18957_536864046" text:style-name="Index_20_Link" text:visited-style-name="Index_20_Link">Removing a data label from a single data point<text:tab/>40</text:a></text:p>
            <text:p text:style-name="P62"><text:a xlink:type="simple" xlink:href="#__RefHeading___Toc21828_331351213" text:style-name="Index_20_Link" text:visited-style-name="Index_20_Link">Removing all data labels<text:tab/>40</text:a></text:p>
            <text:p text:style-name="P60"><text:a xlink:type="simple" xlink:href="#__RefHeading__5920_1557782789" text:style-name="Index_20_Link" text:visited-style-name="Index_20_Link">Grids<text:tab/>41</text:a></text:p>
            <text:p text:style-name="P61"><text:a xlink:type="simple" xlink:href="#__RefHeading___Toc21832_331351213" text:style-name="Index_20_Link" text:visited-style-name="Index_20_Link">Adding/removing grid lines<text:tab/>41</text:a></text:p>
            <text:p text:style-name="P61"><text:a xlink:type="simple" xlink:href="#__RefHeading___Toc21834_331351213" text:style-name="Index_20_Link" text:visited-style-name="Index_20_Link">Formatting grids<text:tab/>41</text:a></text:p>
            <text:p text:style-name="P60"><text:a xlink:type="simple" xlink:href="#__RefHeading__32495917" text:style-name="Index_20_Link" text:visited-style-name="Index_20_Link">3D charts<text:tab/>42</text:a></text:p>
            <text:p text:style-name="P61"><text:a xlink:type="simple" xlink:href="#__RefHeading___Toc18959_536864046" text:style-name="Index_20_Link" text:visited-style-name="Index_20_Link">Setting 3D look<text:tab/>42</text:a></text:p>
            <text:p text:style-name="P61"><text:a xlink:type="simple" xlink:href="#__RefHeading___Toc18961_536864046" text:style-name="Index_20_Link" text:visited-style-name="Index_20_Link">Formatting 3D view<text:tab/>43</text:a></text:p>
            <text:p text:style-name="P62"><text:a xlink:type="simple" xlink:href="#__RefHeading___Toc18963_536864046" text:style-name="Index_20_Link" text:visited-style-name="Index_20_Link">Rotation and perspective<text:tab/>43</text:a></text:p>
            <text:p text:style-name="P62"><text:a xlink:type="simple" xlink:href="#__RefHeading__12036_1318070501" text:style-name="Index_20_Link" text:visited-style-name="Index_20_Link">Rotating 3D charts interactively<text:tab/>44</text:a></text:p>
            <text:p text:style-name="P62"><text:a xlink:type="simple" xlink:href="#__RefHeading__23347_284948500" text:style-name="Index_20_Link" text:visited-style-name="Index_20_Link">Appearance<text:tab/>44</text:a></text:p>
            <text:p text:style-name="P62"><text:a xlink:type="simple" xlink:href="#__RefHeading__23349_284948500" text:style-name="Index_20_Link" text:visited-style-name="Index_20_Link">Illumination<text:tab/>44</text:a></text:p>
            <text:p text:style-name="P60"><text:a xlink:type="simple" xlink:href="#__RefHeading__23329_284948500" text:style-name="Index_20_Link" text:visited-style-name="Index_20_Link">Trend lines<text:tab/>45</text:a></text:p>
            <text:p text:style-name="P61"><text:a xlink:type="simple" xlink:href="#__RefHeading___Toc21836_331351213" text:style-name="Index_20_Link" text:visited-style-name="Index_20_Link">Adding and modifying trend lines<text:tab/>46</text:a></text:p>
            <text:p text:style-name="P62"><text:a xlink:type="simple" xlink:href="#__RefHeading___Toc747675_690378497" text:style-name="Index_20_Link" text:visited-style-name="Index_20_Link">Regression types<text:tab/>46</text:a></text:p>
            <text:p text:style-name="P62"><text:a xlink:type="simple" xlink:href="#__RefHeading___Toc18967_536864046" text:style-name="Index_20_Link" text:visited-style-name="Index_20_Link">Trend line options<text:tab/>47</text:a></text:p>
            <text:p text:style-name="P62"><text:a xlink:type="simple" xlink:href="#__RefHeading___Toc21838_331351213" text:style-name="Index_20_Link" text:visited-style-name="Index_20_Link">Formatting trend lines<text:tab/>48</text:a></text:p>
            <text:p text:style-name="P62"><text:a xlink:type="simple" xlink:href="#__RefHeading___Toc18969_536864046" text:style-name="Index_20_Link" text:visited-style-name="Index_20_Link">Formatting trend line equations<text:tab/>48</text:a></text:p>
            <text:p text:style-name="P62"><text:a xlink:type="simple" xlink:href="#__RefHeading___Toc21840_331351213" text:style-name="Index_20_Link" text:visited-style-name="Index_20_Link">Deleting trend lines<text:tab/>49</text:a></text:p>
            <text:p text:style-name="P61"><text:soft-page-break/><text:a xlink:type="simple" xlink:href="#__RefHeading__23331_284948500" text:style-name="Index_20_Link" text:visited-style-name="Index_20_Link">Mean value lines<text:tab/>49</text:a></text:p>
            <text:p text:style-name="P62"><text:a xlink:type="simple" xlink:href="#__RefHeading___Toc21842_331351213" text:style-name="Index_20_Link" text:visited-style-name="Index_20_Link">Inserting mean value lines<text:tab/>49</text:a></text:p>
            <text:p text:style-name="P62"><text:a xlink:type="simple" xlink:href="#__RefHeading___Toc21844_331351213" text:style-name="Index_20_Link" text:visited-style-name="Index_20_Link">Modifying mean value lines<text:tab/>50</text:a></text:p>
            <text:p text:style-name="P62"><text:a xlink:type="simple" xlink:href="#__RefHeading___Toc21846_331351213" text:style-name="Index_20_Link" text:visited-style-name="Index_20_Link">Deleting mean value lines<text:tab/>50</text:a></text:p>
            <text:p text:style-name="P60"><text:a xlink:type="simple" xlink:href="#__RefHeading__23333_284948500" text:style-name="Index_20_Link" text:visited-style-name="Index_20_Link">Error bars<text:tab/>50</text:a></text:p>
            <text:p text:style-name="P61"><text:a xlink:type="simple" xlink:href="#__RefHeading___Toc21848_331351213" text:style-name="Index_20_Link" text:visited-style-name="Index_20_Link">Inserting error bars<text:tab/>51</text:a></text:p>
            <text:p text:style-name="P61"><text:a xlink:type="simple" xlink:href="#__RefHeading___Toc21850_331351213" text:style-name="Index_20_Link" text:visited-style-name="Index_20_Link">Error bar dialog options<text:tab/>52</text:a></text:p>
            <text:p text:style-name="P61"><text:a xlink:type="simple" xlink:href="#__RefHeading___Toc21852_331351213" text:style-name="Index_20_Link" text:visited-style-name="Index_20_Link">Modifying error bars<text:tab/>52</text:a></text:p>
            <text:p text:style-name="P61"><text:a xlink:type="simple" xlink:href="#__RefHeading___Toc21854_331351213" text:style-name="Index_20_Link" text:visited-style-name="Index_20_Link">Deleting error bars<text:tab/>53</text:a></text:p>
            <text:p text:style-name="P60"><text:a xlink:type="simple" xlink:href="#__RefHeading___Toc12334_3286614320" text:style-name="Index_20_Link" text:visited-style-name="Index_20_Link">Adding drawing objects to charts<text:tab/>53</text:a></text:p>
            <text:p text:style-name="P60"><text:a xlink:type="simple" xlink:href="#__RefHeading__23357_284948500" text:style-name="Index_20_Link" text:visited-style-name="Index_20_Link">Resizing, moving, and positioning charts<text:tab/>54</text:a></text:p>
            <text:p text:style-name="P61"><text:a xlink:type="simple" xlink:href="#__RefHeading__58024_537822668" text:style-name="Index_20_Link" text:visited-style-name="Index_20_Link">Changing interactively<text:tab/>55</text:a></text:p>
            <text:p text:style-name="P62"><text:a xlink:type="simple" xlink:href="#__RefHeading___Toc18971_536864046" text:style-name="Index_20_Link" text:visited-style-name="Index_20_Link">Resizing<text:tab/>55</text:a></text:p>
            <text:p text:style-name="P62"><text:a xlink:type="simple" xlink:href="#__RefHeading___Toc18973_536864046" text:style-name="Index_20_Link" text:visited-style-name="Index_20_Link">Moving<text:tab/>55</text:a></text:p>
            <text:p text:style-name="P61"><text:a xlink:type="simple" xlink:href="#__RefHeading__32435717" text:style-name="Index_20_Link" text:visited-style-name="Index_20_Link">Position and Size dialog<text:tab/>55</text:a></text:p>
            <text:p text:style-name="P62"><text:a xlink:type="simple" xlink:href="#__RefHeading__58026_537822668" text:style-name="Index_20_Link" text:visited-style-name="Index_20_Link">Position and Size<text:tab/>56</text:a></text:p>
            <text:p text:style-name="P62"><text:a xlink:type="simple" xlink:href="#__RefHeading___Toc37367_376987738" text:style-name="Index_20_Link" text:visited-style-name="Index_20_Link">Rotation<text:tab/>57</text:a></text:p>
            <text:p text:style-name="P62"><text:a xlink:type="simple" xlink:href="#__RefHeading__58030_537822668" text:style-name="Index_20_Link" text:visited-style-name="Index_20_Link">Slant &amp; Corner Radius<text:tab/>58</text:a></text:p>
            <text:p text:style-name="P60"><text:a xlink:type="simple" xlink:href="#__RefHeading___Toc65632_791688821" text:style-name="Index_20_Link" text:visited-style-name="Index_20_Link">Selecting multiple charts<text:tab/>58</text:a></text:p>
            <text:p text:style-name="P60"><text:a xlink:type="simple" xlink:href="#__RefHeading___Toc18975_536864046" text:style-name="Index_20_Link" text:visited-style-name="Index_20_Link">Changing overall appearance of charts<text:tab/>58</text:a></text:p>
            <text:p text:style-name="P60"><text:a xlink:type="simple" xlink:href="#__RefHeading__23359_284948500" text:style-name="Index_20_Link" text:visited-style-name="Index_20_Link">Copying, exporting, and deleting charts<text:tab/>60</text:a></text:p>
            <text:p text:style-name="P61"><text:a xlink:type="simple" xlink:href="#__RefHeading___Toc18979_536864046" text:style-name="Index_20_Link" text:visited-style-name="Index_20_Link">Copying charts in the same spreadsheet document<text:tab/>60</text:a></text:p>
            <text:p text:style-name="P61"><text:a xlink:type="simple" xlink:href="#__RefHeading___Toc18981_536864046" text:style-name="Index_20_Link" text:visited-style-name="Index_20_Link">Copying to another LibreOffice document<text:tab/>60</text:a></text:p>
            <text:p text:style-name="P62"><text:a xlink:type="simple" xlink:href="#__RefHeading___Toc37371_376987738" text:style-name="Index_20_Link" text:visited-style-name="Index_20_Link">Keeping original data<text:tab/>60</text:a></text:p>
            <text:p text:style-name="P62"><text:a xlink:type="simple" xlink:href="#__RefHeading___Toc18983_536864046" text:style-name="Index_20_Link" text:visited-style-name="Index_20_Link">Modifying original data<text:tab/>60</text:a></text:p>
            <text:p text:style-name="P62"><text:a xlink:type="simple" xlink:href="#__RefHeading___Toc18985_536864046" text:style-name="Index_20_Link" text:visited-style-name="Index_20_Link">Dragging replacement data<text:tab/>61</text:a></text:p>
            <text:p text:style-name="P61"><text:a xlink:type="simple" xlink:href="#__RefHeading___Toc37375_376987738" text:style-name="Index_20_Link" text:visited-style-name="Index_20_Link">Exporting charts<text:tab/>61</text:a></text:p>
            <text:p text:style-name="P61"><text:a xlink:type="simple" xlink:href="#__RefHeading___Toc37377_376987738" text:style-name="Index_20_Link" text:visited-style-name="Index_20_Link">Deleting charts<text:tab/>61</text:a></text:p>
            <text:p text:style-name="P60"><text:a xlink:type="simple" xlink:href="#__RefHeading__38593_1127550272" text:style-name="Index_20_Link" text:visited-style-name="Index_20_Link">Gallery of chart types<text:tab/>61</text:a></text:p>
            <text:p text:style-name="P61"><text:a xlink:type="simple" xlink:href="#__RefHeading__23361_284948500" text:style-name="Index_20_Link" text:visited-style-name="Index_20_Link">Column charts<text:tab/>61</text:a></text:p>
            <text:p text:style-name="P61"><text:a xlink:type="simple" xlink:href="#__RefHeading__23363_284948500" text:style-name="Index_20_Link" text:visited-style-name="Index_20_Link">Bar charts<text:tab/>62</text:a></text:p>
            <text:p text:style-name="P61"><text:a xlink:type="simple" xlink:href="#__RefHeading__23365_284948500" text:style-name="Index_20_Link" text:visited-style-name="Index_20_Link">Pie charts<text:tab/>63</text:a></text:p>
            <text:p text:style-name="P61"><text:a xlink:type="simple" xlink:href="#__RefHeading__23367_284948500" text:style-name="Index_20_Link" text:visited-style-name="Index_20_Link">Area charts<text:tab/>65</text:a></text:p>
            <text:p text:style-name="P62"><text:a xlink:type="simple" xlink:href="#__RefHeading___Toc12336_3286614320" text:style-name="Index_20_Link" text:visited-style-name="Index_20_Link">Normal area charts<text:tab/>66</text:a></text:p>
            <text:p text:style-name="P62"><text:a xlink:type="simple" xlink:href="#__RefHeading___Toc12338_3286614320" text:style-name="Index_20_Link" text:visited-style-name="Index_20_Link">Stacked area charts<text:tab/>66</text:a></text:p>
            <text:p text:style-name="P61"><text:a xlink:type="simple" xlink:href="#__RefHeading__23369_284948500" text:style-name="Index_20_Link" text:visited-style-name="Index_20_Link">Line charts<text:tab/>66</text:a></text:p>
            <text:p text:style-name="P61"><text:a xlink:type="simple" xlink:href="#__RefHeading__23371_284948500" text:style-name="Index_20_Link" text:visited-style-name="Index_20_Link">Scatter or XY charts<text:tab/>68</text:a></text:p>
            <text:p text:style-name="P62"><text:a xlink:type="simple" xlink:href="#__RefHeading___Toc12340_3286614320" text:style-name="Index_20_Link" text:visited-style-name="Index_20_Link">XY chart variants<text:tab/>69</text:a></text:p>
            <text:p text:style-name="P62"><text:a xlink:type="simple" xlink:href="#__RefHeading__58036_537822668" text:style-name="Index_20_Link" text:visited-style-name="Index_20_Link">Examples of XY or scatter charts<text:tab/>70</text:a></text:p>
            <text:p text:style-name="P61"><text:a xlink:type="simple" xlink:href="#__RefHeading__23373_284948500" text:style-name="Index_20_Link" text:visited-style-name="Index_20_Link">Bubble charts<text:tab/>70</text:a></text:p>
            <text:p text:style-name="P61"><text:a xlink:type="simple" xlink:href="#__RefHeading__23375_284948500" text:style-name="Index_20_Link" text:visited-style-name="Index_20_Link">Net charts<text:tab/>71</text:a></text:p>
            <text:p text:style-name="P61"><text:a xlink:type="simple" xlink:href="#__RefHeading__23377_284948500" text:style-name="Index_20_Link" text:visited-style-name="Index_20_Link">Stock charts<text:tab/>73</text:a></text:p>
            <text:p text:style-name="P62"><text:a xlink:type="simple" xlink:href="#__RefHeading__58038_537822668" text:style-name="Index_20_Link" text:visited-style-name="Index_20_Link">Stock chart variants<text:tab/>73</text:a></text:p>
            <text:p text:style-name="P61"><text:a xlink:type="simple" xlink:href="#__RefHeading__23379_284948500" text:style-name="Index_20_Link" text:visited-style-name="Index_20_Link">Column and line charts<text:tab/>75</text:a></text:p>
            <text:p text:style-name="P61"><text:a xlink:type="simple" xlink:href="#__RefHeading___Toc21856_331351213" text:style-name="Index_20_Link" text:visited-style-name="Index_20_Link">Kontingenční grafy<text:tab/>76</text:a></text:p>
          </text:index-body>
        </text:table-of-content>
        <text:p text:style-name="P8"/>
      </text:section>
      <text:h text:style-name="P65" text:outline-level="1"><text:bookmark-start text:name="__RefHeading__5648_1566568644"/><text:span text:style-name="T24">I</text:span><text:span text:style-name="T19">ntroduction</text:span><text:bookmark-end text:name="__RefHeading__5648_1566568644"/></text:h>
      <text:p text:style-name="Text_20_body">Charts and graphs can be powerful ways to convey information and LibreOffice Calc offers a variety of ways to <text:span text:style-name="T528">present</text:span> <text:span text:style-name="T529">data</text:span>. They can be customized to a considerable extent, enabling information to be <text:span text:style-name="T528">shown</text:span> in the clearest manner.</text:p>
      <text:p text:style-name="Text_20_body"><text:span text:style-name="T19">For readers interested in effective ways to present information graphically, two excellent introductions to the topic are William S. Cleveland’s </text:span><text:span text:style-name="Emphasis"><text:span text:style-name="T19">The </text:span></text:span><text:span text:style-name="Emphasis"><text:span text:style-name="T25">E</text:span></text:span><text:span text:style-name="Emphasis"><text:span text:style-name="T19">lements of </text:span></text:span><text:span text:style-name="Emphasis"><text:span text:style-name="T25">G</text:span></text:span><text:span text:style-name="Emphasis"><text:span text:style-name="T19">raphing </text:span></text:span><text:span text:style-name="Emphasis"><text:span text:style-name="T25">D</text:span></text:span><text:span text:style-name="Emphasis"><text:span text:style-name="T19">ata</text:span></text:span><text:span text:style-name="T19">, 2nd edition, Hobart Press (1994) and Edward R. Tufte</text:span><text:bookmark text:name="btAsinTitle"/><text:span text:style-name="T19">’s </text:span><text:span text:style-name="Emphasis"><text:span text:style-name="T19">The Visual Display of Quantitative Information</text:span></text:span><text:span text:style-name="T19">, 2nd edition, Graphics Press (2009).</text:span></text:p>
      <text:h text:style-name="Heading_20_1" text:outline-level="1"><text:bookmark-start text:name="__RefHeading__23315_284948500"/><text:alphabetical-index-mark text:string-value="vytváření" text:key1="chart"/>Chart Wizard<text:bookmark-end text:name="__RefHeading__23315_284948500"/></text:h>
      <text:p text:style-name="Text_20_body"><text:span text:style-name="T530">Use</text:span> Chart Wizard to create <text:span text:style-name="T531">an initial </text:span>chart <text:span text:style-name="T531">using data in a </text:span>spreadsheet. <text:span text:style-name="T530">Then use the </text:span>Chart Wizard <text:span text:style-name="T530">options to </text:span>chang<text:span text:style-name="T530">e</text:span> the <text:span text:style-name="T532">type of </text:span>chart, adjust data ranges, and edit <text:span text:style-name="T533">some chart elements</text:span>. Each change <text:span text:style-name="T534">is immediately seen </text:span>in the chart.</text:p>
      <text:h text:style-name="Heading_20_2" text:outline-level="2"><text:bookmark-start text:name="__RefHeading___Toc45428_1873373956"/>Overview of Chart Wizar<text:span text:style-name="T535">d</text:span><text:bookmark-end text:name="__RefHeading___Toc45428_1873373956"/></text:h>
      <text:p text:style-name="Figure"><draw:frame draw:style-name="fr4" draw:name="Frame55" text:anchor-type="as-char" svg:width="3.5228in" style:rel-width="53%" svg:height="1.4583in" style:rel-height="scale-min" draw:z-index="24"><draw:text-box><text:p text:style-name="Caption"><draw:frame draw:style-name="fr17" draw:name="Image15" text:anchor-type="paragraph" svg:width="3.5228in" style:rel-width="100%" svg:height="1.4583in" style:rel-height="scale" draw:z-index="28"><draw:image xlink:href="Pictures/1000000000000279000001063142A6F7BD7DFF6E.png" xlink:type="simple" xlink:show="embed" xlink:actuate="onLoad" loext:mime-type="image/png"/></draw:frame>Figure <text:sequence text:ref-name="refFigure62" text:name="Figure" text:formula="ooow:Figure+1" style:num-format="1">1</text:sequence>: Example data for creating a chart</text:p></draw:text-box></draw:frame></text:p>
      <text:p text:style-name="Text_20_body">To demonstrate the process of <text:span text:style-name="T536">using Chart Wizard to cr</text:span>eat<text:span text:style-name="T536">e</text:span> charts, <text:span text:style-name="T530">the </text:span>data shown in <text:span text:style-name="T537">Figure </text:span><text:span text:style-name="T537"><text:sequence-ref text:reference-format="value" text:ref-name="refFigure62">1</text:sequence-ref></text:span><text:span text:style-name="T537"><text:s/>is used in the following sections</text:span>. Here <text:span text:style-name="T538">is an overview of the basic steps</text:span>:</text:p>
      <text:list xml:id="list1865342170" text:style-name="Numbering_20_1">
        <text:list-item>
          <text:p text:style-name="Numbering_20_1">Select the cells containing <text:span text:style-name="T539">all of </text:span>the data — <text:span text:style-name="T539">including names, categories, and labels — to</text:span> be included in the chart. The selection can be a single block, individual cells, or groups of cells (columns or rows).</text:p>
        </text:list-item>
      </text:list>
      <text:list xml:id="list2256383521" text:style-name="Heading_20_Tip">
        <text:list-item>
          <text:p text:style-name="Heading_20_Tip">Tip</text:p>
        </text:list-item>
      </text:list>
      <text:p text:style-name="Text_20_Note"><text:span text:style-name="T539">When the data is in one place, t</text:span>he Chart Wizard <text:span text:style-name="T540">can </text:span>guess the range <text:span text:style-name="T539">and </text:span>create a<text:span text:style-name="T541">n initial </text:span>chart <text:span text:style-name="T539">even if all of the data is not selected</text:span>. Before opening the Chart Wizard, <text:span text:style-name="T539">just </text:span>place the cursor or select a cell anywhere in the area of the data. </text:p>
      <text:list xml:id="list221109331342621" text:continue-list="list1865342170" text:style-name="Numbering_20_1">
        <text:list-item>
          <text:p text:style-name="Numbering_20_1"><text:span text:style-name="T26">Do one of the following. </text:span><text:span text:style-name="T27">This will cause</text:span><text:span text:style-name="T28"> a chart to be </text:span><text:span text:style-name="T26">placed on the spreadsheet as an object (</text:span><text:span text:style-name="T29">Figure </text:span><text:span text:style-name="T29"><text:sequence-ref text:reference-format="value" text:ref-name="refFigure63">2</text:sequence-ref></text:span><text:span text:style-name="T26">) </text:span><text:span text:style-name="T29">and </text:span><text:span text:style-name="T26">open the </text:span><text:alphabetical-index-mark-start text:id="IMark755789336"/><text:span text:style-name="T26">Chart Wizard</text:span><text:alphabetical-index-mark-end text:id="IMark755789336"/><text:span text:style-name="T26"> dialog </text:span><text:span text:style-name="T29">(Figure </text:span><text:span text:style-name="T29"><text:sequence-ref text:reference-format="value" text:ref-name="refFigure65">4</text:sequence-ref></text:span><text:span text:style-name="T26">).</text:span></text:p>
        </text:list-item>
      </text:list>
      <text:list xml:id="list117366240" text:style-name="List_20_2">
        <text:list-item>
          <text:p text:style-name="List_20_2"><text:span text:style-name="T19">Go to </text:span><text:span text:style-name="Strong_20_Emphasis">Insert &gt; Chart</text:span><text:span text:style-name="T19"> on the </text:span><text:span text:style-name="T26">M</text:span><text:span text:style-name="T19">enu bar.</text:span></text:p>
        </text:list-item>
        <text:list-item>
          <text:p text:style-name="List_20_2"><text:span text:style-name="T26">C</text:span><text:span text:style-name="T19">lick the </text:span><text:span text:style-name="Strong_20_Emphasis">Chart </text:span><text:span text:style-name="Strong_20_Emphasis"><text:span text:style-name="T542">Type</text:span></text:span><text:span text:style-name="T30"> </text:span><text:span text:style-name="T19">icon </text:span><text:span text:style-name="T19"><draw:frame draw:style-name="fr29" draw:name="Image42" text:anchor-type="as-char" svg:y="-0.2646in" svg:width="0.2866in" svg:height="0.2866in" draw:z-index="1"><draw:image xlink:href="Pictures/100000000000001E0000001EE682318B6FCEE984.png" xlink:type="simple" xlink:show="embed" xlink:actuate="onLoad" loext:mime-type="image/png"/></draw:frame></text:span><text:span text:style-name="T19"><text:s/>on the Standard toolbar.</text:span></text:p>
        </text:list-item>
      </text:list>
      <text:list xml:id="list221107798208407" text:continue-list="list221109331342621" text:style-name="Numbering_20_1">
        <text:list-item>
          <text:p text:style-name="Numbering_20_1">Choose the chart type and make any other selections desired. <text:span text:style-name="T543">The options are explained below.</text:span></text:p>
        </text:list-item>
        <text:list-item>
          <text:p text:style-name="Numbering_20_1"><text:span text:style-name="T31">Click </text:span><text:span text:style-name="Strong_20_Emphasis">Finish</text:span> <text:span text:style-name="T544">to save the selections and close the Chart Wizard.</text:span></text:p>
        </text:list-item>
      </text:list>
      <text:p text:style-name="Figure"><text:soft-page-break/><draw:frame draw:style-name="fr1" draw:name="Frame35" text:anchor-type="as-char" svg:width="4.6575in" draw:z-index="26"><draw:text-box fo:min-height="2.7563in"><text:p text:style-name="Caption"><draw:frame draw:style-name="fr36" draw:name="Object1" text:anchor-type="paragraph" svg:width="4.339in" svg:height="2.5591in" draw:z-index="27"><draw:object xlink:href="./Object 1" xlink:type="simple" xlink:show="embed" xlink:actuate="onLoad"/><draw:image xlink:href="./ObjectReplacements/Object 1" xlink:type="simple" xlink:show="embed" xlink:actuate="onLoad"/><svg:desc>chart</svg:desc></draw:frame>Figure <text:sequence text:ref-name="refFigure63" text:name="Figure" text:formula="ooow:Figure+1" style:num-format="1">2</text:sequence>: Example chart automatically created using Chart Wizard</text:p></draw:text-box></draw:frame></text:p>
      <text:p text:style-name="Text_20_body">The following sections provide further <text:span text:style-name="T542">details</text:span> about using the Chart Wizard.</text:p>
      <text:h text:style-name="Heading_20_2" text:outline-level="2"><text:bookmark-start text:name="__RefHeading___Toc19879_536864046"/><text:span text:style-name="T19">Selecting </text:span><text:alphabetical-index-mark-start text:id="IMark458868920"/><text:span text:style-name="T19">chart type</text:span><text:bookmark-end text:name="__RefHeading___Toc19879_536864046"/><text:alphabetical-index-mark-end text:id="IMark458868920"/></text:h>
      <text:p text:style-name="Text_20_body">Calc offers a choice of ten basic chart types. Further options vary according to the type of chart selected. <text:span text:style-name="T545">For more information about the different chart types see “</text:span><text:bookmark-ref text:reference-format="text" text:ref-name="__RefHeading__38593_1127550272">Gallery of chart types</text:bookmark-ref>” on page <text:bookmark-ref text:reference-format="page" text:ref-name="__RefHeading__38593_1127550272">61</text:bookmark-ref>.</text:p>
      <text:p text:style-name="Figure"><draw:frame draw:style-name="fr1" draw:name="Frame65" text:anchor-type="as-char" svg:width="6.4161in" draw:z-index="29"><draw:text-box fo:min-height="2.7429in"><text:p text:style-name="Caption"><draw:frame draw:style-name="fr33" draw:name="Image4" text:anchor-type="paragraph" svg:width="6.4161in" style:rel-width="100%" svg:height="2.7429in" style:rel-height="scale" draw:z-index="33"><draw:image xlink:href="Pictures/10000000000002960000011BDF215C65A78C829C.png" xlink:type="simple" xlink:show="embed" xlink:actuate="onLoad" loext:mime-type="image/png"/></draw:frame>Figure <text:sequence text:ref-name="refFigure64" text:name="Figure" text:formula="ooow:Figure+1" style:num-format="1">3</text:sequence>: Chart Wizard dialog – selecting chart type</text:p></draw:text-box></draw:frame></text:p>
      <text:p text:style-name="Text_20_body">The initial chart created using the Chart Wizard is a <text:span text:style-name="T546">2D </text:span>column chart. A small preview of the <text:span text:style-name="T547">selected variant </text:span>is highlighted with a surrounding border, <text:span text:style-name="T546">as shown in Figure </text:span><text:span text:style-name="T546"><text:sequence-ref text:reference-format="value" text:ref-name="refFigure64">3</text:sequence-ref></text:span><text:span text:style-name="T546">.</text:span> The <text:span text:style-name="T546">name of the variant</text:span> <text:span text:style-name="T536">(Normal in Figure </text:span><text:span text:style-name="T536"><text:sequence-ref text:reference-format="value" text:ref-name="refFigure64">3</text:sequence-ref></text:span><text:span text:style-name="T536">) </text:span>is shown below the preview.</text:p>
      <text:p text:style-name="Text_20_Body_20_List_20_Intro">To change chart type<text:span text:style-name="T548">s</text:span> <text:span text:style-name="T548">and options</text:span>:</text:p>
      <text:list xml:id="list221107773695798" text:continue-list="list221107798208407" text:style-name="OOoNum_20_123">
        <text:list-item text:start-value="1">
          <text:p text:style-name="P82">Select the type of chart from the list <text:span text:style-name="T549">under </text:span>Choose a <text:span text:style-name="T550">C</text:span>hart <text:span text:style-name="T550">T</text:span>ype.</text:p>
        </text:list-item>
        <text:list-item>
          <text:p text:style-name="P82"><text:span text:style-name="T551">If needed, s</text:span>elect a chart <text:span text:style-name="T552">variant </text:span>in the preview box <text:span text:style-name="T536">by clicking on it</text:span>. The <text:span text:style-name="T551">options ava</text:span>ilable depend on the type of chart selected. <text:span text:style-name="T552">The chart changes instantly to reflect the selection.</text:span></text:p>
        </text:list-item>
        <text:list-item>
          <text:p text:style-name="P86"><text:span text:style-name="T553">T</text:span>o use a 3D chart, select the checkbox <text:span text:style-name="Strong_20_Emphasis"><text:span text:style-name="T554">3D Look</text:span></text:span><text:span text:style-name="T554"> </text:span>and select the type of 3D view (Realistic or Simple). This option <text:span text:style-name="T548">is available </text:span>only for Column, Bar, Pie, or Area chart types.</text:p>
        </text:list-item>
        <text:list-item>
          <text:p text:style-name="P82">Click <text:span text:style-name="Strong_20_Emphasis">Next</text:span> to make<text:span text:style-name="T555"> </text:span>changes <text:span text:style-name="T556">to Data Range, Data Series, and Chart Elements</text:span>, <text:span text:style-name="T557">explained in greater detail below</text:span>.</text:p>
        </text:list-item>
        <text:list-item>
          <text:p text:style-name="P82"><text:span text:style-name="T32">When </text:span><text:span text:style-name="T19">satisfied with the chart, click </text:span><text:span text:style-name="Strong_20_Emphasis">Finish</text:span><text:span text:style-name="T19"> to close the Chart Wizard.</text:span></text:p>
        </text:list-item>
      </text:list>
      <text:list xml:id="list221107993510045" text:continue-list="list989032442" text:style-name="Heading_20_Note">
        <text:list-item>
          <text:p text:style-name="Heading_20_Note"><text:soft-page-break/>Poznámka</text:p>
        </text:list-item>
      </text:list>
      <text:p text:style-name="Text_20_Note"><text:span text:style-name="T19">To </text:span><text:span text:style-name="T33">re</text:span><text:span text:style-name="T19">creat</text:span><text:span text:style-name="T33">e the charts shown in </text:span><text:span text:style-name="T19">the following sections, </text:span><text:span text:style-name="T34">select the Column </text:span><text:span text:style-name="T19">chart type, </text:span><text:span text:style-name="T34">N</text:span><text:span text:style-name="T19">ormal </text:span><text:span text:style-name="T35">variant, with the </text:span><text:span text:style-name="T558">3D Look</text:span><text:span text:style-name="T35"> option unchecked</text:span><text:span text:style-name="T19">.</text:span></text:p>
      <text:h text:style-name="Heading_20_2" text:outline-level="2"><text:bookmark-start text:name="__RefHeading___Toc45430_1873373956"/><text:alphabetical-index-mark-start text:id="IMark514945000"/><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span text:style-name="T559">Selecting d</text:span>ata range<text:span text:style-name="T560">s</text:span><text:bookmark-end text:name="__RefHeading___Toc45430_1873373956"/><text:alphabetical-index-mark-end text:id="IMark514945000"/></text:h>
      <text:p text:style-name="Text_20_body"><text:span text:style-name="T36">The data range </text:span><text:span text:style-name="T37">contains all of the cells with data </text:span><text:span text:style-name="T38">(including labels and categories) </text:span><text:span text:style-name="T37">that should be included in in the chart. I</text:span><text:span text:style-name="T19">n the Data Range step of the Chart Wizard (</text:span><text:span text:style-name="T39">Figure </text:span><text:span text:style-name="T39"><text:sequence-ref text:reference-format="value" text:ref-name="refFigure65">4</text:sequence-ref></text:span><text:span text:style-name="T19">), manually correct any mistakes in data </text:span><text:span text:style-name="T32">selection </text:span><text:span text:style-name="T19">for the chart.</text:span></text:p>
      <text:p text:style-name="Figure"><draw:frame draw:style-name="fr14" draw:name="Frame4" text:anchor-type="as-char" svg:width="6.6953in" draw:z-index="37"><draw:text-box fo:min-height="1.6984in"><text:p text:style-name="Caption"><draw:frame draw:style-name="fr18" draw:name="Image5" text:anchor-type="paragraph" svg:width="6.6953in" style:rel-width="100%" svg:height="1.6984in" style:rel-height="scale" draw:z-index="38"><draw:image xlink:href="Pictures/100000000000029A000000A9013D4269822CFB2D.png" xlink:type="simple" xlink:show="embed" xlink:actuate="onLoad" loext:mime-type="image/png"/></draw:frame>Figure <text:sequence text:ref-name="refFigure65" text:name="Figure" text:formula="ooow:Figure+1" style:num-format="1">4</text:sequence>: Chart wizard dialog – selecting data range</text:p></draw:text-box></draw:frame></text:p>
      <text:p text:style-name="P6">To use the Data Range page:</text:p>
      <text:list xml:id="list221109196688263" text:continue-list="list221107773695798" text:style-name="Numbering_20_1">
        <text:list-item text:start-value="1">
          <text:p text:style-name="Numbering_20_1"><text:span text:style-name="T19">If necessary, change the rows and columns used as data for </text:span><text:span text:style-name="T40">the</text:span><text:span text:style-name="T19"> chart by editing the cell references in the </text:span>Data range<text:span text:style-name="T19"> text box. </text:span><text:span text:style-name="T41">Edit t</text:span><text:span text:style-name="T42">he cell references </text:span><text:span text:style-name="T41">in one of these two ways:</text:span></text:p>
        </text:list-item>
      </text:list>
      <text:list xml:id="list221109714817004" text:continue-list="list117366240" text:style-name="List_20_2">
        <text:list-item>
          <text:p text:style-name="List_20_2"><text:span text:style-name="T41">Directly </text:span><text:span text:style-name="T42">modify the text in the </text:span><text:span text:style-name="T561">Data range</text:span><text:span text:style-name="T42"> text box.</text:span></text:p>
        </text:list-item>
        <text:list-item>
          <text:p text:style-name="List_20_2"><text:span text:style-name="T41">C</text:span><text:span text:style-name="T42">lick t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41">Then use the cursor to select the data </text:span><text:span text:style-name="T42">range</text:span><text:span text:style-name="T43">(s)</text:span><text:span text:style-name="T42"> on the spreadsheet.</text:span></text:p>
        </text:list-item>
      </text:list>
      <text:list xml:id="list221108915393185" text:continue-list="list221109196688263" text:style-name="Numbering_20_1">
        <text:list-item>
          <text:p text:style-name="Numbering_20_1"><text:span text:style-name="T43">S</text:span><text:span text:style-name="T44">pecify whether the data series are arranged in </text:span><text:span text:style-name="T19">rows or </text:span><text:span text:style-name="T44">in </text:span><text:span text:style-name="T19">columns.</text:span></text:p>
        </text:list-item>
        <text:list-item>
          <text:p text:style-name="P83">Select whether to use the first row, or first column, or both, as labels.</text:p>
        </text:list-item>
        <text:list-item>
          <text:p text:style-name="Numbering_20_1"><text:span text:style-name="T19">Click </text:span><text:span text:style-name="Strong_20_Emphasis">Next &gt;</text:span><text:span text:style-name="T19"> to move to making changes to the data series </text:span><text:span text:style-name="T39">(Figure </text:span><text:span text:style-name="T39"><text:sequence-ref text:reference-format="value" text:ref-name="refFigure66">5</text:sequence-ref></text:span><text:span text:style-name="T19">).</text:span></text:p>
        </text:list-item>
        <text:list-item>
          <text:p text:style-name="Numbering_20_1"><text:span text:style-name="T44">When </text:span><text:span text:style-name="T19">satisfied with the chart, click </text:span><text:span text:style-name="Strong_20_Emphasis">Finish</text:span><text:span text:style-name="T19"> to close the Chart Wizard. </text:span></text:p>
        </text:list-item>
      </text:list>
      <text:list xml:id="list221108796623422" text:continue-list="list221107993510045" text:style-name="Heading_20_Note">
        <text:list-item>
          <text:p text:style-name="Heading_20_Note">Poznámka</text:p>
        </text:list-item>
      </text:list>
      <text:p text:style-name="Text_20_Note">If the syntax for a data range is not correct, Calc shows the text in red. </text:p>
      <text:h text:style-name="Heading_20_3" text:outline-level="3"><text:bookmark-start text:name="__RefHeading___Toc37357_376987738"/><text:span text:style-name="T563">Selecting n</text:span>on-adjacent data<text:bookmark-end text:name="__RefHeading___Toc37357_376987738"/></text:h>
      <text:p text:style-name="Text_20_body"><text:span text:style-name="T564">To create a complete data range from multiple cells that are not next to each other, use a delimiter between individual ranges. </text:span><text:span text:style-name="T46">For example, </text:span><text:span text:style-name="T47">the English (USA) locale uses a comma as a delimiter and </text:span><text:span text:style-name="T46">"$Sheet1.A1:A5,$Sheet1.D1:D5" is a valid data range. </text:span><text:span text:style-name="T48">A semi-colon is another commonly used delimiter.</text:span></text:p>
      <text:p text:style-name="P19"><text:span text:style-name="T49">T</text:span><text:span text:style-name="T47">he </text:span><text:span text:style-name="T49">appropriate </text:span><text:span text:style-name="T47">delimiter depend</text:span><text:span text:style-name="T49">s</text:span><text:span text:style-name="T47"> on the locale selected at </text:span><text:span text:style-name="Strong_20_Emphasis"><text:span text:style-name="T565">Tools &gt; Options &gt; Language Settings &gt; Languages &gt; Locale setting</text:span></text:span><text:span text:style-name="T47">.</text:span><text:span text:style-name="T19"> </text:span><text:span text:style-name="T50">See or change the default delimiter for a loca</text:span><text:span text:style-name="T566">le at </text:span><text:span text:style-name="Strong_20_Emphasis"><text:span text:style-name="T566">Tools &gt; Options &gt; LibreOffice Calc &gt; Formula</text:span></text:span><text:span text:style-name="T566">. In the </text:span><text:span text:style-name="Emphasis"><text:span text:style-name="T566">Separators</text:span></text:span><text:span text:style-name="T566"> section, </text:span><text:span text:style-name="Emphasis"><text:span text:style-name="T566">Array column</text:span></text:span><text:span text:style-name="T566"> shows the default delimiter.</text:span></text:p>
      <text:list xml:id="list221108824227168" text:continue-numbering="true" text:style-name="Heading_20_Note">
        <text:list-item>
          <text:p text:style-name="Heading_20_Note">Poznámka</text:p>
        </text:list-item>
      </text:list>
      <text:p text:style-name="Text_20_Note"><text:span text:style-name="T51">The options under </text:span><text:span text:style-name="Strong_20_Emphasis"><text:span text:style-name="T567">Tools &gt; Options</text:span></text:span><text:span text:style-name="T51"> may not be available when the chart is in edit mode. If desired, click outside the chart to leave edit mode and see the options</text:span><text:span text:style-name="T52">. </text:span><text:span text:style-name="T38">Click the chart twice to enter edit mode again.</text:span></text:p>
      <text:p text:style-name="Text_20_body"><text:soft-page-break/><text:span text:style-name="T36">To select non-adjacent data, </text:span><text:span text:style-name="T53">do one of the following </text:span><text:span text:style-name="T43">in </text:span><text:span text:style-name="T54">S</text:span><text:span text:style-name="T43">tep 1 above</text:span><text:span text:style-name="T53">:</text:span></text:p>
      <text:list xml:id="list835860916" text:style-name="OOoBullets_20_1">
        <text:list-item>
          <text:p text:style-name="P73"><text:span text:style-name="T54">Manually</text:span><text:span text:style-name="T55"> enter the </text:span><text:span text:style-name="T54">data ranges </text:span><text:span text:style-name="T48">in t</text:span><text:span text:style-name="T54">he text box with </text:span><text:span text:style-name="T47">delimiter</text:span><text:span text:style-name="T54">(s)</text:span><text:span text:style-name="T47"> </text:span><text:span text:style-name="T53">between </text:span><text:span text:style-name="T54">them</text:span><text:span text:style-name="T19">.</text:span></text:p>
        </text:list-item>
        <text:list-item>
          <text:p text:style-name="P73"><text:span text:style-name="T53">S</text:span><text:span text:style-name="T55">elect the data </text:span><text:span text:style-name="T44">with the cursor by first clicking </text:span><text:span text:style-name="T55">t</text:span><text:span text:style-name="T56">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56">P</text:span><text:span text:style-name="T55">lace </text:span><text:span text:style-name="T57">the cursor </text:span><text:span text:style-name="T55">at the end of the first data range </text:span><text:span text:style-name="T57">in the text box (o</text:span><text:span text:style-name="T53">therwise </text:span><text:span text:style-name="T57">the first range is </text:span><text:span text:style-name="T44">selected and then </text:span><text:span text:style-name="T57">deleted) </text:span><text:span text:style-name="T56">and enter the delimiter</text:span><text:span text:style-name="T57">.</text:span><text:span text:style-name="T19"> </text:span><text:span text:style-name="T56">Then drag the cursor </text:span><text:span text:style-name="T54">in the spreadsheet </text:span><text:span text:style-name="T56">to select the next data range.</text:span></text:p>
        </text:list-item>
      </text:list>
      <text:list xml:id="list221108257312009" text:continue-list="list221108824227168" text:style-name="Heading_20_Note">
        <text:list-item>
          <text:p text:style-name="Heading_20_Note">Poznámka</text:p>
        </text:list-item>
      </text:list>
      <text:p text:style-name="Text_20_Note"><text:span text:style-name="T52">When the data is in the same document as the chart, changes to the data are </text:span><text:span text:style-name="T50">instantly</text:span><text:span text:style-name="T52"> reflected in the chart.</text:span></text:p>
      <text:h text:style-name="Heading_20_3" text:outline-level="3"><text:bookmark-start text:name="__RefHeading___Toc18933_536864046"/>Linking to external data<text:bookmark-end text:name="__RefHeading___Toc18933_536864046"/></text:h>
      <text:p text:style-name="Text_20_body"><text:span text:style-name="T568">Calc offers several options for linking data to external sources. This enables data (and the chart using the data) to automatically update when the external data changes. The following types of files can be linked: </text:span>HTML, Calc, <text:span text:style-name="T569">Base, </text:span>CSV, Excel, <text:span text:style-name="T569">and registered data sources. For further information, refer to Chapter 10, Linking Calc Data, in this guide.</text:span></text:p>
      <text:h text:style-name="Heading_20_2" text:outline-level="2"><text:bookmark-start text:name="__RefHeading___Toc92880_521841234"/><text:alphabetical-index-mark-start text:id="IMark488048408"/><text:alphabetical-index-mark text:string-value=" "/><text:alphabetical-index-mark text:string-value=" "/><text:alphabetical-index-mark text:string-value=" "/><text:alphabetical-index-mark text:string-value=" "/>Data series<text:bookmark-end text:name="__RefHeading___Toc92880_521841234"/><text:alphabetical-index-mark-end text:id="IMark488048408"/></text:h>
      <text:p text:style-name="Text_20_body"><text:span text:style-name="T570">T</text:span>he Data Series page of the Chart Wizard (<text:span text:style-name="T571">Figure </text:span><text:span text:style-name="T571"><text:sequence-ref text:reference-format="value" text:ref-name="refFigure66">5</text:sequence-ref></text:span>) <text:span text:style-name="T570">enables fine tuning of the data. Each data series contains a set of data that have something in common, such as the types of rental equipment listed in Figure </text:span><text:span text:style-name="T570"><text:sequence-ref text:reference-format="value" text:ref-name="refFigure62">1</text:sequence-ref></text:span><text:span text:style-name="T570">. Use the Data Series page to c</text:span>hange the source range of <text:span text:style-name="T572">each </text:span>data series <text:span text:style-name="T570">and to organize how the data is presented in the chart.</text:span> <text:span text:style-name="T570">This includes</text:span> remov<text:span text:style-name="T570">ing</text:span> unnecessary data <text:span text:style-name="T572">and</text:span> <text:span text:style-name="T570">specifying how data is plotted along the axes.</text:span></text:p>
      <text:h text:style-name="Heading_20_3" text:outline-level="3"><text:bookmark-start text:name="__RefHeading___Toc12503_4207962654"/>Organizing data series<text:bookmark-end text:name="__RefHeading___Toc12503_4207962654"/></text:h>
      <text:list xml:id="list221109641645199" text:continue-list="list2256383521" text:style-name="Heading_20_Tip">
        <text:list-item>
          <text:p text:style-name="Heading_20_Tip">T<text:span text:style-name="T573">ip</text:span></text:p>
        </text:list-item>
      </text:list>
      <text:p text:style-name="Text_20_Note"><text:span text:style-name="T43">The Chart Wizard</text:span><text:span text:style-name="T58"> makes </text:span><text:span text:style-name="T43">initial </text:span><text:span text:style-name="T58">assumptions about how the data should be displayed, </text:span><text:span text:style-name="T59">but</text:span><text:span text:style-name="T58"> the assumptions could be incorrect. If </text:span><text:span text:style-name="T48">a</text:span><text:span text:style-name="T58"> chart does not look as expected, the first thing to check </text:span><text:span text:style-name="T43">is </text:span><text:span text:style-name="T58">if </text:span><text:span text:style-name="T60">all </text:span><text:span text:style-name="T61">data series are defined correctly.</text:span></text:p>
      <text:p text:style-name="Text_20_Note"><text:span text:style-name="T62">Also, check the settings </text:span><text:span text:style-name="T45">on the </text:span><text:span text:style-name="T574">Data Range</text:span><text:span text:style-name="T45"> page that define whether the data are in rows or columns and whether the first row or first column should be considered labels.</text:span></text:p>
      <text:p text:style-name="Text_20_body"><text:span text:style-name="T63">The names of </text:span><text:span text:style-name="T64">each</text:span><text:span text:style-name="T63"> data series </text:span><text:span text:style-name="T65">appear in the </text:span><text:span text:style-name="T575">Data series</text:span><text:span text:style-name="T65"> list box </text:span><text:span text:style-name="T66">(the middle box in Figure </text:span><text:span text:style-name="T66"><text:sequence-ref text:reference-format="value" text:ref-name="refFigure66">5</text:sequence-ref></text:span><text:span text:style-name="T66">)</text:span><text:span text:style-name="T63">. </text:span><text:span text:style-name="T67"><text:s/></text:span>To organize the data series, select an entry in the Data series list <text:span text:style-name="T576">and do one or more of the following:</text:span></text:p>
      <text:list xml:id="list221109345334546" text:continue-list="list835860916" text:style-name="OOoBullets_20_1">
        <text:list-item>
          <text:p text:style-name="P73">To change the <text:span text:style-name="T577">name of the </text:span>data series, select <text:span text:style-name="Strong_20_Emphasis"><text:span text:style-name="T576">Name</text:span></text:span><text:span text:style-name="T576"> </text:span>in the Data <text:span text:style-name="T576">ranges</text:span> list <text:span text:style-name="T578">on the right</text:span>. <text:s/><text:span text:style-name="T577">E</text:span>dit the cell reference<text:span text:style-name="T572">s</text:span> in the Range for <text:span text:style-name="T579">n</text:span>ame text box <text:span text:style-name="T577">that appears</text:span>.</text:p>
        </text:list-item>
        <text:list-item>
          <text:p text:style-name="P73"><text:span text:style-name="T580">To c</text:span>hange the cell reference<text:span text:style-name="T581">s for d</text:span>ata series <text:span text:style-name="T572">categories</text:span>, edit the cell reference<text:span text:style-name="T581">s</text:span> in the Categories text box <text:span text:style-name="T578">below the Data ranges box</text:span>.</text:p>
        </text:list-item>
        <text:list-item text:style-override="List_20_1">
          <text:p text:style-name="List_20_1">Click <text:span text:style-name="MenuPath">Add</text:span> to add another data series below the selected entry. <text:span text:style-name="T579">The data ranges for the new data series will then need to be defined.</text:span></text:p>
        </text:list-item>
        <text:list-item text:style-override="List_20_1">
          <text:p text:style-name="List_20_1">Click <text:span text:style-name="MenuPath">Remove</text:span> to remove the selected entry from the Data series list.</text:p>
        </text:list-item>
        <text:list-item>
          <text:p text:style-name="P73"><text:span text:style-name="T582">Click</text:span> the <text:span text:style-name="Strong_20_Emphasis">Up</text:span> <text:span text:style-name="T582">or </text:span><text:span text:style-name="Strong_20_Emphasis">Down</text:span> button to move the selected entry up or down in the list. This does not change the order in the data source table, but changes only the arrangement in the chart.</text:p>
        </text:list-item>
      </text:list>
      <text:list xml:id="list221108981352731" text:continue-list="list221108257312009" text:style-name="Heading_20_Note">
        <text:list-item>
          <text:p text:style-name="Heading_20_Note"><text:soft-page-break/>Poznámka</text:p>
        </text:list-item>
      </text:list>
      <text:p text:style-name="Text_20_Note"><text:span text:style-name="T68">Different </text:span><text:span text:style-name="T19">data series must be in separate columns or rows. Otherwise Calc will assume that </text:span><text:span text:style-name="T68">they are </text:span><text:span text:style-name="T19">the same data series.</text:span></text:p>
      <text:h text:style-name="Heading_20_3" text:outline-level="3"><text:bookmark-start text:name="__RefHeading___Toc12505_4207962654"/>Setting data <text:span text:style-name="T583">series</text:span>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text:span text:style-name="T584">For example, the categories for the chart data referred to in Figure </text:span><text:span text:style-name="T584"><text:sequence-ref text:reference-format="value" text:ref-name="refFigure66">5</text:sequence-ref></text:span><text:span text:style-name="T584"><text:s/>and the chart shown in Figure </text:span><text:span text:style-name="T584"><text:sequence-ref text:reference-format="value" text:ref-name="refFigure63">2</text:sequence-ref></text:span><text:span text:style-name="T584"><text:s/>are months of the year.</text:span></text:p>
      <text:p text:style-name="Text_20_body">Most Calc charts require both value and category data, <text:span text:style-name="T585">with v</text:span>alues plotted along the Y axis and categories plotted along the X axis. The exceptions are XY <text:span text:style-name="T585">(</text:span>scatter<text:span text:style-name="T585">)</text:span> charts and bubble charts, which use only value data <text:span text:style-name="T586">along both axes</text:span>.</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10C9B90B0CCEC62F.png" xlink:type="simple" xlink:show="embed" xlink:actuate="onLoad" loext:mime-type="image/png"/></draw:frame>Figure <text:sequence text:ref-name="refFigure66" text:name="Figure" text:formula="ooow:Figure+1" style:num-format="1">5</text:sequence>: <text:span text:style-name="T587">C</text:span>hart Wizard dialog - selecting data series</text:p></draw:text-box></draw:frame></text:p>
      <text:p text:style-name="Text_20_body"><text:span text:style-name="T588">Data ranges that may be defined for a specific chart type appear in the Data ranges box on the right side of the Data Series page, shown in Figure </text:span><text:span text:style-name="T588"><text:sequence-ref text:reference-format="value" text:ref-name="refFigure66">5</text:sequence-ref></text:span><text:span text:style-name="T588">. Not all data ranges may need to be filled in. The data ranges may include:</text:span></text:p>
      <text:p text:style-name="Definition_20_Term">Border Color and Fill Color</text:p>
      <text:p text:style-name="Text_20_body_20_indent"><text:span text:style-name="T589">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span><text:span text:style-name="T589"><text:bookmark-ref text:reference-format="text" text:ref-name="__RefHeading___Toc12332_3286614320">Assigning colors</text:bookmark-ref></text:span><text:span text:style-name="T589">” on page </text:span><text:span text:style-name="T589"><text:bookmark-ref text:reference-format="page" text:ref-name="__RefHeading___Toc12332_3286614320">28</text:bookmark-ref></text:span><text:span text:style-name="T589"><text:bookmark-ref text:reference-format="number" text:ref-name="__RefHeading__23355_284948500"/></text:span><text:span text:style-name="T589">. </text:span></text:p>
      <text:p text:style-name="Definition_20_Term">Name</text:p>
      <text:p text:style-name="Text_20_body_20_indent"><text:span text:style-name="T69">W</text:span><text:span text:style-name="T67">he</text:span><text:span text:style-name="T69">n </text:span><text:span text:style-name="T590">Data series as columns</text:span><text:span text:style-name="T69"> and </text:span><text:span text:style-name="T590">First row as labels</text:span><text:span text:style-name="T69"> are selected on the Data Range page, </text:span><text:span text:style-name="T67">C</text:span><text:span text:style-name="T56">alc</text:span><text:span text:style-name="T67"> assumes that the </text:span><text:span text:style-name="T56">column labels of the selected data are the </text:span><text:span text:style-name="T67">data series </text:span><text:span text:style-name="T69">names. </text:span><text:span text:style-name="T56">Thus, Calc assumes that the data series names of the data in Figure </text:span><text:span text:style-name="T56"><text:sequence-ref text:reference-format="value" text:ref-name="refFigure62">1</text:sequence-ref></text:span><text:span text:style-name="T69"><text:s/></text:span><text:span text:style-name="T67">are “</text:span><text:span text:style-name="T70">Canoes”, “Boats”, and “Motors”. Similarly, when </text:span><text:span text:style-name="T591">Data series as rows</text:span><text:span text:style-name="T70"> and </text:span><text:span text:style-name="T591">First column as labels</text:span><text:span text:style-name="T70"> are selected, Calc assumes that the row labels of the selected data are the data series names.</text:span></text:p>
      <text:p text:style-name="Text_20_body_20_indent"><text:soft-page-break/><text:span text:style-name="T71">The only way to change a data series name is by </text:span><text:span text:style-name="T72">selecting </text:span><text:span text:style-name="T592">Name</text:span><text:span text:style-name="T72"> in the </text:span><text:span text:style-name="T592">Data ranges</text:span><text:span text:style-name="T72"> box in the upper right of Figure </text:span><text:span text:style-name="T72"><text:sequence-ref text:reference-format="value" text:ref-name="refFigure66">5</text:sequence-ref></text:span><text:span text:style-name="T72">. Then </text:span><text:span text:style-name="T71">enter a different </text:span><text:span text:style-name="T72">cell range</text:span><text:span text:style-name="T71"> in the </text:span><text:span text:style-name="T593">Range for name</text:span><text:span text:style-name="T71"> box </text:span><text:span text:style-name="T72">that appears below the </text:span><text:span text:style-name="T592">Data ranges</text:span><text:span text:style-name="T72"> box. </text:span><text:span text:style-name="T73">(</text:span><text:span text:style-name="T71">Note that the data series name is </text:span><text:span text:style-name="T73">often</text:span><text:span text:style-name="T71"> contained in a single cell, rather than a range of cells.</text:span><text:span text:style-name="T73">)</text:span></text:p>
      <text:p text:style-name="P42">Y-Values</text:p>
      <text:p text:style-name="P54">These are numeric values that are often plotted along the vertical axis. However, this is not always the case. For example, while Y-values are plotted on the vertical axis in column charts, they are plotted along the horizontal axis in bar charts. </text:p>
      <text:p text:style-name="Definition_20_Term">Categories</text:p>
      <text:p text:style-name="Text_20_body_20_indent"><text:span text:style-name="T74">The </text:span><text:span text:style-name="T75">range for category data is defined in a separate </text:span><text:span text:style-name="T594">Categories</text:span><text:span text:style-name="T74"> </text:span><text:span text:style-name="T75">box </text:span><text:span text:style-name="T74">below the </text:span><text:span text:style-name="T594">Data ranges</text:span><text:span text:style-name="T74"> box. <text:s/></text:span><text:span text:style-name="T76">Note the difference between categories and data series names. </text:span><text:span text:style-name="T77">For the data in </text:span><text:span text:style-name="T76">Figure </text:span><text:span text:style-name="T76"><text:sequence-ref text:reference-format="value" text:ref-name="refFigure62">1</text:sequence-ref></text:span><text:span text:style-name="T76">, the categories are the row labels while the data series names are the column labels.</text:span></text:p>
      <text:list xml:id="list221109264056809" text:continue-numbering="true" text:style-name="Heading_20_Note">
        <text:list-item>
          <text:p text:style-name="Heading_20_Note">Poznámka</text:p>
        </text:list-item>
      </text:list>
      <text:p text:style-name="Text_20_Note"><text:span text:style-name="T78">Category data </text:span><text:span text:style-name="T72">usually a</text:span><text:span text:style-name="T78">ppear</text:span><text:span text:style-name="T72">s</text:span><text:span text:style-name="T78"> along the X axis (except for XY (scatter) and bubble charts, which require </text:span><text:span text:style-name="T72">value </text:span><text:span text:style-name="T78">data for the X axis). </text:span></text:p>
      <text:p text:style-name="Text_20_body">Depending on the type of chart, <text:span text:style-name="T595">other </text:span>data ranges may need to be defined in addition to those shown in Figure <text:sequence-ref text:reference-format="value" text:ref-name="refFigure66">5</text:sequence-ref>. </text:p>
      <text:h text:style-name="Heading_20_2" text:outline-level="2"><text:bookmark-start text:name="__RefHeading___Toc30083_1873373956"/>Chart elements<text:bookmark-end text:name="__RefHeading___Toc30083_1873373956"/></text:h>
      <text:p text:style-name="Text_20_body"><draw:frame draw:style-name="fr4" draw:name="Frame22" text:anchor-type="as-char" svg:width="6.6929in" style:rel-width="100%" svg:height="2.6846in" style:rel-height="scale-min" draw:z-index="39"><draw:text-box><text:p text:style-name="Caption"><draw:frame draw:style-name="fr18" draw:name="Image9" text:anchor-type="paragraph" svg:width="6.6953in" style:rel-width="100%" svg:height="2.4465in" style:rel-height="scale" draw:z-index="40"><draw:image xlink:href="Pictures/1000000000000299000000F3EBE1437400946C5F.png" xlink:type="simple" xlink:show="embed" xlink:actuate="onLoad" loext:mime-type="image/png"/></draw:frame>Figure <text:sequence text:ref-name="refFigure67" text:name="Figure" text:formula="ooow:Figure+1" style:num-format="1">6</text:sequence>: Chart Wizard dialog<text:span text:style-name="T596"> – </text:span>selecting and changing chart elements</text:p></draw:text-box></draw:frame></text:p>
      <text:p text:style-name="Text_20_body">On the Chart Elements page of the Chart Wizard dialog (<text:span text:style-name="T597">Figure </text:span><text:span text:style-name="T597"><text:sequence-ref text:reference-format="value" text:ref-name="refFigure67">6</text:sequence-ref></text:span><text:span text:style-name="T597">)</text:span>, add or change the <text:alphabetical-index-mark-start text:id="IMark650355640" text:key1="chart"/>title<text:alphabetical-index-mark-end text:id="IMark650355640"/><text:alphabetical-index-mark text:string-value="titles of charts"/>, <text:span text:style-name="T598">subtitle, </text:span>axes names, and <text:alphabetical-index-mark-start text:id="IMark847337288" text:key1="chart"/>grids<text:alphabetical-index-mark-end text:id="IMark847337288"/>. Use titles that draw the attention of viewers to the purpose of the chart and <text:span text:style-name="T599">describe </text:span>what <text:span text:style-name="T596">they should focus on</text:span>. </text:p>
      <text:p text:style-name="Text_20_body">The chart elements for 2D and 3D charts are illustrated in <text:span text:style-name="T571">Figure </text:span><text:span text:style-name="T571"><text:sequence-ref text:reference-format="value" text:ref-name="refFigure68">7</text:sequence-ref></text:span></text:p>
      <text:list xml:id="list221110032196179" text:continue-list="list221109345334546" text:style-name="List_20_1">
        <text:list-item>
          <text:p text:style-name="List_20_1">The chart wall contains the graphic displaying the data.</text:p>
        </text:list-item>
        <text:list-item>
          <text:p text:style-name="List_20_1">The chart area is the <text:span text:style-name="T600">background of the entire </text:span>chart.</text:p>
        </text:list-item>
        <text:list-item text:style-override="OOoBullets_20_1">
          <text:p text:style-name="P73">The chart title and subtitle, chart legend, axes labels and axes names are in the chart area.</text:p>
        </text:list-item>
        <text:list-item>
          <text:p text:style-name="List_20_1">The chart floor is only available for 3D charts.</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F40BFB0D3E783620.png" xlink:type="simple" xlink:show="embed" xlink:actuate="onLoad" loext:mime-type="image/png"/></draw:frame>Figure <text:sequence text:ref-name="refFigure68" text:name="Figure" text:formula="ooow:Figure+1" style:num-format="1">7</text:sequence>: Chart elements</text:p></draw:text-box></draw:frame></text:p>
      <text:p text:style-name="Text_20_body">To add elements to a chart, do one or more of the following <text:span text:style-name="T601">on the Chart Elements page (Figure </text:span><text:span text:style-name="T601"><text:sequence-ref text:reference-format="value" text:ref-name="refFigure67">6</text:sequence-ref></text:span><text:span text:style-name="T601">)</text:span>:</text:p>
      <text:list xml:id="list221108333004665" text:continue-numbering="true" text:style-name="List_20_1">
        <text:list-item>
          <text:p text:style-name="List_20_1">Enter a title and subtitle (if desired) in the Title and Subtitle text boxes.</text:p>
        </text:list-item>
        <text:list-item>
          <text:p text:style-name="List_20_1">Enter names to be used in the X- and Y-axis text boxes. The Z-axis text box is only active if creating a 3D chart.</text:p>
        </text:list-item>
        <text:list-item>
          <text:p text:style-name="List_20_1">Select the <text:span text:style-name="Strong_20_Emphasis">Display legend</text:span> checkbox <text:span text:style-name="T602">(turned on by default) </text:span>and choose where to display the legend – Left, Right, Top or Bottom. <text:span text:style-name="T603">The names in the legend are the data series names. Specify the names in the Range for name field in the Data Range dialog.</text:span></text:p>
        </text:list-item>
        <text:list-item text:style-override="OOoBullets_20_1">
          <text:p text:style-name="P73"><text:span text:style-name="T600">Under</text:span> Display grids, select the <text:span text:style-name="T602">Y-axis or </text:span>X-axis <text:span text:style-name="T1121">check boxes</text:span> to display <text:span text:style-name="T602">horizontal or vertical </text:span>grid <text:span text:style-name="T602">lines</text:span>. <text:span text:style-name="T602">For some charts, the Y-axis grids are displayed by default.</text:span> Grid<text:span text:style-name="T604">s</text:span> are not available for pie charts. The Z-axis checkbox is only active when creating a 3D chart. <text:span text:style-name="T605">For further information about grids, refer to </text:span><text:span text:style-name="T605"><text:bookmark-ref text:reference-format="text" text:ref-name="__RefHeading__5920_1557782789">Grids</text:bookmark-ref></text:span><text:span text:style-name="T605"><text:s/>on page </text:span><text:span text:style-name="T605"><text:bookmark-ref text:reference-format="page" text:ref-name="__RefHeading__5920_1557782789">41</text:bookmark-ref></text:span><text:span text:style-name="T605">.</text:span></text:p>
        </text:list-item>
      </text:list>
      <text:list xml:id="list221109013713130" text:continue-list="list221109264056809" text:style-name="Heading_20_Note">
        <text:list-item>
          <text:p text:style-name="Heading_20_Note">Poznámka</text:p>
        </text:list-item>
      </text:list>
      <text:p text:style-name="Text_20_Note"><text:span text:style-name="T79">While c</text:span><text:span text:style-name="T19">licking </text:span><text:span text:style-name="Strong_20_Emphasis">Finish</text:span><text:span text:style-name="T19"> closes the Chart Wizard, the chart is still in edit mode, </text:span><text:span text:style-name="T80">indicated by gray borders, </text:span><text:span text:style-name="T19">and can still </text:span><text:span text:style-name="T80">be </text:span><text:span text:style-name="T19">modif</text:span><text:span text:style-name="T80">ied</text:span><text:span text:style-name="T19">. Click outside the chart in any cell to exit </text:span><text:span text:style-name="T505">the </text:span><text:span text:style-name="T19">edit mode.</text:span></text:p>
      <text:h text:style-name="Heading_20_1" text:outline-level="1"><text:bookmark-start text:name="__RefHeading___Toc21802_331351213"/>Postranní lišta<text:bookmark-end text:name="__RefHeading___Toc21802_331351213"/></text:h>
      <text:p text:style-name="Text_20_body">The <text:span text:style-name="T606">Properties deck of the </text:span>Sidebar <text:span text:style-name="T607">(Figure </text:span><text:span text:style-name="T607"><text:sequence-ref text:reference-format="value" text:ref-name="refFigure69">8</text:sequence-ref></text:span><text:span text:style-name="T607">) </text:span>makes some basic <text:span text:style-name="T607">options</text:span> readily available <text:span text:style-name="T607">for specifying the appearance of charts</text:span>. <text:span text:style-name="T607">To o</text:span>pen the Sidebar, <text:span text:style-name="T607">first click outside the chart to deselect it, then go to </text:span><text:span text:style-name="Strong_20_Emphasis"><text:span text:style-name="T607">View &gt; Sidebar</text:span></text:span><text:span text:style-name="T607"> on the Menu bar or press </text:span><text:span text:style-name="Keystroke"><text:span text:style-name="T607">Ctrl+F5</text:span></text:span>. <text:span text:style-name="T609">By default, the Sidebar opens on the right side of the screen.</text:span></text:p>
      <text:list xml:id="list221108472457783" text:continue-list="list221109641645199" text:style-name="Heading_20_Tip">
        <text:list-item>
          <text:p text:style-name="Heading_20_Tip">Tip</text:p>
        </text:list-item>
      </text:list>
      <text:p text:style-name="Text_20_Note"><text:span text:style-name="T81">If </text:span><text:span text:style-name="T82">you follow the directions above and </text:span><text:span text:style-name="T81">the </text:span><text:span text:style-name="T82">Properties deck of</text:span><text:span text:style-name="T81"> the </text:span><text:span text:style-name="T83">S</text:span><text:span text:style-name="T81">idebar do</text:span><text:span text:style-name="T82">es</text:span><text:span text:style-name="T81"> not appear, click </text:span><text:span text:style-name="T84">the </text:span><text:span text:style-name="T85">Properties icon <text:s/></text:span><text:span text:style-name="T85"><draw:frame draw:style-name="fr27" draw:name="Image45" text:anchor-type="as-char" svg:width="0.2236in" svg:height="0.2409in" draw:z-index="8"><draw:image xlink:href="Pictures/100000000000001A0000001C30D2B2BD18FC5DC3.png" xlink:type="simple" xlink:show="embed" xlink:actuate="onLoad" loext:mime-type="image/png"/></draw:frame></text:span><text:span text:style-name="T85"><text:s/>on the upper right of the Sidebar. If the Properties deck still does not appear, click the </text:span><text:span text:style-name="T84">chart </text:span><text:span text:style-name="T81">again.</text:spa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8BC5D9972C0A057E.png" xlink:type="simple" xlink:show="embed" xlink:actuate="onLoad" loext:mime-type="image/png"/></draw:frame>Figure <text:sequence text:ref-name="refFigure69" text:name="Figure" text:formula="ooow:Figure+1" style:num-format="1">8</text:sequence>: <text:span text:style-name="T1111">Properties deck of the </text:span>Sidebar when chart is selected (left) and when chart is in edit mode (right)</text:p></draw:text-box></draw:frame></text:p>
      <text:p text:style-name="Text_20_body"><text:span text:style-name="T608">The contents of the Sidebar depend on whether the chart is selected or is in edit mode. The Sidebar on the left in Figure </text:span><text:span text:style-name="T608"><text:sequence-ref text:reference-format="value" text:ref-name="refFigure69">8</text:sequence-ref></text:span><text:span text:style-name="T608"><text:s/>shows the Properties deck when a chart is selected (by clicking on it once). When a chart is in edit mode (by clicking on it twice), the Properties deck on the right in Figure </text:span><text:span text:style-name="T608"><text:sequence-ref text:reference-format="value" text:ref-name="refFigure69">8</text:sequence-ref></text:span><text:span text:style-name="T608"><text:s/>appears.</text:span></text:p>
      <text:p text:style-name="Text_20_body">The options available on the Properties deck of the Sidebar are also available elsewhere. They may be found in the Menu bar, the Formatting toolbar, or context menus (made available by right-clicking a chart element).</text:p>
      <text:list xml:id="list221109328827809" text:continue-list="list221109013713130" text:style-name="Heading_20_Note">
        <text:list-item>
          <text:p text:style-name="Heading_20_Note">Poznámka</text:p>
        </text:list-item>
      </text:list>
      <text:p text:style-name="Text_20_Note"><text:span text:style-name="T86">T</text:span><text:span text:style-name="T87">he Sidebar can be quite useful. However, </text:span><text:span text:style-name="T86">because the options are easy to see </text:span><text:span text:style-name="T88">and are available elsewhere</text:span><text:span text:style-name="T86">, </text:span><text:span text:style-name="T87">further </text:span><text:span text:style-name="T82">references to it </text:span><text:span text:style-name="T87">are not included in this chapter.</text:span></text:p>
      <text:h text:style-name="Heading_20_1" text:outline-level="1"><text:bookmark-start text:name="__RefHeading__23321_284948500"/><text:soft-page-break/><text:span text:style-name="T610">Modifying</text:span> charts<text:bookmark-end text:name="__RefHeading__23321_284948500"/></text:h>
      <text:p text:style-name="Text_20_body"><text:span text:style-name="T602">The Chart Wizard establishes basic features of a chart. </text:span>After us<text:span text:style-name="T611">ing</text:span> <text:span text:style-name="T602">it, </text:span>you <text:span text:style-name="T611">may </text:span>want to <text:span text:style-name="T612">change data ranges or modify </text:span>the look of the chart. Calc provides many options for formatting and fine-tuning the appearance of charts. <text:span text:style-name="T613">This includes</text:span> tools for <text:span text:style-name="T612">editing</text:span> the chart type, chart elements, data ranges, fonts, colors, and many other options.</text:p>
      <text:p text:style-name="Text_20_body"><text:span text:style-name="T614">Modify</text:span>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text:span text:style-name="T615">Click a chart once to edit its object properties. These include s</text:span><text:span text:style-name="T521">ize, position on the page, </text:span><text:span text:style-name="T522">a</text:span>lignment, outer borders, <text:span text:style-name="T616">copying, exporting, </text:span>and more. <text:span text:style-name="T615">See the sections starting with “</text:span><text:span text:style-name="T615"><text:bookmark-ref text:reference-format="text" text:ref-name="__RefHeading__23357_284948500">Resizing, moving, and positioning charts</text:bookmark-ref></text:span><text:span text:style-name="T615">” on page </text:span><text:span text:style-name="T615"><text:bookmark-ref text:reference-format="page" text:ref-name="__RefHeading__23357_284948500">54</text:bookmark-ref></text:span><text:span text:style-name="T615"><text:s/>for more information.</text:span></text:p>
      <text:p text:style-name="Definition_20_Term"><text:bookmark-start text:name="__RefHeading___Toc18937_536864046"/>Us<text:span text:style-name="T617">e</text:span> edit mode<text:bookmark-end text:name="__RefHeading___Toc18937_536864046"/></text:p>
      <text:p text:style-name="Text_20_body_20_indent"><text:span text:style-name="T618">Use edit mode to change </text:span>data <text:span text:style-name="T618">selection</text:span> <text:span text:style-name="T616">and </text:span><text:bookmark text:name="par_id3776055"/><text:span text:style-name="T616">c</text:span>hart type <text:span text:style-name="T616">as well as</text:span> <text:span text:style-name="T616">elements such as </text:span>axes, titles, <text:span text:style-name="T616">backgrounds</text:span>, grid<text:span text:style-name="T616">s</text:span>, <text:span text:style-name="T616">data series, data labels, trend lines, </text:span>and more. </text:p>
      <text:h text:style-name="Heading_20_2" text:outline-level="2"><text:bookmark-start text:name="__RefHeading___Toc37359_376987738"/><text:span text:style-name="T619">Overview of</text:span> <text:span text:style-name="T620">using</text:span> edit mode<text:bookmark-end text:name="__RefHeading___Toc37359_376987738"/></text:h>
      <text:p text:style-name="Text_20_body">Here are some general ways to modify charts in edit mode, These are discussed in greater detail in the following sections.</text:p>
      <text:list xml:id="list221108390132799" text:continue-list="list221108333004665" text:style-name="List_20_1">
        <text:list-item>
          <text:p text:style-name="List_20_1"><text:span text:style-name="T621">To add an </text:span>element not already in the chart, use the <text:span text:style-name="Strong_20_Emphasis">Insert</text:span> menu <text:span text:style-name="T1122">on</text:span> the Menu bar. Insert titles, legends, axis labels, grids, data labels, trend lines, mean value lines, and error bars.</text:p>
        </text:list-item>
        <text:list-item>
          <text:p text:style-name="List_20_1">To move <text:span text:style-name="T622">or change the size of </text:span>titles, axis names, <text:span text:style-name="T622">chart walls, </text:span>and legends, click on them once. The cursor changes to a move icon (appearance depends on the system). Drag the element to the new location. <text:span text:style-name="T623">To change the size, drag the selection handles.</text:span></text:p>
        </text:list-item>
        <text:list-item>
          <text:p text:style-name="List_20_1">Modify elements in a few basic ways. <text:span text:style-name="T624">T</text:span>he <text:span text:style-name="T625">following</text:span> methods <text:span text:style-name="T624">may </text:span>open <text:span text:style-name="T624">the appropriate </text:span>dialog or menu. Not all of these methods will work for every element:</text:p>
        </text:list-item>
      </text:list>
      <text:list xml:id="list221108343189944" text:continue-list="list221109714817004" text:style-name="List_20_2">
        <text:list-item>
          <text:p text:style-name="List_20_2">Double-click the element <text:span text:style-name="T622">(see an exception below).</text:span></text:p>
        </text:list-item>
        <text:list-item>
          <text:p text:style-name="List_20_2">Select the element from the <text:span text:style-name="Strong_20_Emphasis"><text:span text:style-name="T626">Insert</text:span></text:span><text:span text:style-name="T626"> menu (Figure </text:span><text:span text:style-name="T626"><text:sequence-ref text:reference-format="value" text:ref-name="refFigure70">9</text:sequence-ref></text:span><text:span text:style-name="T626">) or </text:span><text:span text:style-name="Strong_20_Emphasis">Format</text:span> menu <text:span text:style-name="T626">(Figure </text:span><text:span text:style-name="T626"><text:sequence-ref text:reference-format="value" text:ref-name="refFigure71">10</text:sequence-ref></text:span><text:span text:style-name="T626">) </text:span>on the Menu bar.</text:p>
        </text:list-item>
        <text:list-item>
          <text:p text:style-name="List_20_2">Click the element once, then click on <text:span text:style-name="T626">the </text:span><text:span text:style-name="Strong_20_Emphasis"><text:span text:style-name="T626">F</text:span></text:span><text:span text:style-name="Strong_20_Emphasis">ormat </text:span><text:span text:style-name="Strong_20_Emphasis"><text:span text:style-name="T622">S</text:span></text:span><text:span text:style-name="Strong_20_Emphasis">election</text:span> <text:span text:style-name="T626">icon </text:span><text:span text:style-name="T626"><draw:frame draw:style-name="fr27" draw:name="Image48" text:anchor-type="as-char" svg:width="0.2307in" svg:height="0.2484in" draw:z-index="11"><draw:image xlink:href="Pictures/100000000000001A0000001C30D2B2BD18FC5DC3.png" xlink:type="simple" xlink:show="embed" xlink:actuate="onLoad" loext:mime-type="image/png"/></draw:frame></text:span><text:span text:style-name="T626"><text:s/>on</text:span> the Formatting toolbar <text:span text:style-name="T627">(Figure </text:span><text:span text:style-name="T627"><text:sequence-ref text:reference-format="value" text:ref-name="refFigure72">11</text:sequence-ref></text:span><text:span text:style-name="T627">).</text:span></text:p>
        </text:list-item>
        <text:list-item>
          <text:p text:style-name="List_20_2">Select the element from the Select Chart Element drop-down list, then click <text:span text:style-name="T626">the </text:span><text:span text:style-name="Strong_20_Emphasis">Format Selection</text:span> <text:span text:style-name="T626">icon </text:span><text:span text:style-name="T626"><draw:frame draw:style-name="fr27" draw:name="Image104" text:anchor-type="as-char" svg:width="0.2193in" svg:height="0.2362in" draw:z-index="12"><draw:image xlink:href="Pictures/100000000000001A0000001C30D2B2BD18FC5DC3.png" xlink:type="simple" xlink:show="embed" xlink:actuate="onLoad" loext:mime-type="image/png"/></draw:frame></text:span><text:span text:style-name="T626"><text:s/></text:span>next to it on the Formatting toolbar.</text:p>
        </text:list-item>
        <text:list-item>
          <text:p text:style-name="List_20_2">Right-click the element to open the context menu.</text:p>
        </text:list-item>
      </text:list>
      <text:list xml:id="list221110065713548" text:continue-list="list221108390132799" text:style-name="List_20_1">
        <text:list-item>
          <text:p text:style-name="List_20_1">Double-click titles and axis names to change <text:span text:style-name="T625">their spelling</text:span>. To modify <text:span text:style-name="T622">the spelling of </text:span>other text, such as categories, <text:span text:style-name="T622">data labels, </text:span>and legend entries, change the text in the data on the spreadsheet.</text:p>
        </text:list-item>
        <text:list-item>
          <text:p text:style-name="List_20_1"><text:bookmark text:name="par_id8644672"/><text:span text:style-name="T628">Click once on </text:span>a data point <text:span text:style-name="T624">(such as a column or bar) </text:span>to select and edit the <text:span text:style-name="T624">associated </text:span>data series.</text:p>
        </text:list-item>
      </text:list>
      <text:list xml:id="list221109016728823" text:continue-list="list221108343189944" text:style-name="List_20_2">
        <text:list-item>
          <text:p text:style-name="List_20_2"><text:bookmark text:name="par_id6574907"/>With a data series selected, double-click a single data point to edit <text:span text:style-name="T628">its </text:span>properties (for example, a single <text:span text:style-name="T629">column in a column</text:span> chart).</text:p>
        </text:list-item>
      </text:list>
      <text:list xml:id="list221108064522459" text:continue-list="list221109328827809"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text:span><text:span text:style-name="T500">p</text:span><text:span text:style-name="T89">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18939_536864046"/><text:soft-page-break/>Entering edit mode<text:bookmark-end text:name="__RefHeading___Toc18939_536864046"/></text:h>
      <text:p text:style-name="Text_20_body">To edit or format charts, double-click on <text:span text:style-name="T612">the chart </text:span>to place it in edit mode. <text:span text:style-name="T630">The chart is now surrounded by a gray border. In edit mode, the Menu bar changes and the Formatting toolbar contains a number of formatting options and icons, as discussed in the following sections.</text:span></text:p>
      <text:list xml:id="list221109140756465"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21798_331351213"/>Insert menu<text:bookmark-end text:name="__RefHeading___Toc21798_331351213"/></text:h>
      <text:p text:style-name="Text_20_body"><text:span text:style-name="T631">In edit mode, the </text:span><text:span text:style-name="Strong_20_Emphasis"><text:span text:style-name="T631">Insert</text:span></text:span><text:span text:style-name="T631"> menu on the Menu bar displays the options shown in Figure </text:span><text:span text:style-name="T631"><text:sequence-ref text:reference-format="value" text:ref-name="refFigure70">9</text:sequence-ref></text:span><text:span text:style-name="T631"><text:s/>and discussed below:</text:span></text:p>
      <text:p text:style-name="Figure"><draw:frame draw:style-name="fr1" draw:name="Frame11" text:anchor-type="as-char" svg:width="1.8252in" draw:z-index="41"><draw:text-box fo:min-height="2.7354in"><text:p text:style-name="P38"><draw:frame draw:style-name="fr22" draw:name="Image55" text:anchor-type="paragraph" svg:width="1.602in" svg:height="2.3425in" draw:z-index="42"><draw:image xlink:href="Pictures/100000000000009A000000E1E44B5BA573CD5E17.png" xlink:type="simple" xlink:show="embed" xlink:actuate="onLoad" loext:mime-type="image/png"/></draw:frame>Figure <text:sequence text:ref-name="refFigure70" text:name="Figure" text:formula="ooow:Figure+1" style:num-format="1">9</text:sequence>: Insert menu when chart is in edit mode</text:p></draw:text-box></draw:frame></text:p>
      <text:p text:style-name="P40">Titles</text:p>
      <text:p text:style-name="Text_20_body_20_indent">Provides spaces for entering chart title and subtitle as well as titles for X and Y axes, including secondary axes. <text:span text:style-name="T624">For more information, see “</text:span><text:span text:style-name="T624"><text:bookmark-ref text:reference-format="text" text:ref-name="__RefHeading__5916_1557782789">Titles, subtitles, and axis names</text:bookmark-ref></text:span><text:span text:style-name="T624">” on page </text:span><text:span text:style-name="T624"><text:bookmark-ref text:reference-format="page" text:ref-name="__RefHeading__5916_1557782789">19</text:bookmark-ref></text:span><text:span text:style-name="T624">.</text:span> </text:p>
      <text:p text:style-name="Definition_20_Term">Legend</text:p>
      <text:p text:style-name="Text_20_body_20_indent"><text:span text:style-name="T632">Specifies</text:span> if a legend should be included and if so, where. <text:span text:style-name="T633">For more information, see “</text:span><text:span text:style-name="T633"><text:bookmark-ref text:reference-format="text" text:ref-name="__RefHeading___Toc20958_32797944">Legends</text:bookmark-ref></text:span><text:span text:style-name="T633">” on page </text:span><text:span text:style-name="T633"><text:bookmark-ref text:reference-format="page" text:ref-name="__RefHeading___Toc20958_32797944">21</text:bookmark-ref></text:span><text:span text:style-name="T633">.</text:span></text:p>
      <text:p text:style-name="Definition_20_Term">Axes</text:p>
      <text:p text:style-name="Text_20_body_20_indent">Provides options for <text:span text:style-name="T634">showing or not showing </text:span>axis labels . <text:span text:style-name="T632">The chart Wizard automatically shows the labels. For more information, see “</text:span><text:span text:style-name="T632"><text:bookmark-ref text:reference-format="text" text:ref-name="__RefHeading___Toc12507_4207962654">Axes</text:bookmark-ref></text:span><text:span text:style-name="T632">” on page </text:span><text:span text:style-name="T632"><text:bookmark-ref text:reference-format="page" text:ref-name="__RefHeading___Toc12507_4207962654">30</text:bookmark-ref></text:span><text:span text:style-name="T632">.</text:span></text:p>
      <text:p text:style-name="Definition_20_Term">Grids</text:p>
      <text:p text:style-name="Text_20_body_20_indent"><text:span text:style-name="T635">P</text:span>rovides options for <text:span text:style-name="T634">showing or not showing </text:span>major and minor grids for X, Y, <text:span text:style-name="T634">and Z</text:span> axes. <text:span text:style-name="T636">To format grids, see “</text:span><text:span text:style-name="T636"><text:bookmark-ref text:reference-format="text" text:ref-name="__RefHeading__5920_1557782789">Grids</text:bookmark-ref></text:span><text:span text:style-name="T636">” on page </text:span><text:span text:style-name="T636"><text:bookmark-ref text:reference-format="page" text:ref-name="__RefHeading__5920_1557782789">41</text:bookmark-ref></text:span><text:span text:style-name="T636">.</text:span></text:p>
      <text:p text:style-name="Definition_20_Term">Data Labels</text:p>
      <text:p text:style-name="Text_20_body_20_indent">Provides options for <text:span text:style-name="T637">text attributes</text:span>, whether to show categories, and the position <text:span text:style-name="T637">and rotation </text:span>of the <text:span text:style-name="T637">labels</text:span>. <text:span text:style-name="T638">These labels appear on each data point. For more information, see “</text:span><text:span text:style-name="T638"><text:bookmark-ref text:reference-format="text" text:ref-name="__RefHeading___Toc20962_32797944">Data labels</text:bookmark-ref></text:span><text:span text:style-name="T638">” on page </text:span><text:span text:style-name="T638"><text:bookmark-ref text:reference-format="page" text:ref-name="__RefHeading___Toc20962_32797944">37</text:bookmark-ref></text:span><text:span text:style-name="T638">.</text:span></text:p>
      <text:p text:style-name="Definition_20_Term">Trend Line</text:p>
      <text:p text:style-name="Text_20_body_20_indent"><text:span text:style-name="T635">S</text:span>pecifies the type of regression line to be used, options for extrapolation, where the axes should intersect, the name of the trend line, and <text:span text:style-name="T639">whether and how the equation should be displayed.</text:span> <text:span text:style-name="T640">The option is grayed out until a data series is selected. For more information, see <text:s/>“</text:span><text:span text:style-name="T640"><text:bookmark-ref text:reference-format="text" text:ref-name="__RefHeading__23329_284948500">Trend lines</text:bookmark-ref></text:span><text:span text:style-name="T640">” on page </text:span><text:span text:style-name="T640"><text:bookmark-ref text:reference-format="page" text:ref-name="__RefHeading__23329_284948500">45</text:bookmark-ref></text:span><text:span text:style-name="T640">.</text:span></text:p>
      <text:p text:style-name="Definition_20_Term"><text:soft-page-break/>Mean Value Lines</text:p>
      <text:p text:style-name="Text_20_body_20_indent">Displays mean value lines for selected or all data series. <text:span text:style-name="T641">For more information, see “</text:span><text:span text:style-name="T641"><text:bookmark-ref text:reference-format="text" text:ref-name="__RefHeading__23331_284948500">Mean value lines</text:bookmark-ref></text:span><text:span text:style-name="T641">” on page </text:span><text:span text:style-name="T641"><text:bookmark-ref text:reference-format="page" text:ref-name="__RefHeading__23331_284948500">49</text:bookmark-ref></text:span><text:span text:style-name="T641">.</text:span></text:p>
      <text:p text:style-name="Definition_20_Term">X Error Bars and Y Error Bars</text:p>
      <text:p text:style-name="Text_20_body_20_indent">Specifies the error category to be used, parameters, and display options for positive and negative indicators.</text:p>
      <text:h text:style-name="Heading_20_2" text:outline-level="2"><text:bookmark-start text:name="__RefHeading__11504_13180705011"/><text:span text:style-name="T631">F</text:span>ormat <text:span text:style-name="T631">menu</text:span><text:bookmark-end text:name="__RefHeading__11504_13180705011"/></text:h>
      <text:p text:style-name="Text_20_body"><text:span text:style-name="T642">In edit mode, t</text:span>he<text:span text:style-name="T643">se</text:span> <text:span text:style-name="T644">settings </text:span>appear on the <text:span text:style-name="Strong_20_Emphasis">Format</text:span> menu <text:span text:style-name="T642">(Figure </text:span><text:span text:style-name="T642"><text:sequence-ref text:reference-format="value" text:ref-name="refFigure71">10</text:sequence-ref></text:span><text:span text:style-name="T642">) </text:span>of the <text:span text:style-name="T645">Menu </text:span>bar. <text:span text:style-name="T645">Descriptions of the options follow:</text:span> </text:p>
      <text:p text:style-name="Figure"><draw:frame draw:style-name="fr1" draw:name="Frame52" text:anchor-type="as-char" svg:width="1.802in" draw:z-index="43"><draw:text-box fo:min-height="3.5945in"><text:p text:style-name="Caption"><draw:frame draw:style-name="fr17" draw:name="Image33" text:anchor-type="paragraph" svg:width="1.802in" style:rel-width="100%" svg:height="3.5945in" style:rel-height="scale" draw:z-index="44"><draw:image xlink:href="Pictures/10000000000000AD000001590A99B91B1E92EC10.png" xlink:type="simple" xlink:show="embed" xlink:actuate="onLoad" loext:mime-type="image/png"/></draw:frame>Figure <text:sequence text:ref-name="refFigure71" text:name="Figure" text:formula="ooow:Figure+1" style:num-format="1">10</text:sequence>: Format menu when chart is in edit mode</text:p></draw:text-box></draw:frame></text:p>
      <text:p text:style-name="Definition_20_Term">Format Selection</text:p>
      <text:p text:style-name="Text_20_body_20_indent"><text:span text:style-name="T596">O</text:span><text:span text:style-name="T19">pens a dialog </text:span><text:span text:style-name="T92">with </text:span><text:span text:style-name="T93">settings for </text:span><text:span text:style-name="T94">whatever </text:span><text:span text:style-name="T93">element </text:span><text:span text:style-name="T94">is selected</text:span><text:span text:style-name="T93">. O</text:span><text:span text:style-name="T92">ptions </text:span><text:span text:style-name="T93">may include</text:span><text:span text:style-name="T92"> </text:span><text:span text:style-name="T19">area fill, borders, </text:span><text:span text:style-name="T93">positioning, </text:span><text:span text:style-name="T19">transparency, fonts, </text:span><text:span text:style-name="T93">labels, scale, </text:span><text:span text:style-name="T19">and other attributes.</text:span></text:p>
      <text:p text:style-name="Definition_20_Term">Position and Size</text:p>
      <text:p text:style-name="Text_20_body_20_indent"><text:span text:style-name="T95">Enables precise specification of the position and size of a selected element</text:span><text:span text:style-name="T19">. </text:span><text:span text:style-name="T95">The position is defined in relationship to the chart. S</text:span><text:span text:style-name="T19">ee “</text:span><text:span text:style-name="T19"><text:bookmark-ref text:reference-format="text" text:ref-name="__RefHeading__32435717">Position and Size dialog</text:bookmark-ref></text:span><text:span text:style-name="T19">” on page </text:span><text:span text:style-name="T19"><text:bookmark-ref text:reference-format="page" text:ref-name="__RefHeading__32435717">55</text:bookmark-ref></text:span><text:span text:style-name="T19"><text:s/></text:span><text:span text:style-name="T95">for more information</text:span><text:span text:style-name="T19">.</text:span></text:p>
      <text:p text:style-name="Definition_20_Term">Arrangement </text:p>
      <text:p text:style-name="Text_20_body_20_indent"><text:span text:style-name="T77">P</text:span><text:span text:style-name="T19">rovides two options: </text:span><text:span text:style-name="Strong_20_Emphasis">Bring Forward</text:span><text:span text:style-name="T19"> and </text:span><text:span text:style-name="Strong_20_Emphasis">Send Backward</text:span><text:span text:style-name="T19">. </text:span><text:span text:style-name="T96">O</text:span><text:span text:style-name="T19">nly one </text:span><text:span text:style-name="T96">option </text:span><text:span text:style-name="T19">may be active for some items. Use these options to arrange overlapping data series.</text:span></text:p>
      <text:p text:style-name="Definition_20_Term">Title</text:p>
      <text:p text:style-name="Text_20_body_20_indent"><text:span text:style-name="T596">Fo</text:span>rmats the title <text:span text:style-name="T638">and subtitle</text:span> for the chart a<text:span text:style-name="T638">s well as </text:span>ax<text:span text:style-name="T638">i</text:span>s <text:span text:style-name="T638">names</text:span>. <text:span text:style-name="T646">The text must first be entered on the Chart Elements page of the Chart Wizard or by going to </text:span><text:span text:style-name="Strong_20_Emphasis"><text:span text:style-name="T646">Insert &gt; Titles</text:span></text:span><text:span text:style-name="T646">.</text:span></text:p>
      <text:p text:style-name="Definition_20_Term">Legend</text:p>
      <text:p text:style-name="Text_20_body_20_indent"><text:span text:style-name="T596">F</text:span>ormats legend appear<text:span text:style-name="T647">ance</text:span> and position. <text:span text:style-name="T648">The legend must first be turned on by using the Chart Elements page of the Chart Wizard or by going to </text:span><text:span text:style-name="Strong_20_Emphasis"><text:span text:style-name="T646">Insert &gt; Legend</text:span></text:span><text:span text:style-name="T646">.</text:span></text:p>
      <text:p text:style-name="Definition_20_Term"><text:soft-page-break/>Axis</text:p>
      <text:p text:style-name="Text_20_body_20_indent"><text:span text:style-name="T77">F</text:span><text:span text:style-name="T19">ormats </text:span><text:span text:style-name="T95">properties such as where the axes cross each other, the scale of units, and formatting of the axis labels</text:span><text:span text:style-name="T19">.</text:span></text:p>
      <text:p text:style-name="Definition_20_Term">Grid</text:p>
      <text:p text:style-name="Text_20_body_20_indent"><text:span text:style-name="T596">F</text:span>ormats the <text:span text:style-name="T638">grid </text:span>lines. <text:span text:style-name="T632">Use the Chart Elements page of the Chart Wizard to turn on grids or go to </text:span><text:span text:style-name="Strong_20_Emphasis"><text:span text:style-name="T632">Insert &gt; Grids</text:span></text:span><text:span text:style-name="T632"> to turn grids on or off.</text:span></text:p>
      <text:p text:style-name="Definition_20_Term">Chart Wall, Chart Floor, or Chart Are<text:span text:style-name="T596">a</text:span></text:p>
      <text:p text:style-name="Text_20_body_20_indent"><text:span text:style-name="T596">F</text:span>ormats <text:span text:style-name="T649">borders, area, and transparency of these elements. </text:span>Note that the chart floor is available <text:span text:style-name="T649">only </text:span>for 3D charts. <text:span text:style-name="T650">See “</text:span><text:span text:style-name="T650"><text:bookmark-ref text:reference-format="text" text:ref-name="__RefHeading__23339_2849485001">Formatting chart backgrounds</text:bookmark-ref></text:span><text:span text:style-name="T650">” on page </text:span><text:span text:style-name="T650"><text:bookmark-ref text:reference-format="page" text:ref-name="__RefHeading__23339_2849485001">22</text:bookmark-ref></text:span><text:span text:style-name="T650"><text:s/>for more information.</text:span></text:p>
      <text:p text:style-name="Definition_20_Term">Chart Type</text:p>
      <text:p text:style-name="Text_20_body_20_indent"><text:span text:style-name="T596">C</text:span>hanges <text:span text:style-name="T649">the</text:span> type of chart and whether it is <text:span text:style-name="T649">a </text:span>2D or 3D chart. <text:span text:style-name="T651">The various chart types are explained in “</text:span><text:span text:style-name="T651"><text:bookmark-ref text:reference-format="text" text:ref-name="__RefHeading__38593_1127550272">Gallery of chart types</text:bookmark-ref></text:span><text:span text:style-name="T651">” starting on page </text:span><text:span text:style-name="T651"><text:bookmark-ref text:reference-format="page" text:ref-name="__RefHeading__38593_1127550272">61</text:bookmark-ref></text:span><text:span text:style-name="T651">.</text:span></text:p>
      <text:p text:style-name="Definition_20_Term">Data Ranges</text:p>
      <text:p text:style-name="Text_20_body_20_indent"><text:span text:style-name="T77">S</text:span><text:span text:style-name="T97">ets ranges for all data in the chart </text:span><text:span text:style-name="T98">and</text:span><text:span text:style-name="T97"> for individual data series, as </text:span><text:span text:style-name="T19">explained </text:span><text:span text:style-name="T98">i</text:span><text:span text:style-name="T97">n “</text:span><text:span text:style-name="T97"><text:bookmark-ref text:reference-format="number-all-superior" text:ref-name="__RefHeading___Toc45430_1873373956"/></text:span><text:span text:style-name="T97"><text:bookmark-ref text:reference-format="text" text:ref-name="__RefHeading___Toc45430_1873373956">Selecting data ranges</text:bookmark-ref></text:span><text:span text:style-name="T97">” on page</text:span><text:span text:style-name="T19"> </text:span><text:span text:style-name="T19"><text:bookmark-ref text:reference-format="page" text:ref-name="__RefHeading___Toc45430_1873373956">8</text:bookmark-ref></text:span><text:span text:style-name="T19"><text:s/></text:span><text:span text:style-name="T99">and </text:span><text:span text:style-name="T19">“</text:span><text:span text:style-name="T19"><text:bookmark-ref text:reference-format="text" text:ref-name="__RefHeading___Toc92880_521841234">Data series</text:bookmark-ref></text:span><text:span text:style-name="T97">” on page </text:span><text:span text:style-name="T97"><text:bookmark-ref text:reference-format="page" text:ref-name="__RefHeading___Toc92880_521841234">9</text:bookmark-ref></text:span><text:span text:style-name="T97">.</text:span></text:p>
      <text:p text:style-name="Definition_20_Term">3D View</text:p>
      <text:p text:style-name="Text_20_body_20_indent"><text:span text:style-name="T596">F</text:span>ormats 3D charts and is only available for 3D charts. Note that only column, bar, pie, and area charts can be displayed as 3D chart<text:span text:style-name="T649">s</text:span>. <text:span text:style-name="T650">S</text:span>ee “<text:bookmark-ref text:reference-format="text" text:ref-name="__RefHeading__32495917">3D charts</text:bookmark-ref>” <text:span text:style-name="T650">on page</text:span> <text:bookmark-ref text:reference-format="page" text:ref-name="__RefHeading__32495917">42</text:bookmark-ref><text:s/><text:span text:style-name="T650">for information</text:span>.</text:p>
      <text:h text:style-name="Heading_20_2" text:outline-level="2"><text:bookmark-start text:name="__RefHeading___Toc21800_331351213"/>Formatting <text:span text:style-name="T1130">tool</text:span>bar<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1"><draw:frame draw:style-name="fr20" draw:name="Image18" text:anchor-type="paragraph" svg:width="6.6189in" svg:height="2.9291in" draw:z-index="3"><draw:image xlink:href="Pictures/10000000000003100000015BE5C7F1E777575F08.png" xlink:type="simple" xlink:show="embed" xlink:actuate="onLoad" loext:mime-type="image/png"/></draw:frame></text:p>
          </table:table-cell>
          <table:covered-table-cell/>
          <table:covered-table-cell/>
        </table:table-row>
        <table:table-row>
          <table:table-cell table:style-name="Table38.A2" office:value-type="string">
            <text:p text:style-name="P30">1. <text:span text:style-name="T652">Select Chart Element</text:span></text:p>
          </table:table-cell>
          <table:table-cell table:style-name="Table38.A2" office:value-type="string">
            <text:p text:style-name="P22">7. Data Ranges</text:p>
          </table:table-cell>
          <table:table-cell table:style-name="Table38.C2" office:value-type="string">
            <text:p text:style-name="P22">13. <text:span text:style-name="T653">Vertical Grids</text:span></text:p>
          </table:table-cell>
        </table:table-row>
        <table:table-row>
          <table:table-cell table:style-name="Table38.A2" office:value-type="string">
            <text:p text:style-name="P22">2. Format Selection</text:p>
          </table:table-cell>
          <table:table-cell table:style-name="Table38.A2" office:value-type="string">
            <text:p text:style-name="P22">8. Data Table</text:p>
          </table:table-cell>
          <table:table-cell table:style-name="Table38.C2" office:value-type="string">
            <text:p text:style-name="P23">14. X Axis</text:p>
          </table:table-cell>
        </table:table-row>
        <table:table-row>
          <table:table-cell table:style-name="Table38.A2" office:value-type="string">
            <text:p text:style-name="P22">3. Chart Type</text:p>
          </table:table-cell>
          <table:table-cell table:style-name="Table38.A2" office:value-type="string">
            <text:p text:style-name="P22">9. Titles</text:p>
          </table:table-cell>
          <table:table-cell table:style-name="Table38.C2" office:value-type="string">
            <text:p text:style-name="P23">15. Y Axis</text:p>
          </table:table-cell>
        </table:table-row>
        <table:table-row>
          <table:table-cell table:style-name="Table38.A2" office:value-type="string">
            <text:p text:style-name="P22">4. Chart Area</text:p>
          </table:table-cell>
          <table:table-cell table:style-name="Table38.A2" office:value-type="string">
            <text:p text:style-name="P22">10. Legend On/Off</text:p>
          </table:table-cell>
          <table:table-cell table:style-name="Table38.C2" office:value-type="string">
            <text:p text:style-name="P23">16. Z Axis</text:p>
          </table:table-cell>
        </table:table-row>
        <table:table-row>
          <table:table-cell table:style-name="Table38.A2" office:value-type="string">
            <text:p text:style-name="P22">5. Chart Wall</text:p>
          </table:table-cell>
          <table:table-cell table:style-name="Table38.A2" office:value-type="string">
            <text:p text:style-name="P22">11. Legend</text:p>
          </table:table-cell>
          <table:table-cell table:style-name="Table38.C2" office:value-type="string">
            <text:p text:style-name="P23">17. All Axes</text:p>
          </table:table-cell>
        </table:table-row>
        <table:table-row>
          <table:table-cell table:style-name="Table38.A2" office:value-type="string">
            <text:p text:style-name="P22">6. 3D View</text:p>
          </table:table-cell>
          <table:table-cell table:style-name="Table38.A2" office:value-type="string">
            <text:p text:style-name="P22">12. Horizontal Grids</text:p>
          </table:table-cell>
          <table:table-cell table:style-name="Table38.C2" office:value-type="string">
            <text:p text:style-name="P30"/>
          </table:table-cell>
        </table:table-row>
      </table:table>
      <text:p text:style-name="Caption">Figure <text:sequence text:ref-name="refFigure72" text:name="Figure" text:formula="ooow:Figure+1" style:num-format="1">11</text:sequence>: Formatting <text:span text:style-name="T1130">tool</text:span>bar <text:span text:style-name="T654">when chart is </text:span>in edit mode</text:p>
      <text:p text:style-name="Text_20_body"><text:soft-page-break/>In edit mode, the Formatting bar appears as in Figure <text:sequence-ref text:reference-format="value" text:ref-name="refFigure72">11</text:sequence-ref>. <text:span text:style-name="T651">Click one of t</text:span>he icons <text:span text:style-name="T651">to </text:span>open a dialog or turn an option on or off. The <text:span text:style-name="Strong_20_Emphasis"><text:span text:style-name="T655">Insert</text:span></text:span><text:span text:style-name="T655"> and </text:span><text:span text:style-name="Strong_20_Emphasis"><text:span text:style-name="T655">Format</text:span></text:span><text:span text:style-name="T655"> menus on the Menu bar, described above, contain the same options, with one exception.</text:span></text:p>
      <text:p text:style-name="P16">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Data Labels or Trend Line do not appear on this list unless they have already been inserted using the Insert menu.</text:p>
      <text:list xml:id="list221109295561290"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text:span></text:p>
      <text:h text:style-name="Heading_20_1" text:outline-level="1"><text:bookmark-start text:name="__RefHeading__11502_1318070501"/>Selecting <text:span text:style-name="T656">and moving </text:span>chart elements<text:bookmark-end text:name="__RefHeading__11502_1318070501"/></text:h>
      <text:h text:style-name="Heading_20_2" text:outline-level="2"><text:bookmark-start text:name="__RefHeading___Toc18941_536864046"/>Selecting chart elements<text:bookmark-end text:name="__RefHeading___Toc18941_536864046"/></text:h>
      <text:p text:style-name="Text_20_Body_20_List_20_Intro">After double-clicking on the chart to enter edit mode, <text:span text:style-name="T651">s</text:span>elect chart elements using one of the following methods:</text:p>
      <text:list xml:id="list221109169931029" text:continue-list="list221110065713548" text:style-name="OOoBullets_20_1">
        <text:list-item>
          <text:p text:style-name="P73">Click <text:span text:style-name="T657">once </text:span>on the element in the chart <text:span text:style-name="T658">(to select individual data points, click twice — but not too quickly <text:s/>— after clicking once on the data series)</text:span>.</text:p>
        </text:list-item>
        <text:list-item text:style-override="List_20_1">
          <text:p text:style-name="List_20_1"><text:span text:style-name="T659">Select the element from the </text:span><text:span text:style-name="Emphasis"><text:span text:style-name="T659">Select Chart Element</text:span></text:span><text:span text:style-name="T659"> drop</text:span>-down list <text:span text:style-name="T659">that </text:span>appears on the left of the Formatting toolbar, as shown in Figure <text:sequence-ref text:reference-format="value" text:ref-name="refFigure72">11</text:sequence-ref>.</text:p>
        </text:list-item>
      </text:list>
      <text:p text:style-name="Text_20_Body_20_List_20_Intro">When selected, the chart element will be highlighted with square selection handles.</text:p>
      <text:list xml:id="list221109158675380" text:continue-list="list221108472457783" text:style-name="Heading_20_Tip">
        <text:list-item>
          <text:p text:style-name="Heading_20_Tip">T<text:span text:style-name="T660">ip</text:span></text:p>
        </text:list-item>
      </text:list>
      <text:p text:style-name="Text_20_Note"><text:span text:style-name="T100">To more easily click on individual elements</text:span><text:span text:style-name="T19">, </text:span><text:span text:style-name="T101">consider turning on </text:span><text:span text:style-name="T19">tooltips in </text:span><text:span text:style-name="MenuPath">T</text:span><text:span text:style-name="Strong_20_Emphasis">ools &gt; Options &gt; LibreOffice &gt; General</text:span><text:span text:style-name="T19">. When you hover </text:span><text:span text:style-name="T101">the </text:span><text:span text:style-name="T19">cursor over an element, Calc will display the element name, making it easier </text:span><text:span text:style-name="T92">to</text:span><text:span text:style-name="T19"> select the correct element. The name of the selected element also appears in the Status Bar.</text:span></text:p>
      <text:h text:style-name="Heading_20_2" text:outline-level="2"><text:bookmark-start text:name="__RefHeading__23337_2849485001"/><text:alphabetical-index-mark text:string-value="moving chart elements"/><text:alphabetical-index-mark text:string-value="moving elements" text:key1="chart"/>Moving chart elements<text:bookmark-end text:name="__RefHeading__23337_2849485001"/></text:h>
      <text:p text:style-name="Text_20_body">You may wish to move individual elements of a chart, independent of other chart elements. For example, you may wish to reposition the <text:span text:style-name="T661">title or axis names. To do so:</text:span></text:p>
      <text:list xml:id="list221109598073469" text:continue-list="list221108915393185" text:style-name="Numbering_20_1">
        <text:list-item text:start-value="1">
          <text:p text:style-name="Numbering_20_1">Select the element as described above.</text:p>
        </text:list-item>
        <text:list-item>
          <text:p text:style-name="Numbering_20_1"><text:span text:style-name="T661">Keep holding down the mouse button. T</text:span>he cursor changes to the move icon (<text:span text:style-name="T620">appearance depends on computer setup)</text:span>.</text:p>
        </text:list-item>
        <text:list-item>
          <text:p text:style-name="Numbering_20_1"><text:span text:style-name="T662">D</text:span>rag <text:span text:style-name="T662">the cursor to move the element</text:span>.</text:p>
        </text:list-item>
        <text:list-item>
          <text:p text:style-name="Numbering_20_1">Release the mouse button when the element is in the desired <text:span text:style-name="T663">location</text:span>.</text:p>
        </text:list-item>
      </text:list>
      <text:p text:style-name="Text_20_body">Alternatively, use the Position and Size dialog <text:span text:style-name="T664">for some elements,</text:span> as described on page <text:bookmark-ref text:reference-format="number" text:ref-name="__RefHeading__32435717"/><text:bookmark-ref text:reference-format="number-all-superior" text:ref-name="__RefHeading__32435717"/><text:bookmark-ref text:reference-format="page" text:ref-name="__RefHeading__32435717">55</text:bookmark-ref>.</text:p>
      <text:p text:style-name="Text_20_body"><text:span text:style-name="T661">I</text:span>ndividual point<text:span text:style-name="T661">s</text:span> or data series <text:span text:style-name="T661">cannot be moved, with the exception of p</text:span>ie charts. <text:span text:style-name="T665">I</text:span>ndividual wedges of <text:span text:style-name="T665">a</text:span> pie <text:span text:style-name="T665">can be moved or </text:span>the entire pie <text:span text:style-name="T665">can be exploded</text:span>. <text:span text:style-name="T663">See “</text:span><text:span text:style-name="T663"><text:bookmark-ref text:reference-format="text" text:ref-name="__RefHeading__23365_284948500">Pie charts</text:bookmark-ref></text:span><text:span text:style-name="T663">“ on page </text:span><text:span text:style-name="T663"><text:bookmark-ref text:reference-format="page" text:ref-name="__RefHeading__23365_284948500">63</text:bookmark-ref></text:span><text:span text:style-name="T663"><text:s/>for information.</text:span></text:p>
      <text:p text:style-name="Text_20_body"><text:span text:style-name="T663">To move axis labels, see “</text:span><text:span text:style-name="T663"><text:bookmark-ref text:reference-format="text" text:ref-name="__RefHeading__15950_1318070501">Positioning axis, labels, and interval marks</text:bookmark-ref></text:span><text:span text:style-name="T663">” on page </text:span><text:span text:style-name="T663"><text:bookmark-ref text:reference-format="page" text:ref-name="__RefHeading__15950_1318070501">33</text:bookmark-ref></text:span><text:span text:style-name="T663">. To move data labels, see “</text:span><text:span text:style-name="T663"><text:bookmark-ref text:reference-format="text" text:ref-name="__RefHeading___Toc21820_331351213">Adding and formatting data labels for a data series</text:bookmark-ref></text:span><text:span text:style-name="T663">” on page </text:span><text:span text:style-name="T663"><text:bookmark-ref text:reference-format="page" text:ref-name="__RefHeading___Toc21820_331351213">37</text:bookmark-ref></text:span><text:span text:style-name="T663">.</text:span></text:p>
      <text:list xml:id="list221110154520969" text:continue-list="list221109295561290" text:style-name="Heading_20_Note">
        <text:list-item>
          <text:p text:style-name="P72"><text:soft-page-break/>Poznámka</text:p>
        </text:list-item>
      </text:list>
      <text:p text:style-name="Text_20_Note"><text:span text:style-name="T19">When a 3D chart element is selected, round selection handles </text:span><text:span text:style-name="T102">may </text:span><text:span text:style-name="T19">appear. These control the 3D angle of the element. You cannot resize or reposition the element while they are showing. Use </text:span>Shift<text:span text:style-name="T19">+</text:span><text:span text:style-name="T506">c</text:span>lick<text:span text:style-name="T19"> to obtain the square selection handles that allow you to resize and reposition </text:span><text:span text:style-name="T103">the</text:span><text:span text:style-name="T19"> 3D chart graphic.</text:span></text:p>
      <text:h text:style-name="Heading_20_1" text:outline-level="1"><text:bookmark-start text:name="__RefHeading__23323_284948500"/>Changing <text:alphabetical-index-mark-start text:id="IMark202948056"/>chart type<text:bookmark-end text:name="__RefHeading__23323_284948500"/><text:alphabetical-index-mark-end text:id="IMark202948056"/></text:h>
      <text:p text:style-name="Text_20_body">To change the type of chart (bar, column, pie, line, and so on):</text:p>
      <text:list xml:id="list221109612818005" text:continue-list="list221109598073469"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4">O</text:span><text:span text:style-name="T19">pen the Chart Type dialog </text:span><text:span text:style-name="T104">using one of these methods:</text:span></text:p>
        </text:list-item>
      </text:list>
      <text:list xml:id="list221109123590887" text:continue-list="list221109016728823" text:style-name="List_20_2">
        <text:list-item>
          <text:p text:style-name="List_20_2"><text:span text:style-name="T19">Go to </text:span><text:span text:style-name="Strong_20_Emphasis">Format &gt; Chart Type</text:span><text:span text:style-name="T19"> on the Menu bar.</text:span></text:p>
        </text:list-item>
        <text:list-item>
          <text:p text:style-name="List_20_2"><text:span text:style-name="T105">C</text:span><text:span text:style-name="T19">lick the </text:span><text:span text:style-name="Strong_20_Emphasis"><text:span text:style-name="T19">Chart Type</text:span></text:span><text:span text:style-name="T19"> icon </text:span><text:span text:style-name="T19"><draw:frame draw:style-name="fr29" draw:name="Image62" text:anchor-type="as-char" svg:y="-0.2807in" svg:width="0.2799in" svg:height="0.2799in" draw:z-index="13"><draw:image xlink:href="Pictures/100000000000001E0000001EE682318B6FCEE984.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Chart Type</text:span><text:span text:style-name="T19"> from the context menu.</text:span></text:p>
          <text:p text:style-name="List_20_2"><text:span text:style-name="T19">Th</text:span><text:span text:style-name="T104">e dialog </text:span><text:span text:style-name="T19">is </text:span><text:span text:style-name="T104">the same as the first page of </text:span><text:span text:style-name="T19">the Chart Wizard dialog shown in </text:span><text:span text:style-name="T106">Figure </text:span><text:span text:style-name="T106"><text:sequence-ref text:reference-format="value" text:ref-name="refFigure65">4</text:sequence-ref></text:span><text:span text:style-name="T106"><text:s/></text:span><text:span text:style-name="T107">on page </text:span><text:span text:style-name="T107"><text:sequence-ref text:reference-format="page" text:ref-name="refFigure65">8</text:sequence-ref></text:span><text:span text:style-name="T19">.</text:span></text:p>
        </text:list-item>
      </text:list>
      <text:list xml:id="list221109887737933" text:continue-list="list221109612818005" text:style-name="Numbering_20_1">
        <text:list-item>
          <text:p text:style-name="Numbering_20_1">Select <text:span text:style-name="T666">the</text:span> chart type <text:span text:style-name="T667">and variant desir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9">For further information about the types of charts, please refer to the “</text:span><text:span text:style-name="T19"><text:bookmark-ref text:reference-format="text" text:ref-name="__RefHeading__38593_1127550272">Gallery of chart types</text:bookmark-ref></text:span><text:span text:style-name="T19">” on page </text:span><text:span text:style-name="T19"><text:bookmark-ref text:reference-format="page" text:ref-name="__RefHeading__38593_1127550272">61</text:bookmark-ref></text:span><text:span text:style-name="T19">.</text:span></text:p>
      <text:h text:style-name="Heading_20_1" text:outline-level="1"><text:bookmark-start text:name="__RefHeading__5916_1557782789"/>Titles, subtitles, and ax<text:span text:style-name="T668">i</text:span>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text:span text:style-name="T669">create or change the text of a chart title, subtitle, or axis name</text:span>:</text:p>
      <text:list xml:id="list221110073204572" text:continue-list="list221109887737933"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8">U</text:span><text:span text:style-name="T109">s</text:span><text:span text:style-name="T108">e</text:span><text:span text:style-name="T109"> one of these methods </text:span><text:span text:style-name="T110">to o</text:span><text:span text:style-name="T109">pen the Titles dialog </text:span><text:span text:style-name="T111">(Figure </text:span><text:span text:style-name="T111"><text:sequence-ref text:reference-format="value" text:ref-name="refFigure73">12</text:sequence-ref></text:span><text:span text:style-name="T111">)</text:span><text:span text:style-name="T109">:</text:span></text:p>
        </text:list-item>
      </text:list>
      <text:list xml:id="list221109733344296" text:continue-list="list221109123590887" text:style-name="List_20_2">
        <text:list-item>
          <text:p text:style-name="List_20_2"><text:span text:style-name="T19">Go to </text:span><text:span text:style-name="Strong_20_Emphasis">Insert &gt; Titles</text:span><text:span text:style-name="T19"> on the Menu bar.</text:span></text:p>
        </text:list-item>
        <text:list-item>
          <text:p text:style-name="List_20_2"><text:span text:style-name="T109">C</text:span><text:span text:style-name="T19">lick on the </text:span><text:span text:style-name="Strong_20_Emphasis">Titles</text:span><text:span text:style-name="T19"> icon </text:span><text:span text:style-name="T19"><draw:frame draw:style-name="fr27" draw:name="Image56" text:anchor-type="as-char" svg:width="0.2866in" svg:height="0.2638in" draw:z-index="14"><draw:image xlink:href="Pictures/10000000000000190000001717BEF6A5E4B8D556.png" xlink:type="simple" xlink:show="embed" xlink:actuate="onLoad" loext:mime-type="image/png"/></draw:frame></text:span><text:span text:style-name="T19"><text:s/>on the Formatting toolbar.</text:span></text:p>
        </text:list-item>
        <text:list-item>
          <text:p text:style-name="P76"><text:span text:style-name="T109">R</text:span><text:span text:style-name="T19">ight-click in the chart area and select </text:span><text:span text:style-name="Strong_20_Emphasis">Insert Titles</text:span><text:span text:style-name="T19"> from the context menu.</text:span></text:p>
        </text:list-item>
        <text:list-item text:start-value="3" text:style-override="Numbering_20_1">
          <text:p text:style-name="Numbering_20_1"><text:span text:style-name="T670">Enter or e</text:span>dit the text in the <text:span text:style-name="T670">appropriate </text:span>text box<text:span text:style-name="T670">(</text:span>es<text:span text:style-name="T670">)</text:span>.</text:p>
        </text:list-item>
        <text:list-item text:style-override="Numbering_20_1">
          <text:p text:style-name="Numbering_20_1"><text:span text:style-name="T19">Click </text:span><text:span text:style-name="Strong_20_Emphasis">OK</text:span><text:span text:style-name="T19"> to close the dialog.</text:span></text:p>
        </text:list-item>
        <text:list-item text:style-override="Numbering_20_1">
          <text:p text:style-name="Numbering_20_1">If desired, click outside the chart to leave edit mode.</text:p>
        </text:list-item>
      </text:list>
      <text:list xml:id="list221108820033102" text:continue-list="list221109158675380" text:style-name="Heading_20_Tip">
        <text:list-item>
          <text:p text:style-name="Heading_20_Tip">Tip</text:p>
        </text:list-item>
      </text:list>
      <text:p text:style-name="Text_20_Note"><text:span text:style-name="T112">The text of a </text:span><text:span text:style-name="T113">t</text:span><text:span text:style-name="T114">itle </text:span><text:span text:style-name="T112">(but not formatting) </text:span><text:span text:style-name="T114">can be </text:span><text:span text:style-name="T115">modified </text:span><text:span text:style-name="T116">directly. C</text:span><text:span text:style-name="T117">lick on </text:span><text:span text:style-name="T113">it</text:span><text:span text:style-name="T117"> </text:span><text:span text:style-name="T116">once </text:span><text:span text:style-name="T117">in the chart </text:span><text:span text:style-name="T116">(with the chart in edit mode). C</text:span><text:span text:style-name="T114">lick </text:span><text:span text:style-name="T111">again </text:span><text:span text:style-name="T114">inside the selection handles to directly </text:span><text:span text:style-name="T115">change</text:span><text:span text:style-name="T114"> the text (it may take a few clicks to do this). </text:span><text:span text:style-name="T116">U</text:span><text:span text:style-name="T113">s</text:span><text:span text:style-name="T116">e</text:span><text:span text:style-name="T113"> </text:span><text:span text:style-name="Keystroke"><text:span text:style-name="T671">Shift</text:span></text:span><text:span text:style-name="Keystroke"><text:span text:style-name="T113">+</text:span></text:span><text:span text:style-name="Keystroke"><text:span text:style-name="T671">Enter</text:span></text:span><text:span text:style-name="T114"> </text:span><text:span text:style-name="T116">at the end of the line to create an additional line that splits the text.</text:span></text:p>
      <text:p text:style-name="P43"><text:soft-page-break/><draw:frame draw:style-name="fr1" draw:name="Frame53" text:anchor-type="as-char" svg:width="3.0209in" draw:z-index="45"><draw:text-box fo:min-height="2.9898in"><text:p text:style-name="Caption"><draw:frame draw:style-name="fr18" draw:name="Image54" text:anchor-type="paragraph" svg:width="3.0209in" style:rel-width="100%" svg:height="2.9898in" style:rel-height="scale" draw:z-index="46"><draw:image xlink:href="Pictures/10000000000001220000011F22319C8AC3F11B81.png" xlink:type="simple" xlink:show="embed" xlink:actuate="onLoad" loext:mime-type="image/png"/></draw:frame>Figure <text:sequence text:ref-name="refFigure73" text:name="Figure" text:formula="ooow:Figure+1" style:num-format="1">12</text:sequence>: <text:span text:style-name="T1110">Basic </text:span>Titles dialog</text:p></draw:text-box></draw:frame></text:p>
      <text:p text:style-name="Figure"><draw:frame draw:style-name="fr4" draw:name="Frame58" text:anchor-type="as-char" svg:width="6.6953in" style:rel-width="100%" svg:height="2.8154in" style:rel-height="scale-min" draw:z-index="47"><draw:text-box><text:p text:style-name="Caption"><draw:frame draw:style-name="fr18" draw:name="Image59" text:anchor-type="paragraph" svg:width="6.6953in" style:rel-width="100%" svg:height="2.8154in" style:rel-height="scale" draw:z-index="48"><draw:image xlink:href="Pictures/10000000000002A80000011E89E8013B263AE8B2.png" xlink:type="simple" xlink:show="embed" xlink:actuate="onLoad" loext:mime-type="image/png"/></draw:frame>Figure <text:sequence text:ref-name="refFigure74" text:name="Figure" text:formula="ooow:Figure+1" style:num-format="1">13</text:sequence>: Titles formatting dialog</text:p></draw:text-box></draw:frame></text:p>
      <text:h text:style-name="Heading_20_2" text:outline-level="2"><text:bookmark-start text:name="__RefHeading___Toc37361_376987738"/>Formátování textu<text:bookmark-end text:name="__RefHeading___Toc37361_376987738"/></text:h>
      <text:p text:style-name="Text_20_body"><text:span text:style-name="T118">Use a more extensive Titles dialog t</text:span><text:span text:style-name="T110">o format </text:span><text:span text:style-name="T111">the appearance of a chart title, subtitle, or axis name. </text:span><text:span text:style-name="T118">To access this dialog</text:span><text:span text:style-name="T110">:</text:span></text:p>
      <text:list xml:id="list221110041326108" text:continue-list="list22111007320457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text:span text:style-name="T672">for formatting (Figure </text:span><text:span text:style-name="T672"><text:sequence-ref text:reference-format="value" text:ref-name="refFigure74">13</text:sequence-ref></text:span><text:span text:style-name="T672">)</text:span>:</text:p>
        </text:list-item>
      </text:list>
      <text:list xml:id="list221110195307329" text:continue-list="list221109733344296" text:style-name="List_20_2">
        <text:list-item>
          <text:p text:style-name="List_20_2">Click <text:span text:style-name="Strong_20_Emphasis">Format &gt; Title</text:span> and <text:span text:style-name="T673">select the desired type of title.</text:span></text:p>
        </text:list-item>
        <text:list-item>
          <text:p text:style-name="List_20_2">Click on the <text:span text:style-name="T674">element</text:span> in the chart, <text:span text:style-name="T675">right-click, and select </text:span><text:span text:style-name="Strong_20_Emphasis"><text:span text:style-name="T675">Format Title</text:span></text:span><text:span text:style-name="T675"> (or appropriate element) from the context menu</text:span>.</text:p>
        </text:list-item>
        <text:list-item>
          <text:p text:style-name="List_20_2">Click on the <text:span text:style-name="Strong_20_Emphasis">Titles</text:span> icon <draw:frame draw:style-name="fr27" draw:name="Image7" text:anchor-type="as-char" svg:width="0.2681in" svg:height="0.2429in" draw:z-index="15"><draw:image xlink:href="Pictures/10000000000000200000001DC7308FD919AA42D8.png" xlink:type="simple" xlink:show="embed" xlink:actuate="onLoad" loext:mime-type="image/png"/></draw:frame><text:s/><text:span text:style-name="T1122">on</text:span> the Formatting toolbar.</text:p>
        </text:list-item>
        <text:list-item>
          <text:p text:style-name="List_20_2">Click on the element in the <text:span text:style-name="Emphasis"><text:span text:style-name="T676">Select Chart Element</text:span></text:span><text:span text:style-name="T676"> </text:span>drop-down list on the Formatting toolbar, then click <text:span text:style-name="Strong_20_Emphasis">Format &gt; Format Selection</text:span>.</text:p>
        </text:list-item>
      </text:list>
      <text:list xml:id="list221108943459615" text:continue-list="list221110041326108" text:style-name="Numbering_20_1">
        <text:list-item>
          <text:p text:style-name="Numbering_20_1"><text:span text:style-name="T672">Format </text:span>ti<text:span text:style-name="T677">tles or names as needed. </text:span><text:span text:style-name="T119">T</text:span><text:span text:style-name="T120">he options are self-explanatory or easily researched.</text:span></text:p>
        </text:list-item>
        <text:list-item>
          <text:p text:style-name="Numbering_20_1"><text:span text:style-name="T19">Click </text:span><text:span text:style-name="Strong_20_Emphasis">OK</text:span><text:span text:style-name="T19"> to close the dialog. </text:span>If desired, click outside the chart to leave edit mode.</text:p>
        </text:list-item>
      </text:list>
      <text:h text:style-name="Heading_20_1" text:outline-level="1"><text:bookmark-start text:name="__RefHeading___Toc20958_32797944"/><text:soft-page-break/>Legends<text:bookmark-end text:name="__RefHeading___Toc20958_32797944"/></text:h>
      <text:p text:style-name="Text_20_body">When a legend is displayed, <text:span text:style-name="T678">it shows data series names along with their graphical representations, such as bars, lines, or points. It will also show trend lines when those are turned on, as shown in Figure </text:span><text:span text:style-name="T678"><text:sequence-ref text:reference-format="value" text:ref-name="refFigure75">14</text:sequence-ref></text:span><text:span text:style-name="T678">.</text:span></text:p>
      <text:p text:style-name="Figure"><draw:frame draw:style-name="fr2" draw:name="Frame80" text:anchor-type="as-char" svg:width="4.8236in" draw:z-index="49"><draw:text-box fo:min-height="0.448in"><text:p text:style-name="Caption"><draw:frame draw:style-name="fr17" draw:name="Image116" text:anchor-type="paragraph" svg:width="4.8236in" style:rel-width="100%" svg:height="0.448in" style:rel-height="scale" draw:z-index="51"><draw:image xlink:href="Pictures/10000000000001CF0000002BD9E126231A5A8599.png" xlink:type="simple" xlink:show="embed" xlink:actuate="onLoad" loext:mime-type="image/png"/></draw:frame>Figure <text:sequence text:ref-name="refFigure75" text:name="Figure" text:formula="ooow:Figure+1" style:num-format="1">14</text:sequence>: Example of <text:span text:style-name="T682">a </text:span>chart legend at the bottom of a chart.</text:p></draw:text-box></draw:frame></text:p>
      <text:h text:style-name="Heading_20_2" text:outline-level="2"><text:bookmark-start text:name="__RefHeading___Toc18945_536864046"/><text:span text:style-name="T679">Positioning, i</text:span>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ext:span text:style-name="T19">To </text:span><text:span text:style-name="T121">only </text:span><text:span text:style-name="T19">insert or delete a legend:</text:span></text:p>
      <text:list xml:id="list221108987169629" text:continue-list="list221108943459615" text:style-name="Numbering_20_1">
        <text:list-item text:start-value="1">
          <text:p text:style-name="Numbering_20_1"><text:span text:style-name="T122">E</text:span><text:span text:style-name="T123">nter edit mode by double-clicking the chart. </text:span>The chart should now be surrounded by a gray border.</text:p>
        </text:list-item>
        <text:list-item>
          <text:p text:style-name="Numbering_20_1">Do one of the following:</text:p>
        </text:list-item>
      </text:list>
      <text:list xml:id="list221109629505810" text:continue-list="list221110195307329" text:style-name="List_20_2">
        <text:list-item>
          <text:p text:style-name="List_20_2">Click on the <text:span text:style-name="Strong_20_Emphasis">Legend On/Off</text:span> icon <draw:frame draw:style-name="fr27" draw:name="Image36" text:anchor-type="as-char" svg:width="0.2571in" svg:height="0.2484in" draw:z-index="16"><draw:image xlink:href="Pictures/100000000000001F0000001E6AE06A2EC0618EAA.png" xlink:type="simple" xlink:show="embed" xlink:actuate="onLoad" loext:mime-type="image/png"/></draw:frame><text:s/><text:span text:style-name="T1122">on the Formatting toolbar</text:span>. The default position for inserting a legend is on the right side of the chart.</text:p>
        </text:list-item>
        <text:list-item>
          <text:p text:style-name="List_20_2"><text:span text:style-name="T19">Right-click in the chart area and select </text:span><text:span text:style-name="Strong_20_Emphasis">Insert Legend</text:span><text:span text:style-name="T19"> or </text:span><text:span text:style-name="Strong_20_Emphasis">Delete Legend</text:span><text:span text:style-name="T19"> from the context menu.</text:span></text:p>
        </text:list-item>
      </text:list>
      <text:list xml:id="list221108233367495" text:continue-list="list221108987169629"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list xml:id="list221108281094805" text:continue-list="list221110154520969" text:style-name="Heading_20_Note">
        <text:list-item>
          <text:p text:style-name="Heading_20_Note">Poznámka</text:p>
        </text:list-item>
      </text:list>
      <text:p text:style-name="Text_20_Note"><text:span text:style-name="T124">The </text:span><text:span text:style-name="T125">names in the </text:span><text:span text:style-name="T124">Legend </text:span><text:span text:style-name="T125">are </text:span><text:span text:style-name="T124">the data series name</text:span><text:span text:style-name="T91">s</text:span><text:span text:style-name="T124">. </text:span><text:span text:style-name="T125">They are</text:span><text:span text:style-name="T124"> taken from the </text:span><text:span text:style-name="T680">Name data range</text:span><text:span text:style-name="T124">, d</text:span><text:span text:style-name="T91">iscussed</text:span><text:span text:style-name="T124"> </text:span><text:span text:style-name="T91">in “</text:span><text:span text:style-name="T91"><text:bookmark-ref text:reference-format="text" text:ref-name="__RefHeading___Toc92880_521841234">Data series</text:bookmark-ref></text:span><text:span text:style-name="T91">” </text:span><text:span text:style-name="T124">on page </text:span><text:span text:style-name="T124"><text:bookmark-ref text:reference-format="page" text:ref-name="__RefHeading___Toc92880_521841234">9</text:bookmark-ref></text:span><text:span text:style-name="T124">. </text:span><text:span text:style-name="T126">C</text:span><text:span text:style-name="T91">hange </text:span><text:span text:style-name="T126">a</text:span><text:span text:style-name="T91"> legend </text:span><text:span text:style-name="T125">name </text:span><text:span text:style-name="T127">by</text:span><text:span text:style-name="T91"> chang</text:span><text:span text:style-name="T127">ing</text:span><text:span text:style-name="T91"> the text in </text:span><text:span text:style-name="T128">the </text:span><text:span text:style-name="T129">spreadsheet</text:span><text:span text:style-name="T91">.</text:span></text:p>
      <text:h text:style-name="Heading_20_3" text:outline-level="3"><text:bookmark-start text:name="__RefHeading___Toc37365_376987738"/>Positioning, inserting, and deleting<text:bookmark-end text:name="__RefHeading___Toc37365_376987738"/></text:h>
      <text:p text:style-name="Text_20_Body_20_List_20_Intro"><text:span text:style-name="T681">To </text:span>position <text:span text:style-name="T679">a legend using the basic Legend dialog (Figure </text:span><text:span text:style-name="T679"><text:sequence-ref text:reference-format="value" text:ref-name="refFigure76">15</text:sequence-ref></text:span><text:span text:style-name="T679">) as well as </text:span>insert or delete <text:span text:style-name="T679">it,</text:span> <text:span text:style-name="T679">follow the same steps as above but do the following instead of Step 2:</text:span></text:p>
      <text:list xml:id="list221108883187548" text:continue-list="list221108233367495" text:style-name="Numbering_20_1">
        <text:list-item text:start-value="1">
          <text:p text:style-name="Numbering_20_1"><text:span text:style-name="T19">Go to </text:span><text:span text:style-name="Strong_20_Emphasis">Insert &gt; Legend</text:span><text:span text:style-name="T19"> on the </text:span><text:span text:style-name="T130">M</text:span><text:span text:style-name="T19">enu bar to open </text:span><text:span text:style-name="T131">the</text:span><text:span text:style-name="T19"> </text:span><text:span text:style-name="T132">basic</text:span><text:span text:style-name="T19"> Legend dialog. </text:span></text:p>
        </text:list-item>
      </text:list>
      <text:p text:style-name="Figure"><draw:frame draw:style-name="fr1" draw:name="Frame59" text:anchor-type="as-char" svg:width="2.9693in" draw:z-index="50"><draw:text-box fo:min-height="1.7811in"><text:p text:style-name="Caption"><draw:frame draw:style-name="fr18" draw:name="Image60" text:anchor-type="paragraph" svg:width="2.9693in" style:rel-width="100%" svg:height="1.7811in" style:rel-height="scale" draw:z-index="52"><draw:image xlink:href="Pictures/100000000000011D000000ABE6F1A2B746C63038.png" xlink:type="simple" xlink:show="embed" xlink:actuate="onLoad" loext:mime-type="image/png"/></draw:frame>Figure <text:sequence text:ref-name="refFigure76" text:name="Figure" text:formula="ooow:Figure+1" style:num-format="1">15</text:sequence>: <text:span text:style-name="T682">Basic </text:span>Legend dialog</text:p></draw:text-box></draw:frame></text:p>
      <text:list xml:id="list221108528425967"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text:span text:style-name="T682">s </text:span>– Left, Right, Top, or Bottom.</text:p>
        </text:list-item>
      </text:list>
      <text:list xml:id="list221109007031657" text:continue-list="list221108820033102"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text:span text:style-name="T683">F</text:span>ormatting <text:span text:style-name="T679">legends</text:span><text:bookmark-end text:name="__RefHeading___Toc18947_536864046"/></text:h>
      <text:p text:style-name="Text_20_Body_20_List_20_Intro">For advanced editing of a legend’s appearance, <text:span text:style-name="T133">a </text:span><text:span text:style-name="T134">more extensive </text:span><text:span text:style-name="T133">Legend </text:span><text:span text:style-name="T114">dialog (Figure </text:span><text:span text:style-name="T114"><text:sequence-ref text:reference-format="value" text:ref-name="refFigure77">16</text:sequence-ref></text:span><text:span text:style-name="T135">) </text:span><text:span text:style-name="T136">has </text:span><text:span text:style-name="T114">several options for formatting</text:span><text:span text:style-name="T137"> borders, fill, fonts, </text:span><text:span text:style-name="T133">transparency, and position.</text:span></text:p>
      <text:list xml:id="list221109351640511" text:continue-list="list22110852842596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Do one of the following <text:span text:style-name="T684">to open the Legend dialog (Figure </text:span><text:span text:style-name="T684"><text:sequence-ref text:reference-format="value" text:ref-name="refFigure77">16</text:sequence-ref></text:span><text:span text:style-name="T684">)</text:span>:</text:p>
        </text:list-item>
      </text:list>
      <text:list xml:id="list221109148438939" text:continue-list="list221109629505810" text:style-name="List_20_2">
        <text:list-item>
          <text:p text:style-name="List_20_2"><text:span text:style-name="T19">Click on the </text:span><text:span text:style-name="Strong_20_Emphasis">Legend</text:span><text:span text:style-name="T19"> icon </text:span><text:span text:style-name="T19"><draw:frame draw:style-name="fr27" draw:name="Image2" text:anchor-type="as-char" svg:width="0.2736in" svg:height="0.2827in" draw:z-index="53"><draw:image xlink:href="Pictures/100000000000001F000000201ABC83562662E1BD.png" xlink:type="simple" xlink:show="embed" xlink:actuate="onLoad" loext:mime-type="image/png"/></draw:frame></text:span><text:span text:style-name="T19"><text:s/></text:span><text:span text:style-name="T506">on</text:span><text:span text:style-name="T19"> the Formatting toolbar.</text:span></text:p>
        </text:list-item>
        <text:list-item>
          <text:p text:style-name="List_20_2"><text:span text:style-name="T19">Click on the legend in the chart to select it, then right-click </text:span><text:span text:style-name="T138">and select </text:span><text:span text:style-name="Strong_20_Emphasis"><text:span text:style-name="T685">Format Legend</text:span></text:span><text:span text:style-name="T139"> from the context menu.</text:span></text:p>
        </text:list-item>
        <text:list-item>
          <text:p text:style-name="List_20_2"><text:span text:style-name="T125">Click on </text:span><text:span text:style-name="Strong_20_Emphasis"><text:span text:style-name="T686">Legend</text:span></text:span><text:span text:style-name="T125"> in the </text:span><text:span text:style-name="Emphasis"><text:span text:style-name="T687">Select Chart Element</text:span></text:span><text:span text:style-name="T140"> </text:span><text:span text:style-name="T125">drop-down list </text:span><text:span text:style-name="T141">on the Formatting toolbar </text:span><text:span text:style-name="T131">then click on the </text:span><text:span text:style-name="Strong_20_Emphasis"><text:span text:style-name="T688">Format Selection</text:span></text:span><text:span text:style-name="T131"> icon </text:span><text:span text:style-name="T131"><draw:frame draw:style-name="fr27" draw:name="Image106" text:anchor-type="as-char" svg:width="0.2709in" svg:height="0.2917in" draw:z-index="54"><draw:image xlink:href="Pictures/100000000000001A0000001C30D2B2BD18FC5DC3.png" xlink:type="simple" xlink:show="embed" xlink:actuate="onLoad" loext:mime-type="image/png"/></draw:frame></text:span><text:span text:style-name="T131"><text:s/>next to the drop-down list</text:span><text:span text:style-name="T125">.</text:span></text:p>
        </text:list-item>
      </text:list>
      <text:p text:style-name="Figure"><draw:frame draw:style-name="fr1" draw:name="Frame48" text:anchor-type="as-char" svg:width="6.6953in" draw:z-index="55"><draw:text-box fo:min-height="2.8764in"><text:p text:style-name="Caption"><draw:frame draw:style-name="fr18" draw:name="Image20" text:anchor-type="paragraph" svg:width="6.6953in" style:rel-width="100%" svg:height="2.8764in" style:rel-height="scale" draw:z-index="58"><draw:image xlink:href="Pictures/10000000000002A3000001223E053F1EC66F4EC2.png" xlink:type="simple" xlink:show="embed" xlink:actuate="onLoad" loext:mime-type="image/png"/></draw:frame>Figure <text:sequence text:ref-name="refFigure77" text:name="Figure" text:formula="ooow:Figure+1" style:num-format="1">16</text:sequence>: Legend <text:span text:style-name="T1108">dialog</text:span> <text:span text:style-name="T1109">with more extensive options</text:span></text:p></draw:text-box></draw:frame></text:p>
      <text:list xml:id="list221109497941638" text:continue-list="list221109351640511" text:style-name="Numbering_20_1">
        <text:list-item>
          <text:p text:style-name="Numbering_20_1"><text:span text:style-name="T19">Make </text:span><text:span text:style-name="T119">any desired </text:span><text:span text:style-name="T19">changes</text:span><text:span text:style-name="T142">. </text:span><text:span text:style-name="T119">T</text:span><text:span text:style-name="T19">he options are self-explanatory or easily research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9_2849485001"/><text:span text:style-name="T689">Formatting</text:span> <text:span text:style-name="T690">chart </text:span>background<text:span text:style-name="T690">s</text:span><text:bookmark-end text:name="__RefHeading__23339_2849485001"/></text:h>
      <text:p text:style-name="Text_20_body"><text:span text:style-name="T685">The background of a chart is divided into chart area, chart wall, and chart floor, as shown in Figure </text:span><text:span text:style-name="T685"><text:sequence-ref text:reference-format="value" text:ref-name="refFigure68">7</text:sequence-ref></text:span><text:span text:style-name="T685"><text:s/>on page </text:span><text:span text:style-name="T685"><text:sequence-ref text:reference-format="page" text:ref-name="refFigure68">12</text:sequence-ref></text:span><text:span text:style-name="T685">. Border, area, and transparency options for these areas are set in the following way:</text:span></text:p>
      <text:list xml:id="list221109776877609" text:continue-list="list22110949794163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text:span text:style-name="T19">(</text:span><text:span text:style-name="T143">such as </text:span><text:span text:style-name="T144">Figure </text:span><text:span text:style-name="T144"><text:sequence-ref text:reference-format="value" text:ref-name="refFigure78">17</text:sequence-ref></text:span><text:span text:style-name="T19">)</text:span>:</text:p>
        </text:list-item>
      </text:list>
      <text:list xml:id="list221108374302347" text:continue-list="list221109148438939" text:style-name="List_20_2">
        <text:list-item>
          <text:p text:style-name="List_20_2"><text:span text:style-name="T19">Go to </text:span><text:span text:style-name="Strong_20_Emphasis">Format</text:span><text:span text:style-name="T19"> on the </text:span><text:span text:style-name="T145">M</text:span><text:span text:style-name="T19">enu bar </text:span><text:span text:style-name="T145">and select </text:span><text:span text:style-name="Strong_20_Emphasis"><text:span text:style-name="T690">Chart Area</text:span></text:span><text:span text:style-name="T690">, </text:span><text:span text:style-name="Strong_20_Emphasis"><text:span text:style-name="T690">Chart Wall</text:span></text:span><text:span text:style-name="T145">, </text:span><text:span text:style-name="T146">or </text:span><text:span text:style-name="Strong_20_Emphasis"><text:span text:style-name="T690">Chart Floor</text:span></text:span><text:span text:style-name="T145">.</text:span></text:p>
        </text:list-item>
        <text:list-item>
          <text:p text:style-name="List_20_2"><text:soft-page-break/><text:span text:style-name="T147">R</text:span><text:span text:style-name="T19">ight-click the chart </text:span><text:span text:style-name="T145">wall, </text:span><text:span text:style-name="T147">chart </text:span><text:span text:style-name="T145">floor, or </text:span><text:span text:style-name="T147">chart </text:span><text:span text:style-name="T19">area </text:span><text:span text:style-name="T139">in the chart </text:span><text:span text:style-name="T19">and select </text:span><text:span text:style-name="Strong_20_Emphasis"><text:span text:style-name="T19">Format </text:span></text:span><text:span text:style-name="Strong_20_Emphasis"><text:span text:style-name="T148">Wall</text:span></text:span><text:span text:style-name="T148">, </text:span><text:span text:style-name="Strong_20_Emphasis"><text:span text:style-name="T148">Format Floor</text:span></text:span><text:span text:style-name="T148">, or </text:span><text:span text:style-name="Strong_20_Emphasis"><text:span text:style-name="T148">Format </text:span></text:span><text:span text:style-name="Strong_20_Emphasis"><text:span text:style-name="T19">Chart Area</text:span></text:span><text:span text:style-name="T19"> from the context menu. </text:span><text:span text:style-name="T149">(</text:span><text:span text:style-name="T150">For help with selecting these areas, see “</text:span><text:span text:style-name="T150"><text:bookmark-ref text:reference-format="text" text:ref-name="__RefHeading___Toc18941_536864046">Selecting chart elements</text:bookmark-ref></text:span><text:span text:style-name="T150">” on page </text:span><text:span text:style-name="T150"><text:bookmark-ref text:reference-format="page" text:ref-name="__RefHeading___Toc18941_536864046">18</text:bookmark-ref></text:span><text:span text:style-name="T150">.)</text:span></text:p>
        </text:list-item>
        <text:list-item>
          <text:p text:style-name="List_20_2"><text:span text:style-name="T691">In the Formatting toolbar, click on the icon for chart area </text:span><text:span text:style-name="T691"><draw:frame draw:style-name="fr30" draw:name="Image11" text:anchor-type="as-char" svg:y="-0.2665in" svg:width="0.2319in" svg:height="0.2575in" draw:z-index="56"><draw:image xlink:href="Pictures/100000000000001B0000001E60C3FB999D41BABF.png" xlink:type="simple" xlink:show="embed" xlink:actuate="onLoad" loext:mime-type="image/png"/></draw:frame></text:span><text:span text:style-name="T691"><text:s/>or chart wall </text:span><text:span text:style-name="T691"><draw:frame draw:style-name="fr27" draw:name="Image61" text:anchor-type="as-char" svg:width="0.2472in" svg:height="0.2472in" draw:z-index="57"><draw:image xlink:href="Pictures/100000000000001C0000001CEA0F1AA4DC933234.png" xlink:type="simple" xlink:show="embed" xlink:actuate="onLoad" loext:mime-type="image/png"/></draw:frame></text:span><text:span text:style-name="T691"><text:s/>(there is no icon for chart floor).</text:span></text:p>
        </text:list-item>
        <text:list-item>
          <text:p text:style-name="List_20_2"><text:span text:style-name="T125">Click on </text:span><text:span text:style-name="Strong_20_Emphasis"><text:span text:style-name="T692">Chart Area</text:span></text:span><text:span text:style-name="T151">, </text:span><text:span text:style-name="Strong_20_Emphasis"><text:span text:style-name="T692">Chart Wall</text:span></text:span><text:span text:style-name="T692">,</text:span><text:span text:style-name="T151"> or </text:span><text:span text:style-name="Strong_20_Emphasis"><text:span text:style-name="T692">Chart Floor</text:span></text:span><text:span text:style-name="T151"> </text:span><text:span text:style-name="T125">in the </text:span><text:span text:style-name="Emphasis"><text:span text:style-name="T687">Select Chart Element</text:span></text:span><text:span text:style-name="T140"> </text:span><text:span text:style-name="T125">drop-down list </text:span><text:span text:style-name="T141">on the Formatting toolbar</text:span><text:span text:style-name="T125">.</text:span></text:p>
        </text:list-item>
      </text:list>
      <text:p text:style-name="Figure"><draw:frame draw:style-name="fr1" draw:name="Frame7" text:anchor-type="as-char" svg:width="4.8335in" draw:z-index="59"><draw:text-box fo:min-height="2.7335in"><text:p text:style-name="Caption"><draw:frame draw:style-name="fr18" draw:name="Image75" text:anchor-type="paragraph" svg:width="3.9402in" style:rel-width="100%" svg:height="2.1425in" style:rel-height="scale" draw:z-index="62"><draw:image xlink:href="Pictures/10000000000002A30000016FE7F9FD7BD64BD578.png" xlink:type="simple" xlink:show="embed" xlink:actuate="onLoad" loext:mime-type="image/png"/></draw:frame>Figure <text:sequence text:ref-name="refFigure78" text:name="Figure" text:formula="ooow:Figure+1" style:num-format="1">17</text:sequence>: Chart Area dialog – Transparency page</text:p></draw:text-box></draw:frame></text:p>
      <text:list xml:id="list221109279124854" text:continue-list="list221109776877609" text:style-name="Numbering_20_1">
        <text:list-item>
          <text:p text:style-name="Numbering_20_1">Select the desired <text:span text:style-name="T693">settings</text:span> from the Borders, Area, and Transparency pages.</text:p>
        </text:list-item>
        <text:list-item>
          <text:p text:style-name="Numbering_20_1">Click <text:span text:style-name="MenuPath">OK</text:span> to <text:span text:style-name="T694">save the changes and </text:span>close the dialog.</text:p>
        </text:list-item>
      </text:list>
      <text:h text:style-name="Heading_20_1" text:outline-level="1"><text:bookmark-start text:name="__RefHeading__23355_284948500"/>Data series<text:bookmark-end text:name="__RefHeading__23355_284948500"/></text:h>
      <text:p text:style-name="Text_20_body"><text:span text:style-name="T12">The goal of making a chart is to clearly present one or more data series </text:span><text:span text:style-name="T13">and</text:span><text:span text:style-name="T12"> </text:span><text:span text:style-name="T11">Calc </text:span><text:span text:style-name="T12">provides</text:span><text:span text:style-name="T11"> a number of ways to define and present </text:span><text:span text:style-name="T14">those </text:span><text:span text:style-name="T11">data. </text:span><text:span text:style-name="T15">The following sections discuss </text:span><text:span text:style-name="T16">top</text:span><text:span text:style-name="T17">i</text:span><text:span text:style-name="T16">cs such as </text:span><text:span text:style-name="T15">defining and changing data ranges, aligning data to a secondary Y axis, and formatting </text:span><text:span text:style-name="T16">the appearance of the data series.</text:span></text:p>
      <text:h text:style-name="Heading_20_2" text:outline-level="2"><text:bookmark-start text:name="__RefHeading___Toc15861_397711313"/><text:span text:style-name="T695">Changing</text:span> data ranges<text:bookmark-end text:name="__RefHeading___Toc15861_397711313"/></text:h>
      <text:p text:style-name="Text_20_Body_20_List_20_Intro"><text:span text:style-name="T696">When</text:span> data <text:span text:style-name="T697">ranges </text:span>change in <text:span text:style-name="T698">the spreadsheet, modify the chart settings to reflect those changes. Use one of the following methods.</text:span></text:p>
      <text:list xml:id="list221110066775549" text:continue-list="list221108281094805" text:style-name="Heading_20_Note">
        <text:list-item>
          <text:p text:style-name="Heading_20_Note">Poznámka</text:p>
        </text:list-item>
      </text:list>
      <text:p text:style-name="Text_20_Note"><text:span text:style-name="T152">T</text:span><text:span text:style-name="T105">he chart automatically reflects changes in the </text:span><text:span text:style-name="T153">spreadsheet </text:span><text:span text:style-name="T105">data. </text:span><text:span text:style-name="T152">Thus, changing a number from 5 to 50 in the data will </text:span><text:span text:style-name="T154">instantly show the new </text:span><text:span text:style-name="T152">number in the chart.</text:span></text:p>
      <text:h text:style-name="Heading_20_3" text:outline-level="3"><text:bookmark-start text:name="__RefHeading___Toc18949_536864046"/><text:span text:style-name="T699">Replacing </text:span>data <text:span text:style-name="T699">by dragging</text:span><text:bookmark-end text:name="__RefHeading___Toc18949_536864046"/></text:h>
      <text:p text:style-name="Text_20_Body_20_List_20_Intro"><text:span text:style-name="T700">It is easy to manually replace one set of data with another set of data</text:span>. Do this in the following way:</text:p>
      <text:list xml:id="list221109447623297" text:continue-list="list221109279124854" text:style-name="Numbering_20_1">
        <text:list-item text:start-value="1">
          <text:p text:style-name="Numbering_20_1">Use the mouse to select all of the <text:span text:style-name="T701">new </text:span>data.</text:p>
        </text:list-item>
        <text:list-item>
          <text:p text:style-name="Numbering_20_1"><text:span text:style-name="T701">D</text:span>rag the data over the chart, then release the mouse. This opens the dialog shown in Figure <text:sequence-ref text:reference-format="value" text:ref-name="refFigure79">18</text:sequence-ref>. </text:p>
        </text:list-item>
        <text:list-item>
          <text:p text:style-name="Numbering_20_1"><text:span text:style-name="T155">Specify whether or not the first column or row contains labels, then </text:span><text:span text:style-name="T156">click </text:span><text:span text:style-name="Strong_20_Emphasis"><text:span text:style-name="T1120">OK</text:span></text:span><text:span text:style-name="T156">.</text:span></text:p>
        </text:list-item>
      </text:list>
      <text:p text:style-name="Figure"><text:soft-page-break/><draw:frame draw:style-name="fr11" draw:name="Frame77" text:anchor-type="as-char" svg:y="-1.6846in" svg:width="3.3465in" style:rel-width="50%" svg:height="1.7209in" style:rel-height="scale-min" draw:z-index="60"><draw:text-box><text:p text:style-name="Caption"><draw:frame draw:style-name="fr32" draw:name="Image100" text:anchor-type="paragraph" svg:x="0in" svg:y="0in" svg:width="2.9807in" svg:height="1.5528in" draw:z-index="63"><draw:image xlink:href="Pictures/100000000000011E00000092C205AD9886B452A6.png" xlink:type="simple" xlink:show="embed" xlink:actuate="onLoad" loext:mime-type="image/png"/></draw:frame>Figure <text:sequence text:ref-name="refFigure79" text:name="Figure" text:formula="ooow:Figure+1" style:num-format="1">18</text:sequence>: Change Source Data Range dialog</text:p></draw:text-box></draw:frame></text:p>
      <text:h text:style-name="Heading_20_3" text:outline-level="3"><text:bookmark-start text:name="__RefHeading___Toc18951_536864046"/><text:span text:style-name="T699">Modifying the d</text:span>ata <text:span text:style-name="T699">r</text:span>ange<text:bookmark-end text:name="__RefHeading___Toc18951_536864046"/></text:h>
      <text:p text:style-name="Text_20_Body_20_List_20_Intro">To change the range of a data series, do the following:</text:p>
      <text:list xml:id="list221108514514074" text:continue-list="list22110944762329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5">O</text:span><text:span text:style-name="T19">pen the Data Ranges dialog </text:span><text:span text:style-name="T105">using one of these methods:</text:span></text:p>
        </text:list-item>
      </text:list>
      <text:list xml:id="list221110095010210" text:continue-list="list221108374302347" text:style-name="List_20_2">
        <text:list-item>
          <text:p text:style-name="P77">Go to <text:span text:style-name="Strong_20_Emphasis">Format &gt; Data Ranges</text:span> on the Menu bar.</text:p>
        </text:list-item>
        <text:list-item>
          <text:p text:style-name="List_20_2"><text:span text:style-name="T105">C</text:span><text:span text:style-name="T19">lick on the </text:span><text:span text:style-name="Strong_20_Emphasis">Data Ranges</text:span><text:span text:style-name="T19"> icon </text:span><text:span text:style-name="T19"><draw:frame draw:style-name="fr27" draw:name="Image12" text:anchor-type="as-char" svg:width="0.2783in" svg:height="0.239in" draw:z-index="64"><draw:image xlink:href="Pictures/10000000000000230000001EE9883EF46320F072.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Data Ranges</text:span><text:span text:style-name="T19"> from the context menu. </text:span></text:p>
        </text:list-item>
      </text:list>
      <text:list xml:id="list221109404868525" text:continue-list="list221108514514074" text:style-name="Numbering_20_1">
        <text:list-item>
          <text:p text:style-name="Numbering_20_1"><text:span text:style-name="T157">E</text:span><text:span text:style-name="T158">di</text:span><text:span text:style-name="T19">t data </text:span><text:span text:style-name="T159">ranges </text:span><text:span text:style-name="T157">on the </text:span><text:span text:style-name="T603">Data Series </text:span><text:span text:style-name="T159">page, </text:span><text:span text:style-name="T157">which is the same as </text:span><text:span text:style-name="T159">shown </text:span><text:span text:style-name="T19">in </text:span><text:span text:style-name="T160">Figure </text:span><text:span text:style-name="T160"><text:sequence-ref text:reference-format="value" text:ref-name="refFigure66">5</text:sequence-ref></text:span><text:span text:style-name="T160"><text:s/></text:span><text:span text:style-name="T161">on page </text:span><text:span text:style-name="T161"><text:sequence-ref text:reference-format="page" text:ref-name="refFigure66">10</text:sequence-ref></text:span><text:span text:style-name="T19">. </text:span></text:p>
        </text:list-item>
        <text:list-item>
          <text:p text:style-name="Numbering_20_1"><text:span text:style-name="T19">Click </text:span><text:span text:style-name="Strong_20_Emphasis">OK</text:span><text:span text:style-name="T19"> to </text:span><text:span text:style-name="T162">save changes and </text:span><text:span text:style-name="T19">close the dialog.</text:span></text:p>
        </text:list-item>
        <text:list-item>
          <text:p text:style-name="Numbering_20_1">If desired, click outside the chart to leave edit mode.</text:p>
        </text:list-item>
      </text:list>
      <text:list xml:id="list221109151344141" text:continue-list="list221109007031657" text:style-name="Heading_20_Tip">
        <text:list-item>
          <text:p text:style-name="Heading_20_Tip">Tip</text:p>
        </text:list-item>
      </text:list>
      <text:p text:style-name="Text_20_Note"><text:span text:style-name="T163">If Calc is taking a significant </text:span><text:span text:style-name="T164">amount of </text:span><text:span text:style-name="T163">time to process </text:span><text:span text:style-name="T164">a large amount of data </text:span><text:span text:style-name="T165">for a chart</text:span><text:span text:style-name="T163">, try this: </text:span><text:span text:style-name="T129">Sel</text:span><text:span text:style-name="T164">ect only limited data </text:span><text:span text:style-name="T166">for each data series </text:span><text:span text:style-name="T129">t</text:span><text:span text:style-name="T164">o initially organize the chart. </text:span><text:span text:style-name="T166">Adjust the settings until the </text:span><text:span text:style-name="T164">chart looks </text:span><text:span text:style-name="T155">as</text:span><text:span text:style-name="T164"> </text:span><text:span text:style-name="T165">desired</text:span><text:span text:style-name="T164">, </text:span><text:span text:style-name="T166">then select</text:span><text:span text:style-name="T164"> all of the data.</text:span></text:p>
      <text:p text:style-name="Text_20_Body_20_List_20_Intro"><text:span text:style-name="T105">F</text:span><text:span text:style-name="T167">or f</text:span><text:span text:style-name="T105">urther information, </text:span><text:span text:style-name="T161">see “</text:span><text:span text:style-name="T161"><text:bookmark-ref text:reference-format="text" text:ref-name="__RefHeading___Toc45430_1873373956">Selecting data ranges</text:bookmark-ref></text:span><text:span text:style-name="T161">” on </text:span><text:span text:style-name="T105">page </text:span><text:span text:style-name="T105"><text:bookmark-ref text:reference-format="page" text:ref-name="__RefHeading___Toc45430_1873373956">8</text:bookmark-ref></text:span><text:span text:style-name="T105">.</text:span></text:p>
      <text:h text:style-name="Heading_20_2" text:outline-level="2"><text:bookmark-start text:name="__RefHeading___Toc21804_331351213"/><text:span text:style-name="T702">Opening </text:span>data <text:span text:style-name="T703">series dialog</text:span><text:bookmark-end text:name="__RefHeading___Toc21804_331351213"/></text:h>
      <text:p text:style-name="Text_20_body"><text:span text:style-name="T704">The Data Series dialog offers s</text:span>everal <text:span text:style-name="T705">options for presenting data in the chart. Note that only one data series can be selected at a time.</text:span></text:p>
      <text:p text:style-name="Text_20_body">To open the Data Series dialog <text:span text:style-name="T706">(Figure </text:span><text:span text:style-name="T706"><text:sequence-ref text:reference-format="value" text:ref-name="refFigure80">19</text:sequence-ref></text:span><text:span text:style-name="T706">)</text:span>:</text:p>
      <text:list xml:id="list221110225062946" text:continue-list="list2211094048685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text:span text:style-name="T707">select the data series:</text:span></text:p>
        </text:list-item>
      </text:list>
      <text:list xml:id="list221109894553589" text:continue-list="list221110095010210" text:style-name="List_20_2">
        <text:list-item>
          <text:p text:style-name="List_20_2">Click on the data series in the chart.</text:p>
        </text:list-item>
        <text:list-item>
          <text:p text:style-name="List_20_2"><text:span text:style-name="T19">Click the data series </text:span><text:span text:style-name="T168">name </text:span><text:span text:style-name="T19">in the </text:span><text:span text:style-name="Emphasis"><text:span text:style-name="T707">Select Chart Elements</text:span></text:span><text:span text:style-name="T169"> </text:span><text:span text:style-name="T19">drop-down list </text:span><text:span text:style-name="T170">on the Formatting toolbar.</text:span></text:p>
        </text:list-item>
      </text:list>
      <text:list xml:id="list221108870974502" text:continue-list="list221110225062946" text:style-name="Numbering_20_1">
        <text:list-item>
          <text:p text:style-name="Numbering_20_1"><text:span text:style-name="T707">Do one of the following to </text:span>open the Data Series dialog:</text:p>
        </text:list-item>
      </text:list>
      <text:list xml:id="list221110088092237" text:continue-list="list221109894553589" text:style-name="List_20_2">
        <text:list-item>
          <text:p text:style-name="List_20_2"><text:s/><text:span text:style-name="T707">Go</text:span> to <text:span text:style-name="Strong_20_Emphasis">Format &gt; Format Selection</text:span> on the Menu bar.</text:p>
        </text:list-item>
        <text:list-item>
          <text:p text:style-name="List_20_2"><text:span text:style-name="T707">Click on the </text:span><text:span text:style-name="Strong_20_Emphasis"><text:span text:style-name="T707">Format Selection</text:span></text:span><text:span text:style-name="T707"> icon </text:span><text:span text:style-name="T707"><draw:frame draw:style-name="fr27" draw:name="Image72" text:anchor-type="as-char" svg:width="0.2161in" svg:height="0.2327in" draw:z-index="65"><draw:image xlink:href="Pictures/100000000000001A0000001C30D2B2BD18FC5DC3.png" xlink:type="simple" xlink:show="embed" xlink:actuate="onLoad" loext:mime-type="image/png"/></draw:frame></text:span><text:span text:style-name="T707"><text:s/>on the Formatting toolbar.</text:span></text:p>
        </text:list-item>
        <text:list-item>
          <text:p text:style-name="P78">Right-click on the data series and select <text:span text:style-name="Strong_20_Emphasis">Format Data Series</text:span>.</text:p>
        </text:list-item>
      </text:list>
      <text:list xml:id="list221108841911038" text:continue-list="list221108870974502" text:style-name="Numbering_20_1">
        <text:list-item>
          <text:p text:style-name="Numbering_20_1"><text:soft-page-break/>Click the tab of the <text:span text:style-name="T708">appropriate </text:span>page to make <text:span text:style-name="T708">the </text:span>changes <text:span text:style-name="T708">needed.</text:span> The options for each page are explained below.</text:p>
        </text:list-item>
        <text:list-item>
          <text:p text:style-name="Numbering_20_1"><text:span text:style-name="T19">Click </text:span><text:span text:style-name="Strong_20_Emphasis">OK</text:span><text:span text:style-name="T19"> to save changes </text:span><text:span text:style-name="T171">and </text:span><text:span text:style-name="T19">close the dialog.</text:span></text:p>
        </text:list-item>
      </text:list>
      <text:p text:style-name="Figure"><draw:frame draw:style-name="fr1" draw:name="Frame51" text:anchor-type="as-char" svg:width="6.6953in" draw:z-index="66"><draw:text-box fo:min-height="3.6354in"><text:p text:style-name="Caption"><draw:frame draw:style-name="fr18" draw:name="Image50" text:anchor-type="paragraph" svg:width="6.6953in" style:rel-width="100%" svg:height="3.3874in" style:rel-height="scale" draw:z-index="68"><draw:image xlink:href="Pictures/10000000000002A000000154285CDFA4585FAFA6.png" xlink:type="simple" xlink:show="embed" xlink:actuate="onLoad" loext:mime-type="image/png"/></draw:frame>Figure <text:sequence text:ref-name="refFigure80" text:name="Figure" text:formula="ooow:Figure+1" style:num-format="1">19</text:sequence>: Data Series dialog – <text:span text:style-name="T1107">Options page</text:span> </text:p></draw:text-box></draw:frame></text:p>
      <text:list xml:id="list221109729702555" text:continue-list="list221110066775549" text:style-name="Heading_20_Note">
        <text:list-item>
          <text:p text:style-name="Heading_20_Note">Poznámka</text:p>
        </text:list-item>
      </text:list>
      <text:p text:style-name="P58"><text:span text:style-name="T168">The options that appear on the </text:span><text:span text:style-name="T709">Options</text:span><text:span text:style-name="T168"> page of the Data Series dialog depend on the type of chart </text:span><text:span text:style-name="T172">selected</text:span><text:span text:style-name="T152">.</text:span></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text:span text:style-name="T710">Y axis</text:span><text:bookmark-end text:name="__RefHeading___Toc18697_2948163738"/></text:h>
      <text:p text:style-name="Figure"><draw:frame draw:style-name="fr1" draw:name="Frame10" text:anchor-type="as-char" svg:width="5.0638in" draw:z-index="69"><draw:text-box fo:min-height="2.952in"><text:p text:style-name="Caption"><draw:frame draw:style-name="fr17" draw:name="Image81" text:anchor-type="paragraph" svg:width="5.0638in" style:rel-width="100%" svg:height="2.952in" style:rel-height="scale" draw:z-index="70"><draw:image xlink:href="Pictures/100000000000023100000147BD6DDBB5E0B04128.png" xlink:type="simple" xlink:show="embed" xlink:actuate="onLoad" loext:mime-type="image/png"/></draw:frame>Figure <text:sequence text:ref-name="refFigure81" text:name="Figure" text:formula="ooow:Figure+1" style:num-format="1">20</text:sequence>: Data series aligned <text:span text:style-name="T717">to</text:span> a secondary Y axis</text:p></draw:text-box></draw:frame></text:p>
      <text:p text:style-name="P45"><text:soft-page-break/><text:span text:style-name="T711">A secondary axis may be helpful when data differ in units or scale, as in Figure </text:span><text:span text:style-name="T711"><text:sequence-ref text:reference-format="value" text:ref-name="refFigure81">20</text:sequence-ref></text:span><text:span text:style-name="T711">.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span></text:p>
      <text:list xml:id="list221108498866966" text:continue-numbering="true" text:style-name="Heading_20_Note">
        <text:list-item>
          <text:p text:style-name="Heading_20_Note">Poznámka</text:p>
        </text:list-item>
      </text:list>
      <text:p text:style-name="Text_20_Note"><text:span text:style-name="T173">A d</text:span><text:span text:style-name="T174">ata </text:span><text:span text:style-name="T173">series </text:span><text:span text:style-name="T174">can be associated with a secondary </text:span><text:span text:style-name="T175">Y axis</text:span><text:span text:style-name="T174"> </text:span><text:span text:style-name="T176">only </text:span><text:span text:style-name="T174">after Chart Wizard has </text:span><text:span text:style-name="T177">finished </text:span><text:span text:style-name="T174">creat</text:span><text:span text:style-name="T177">ing</text:span><text:span text:style-name="T174"> the chart.</text:span></text:p>
      <text:p text:style-name="Text_20_body">To align a data series to a secondary Y axis:</text:p>
      <text:list xml:id="list221110011633870" text:continue-list="list221108841911038" text:style-name="Numbering_20_1">
        <text:list-item text:start-value="1">
          <text:p text:style-name="Numbering_20_1">Select the data series and open the Data Series dialog as described in the previous section.</text:p>
        </text:list-item>
        <text:list-item>
          <text:p text:style-name="Numbering_20_1"><text:span text:style-name="T178">On the </text:span><text:span text:style-name="T712">Options</text:span><text:span text:style-name="T178"> page, under </text:span><text:span text:style-name="T712">Align Data Series to</text:span><text:span text:style-name="T178">, select </text:span><text:span text:style-name="Strong_20_Emphasis"><text:span text:style-name="T712">Secondary Y axis</text:span></text:span><text:span text:style-name="T178">.</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79">Data can only be aligned to </text:span><text:span text:style-name="T180">a secondary Y axis, </text:span><text:span text:style-name="T179">not a secondary X axis. </text:span><text:span text:style-name="T180">However, it is possible to create secondary X and Y axes that duplicate the primary axes on the opposite sides of a chart. This </text:span><text:span text:style-name="T181">is </text:span><text:span text:style-name="T180">described in “</text:span><text:span text:style-name="T180"><text:bookmark-ref text:reference-format="text" text:ref-name="__RefHeading___Toc17571_1898966804">Add or remove axis labels</text:bookmark-ref></text:span><text:span text:style-name="T180">” </text:span><text:span text:style-name="T182">on page </text:span><text:span text:style-name="T182"><text:bookmark-ref text:reference-format="page" text:ref-name="__RefHeading___Toc17571_1898966804">30</text:bookmark-ref></text:span><text:span text:style-name="T182">. </text:span><text:span text:style-name="T183">It is also possible to show different units or scales on the secondary axis </text:span><text:span text:style-name="T184">(</text:span><text:span text:style-name="T185">with or </text:span><text:span text:style-name="T184">without aligning data to it)</text:span><text:span text:style-name="T183">, as described under “</text:span><text:span text:style-name="T183"><text:bookmark-ref text:reference-format="text" text:ref-name="__RefHeading___Toc16329_331351213">Defining Scales</text:bookmark-ref></text:span><text:span text:style-name="T183">” on page </text:span><text:span text:style-name="T183"><text:bookmark-ref text:reference-format="page" text:ref-name="__RefHeading___Toc16329_331351213">32</text:bookmark-ref></text:span><text:span text:style-name="T183">.</text:span></text:p>
      <text:h text:style-name="Heading_20_3" text:outline-level="3"><text:bookmark-start text:name="__RefHeading___Toc21806_331351213"/>Spacing and plot options<text:bookmark-end text:name="__RefHeading___Toc21806_331351213"/></text:h>
      <text:p text:style-name="Text_20_body"><text:span text:style-name="T713">The </text:span>Options page of the Data <text:span text:style-name="T714">S</text:span>eries dialog (Figure <text:sequence-ref text:reference-format="value" text:ref-name="refFigure80">19</text:sequence-ref>) contains <text:span text:style-name="T713">additional settings that depend on the type of chart. T</text:span>hese <text:span text:style-name="T713">include</text:span>:</text:p>
      <text:p text:style-name="Definition_20_Term">Spacing</text:p>
      <text:p text:style-name="Text_20_body_20_indent">S<text:span text:style-name="T715">ets</text:span> the spacing <text:span text:style-name="T715">interval of </text:span>columns or bars <text:span text:style-name="T715">between category settings, such as time</text:span>. Value<text:span text:style-name="T716">s</text:span> above 100% increase the spacing while values below 100% decrease the <text:span text:style-name="T702">spacing</text:span>. <text:span text:style-name="T717">Maximum spacing is 600%.</text:span></text:p>
      <text:p text:style-name="Definition_20_Term">Overlap</text:p>
      <text:p text:style-name="Text_20_body_20_indent">S<text:span text:style-name="T715">ets</text:span> overlap <text:span text:style-name="T715">of columns or bars within the </text:span>same category setting, such as <text:span text:style-name="T715">a specific </text:span>time. The higher the percentage, the greater the overlap. Negative percentages increase the separation.</text:p>
      <text:p text:style-name="Definition_20_Term">Show bars side by side</text:p>
      <text:p text:style-name="Text_20_body_20_indent">When checked, shows no gap in columns or bars <text:span text:style-name="T715">in the interval </text:span>between categories. <text:span text:style-name="T718">When this option is not checked, data aligned to a secondary Y axis may hide other data. Enable the option to prevent this.</text:span></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text:span text:style-name="T715">E</text:span>nables data from hidden cells to be included or not <text:span text:style-name="T718">included</text:span>.</text:p>
      <text:p text:style-name="Text_20_body_20_indent">Two additional options <text:span text:style-name="T719">(</text:span>not shown in Figure <text:sequence-ref text:reference-format="value" text:ref-name="refFigure80">19</text:sequence-ref><text:span text:style-name="T719">) </text:span>appear for pie <text:span text:style-name="T720">or donut </text:span>charts:</text:p>
      <text:p text:style-name="Definition_20_Term">Orientation </text:p>
      <text:p text:style-name="Text_20_body_20_indent"><text:span text:style-name="T715">S</text:span>pecifies the order of the pie sections (data points) – clockwise or counter-clockwise. <text:span text:style-name="T718">The default direction is counterclockwise.</text:span></text:p>
      <text:p text:style-name="Definition_20_Term">Starting Angle</text:p>
      <text:p text:style-name="Text_20_body_20_indent"><text:span text:style-name="T715">S</text:span>pecifies the <text:span text:style-name="T720">starting angle </text:span>of the first pie section (data point). <text:span text:style-name="T720">Drag the small dot around the circle or enter a number for the degrees. Use 0 degrees to start the first section at the 3 o’clock position and 90 degrees to start the first section at 12 o’clock.</text:span></text:p>
      <text:h text:style-name="Heading_20_3" text:outline-level="3"><text:bookmark-start text:name="__RefHeading___Toc21808_331351213"/><text:soft-page-break/>Area, transparency, and borders<text:bookmark-end text:name="__RefHeading___Toc21808_331351213"/></text:h>
      <text:p text:style-name="Figure"><draw:frame draw:style-name="fr1" draw:name="Frame73" text:anchor-type="as-char" svg:width="6.1165in" draw:z-index="71"><draw:text-box fo:min-height="4.9598in"><text:p text:style-name="Caption"><draw:frame draw:style-name="fr31" draw:name="Image3" text:anchor-type="paragraph" svg:y="0in" svg:width="6.6953in" style:rel-width="100%" svg:height="5.0661in" style:rel-height="scale" draw:z-index="76"><draw:image xlink:href="Pictures/100000000000029E000001FBD46A4C918C4F3FDC.png" xlink:type="simple" xlink:show="embed" xlink:actuate="onLoad" loext:mime-type="image/png"/></draw:frame>Figure <text:sequence text:ref-name="refFigure82" text:name="Figure" text:formula="ooow:Figure+1" style:num-format="1">21</text:sequence>: Data Series dialog<text:span text:style-name="T721"> – </text:span>Gradient page</text:p></draw:text-box></draw:frame></text:p>
      <text:p text:style-name="Text_20_body"><text:span text:style-name="T721">For chart types other than line and scatter, the Data Series dialog (Figure </text:span><text:span text:style-name="T721"><text:sequence-ref text:reference-format="value" text:ref-name="refFigure82">21</text:sequence-ref></text:span><text:span text:style-name="T721">) contains pages for formatting the fill and borders of graphical representations such as columns and bars. The Area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span></text:p>
      <text:list xml:id="list221108907953648" text:continue-list="list221109151344141" text:style-name="Heading_20_Tip">
        <text:list-item>
          <text:p text:style-name="Heading_20_Tip">Tip</text:p>
        </text:list-item>
      </text:list>
      <text:p text:style-name="Text_20_Note"><text:span text:style-name="T186">If applying a gradient does not work as expected, do this: After selecting the desired options on the </text:span><text:span text:style-name="T722">Gradient </text:span><text:span text:style-name="T186">page, click </text:span><text:span text:style-name="Strong_20_Emphasis"><text:span text:style-name="T723">Add</text:span></text:span><text:span text:style-name="T723">, provide a name for the gradient (or accept the default), and click </text:span><text:span text:style-name="Strong_20_Emphasis"><text:span text:style-name="T723">OK</text:span></text:span><text:span text:style-name="T723">.</text:span></text:p>
      <text:h text:style-name="Heading_20_3" text:outline-level="3"><text:bookmark-start text:name="__RefHeading___Toc20299_2468186762"/>Lines, areas, and data point icons<text:bookmark-end text:name="__RefHeading___Toc20299_2468186762"/></text:h>
      <text:p text:style-name="P9"><text:span text:style-name="T721">For </text:span>line and <text:span text:style-name="T724">XY or </text:span>scatter charts,<text:span text:style-name="T725"> the Data Series dialog contains only an Options page and a Line page (Figure </text:span><text:span text:style-name="T725"><text:sequence-ref text:reference-format="value" text:ref-name="refFigure83">22</text:sequence-ref></text:span><text:span text:style-name="T725">).</text:span></text:p>
      <text:p text:style-name="P9"><text:span text:style-name="T725">Specify line style, color, width, and transparency of the line on the left side of the Line page. </text:span>In the Icon section, select an option for <text:span text:style-name="T726">the</text:span> symbol <text:span text:style-name="T727">from the drop-down list</text:span>: No symbol, Automatic, From file, Gallery, or Symbols.</text:p>
      <text:list xml:id="list1880794699" text:style-name="List_20_1">
        <text:list-item>
          <text:p text:style-name="List_20_1"><text:span text:style-name="Strong_20_Emphasis">From file</text:span> opens a browser <text:span text:style-name="T726">for selecting the</text:span> file <text:span text:style-name="T726">that contains the desired </text:span>symbol.</text:p>
        </text:list-item>
        <text:list-item>
          <text:p text:style-name="List_20_1"><text:span text:style-name="Strong_20_Emphasis">Gallery</text:span> opens a list <text:span text:style-name="T726">of </text:span>available graphics <text:span text:style-name="T726">that </text:span>can <text:span text:style-name="T726">be </text:span>select<text:span text:style-name="T726">ed</text:span>.</text:p>
        </text:list-item>
        <text:list-item>
          <text:p text:style-name="List_20_1"><text:span text:style-name="Strong_20_Emphasis">Symbols</text:span> opens a list showing available symbols <text:span text:style-name="T726">that can be </text:span>select<text:span text:style-name="T726">ed</text:span>.</text:p>
        </text:list-item>
      </text:list>
      <text:p text:style-name="Figure"><text:soft-page-break/><draw:frame draw:style-name="fr10" draw:name="Frame20" text:anchor-type="as-char" svg:width="3.3717in" draw:z-index="74"><draw:text-box fo:min-height="3.1575in"><text:p text:style-name="Caption"><draw:frame draw:style-name="fr18" draw:name="Image77" text:anchor-type="paragraph" svg:width="3.3717in" style:rel-width="100%" svg:height="3.1575in" style:rel-height="scale" draw:z-index="79"><draw:image xlink:href="Pictures/100000000000019A000001809F3E4757FAA5DF96.png" xlink:type="simple" xlink:show="embed" xlink:actuate="onLoad" loext:mime-type="image/png"/></draw:frame>Figure <text:sequence text:ref-name="refFigure83" text:name="Figure" text:formula="ooow:Figure+1" style:num-format="1">22</text:sequence>: Data Series dialog for line and scatter charts – Line page</text:p></draw:text-box></draw:frame></text:p>
      <text:p text:style-name="Text_20_body">A preview of <text:span text:style-name="T728">the</text:span> selection is shown in the preview box at the bottom of the dialog. Enter the <text:span text:style-name="T726">desired w</text:span>idth and <text:span text:style-name="T726">h</text:span>eight <text:span text:style-name="T726">of the</text:span> symbol. Select Keep ratio if <text:span text:style-name="T726">the ratio of </text:span>width <text:span text:style-name="T726">to </text:span>height <text:span text:style-name="T726">of the symbol should be m</text:span>aintain<text:span text:style-name="T726">ed</text:span>.</text:p>
      <text:h text:style-name="Heading_20_2" text:outline-level="2"><text:bookmark-start text:name="__RefHeading___Toc12332_3286614320"/>Assigning color<text:span text:style-name="T729">s</text:span><text:bookmark-end text:name="__RefHeading___Toc12332_3286614320"/></text:h>
      <text:p text:style-name="Text_20_body">Colors for the display of data <text:span text:style-name="T730">series </text:span>can be specified in three ways<text:span text:style-name="T731">: changing the default color scheme, using the data series dialog, or using data ranges to set colors for border and fill.</text:span></text:p>
      <text:h text:style-name="Heading_20_4" text:outline-level="4"><text:bookmark-start text:name="__RefHeading___Toc21810_331351213"/><text:span text:style-name="T732">Changing default </text:span>color <text:span text:style-name="T733">scheme</text:span><text:bookmark-end text:name="__RefHeading___Toc21810_331351213"/></text:h>
      <text:p text:style-name="Text_20_body"><text:span text:style-name="T187">T</text:span><text:span text:style-name="T188">o modify the default color scheme</text:span><text:span text:style-name="T189"> </text:span><text:span text:style-name="T188">for </text:span><text:span text:style-name="T148">data series</text:span><text:span text:style-name="T188">, go to </text:span><text:span text:style-name="Strong_20_Emphasis"><text:span text:style-name="T917">Tools &gt; Options &gt; Charts &gt; Default Colors</text:span></text:span><text:span text:style-name="T188"> to </text:span><text:span text:style-name="T190">specify colors for up to 12 data series. </text:span><text:span text:style-name="T188">Changes made </text:span><text:span text:style-name="T190">here</text:span><text:span text:style-name="T188"> affect the default </text:span><text:span text:style-name="T148">c</text:span><text:span text:style-name="T188">olors for any </text:span><text:span text:style-name="T148">future </text:span><text:span text:style-name="T188">chart. </text:span></text:p>
      <text:h text:style-name="Heading_20_4" text:outline-level="4"><text:bookmark-start text:name="__RefHeading___Toc21812_331351213"/><text:span text:style-name="T732">Using </text:span>Data <text:span text:style-name="T734">S</text:span>eries dialog<text:bookmark-end text:name="__RefHeading___Toc21812_331351213"/></text:h>
      <text:p text:style-name="Text_20_body"><text:span text:style-name="T729">As </text:span>discussed <text:span text:style-name="T734">in the previous section</text:span>, <text:span text:style-name="T729">the Data Series dialog has options for assigning colors for lines, areas, and borders. Available options depend on the type of chart</text:span>.</text:p>
      <text:h text:style-name="P70" text:outline-level="4"><text:bookmark-start text:name="__RefHeading___Toc21814_331351213"/>Using data ranges to assign colors<text:bookmark-end text:name="__RefHeading___Toc21814_331351213"/></text:h>
      <text:p text:style-name="Text_20_body"><text:span text:style-name="T735">Use the COLOR function in the Function Wizard (described in Chapter 7, Using Formulas </text:span>and Functions) <text:span text:style-name="T735">to specify colors with numbers based on combined RGB values. Then assign the numbers to data ranges for border and fill colors in the Data series page of the Chart Wizard (see “</text:span><text:span text:style-name="T735"><text:bookmark-ref text:reference-format="text" text:ref-name="__RefHeading___Toc92880_521841234">Data series</text:bookmark-ref></text:span><text:span text:style-name="T735">” on page </text:span><text:span text:style-name="T735"><text:bookmark-ref text:reference-format="page" text:ref-name="__RefHeading___Toc92880_521841234">9</text:bookmark-ref></text:span><text:span text:style-name="T735"><text:bookmark-ref text:reference-format="number" text:ref-name="__RefHeading___Toc92880_521841234"/></text:span><text:span text:style-name="T735"><text:bookmark-ref text:reference-format="number" text:ref-name="__RefHeading___Toc92880_521841234"/></text:span><text:span text:style-name="T735">) or in the Data series page of the Data Range dialog (see “</text:span><text:span text:style-name="T735"><text:bookmark-ref text:reference-format="text" text:ref-name="__RefHeading___Toc15861_397711313">Changing data ranges</text:bookmark-ref></text:span><text:span text:style-name="T735">” on page </text:span><text:span text:style-name="T735"><text:bookmark-ref text:reference-format="page" text:ref-name="__RefHeading___Toc15861_397711313">23</text:bookmark-ref></text:span><text:span text:style-name="T735">).</text:span></text:p>
      <text:p text:style-name="Text_20_body">For example, us<text:span text:style-name="T736">ing</text:span> the COLOR function in the Function Wizard, enter 255 for R (red), 0 for G (green), and 255 for B (blue). <text:span text:style-name="T737">The COLOR function calculates a combined RGB value of </text:span>16711935. <text:span text:style-name="T738">Then, when defining data ranges, enter the RGB value(s) in the cell range for border or fill color. </text:span>Optionally, <text:span text:style-name="T739">include </text:span>a value <text:span text:style-name="T738">f</text:span>or the alpha channel (A) <text:span text:style-name="T738">in the Color function</text:span>. The value <text:span text:style-name="T737">of</text:span> A can range from 0 (fully transparent) to 255 (fully opaque).</text:p>
      <text:list xml:id="list221109572447354" text:continue-list="list221108498866966" text:style-name="Heading_20_Note">
        <text:list-item>
          <text:p text:style-name="Heading_20_Note">Poznámka</text:p>
        </text:list-item>
      </text:list>
      <text:p text:style-name="Text_20_Note">Data ranges for border color and fill can only be specified for column, bar, pie, bubble, and column and line charts.</text:p>
      <text:p text:style-name="P12"><text:soft-page-break/>In addition to directly assigning colors, use conditional formatting to define criteria for when specific colors will be used. (Conditional formatting is described in Chapter 2, Entering, Editing, and Formatting Data.)</text:p>
      <text:p text:style-name="Text_20_body"><text:span text:style-name="T740">Figure</text:span> <text:sequence-ref text:reference-format="value" text:ref-name="refFigure84">23</text:sequence-ref><text:s/>shows <text:span text:style-name="T740">an example of using conditional formatting to specify colors.</text:span> <text:span text:style-name="T741">T</text:span>he COLOR function in the Formula Wizard <text:span text:style-name="T741">was used to </text:span>create the conditional formula <text:span text:style-name="T742">=IF(</text:span><text:span text:style-name="T743">B</text:span><text:span text:style-name="T742">2&gt;100,COLOR(240,240, ,20),COLOR(150,0,150,20))</text:span></text:p>
      <text:p text:style-name="Text_20_body"><text:span text:style-name="T744">This formula </text:span>s<text:span text:style-name="T732">ays</text:span> that when the value in column B is over 100, <text:span text:style-name="T744">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span></text:p>
      <text:p text:style-name="Figure"><draw:frame draw:style-name="fr1" draw:name="Frame29" text:anchor-type="as-char" svg:width="5.4575in" draw:z-index="75"><draw:text-box fo:min-height="2.0374in"><text:p text:style-name="Caption"><draw:frame draw:style-name="fr17" draw:name="Image22" text:anchor-type="paragraph" svg:width="5.4575in" style:rel-width="100%" svg:height="2.0374in" style:rel-height="scale" draw:z-index="81"><draw:image xlink:href="Pictures/1000020100000268000000E61CDD18505DA10A99.png" xlink:type="simple" xlink:show="embed" xlink:actuate="onLoad" loext:mime-type="image/png"/></draw:frame>Figure <text:sequence text:ref-name="refFigure84" text:name="Figure" text:formula="ooow:Figure+1" style:num-format="1">23</text:sequence>: <text:span text:style-name="T1131">U</text:span>sing the COLOR function and a conditional formula to specify colors.</text:p></draw:text-box></draw:frame></text:p>
      <text:p text:style-name="Text_20_body"><text:span text:style-name="T741">The chart on the right in Figure </text:span><text:span text:style-name="T741"><text:sequence-ref text:reference-format="value" text:ref-name="refFigure84">23</text:sequence-ref></text:span><text:span text:style-name="T741"><text:s/>shows how the colors change to reflect the conditional formatting.</text:span></text:p>
      <text:h text:style-name="Heading_20_2" text:outline-level="2"><text:bookmark-start text:name="__RefHeading___Toc21816_331351213"/><text:span text:style-name="T732">Formatting </text:span>Data Points<text:bookmark-end text:name="__RefHeading___Toc21816_331351213"/></text:h>
      <text:p text:style-name="Text_20_body"><text:span text:style-name="T745">Modify the appearance of an individual data point such as a column or bar using the Data Point dialog. For most chart types, the dialog contains the same Area, Transparency, and Border pages as the Data Series dialog shown in Figure </text:span><text:span text:style-name="T745"><text:sequence-ref text:reference-format="value" text:ref-name="refFigure82">21</text:sequence-ref></text:span><text:span text:style-name="T745"><text:s/>on page </text:span><text:span text:style-name="T745"><text:sequence-ref text:reference-format="page" text:ref-name="refFigure82">27</text:sequence-ref></text:span><text:span text:style-name="T745">. For line and scatter charts, the dialog contains the same options as Figure </text:span><text:span text:style-name="T745"><text:sequence-ref text:reference-format="value" text:ref-name="refFigure83">22</text:sequence-ref></text:span><text:span text:style-name="T745"><text:s/>on page </text:span><text:span text:style-name="T745"><text:sequence-ref text:reference-format="page" text:ref-name="refFigure83">28</text:sequence-ref></text:span><text:span text:style-name="T745">.</text:span></text:p>
      <text:p text:style-name="P13">To format data points:</text:p>
      <text:list xml:id="list221109195139083" text:continue-list="list221110011633870"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text:span text:style-name="T191">Click tw</text:span><text:span text:style-name="T192">o times</text:span><text:span text:style-name="T191"> (but not too quickly) on the data point to be formatted. The data point will show square selection </text:span><text:span text:style-name="T193">handles</text:span><text:span text:style-name="T191">.</text:span></text:p>
        </text:list-item>
        <text:list-item>
          <text:p text:style-name="Numbering_20_1">To open the Data point dialog, do one of the following:</text:p>
        </text:list-item>
      </text:list>
      <text:list xml:id="list221110253565183" text:continue-list="list221110088092237" text:style-name="List_20_2">
        <text:list-item>
          <text:p text:style-name="P79">Go to <text:span text:style-name="Strong_20_Emphasis">Format &gt; Format</text:span> selection.</text:p>
        </text:list-item>
        <text:list-item>
          <text:p text:style-name="List_20_2"><text:span text:style-name="T746">Right-click on the data point and select </text:span><text:span text:style-name="Strong_20_Emphasis"><text:span text:style-name="T746">Format data point</text:span></text:span> <text:span text:style-name="T747">on the context menu.</text:span></text:p>
        </text:list-item>
        <text:list-item>
          <text:p text:style-name="List_20_2">Click the <text:span text:style-name="Strong_20_Emphasis">Format selection</text:span> icon <draw:frame draw:style-name="fr27" draw:name="Image34" text:anchor-type="as-char" svg:width="0.1862in" svg:height="0.2008in" draw:z-index="77"><draw:image xlink:href="Pictures/100000000000001A0000001C30D2B2BD18FC5DC3.png" xlink:type="simple" xlink:show="embed" xlink:actuate="onLoad" loext:mime-type="image/png"/></draw:frame><text:s/><text:span text:style-name="T1123">on</text:span> the Formatting toolbar.</text:p>
        </text:list-item>
      </text:list>
      <text:list xml:id="list221109198516067" text:continue-list="list221109195139083" text:style-name="Numbering_20_1">
        <text:list-item>
          <text:p text:style-name="Numbering_20_1">Apply formatting options as desired.</text:p>
        </text:list-item>
        <text:list-item>
          <text:p text:style-name="Numbering_20_1"><text:span text:style-name="T191">Click </text:span><text:span text:style-name="Strong_20_Emphasis"><text:span text:style-name="T748">OK</text:span></text:span><text:span text:style-name="T191"> to close the dialog.</text:span></text:p>
        </text:list-item>
        <text:list-item>
          <text:p text:style-name="Numbering_20_1">If desired, click outside the chart to leave edit mode.</text:p>
        </text:list-item>
      </text:list>
      <text:p text:style-name="Figure"><text:soft-page-break/><draw:frame draw:style-name="fr1" draw:name="Frame31" text:anchor-type="as-char" svg:width="3.4693in" draw:z-index="78"><draw:text-box fo:min-height="1.7811in"><text:p text:style-name="Caption"><draw:frame draw:style-name="fr17" draw:name="Image25" text:anchor-type="paragraph" svg:width="3.4693in" style:rel-width="100%" svg:height="1.7811in" style:rel-height="scale" draw:z-index="84"><draw:image xlink:href="Pictures/100000000000014D000000ABD2A7390C2680C7C3.png" xlink:type="simple" xlink:show="embed" xlink:actuate="onLoad" loext:mime-type="image/png"/></draw:frame>Figure <text:sequence text:ref-name="refFigure85" text:name="Figure" text:formula="ooow:Figure+1" style:num-format="1">24</text:sequence>: Tooltip showing information about a data point</text:p></draw:text-box></draw:frame></text:p>
      <text:list xml:id="list221109225317608" text:continue-list="list221108907953648" text:style-name="Heading_20_Tip">
        <text:list-item>
          <text:p text:style-name="Heading_20_Tip">Tip</text:p>
        </text:list-item>
      </text:list>
      <text:p text:style-name="Text_20_Note">As shown in Figure <text:sequence-ref text:reference-format="value" text:ref-name="refFigure85">24</text:sequence-ref>, hover the cursor over a data point to show the number of the data point, the number of the series, and the X and Y values of the data point.</text:p>
      <text:h text:style-name="P66" text:outline-level="1"><text:bookmark-start text:name="__RefHeading___Toc12507_4207962654"/>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_20_List_20_Intro"><text:span text:style-name="T749">Use the basic Axes dialog shown in Figure </text:span><text:span text:style-name="T749"><text:sequence-ref text:reference-format="value" text:ref-name="refFigure86">25</text:sequence-ref></text:span><text:span text:style-name="T749"><text:s/>to</text:span> add <text:span text:style-name="T750">or remove axis labels, such as numbers or categories. (To change the name of an axis, see “</text:span><text:span text:style-name="T750"><text:bookmark-ref text:reference-format="text" text:ref-name="__RefHeading__5916_1557782789">Titles, subtitles, and axis names</text:bookmark-ref></text:span><text:span text:style-name="T750">” on page </text:span><text:span text:style-name="T750"><text:bookmark-ref text:reference-format="page" text:ref-name="__RefHeading__5916_1557782789">19</text:bookmark-ref></text:span><text:span text:style-name="T750">). </text:span></text:p>
      <text:p text:style-name="Figure"><draw:frame draw:style-name="fr2" draw:name="Frame9" text:anchor-type="as-char" svg:width="3.1354in" draw:z-index="80"><draw:text-box fo:min-height="1.948in"><text:p text:style-name="Caption"><draw:frame draw:style-name="fr17" draw:name="Image8" text:anchor-type="paragraph" svg:width="3.1354in" style:rel-width="100%" svg:height="1.948in" style:rel-height="scale" draw:z-index="82"><draw:image xlink:href="Pictures/100000000000012D000000BBD86520FA9179C7B0.png" xlink:type="simple" xlink:show="embed" xlink:actuate="onLoad" loext:mime-type="image/png"/></draw:frame>Figure <text:sequence text:ref-name="refFigure86" text:name="Figure" text:formula="ooow:Figure+1" style:num-format="1">25</text:sequence>: Ax<text:span text:style-name="T1106">e</text:span>s dialog <text:span text:style-name="T750">– basic version</text:span></text:p></draw:text-box></draw:frame></text:p>
      <text:p text:style-name="Text_20_Body_20_List_20_Intro"><text:span text:style-name="T750">To use the basic Axes dialog</text:span>:</text:p>
      <text:list xml:id="list221109223777078" text:continue-list="list221109198516067"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Open the <text:span text:style-name="T751">basic </text:span>Ax<text:span text:style-name="T747">e</text:span>s dialog by doing one of the following:</text:p>
        </text:list-item>
      </text:list>
      <text:list xml:id="list221108198354478" text:continue-list="list221110253565183" text:style-name="List_20_2">
        <text:list-item>
          <text:p text:style-name="List_20_2"><text:span text:style-name="T19">Go to </text:span><text:span text:style-name="Strong_20_Emphasis">Insert &gt; Axes</text:span><text:span text:style-name="T19"> on the Menu bar.</text:span></text:p>
        </text:list-item>
        <text:list-item>
          <text:p text:style-name="List_20_2"><text:span text:style-name="T122">R</text:span><text:span text:style-name="T19">ight-click on the chart and select </text:span><text:span text:style-name="Strong_20_Emphasis">Insert/Delete Axes</text:span><text:span text:style-name="T19"> from the context menu.</text:span></text:p>
        </text:list-item>
      </text:list>
      <text:list xml:id="list221109389124877" text:continue-list="list221109223777078" text:style-name="Numbering_20_1">
        <text:list-item>
          <text:p text:style-name="Numbering_20_1">Select <text:span text:style-name="T750">or deselect </text:span>the <text:span text:style-name="T1123">check boxes</text:span> <text:span text:style-name="T752">for axis labels</text:span>. The Z-axis checkbox is only active <text:span text:style-name="T752">when </text:span>a 3D chart <text:span text:style-name="T753">has been creat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Figure"><text:soft-page-break/><draw:frame draw:style-name="fr1" draw:name="Frame28" text:anchor-type="as-char" svg:width="4.8756in" draw:z-index="83"><draw:text-box fo:min-height="2.3646in"><text:p text:style-name="Caption"><draw:frame draw:style-name="fr17" draw:name="Image38" text:anchor-type="paragraph" svg:width="4.8756in" style:rel-width="100%" svg:height="2.3646in" style:rel-height="scale" draw:z-index="87"><draw:image xlink:href="Pictures/10000000000001D4000000E352432433F119AA72.png" xlink:type="simple" xlink:show="embed" xlink:actuate="onLoad" loext:mime-type="image/png"/></draw:frame>Figure <text:sequence text:ref-name="refFigure87" text:name="Figure" text:formula="ooow:Figure+1" style:num-format="1">26</text:sequence>: Both secondary axes enable<text:span text:style-name="T1105">d</text:span>.</text:p></draw:text-box></draw:frame></text:p>
      <text:p text:style-name="Text_20_body"><text:span text:style-name="T754">Selecting a secondary X axis or a secondary Y axis in this dialog creates duplicate labels on the opposite side of the chart, as shown in Figure </text:span><text:span text:style-name="T754"><text:sequence-ref text:reference-format="value" text:ref-name="refFigure87">26</text:sequence-ref></text:span><text:span text:style-name="T754">. </text:span>To specify different units or intervals for <text:span text:style-name="T755">the</text:span> secondary axis, use the Scale page of the more extensive Axis dialog described in the following section. </text:p>
      <text:p text:style-name="Text_20_body"><text:span text:style-name="T194">I</text:span><text:span text:style-name="T195">t is </text:span><text:span text:style-name="T194">also </text:span><text:span text:style-name="T195">possible to align one or more data series to the secondary Y axis. </text:span><text:span text:style-name="T196">Do this using the Data Series dialog</text:span><text:span text:style-name="T195">, described in “</text:span><text:span text:style-name="T195"><text:bookmark-ref text:reference-format="text" text:ref-name="__RefHeading___Toc18697_2948163738">Aligning data to secondary Y axis</text:bookmark-ref></text:span><text:span text:style-name="T180">” on page </text:span><text:span text:style-name="T180"><text:bookmark-ref text:reference-format="page" text:ref-name="__RefHeading___Toc18697_2948163738">25</text:bookmark-ref></text:span><text:span text:style-name="T180">. </text:span></text:p>
      <text:h text:style-name="Heading_20_2" text:outline-level="2"><text:bookmark-start text:name="__RefHeading___Toc21818_331351213"/>Edit and format axes<text:bookmark-end text:name="__RefHeading___Toc21818_331351213"/></text:h>
      <text:p text:style-name="Text_20_body"><text:span text:style-name="T756">In addition to the simple dialog above, a more extensive axis dialog contains options for </text:span>grid intervals, <text:span text:style-name="T757">positioning the axis, formatting the axis line and axis labels, and defining the scale, among other settings. Use a dialog for a specific axis, or use a dialog that applies to all axes. </text:span><text:span text:style-name="T197">The options </text:span><text:span text:style-name="T198">in the dialog </text:span><text:span text:style-name="T197">depend on which axis was selected, type of chart, and whether the chart is 2D or 3D.</text:span></text:p>
      <text:p text:style-name="Text_20_body">To open the more extensive axis dialog:</text:p>
      <text:list xml:id="list221108396598682" text:continue-list="list22110938912487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text:span text:style-name="T130">O</text:span><text:span text:style-name="T19">pen a specific </text:span><text:span text:style-name="T199">axis </text:span><text:span text:style-name="T19">dialog </text:span><text:span text:style-name="T200">(Figure </text:span><text:span text:style-name="T200"><text:sequence-ref text:reference-format="value" text:ref-name="refFigure88">27</text:sequence-ref></text:span><text:span text:style-name="T200">) </text:span><text:span text:style-name="T19">by doing one of the following </text:span><text:span text:style-name="T201">(some options do not allow choosing all axes)</text:span><text:span text:style-name="T19">:</text:span></text:p>
        </text:list-item>
      </text:list>
      <text:list xml:id="list221108826973393" text:continue-list="list221108198354478" text:style-name="List_20_2">
        <text:list-item>
          <text:p text:style-name="List_20_2"><text:span text:style-name="T19">Go to </text:span><text:span text:style-name="Strong_20_Emphasis">Format &gt; Axis</text:span><text:span text:style-name="T19"> on the </text:span><text:span text:style-name="T202">M</text:span><text:span text:style-name="T19">enu bar</text:span><text:span text:style-name="T203"> </text:span><text:span text:style-name="T19">and select the </text:span><text:span text:style-name="T204">desired </text:span><text:span text:style-name="T19">axis </text:span><text:span text:style-name="T205">(X, Y, Z, or All)</text:span><text:span text:style-name="T19">. </text:span></text:p>
        </text:list-item>
        <text:list-item>
          <text:p text:style-name="List_20_2">Right-click on the desired axis in the chart to open the context menu. Then select <text:span text:style-name="Strong_20_Emphasis">Format axis</text:span>.</text:p>
        </text:list-item>
        <text:list-item>
          <text:p text:style-name="List_20_2">Select the axis in the <text:span text:style-name="Emphasis">Select </text:span><text:span text:style-name="Emphasis"><text:span text:style-name="T755">C</text:span></text:span><text:span text:style-name="Emphasis">hart </text:span><text:span text:style-name="Emphasis"><text:span text:style-name="T755">E</text:span></text:span><text:span text:style-name="Emphasis">lement</text:span> drop-down list on the Formatting toolbar. </text:p>
        </text:list-item>
        <text:list-item>
          <text:p text:style-name="List_20_2"><text:span text:style-name="T750">Click on the icon for X axis </text:span><text:span text:style-name="T750"><draw:frame draw:style-name="fr30" draw:name="Image21" text:anchor-type="as-char" svg:y="-0.272in" svg:width="0.2819in" svg:height="0.272in" draw:z-index="88"><draw:image xlink:href="Pictures/100000000000001D0000001C3367CD5DF55A60C4.png" xlink:type="simple" xlink:show="embed" xlink:actuate="onLoad" loext:mime-type="image/png"/></draw:frame></text:span><text:span text:style-name="T750">, Y axis </text:span><text:span text:style-name="T750"><draw:frame draw:style-name="fr27" draw:name="Image58" text:anchor-type="as-char" svg:width="0.3126in" svg:height="0.2602in" draw:z-index="89"><draw:image xlink:href="Pictures/100000000000001E000000192DE3A2EFB3476F42.png" xlink:type="simple" xlink:show="embed" xlink:actuate="onLoad" loext:mime-type="image/png"/></draw:frame></text:span><text:span text:style-name="T750">, or Z axis </text:span><text:span text:style-name="T750"><draw:frame draw:style-name="fr27" draw:name="Image19" text:anchor-type="as-char" svg:width="0.3189in" svg:height="0.2898in" draw:z-index="90"><draw:image xlink:href="Pictures/10000000000000210000001EC4144B5AECE102C7.png" xlink:type="simple" xlink:show="embed" xlink:actuate="onLoad" loext:mime-type="image/png"/></draw:frame></text:span><text:span text:style-name="T750"><text:s/>on the Formatting toolbar. Or click on </text:span><text:span text:style-name="Strong_20_Emphasis"><text:span text:style-name="T750">All Axes</text:span></text:span><text:span text:style-name="T750"> to the right of the icons.</text:span></text:p>
        </text:list-item>
      </text:list>
      <text:list xml:id="list221108358473820" text:continue-list="list221108396598682" text:style-name="Numbering_20_1">
        <text:list-item>
          <text:p text:style-name="Numbering_20_1">Click the tab of the <text:span text:style-name="T708">appropriate </text:span>page to make <text:span text:style-name="T708">the </text:span>changes <text:span text:style-name="T708">needed.</text:span> The options for each page are explained below.</text:p>
        </text:list-item>
        <text:list-item>
          <text:p text:style-name="Numbering_20_1">Click <text:span text:style-name="Strong_20_Emphasis">OK</text:span> to save changes and close the dialog.</text:p>
        </text:list-item>
        <text:list-item>
          <text:p text:style-name="Numbering_20_1">If desired, click outside the chart to leave edit mode.</text:p>
        </text:list-item>
      </text:list>
      <text:p text:style-name="Figure"><text:soft-page-break/><draw:frame draw:style-name="fr1" draw:name="Frame12" text:anchor-type="as-char" svg:width="6.248in" draw:z-index="91"><draw:text-box fo:min-height="2.5634in"><text:p text:style-name="Caption"><draw:frame draw:style-name="fr17" draw:name="Image24" text:anchor-type="paragraph" svg:width="6.6929in" style:rel-width="100%" svg:height="2.6457in" style:rel-height="scale" draw:z-index="92"><draw:image xlink:href="Pictures/10000000000002AB0000010E647B442FECEBAE56.png" xlink:type="simple" xlink:show="embed" xlink:actuate="onLoad" loext:mime-type="image/png"/></draw:frame>Figure <text:sequence text:ref-name="refFigure88" text:name="Figure" text:formula="ooow:Figure+1" style:num-format="1">27</text:sequence>: <text:span text:style-name="T758">A</text:span>xis <text:span text:style-name="T758">dialog</text:span> <text:span text:style-name="T759">– </text:span>Scale page</text:p></draw:text-box></draw:frame></text:p>
      <text:h text:style-name="Heading_20_3" text:outline-level="3"><text:bookmark-start text:name="__RefHeading___Toc16329_331351213"/><text:span text:style-name="T760">Defining </text:span>Scale<text:span text:style-name="T760">s</text:span><text:bookmark-end text:name="__RefHeading___Toc16329_331351213"/></text:h>
      <text:p text:style-name="Text_20_body"><text:span text:style-name="T206">U</text:span><text:span text:style-name="T19">se the Scale page to</text:span><text:span text:style-name="T207"> modify </text:span><text:span text:style-name="T208">the automatic</text:span><text:span text:style-name="T207">ally generated scale</text:span><text:span text:style-name="T19"> </text:span><text:span text:style-name="T206">for a primary axis</text:span><text:span text:style-name="T207">. In addition, use the Scale page</text:span><text:span text:style-name="T209">s</text:span><text:span text:style-name="T19"> for secondary axes </text:span><text:span text:style-name="T207">to specify </text:span><text:span text:style-name="T19">scales </text:span><text:span text:style-name="T207">that are different from the scales for primary axes</text:span><text:span text:style-name="T19">. This can be quite useful for showing Celsius and Fahrenheit scales on the same chart, for example, </text:span><text:span text:style-name="T209">or for when data are aligned to a secondary Y axis (see “</text:span><text:span text:style-name="T209"><text:bookmark-ref text:reference-format="text" text:ref-name="__RefHeading___Toc18697_2948163738">Aligning data to secondary Y axis</text:bookmark-ref></text:span><text:span text:style-name="T209">” on page </text:span><text:span text:style-name="T209"><text:bookmark-ref text:reference-format="page" text:ref-name="__RefHeading___Toc18697_2948163738">25</text:bookmark-ref></text:span><text:span text:style-name="T209">).</text:span></text:p>
      <text:p text:style-name="Text_20_body"><text:span text:style-name="T210">The content</text:span><text:span text:style-name="T211">s</text:span><text:span text:style-name="T210"> of the Scale page (</text:span><text:span text:style-name="T212">Figure </text:span><text:span text:style-name="T212"><text:sequence-ref text:reference-format="value" text:ref-name="refFigure88">27</text:sequence-ref></text:span><text:span text:style-name="T210">) </text:span><text:span text:style-name="T198">vary but may contain the following options:</text:span></text:p>
      <text:p text:style-name="Definition_20_Term">Reverse direction</text:p>
      <text:p text:style-name="Text_20_body_20_indent">Defines <text:span text:style-name="T761">the order of </text:span>lower and higher values along the axis. <text:span text:style-name="T761">When not selected, t</text:span>he X axis shows the lower values on the left and the Y axis shows the lower values at the bottom. <text:span text:style-name="T762">When selected, the orientation of the data display is reversed, as in Figure </text:span><text:span text:style-name="T762"><text:sequence-ref text:reference-format="value" text:ref-name="refFigure89">28</text:sequence-ref></text:span><text:span text:style-name="T762">.</text:span></text:p>
      <text:p text:style-name="Figure"><draw:frame draw:style-name="fr1" draw:name="Frame32" text:anchor-type="as-char" svg:width="4.5791in" draw:z-index="93"><draw:text-box fo:min-height="2.3717in"><text:p text:style-name="Caption"><draw:frame draw:style-name="fr17" draw:name="Image37" text:anchor-type="paragraph" svg:width="4.5791in" style:rel-width="100%" svg:height="2.3717in" style:rel-height="scale" draw:z-index="94"><draw:image xlink:href="Pictures/100000000000023200000123811628A9079B4D11.png" xlink:type="simple" xlink:show="embed" xlink:actuate="onLoad" loext:mime-type="image/png"/></draw:frame>Figure <text:sequence text:ref-name="refFigure89"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text:span text:style-name="T1124">logarithmically.</text:span> <text:span text:style-name="T19">Logarithmic scaling make</text:span><text:span text:style-name="T213">s</text:span><text:span text:style-name="T19"> the grid lines of the axis equidistant </text:span><text:span text:style-name="T214">from each other</text:span><text:span text:style-name="T19">, but the values between the lines are not equal. Use this option when working with values that differ sharply from each other.</text:span></text:p>
      <text:p text:style-name="Definition_20_Term">Minimum/<text:span text:style-name="T763">Maximum</text:span></text:p>
      <text:p text:style-name="Text_20_body_20_indent"><text:span text:style-name="T215">Sets t</text:span><text:span text:style-name="T19">he </text:span><text:span text:style-name="T215">first/</text:span><text:span text:style-name="T209">last </text:span><text:span text:style-name="T19">value for the axis. </text:span>Automatic <text:span text:style-name="T19">must be deselected to set this option manually.</text:span></text:p>
      <text:p text:style-name="Definition_20_Term">Major interval</text:p>
      <text:p text:style-name="Text_20_body_20_indent">Defines the interval<text:span text:style-name="T764">s</text:span> <text:span text:style-name="T765">between major </text:span>division<text:span text:style-name="T765">s</text:span> of the axis. <text:span text:style-name="T766">These intervals will be used for interval marks (specified on the Position page of the Axis dialog) and gridlines. Automatic must be deselected to set this option manually.</text:span></text:p>
      <text:p text:style-name="Definition_20_Term"><text:soft-page-break/>Minor interval count</text:p>
      <text:p text:style-name="Text_20_body_20_indent">Defines the <text:span text:style-name="T764">number of </text:span>intervals <text:span text:style-name="T764">(not the values between intervals) </text:span>that subdivide <text:span text:style-name="T767">the </text:span>major interval<text:span text:style-name="T767">s</text:span>. <text:span text:style-name="T766">The same as for major intervals, the interval count defined here will be used for interval marks (specified on the Position page of the Axis dialog) and gridlines. </text:span>Automatic must be deselected to set this option manually.</text:p>
      <text:p text:style-name="Text_20_body"><text:span text:style-name="T768">F</text:span><text:span text:style-name="T19">or some types of </text:span><text:span text:style-name="T216">charts</text:span><text:span text:style-name="T19">, </text:span><text:span text:style-name="T210">additional options may be available</text:span><text:span text:style-name="T217">:</text:span></text:p>
      <text:p text:style-name="Definition_20_Term"><text:span text:style-name="T217">T</text:span><text:span text:style-name="T19">ype</text:span></text:p>
      <text:p text:style-name="Text_20_body_20_indent"><text:span text:style-name="T19">Specifies whether the labels </text:span><text:span text:style-name="T218">are text, date, or should be detected automatically.</text:span></text:p>
      <text:p text:style-name="Definition_20_Term">Resolution</text:p>
      <text:p text:style-name="Text_20_body_20_indent">For dates, specifies that the interval steps should be days, months, or years.</text:p>
      <text:list xml:id="list221109278187122" text:continue-list="list221109225317608" text:style-name="Heading_20_Tip">
        <text:list-item>
          <text:p text:style-name="Heading_20_Tip">Tip</text:p>
        </text:list-item>
      </text:list>
      <text:p text:style-name="Text_20_Note">If the X axis is not displaying time as expected, manually entering the minimum and maximum times on the Scale page may solve the problem.</text:p>
      <text:h text:style-name="Heading_20_3" text:outline-level="3"><text:bookmark-start text:name="__RefHeading__15950_1318070501"/>Positioning <text:span text:style-name="T760">axis, labels, and interval marks</text:span><text:bookmark-end text:name="__RefHeading__15950_1318070501"/></text:h>
      <text:p text:style-name="Text_20_body"><text:span text:style-name="T19">The Positioning page (</text:span><text:span text:style-name="T212">Figure </text:span><text:span text:style-name="T212"><text:sequence-ref text:reference-format="value" text:ref-name="refFigure90">29</text:sequence-ref></text:span><text:span text:style-name="T19">) controls the </text:span><text:span text:style-name="T219">position of </text:span><text:span text:style-name="T19">ax</text:span><text:span text:style-name="T220">i</text:span><text:span text:style-name="T19">s </text:span><text:span text:style-name="T216">labels and interval marks.</text:span></text:p>
      <text:p text:style-name="Figure"><draw:frame draw:style-name="fr9" draw:name="Frame16" text:anchor-type="as-char" svg:width="5.3992in" draw:z-index="95"><draw:text-box fo:min-height="2.2693in"><text:p text:style-name="Caption"><draw:frame draw:style-name="fr18" draw:name="Image26" text:anchor-type="paragraph" svg:width="5.3992in" style:rel-width="100%" svg:height="2.2693in" style:rel-height="scale" draw:z-index="96"><draw:image xlink:href="Pictures/10000000000002A60000011DD04CD25BAFBEE699.png" xlink:type="simple" xlink:show="embed" xlink:actuate="onLoad" loext:mime-type="image/png"/></draw:frame>Figure <text:sequence text:ref-name="refFigure90" text:name="Figure" text:formula="ooow:Figure+1" style:num-format="1">29</text:sequence>: Axis dialog – Positioning page</text:p></draw:text-box></draw:frame></text:p>
      <text:p text:style-name="Definition_20_Term">Axis line</text:p>
      <text:p text:style-name="Text_20_body_20_indent"><text:span text:style-name="T769">Sets</text:span> where <text:span text:style-name="T770">the axis c</text:span>ross<text:span text:style-name="T770">es the</text:span> other axis, <text:span text:style-name="T771">as shown in Figure </text:span><text:span text:style-name="T771"><text:sequence-ref text:reference-format="value" text:ref-name="refFigure91">30</text:sequence-ref></text:span><text:span text:style-name="T771">. The options on the drop-down list are </text:span><text:span text:style-name="Strong_20_Emphasis"><text:span text:style-name="T771">S</text:span></text:span><text:span text:style-name="Strong_20_Emphasis">tart</text:span>, <text:span text:style-name="Strong_20_Emphasis">End</text:span>, or <text:span text:style-name="T772">a specific value or category</text:span>.</text:p>
      <text:p text:style-name="Figure"><draw:frame draw:style-name="fr1" draw:name="Frame78" text:anchor-type="as-char" svg:width="4.0008in" draw:z-index="97"><draw:text-box fo:min-height="1.7701in"><text:p text:style-name="Caption"><draw:frame draw:style-name="fr17" draw:name="Image115" text:anchor-type="paragraph" svg:width="4.0008in" style:rel-width="100%" svg:height="1.7701in" style:rel-height="scale" draw:z-index="98"><draw:image xlink:href="Pictures/10000000000002A40000012B7B47120C47B28FD6.png" xlink:type="simple" xlink:show="embed" xlink:actuate="onLoad" loext:mime-type="image/png"/></draw:frame>Figure <text:sequence text:ref-name="refFigure91" text:name="Figure" text:formula="ooow:Figure+1" style:num-format="1">30</text:sequence>: Y axis set to cross X axis at specified value</text:p></draw:text-box></draw:frame></text:p>
      <text:p text:style-name="Definition_20_Term">Labels</text:p>
      <text:p text:style-name="Text_20_body_20_indent"><text:span text:style-name="T769">Sets </text:span>where <text:span text:style-name="T773">axis </text:span>labels <text:span text:style-name="T770">are placed, using t</text:span>he drop-down <text:span text:style-name="T770">list, The </text:span><text:span text:style-name="Strong_20_Emphasis"><text:span text:style-name="T770">Outside end</text:span></text:span><text:span text:style-name="T770"> and </text:span><text:span text:style-name="Strong_20_Emphasis"><text:span text:style-name="T770">Outside start</text:span></text:span><text:span text:style-name="T770"> options are useful for positioning labels on axes with negative numbers, as shown in Figure </text:span><text:span text:style-name="T770"><text:sequence-ref text:reference-format="value" text:ref-name="refFigure92">31</text:sequence-ref></text:span><text:span text:style-name="T770">.</text:span></text:p>
      <text:p text:style-name="Figure"><text:soft-page-break/><draw:frame draw:style-name="fr1" draw:name="Frame61" text:anchor-type="as-char" svg:width="4.578in" draw:z-index="99"><draw:text-box fo:min-height="2.7917in"><text:p text:style-name="Caption"><draw:frame draw:style-name="fr17" draw:name="Image39" text:anchor-type="paragraph" svg:width="6.4453in" style:rel-width="100%" svg:height="4.3291in" style:rel-height="scale" draw:z-index="100"><draw:image xlink:href="Pictures/1000020100000292000001BA87DCE691CDA932F1.png" xlink:type="simple" xlink:show="embed" xlink:actuate="onLoad" loext:mime-type="image/png"/></draw:frame>Figure <text:sequence text:ref-name="refFigure92" text:name="Figure" text:formula="ooow:Figure+1" style:num-format="1">31</text:sequence>: Axis label positions</text:p></draw:text-box></draw:frame></text:p>
      <text:list xml:id="list221110199844874" text:continue-list="list221108826973393" text:style-name="List_20_2">
        <text:list-item>
          <text:p text:style-name="List_20_2"><text:span text:style-name="Strong_20_Emphasis">Major/</text:span><text:span text:style-name="Strong_20_Emphasis"><text:span text:style-name="T774">Minor</text:span></text:span><text:span text:style-name="T774"> </text:span>– specifies whether <text:span text:style-name="T774">interval </text:span>marks are <text:span text:style-name="T775">displayed for major/minor intervals. These intervals are defined on the Scale page, described above.</text:span></text:p>
        </text:list-item>
        <text:list-item>
          <text:p text:style-name="List_20_2"><text:span text:style-name="Strong_20_Emphasis">Inner/</text:span><text:span text:style-name="Strong_20_Emphasis"><text:span text:style-name="T774">Outer</text:span></text:span> – specifies <text:span text:style-name="T775">whether </text:span>interval marks are placed on the inner <text:span text:style-name="T774">or outer </text:span>side of the axis. <text:span text:style-name="T776">The interval marks in Figure </text:span><text:span text:style-name="T776"><text:sequence-ref text:reference-format="value" text:ref-name="refFigure92">31</text:sequence-ref></text:span><text:span text:style-name="T776"><text:s/>are on both sides.</text:span></text:p>
        </text:list-item>
        <text:list-item>
          <text:p text:style-name="List_20_2"><text:span text:style-name="Strong_20_Emphasis">Place marks</text:span> – s<text:span text:style-name="T769">pecifies </text:span>where to place the marks: <text:s/>At labels, At axis, or At axis and labels. <text:span text:style-name="T770">(The top two charts in Figure </text:span><text:span text:style-name="T770"><text:sequence-ref text:reference-format="value" text:ref-name="refFigure92">31</text:sequence-ref></text:span><text:span text:style-name="T770"><text:s/>show the labels along the axes. The marks are thus both at axis and labels. The marks in the bottom two charts are located at the labels.)</text:span></text:p>
        </text:list-item>
      </text:list>
      <text:h text:style-name="Heading_20_3" text:outline-level="3"><text:bookmark-start text:name="__RefHeading__15952_1318070501"/>Line <text:span text:style-name="T777">page</text:span><text:bookmark-end text:name="__RefHeading__15952_1318070501"/></text:h>
      <text:p text:style-name="Text_20_body"><text:span text:style-name="T219">Th</text:span><text:span text:style-name="T19">e </text:span>Line<text:span text:style-name="T19"> page </text:span><text:span text:style-name="T219">has options for </text:span><text:span text:style-name="T19">format</text:span><text:span text:style-name="T219">ting</text:span><text:span text:style-name="T19"> the axis line style, color, width, and transparency. </text:span><text:span text:style-name="T219">It </text:span><text:span text:style-name="T221">has the same </text:span><text:span text:style-name="T222">contents</text:span><text:span text:style-name="T221"> as </text:span><text:span text:style-name="T19">the Chart Area dialog shown in </text:span><text:span text:style-name="T223">Figure </text:span><text:span text:style-name="T223"><text:sequence-ref text:reference-format="value" text:ref-name="refFigure80">19</text:sequence-ref></text:span><text:span text:style-name="T19"><text:s/>on page </text:span><text:span text:style-name="T19"><text:sequence-ref text:reference-format="page" text:ref-name="refFigure80">25</text:sequence-ref></text:span><text:span text:style-name="T19">.</text:span></text:p>
      <text:h text:style-name="Heading_20_3" text:outline-level="3"><text:bookmark-start text:name="__RefHeading__28757_1783230941"/>Label <text:span text:style-name="T777">page</text:span><text:bookmark-end text:name="__RefHeading__28757_1783230941"/></text:h>
      <text:p text:style-name="Text_20_body"><text:span text:style-name="T19">On the </text:span>Label<text:span text:style-name="T19"> page (</text:span><text:span text:style-name="T223">Figure </text:span><text:span text:style-name="T223"><text:sequence-ref text:reference-format="value" text:ref-name="refFigure93">32</text:sequence-ref></text:span><text:span text:style-name="T19">), </text:span><text:span text:style-name="T224">choose</text:span><text:span text:style-name="T19"> whether to show or hide the labels </text:span><text:span text:style-name="T225">and</text:span><text:span text:style-name="T19"> </text:span><text:span text:style-name="T224">specify </text:span><text:span text:style-name="T19">how to handle them when they </text:span><text:span text:style-name="T226">do</text:span><text:span text:style-name="T19"> not fit neatly in </text:span><text:span text:style-name="T221">the chart</text:span><text:span text:style-name="T19">. </text:span><text:span text:style-name="T227">The options are described below.</text:span></text:p>
      <text:p text:style-name="Figure"><draw:frame draw:style-name="fr1" draw:name="Frame15" text:anchor-type="as-char" svg:width="5.5634in" draw:z-index="101"><draw:text-box fo:min-height="2.998in"><text:p text:style-name="Caption"><draw:frame draw:style-name="fr18" draw:name="Image10" text:anchor-type="paragraph" svg:width="5.2228in" style:rel-width="100%" svg:height="2.7307in" style:rel-height="scale" draw:z-index="102"><draw:image xlink:href="Pictures/1000000000000292000001580277F86DD0853B3B.png" xlink:type="simple" xlink:show="embed" xlink:actuate="onLoad" loext:mime-type="image/png"/></draw:frame>Figure <text:sequence text:ref-name="refFigure93" text:name="Figure" text:formula="ooow:Figure+1" style:num-format="1">32</text:sequence>: Axis dialog – Label page</text:p></draw:text-box></draw:frame></text:p>
      <text:p text:style-name="Definition_20_Term"><text:soft-page-break/>Show labels</text:p>
      <text:p text:style-name="Text_20_body_20_indent"><text:span text:style-name="T778">Sets</text:span><text:span text:style-name="T19"> whether to show or hide the axis labels.</text:span></text:p>
      <text:p text:style-name="Definition_20_Term">Order</text:p>
      <text:p text:style-name="Text_20_body_20_indent"><text:span text:style-name="T778">D</text:span>efine<text:span text:style-name="T779">s</text:span> the <text:span text:style-name="T780">horizontal or vertical </text:span>alignment of the labels on the X or Y axis. <text:span text:style-name="T779">These </text:span>options are available <text:span text:style-name="T781">only </text:span>for 2D chart<text:span text:style-name="T779">s</text:span>.</text:p>
      <text:list xml:id="list221109829834481" text:continue-numbering="true" text:style-name="List_20_2">
        <text:list-item>
          <text:p text:style-name="List_20_2"><text:span text:style-name="Strong_20_Emphasis">Tile</text:span> – <text:span text:style-name="T781">a</text:span><text:span text:style-name="T19">rranges </text:span><text:span text:style-name="T228">labels</text:span><text:span text:style-name="T19"> on the axis side by side.</text:span></text:p>
        </text:list-item>
        <text:list-item>
          <text:p text:style-name="List_20_2"><text:span text:style-name="Strong_20_Emphasis">Stagger odd</text:span> – <text:span text:style-name="T781">s</text:span><text:span text:style-name="T19">taggers </text:span><text:span text:style-name="T228">labels </text:span><text:span text:style-name="T19">on the axis, </text:span><text:span text:style-name="T229">with </text:span><text:span text:style-name="T19">even numbers lower than odd numbers </text:span><text:span text:style-name="T230">(even numbers to the left on vertical axis)</text:span><text:span text:style-name="T19">.</text:span></text:p>
        </text:list-item>
        <text:list-item>
          <text:p text:style-name="List_20_2"><text:span text:style-name="Strong_20_Emphasis">Stagger even</text:span> – <text:span text:style-name="T781">s</text:span>tagger<text:span text:style-name="T782">s labels</text:span>, <text:span text:style-name="T782">with </text:span>odd numbers lower than even numbers <text:span text:style-name="T783">(odd numbers to the left on vertical axis)</text:span>.</text:p>
        </text:list-item>
        <text:list-item>
          <text:p text:style-name="List_20_2"><text:span text:style-name="Strong_20_Emphasis">Automatic</text:span> – <text:span text:style-name="T784">a</text:span><text:span text:style-name="T19">utomatically arranges </text:span><text:span text:style-name="T228">labels</text:span><text:span text:style-name="T19"> on the axis.</text:span></text:p>
        </text:list-item>
      </text:list>
      <text:list xml:id="list221109943965795" text:continue-list="list221109572447354" text:style-name="Heading_20_Note">
        <text:list-item>
          <text:p text:style-name="Heading_20_Note">Poznámka</text:p>
        </text:list-item>
      </text:list>
      <text:p text:style-name="Text_20_Note"><text:span text:style-name="T19">Problems may arise in displaying labels if the chart is too small. </text:span><text:span text:style-name="T231">A</text:span><text:span text:style-name="T19">void this by either enlarging the </text:span><text:span text:style-name="T223">chart</text:span><text:span text:style-name="T19"> or decreasing the font size.</text:span></text:p>
      <text:p text:style-name="Definition_20_Term">Text flow</text:p>
      <text:p text:style-name="Text_20_body_20_indent"><text:span text:style-name="T778">D</text:span>etermines <text:span text:style-name="T785">how text </text:span>flow<text:span text:style-name="T785">s</text:span> <text:span text:style-name="T785">in </text:span>axis label<text:span text:style-name="T786">s</text:span>.</text:p>
      <text:list xml:id="list221110259893658" text:continue-list="list221109829834481" text:style-name="List_20_2">
        <text:list-item>
          <text:p text:style-name="List_20_2"><text:span text:style-name="Strong_20_Emphasis">Overlap</text:span> – <text:span text:style-name="T781">allows </text:span><text:span text:style-name="T19">axis labels </text:span><text:span text:style-name="T231">to</text:span><text:span text:style-name="T19"> overlap. </text:span></text:p>
        </text:list-item>
        <text:list-item>
          <text:p text:style-name="List_20_2"><text:span text:style-name="Strong_20_Emphasis">Break</text:span> – <text:span text:style-name="T781">a</text:span>llows text break<text:span text:style-name="T787">s, enabling text to wrap into new lines in the available space.</text:span></text:p>
        </text:list-item>
      </text:list>
      <text:p text:style-name="Definition_20_Term">Text <text:span text:style-name="T788">Orientation</text:span></text:p>
      <text:p text:style-name="Text_20_body_20_indent"><text:span text:style-name="T778">D</text:span><text:span text:style-name="T19">efines the direction </text:span><text:span text:style-name="T232">and orientation </text:span><text:span text:style-name="T19">of label </text:span><text:span text:style-name="T233">text</text:span><text:span text:style-name="T19">.</text:span></text:p>
      <text:p text:style-name="Definition_20_Term">Vertically stacked</text:p>
      <text:p text:style-name="Text_20_body_20_indent"><text:span text:style-name="T786">Stacks characters vertically so that text is read from top to bottom</text:span><text:span text:style-name="T19">.</text:span></text:p>
      <text:p text:style-name="Definition_20_Term">ABCD wheel</text:p>
      <text:p text:style-name="Text_20_body_20_indent"><text:span text:style-name="T778">Defines text orientation by </text:span>click<text:span text:style-name="T789">ing</text:span> and drag<text:span text:style-name="T789">ging</text:span> the indicator on the wheel. <text:span text:style-name="T785">Orientation of t</text:span>he characters "ABCD" on the wheel correspond<text:span text:style-name="T785">s</text:span> to the new setting.</text:p>
      <text:p text:style-name="Definition_20_Term">Degrees </text:p>
      <text:p text:style-name="Text_20_body_20_indent"><text:span text:style-name="T778">Shows </text:span>the orientation angle <text:span text:style-name="T790">of</text:span> the <text:span text:style-name="T790">text as determined by the ABCD wheel or by manually entering the degrees in the spin box</text:span>.</text:p>
      <text:p text:style-name="Definition_20_Term">Text direction</text:p>
      <text:p text:style-name="Text_20_body_20_indent"><text:span text:style-name="T778">S</text:span><text:span text:style-name="T19">pecif</text:span><text:span text:style-name="T233">ies</text:span><text:span text:style-name="T19"> the direction for any text that uses complex text layout (CTL). </text:span><text:span text:style-name="T233">CTL</text:span><text:span text:style-name="T19"> is only available if </text:span><text:span text:style-name="T233">e</text:span><text:span text:style-name="T19">nhanced language support is enabled </text:span><text:span text:style-name="T504">i</text:span><text:span text:style-name="T19">n</text:span><text:span text:style-name="Strong_20_Emphasis"><text:span text:style-name="T19"> </text:span></text:span><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text:span text:style-name="T19">.</text:span></text:p>
      <text:h text:style-name="Heading_20_3" text:outline-level="3"><text:bookmark-start text:name="__RefHeading__28759_1783230941"/>Čísla<text:bookmark-end text:name="__RefHeading__28759_1783230941"/></text:h>
      <text:p text:style-name="P10">Use the Numbers page <text:span text:style-name="T792">(Figure </text:span><text:span text:style-name="T792"><text:sequence-ref text:reference-format="value" text:ref-name="refFigure94">33</text:sequence-ref></text:span><text:span text:style-name="T792">) </text:span>to set the attributes for any numbers used on the axis. <text:span text:style-name="T793">When </text:span><text:span text:style-name="Strong_20_Emphasis"><text:span text:style-name="T793">Source format</text:span></text:span><text:span text:style-name="T793">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span></text:p>
      <text:p text:style-name="Figure"><text:soft-page-break/><draw:frame draw:style-name="fr1" draw:name="Frame36" text:anchor-type="as-char" svg:width="5.8429in" draw:z-index="103"><draw:text-box fo:min-height="4.3626in"><text:p text:style-name="Caption"><draw:frame draw:style-name="fr18" draw:name="Image46" text:anchor-type="paragraph" svg:width="5.8429in" style:rel-width="100%" svg:height="4.3626in" style:rel-height="scale" draw:z-index="104"><draw:image xlink:href="Pictures/10000000000002A3000001F8A68E39006914781C.png" xlink:type="simple" xlink:show="embed" xlink:actuate="onLoad" loext:mime-type="image/png"/></draw:frame>Figure <text:sequence text:ref-name="refFigure94" text:name="Figure" text:formula="ooow:Figure+1" style:num-format="1">33</text:sequence>: Number<text:span text:style-name="T1113">s</text:span> page of Axis dialog</text:p></draw:text-box></draw:frame></text:p>
      <text:h text:style-name="Heading_20_3" text:outline-level="3"><text:bookmark-start text:name="__RefHeading__28761_1783230941"/>Font and <text:span text:style-name="T794">f</text:span>ont <text:span text:style-name="T794">e</text:span>ffects<text:bookmark-end text:name="__RefHeading__28761_1783230941"/></text:h>
      <text:p text:style-name="Text_20_body">Use the Font and Font Effects pages to <text:span text:style-name="T795">set the</text:span> font and font effects <text:s/>for <text:span text:style-name="T795">the </text:span>axis labels. These pages are <text:span text:style-name="T796">the same as the page</text:span>s for <text:span text:style-name="T797">specifying </text:span>fonts and font effects in cells. See Chapter 2, Entering, Editing, and Formatting Data for more information.</text:p>
      <text:h text:style-name="Heading_20_3" text:outline-level="3"><text:bookmark-start text:name="__RefHeading__28763_1783230941"/>Asian <text:span text:style-name="T794">t</text:span>ypography<text:bookmark-end text:name="__RefHeading__28763_1783230941"/></text:h>
      <text:p text:style-name="Text_20_body">Sets the Asian typographic options for axis labels. <text:span text:style-name="T795">It </text:span>is only available if <text:span text:style-name="T798">e</text:span>nhanced <text:span text:style-name="T798">l</text:span>anguage <text:span text:style-name="T798">s</text:span>upport is enabled <text:span text:style-name="T1119">i</text:span>n <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 <text:span text:style-name="T799">Options on this page include:</text:span></text:p>
      <text:p text:style-name="Definition_20_Term">Apply list of forbidden characters to the beginning and end of line</text:p>
      <text:p text:style-name="Text_20_body_20_indent"><text:span text:style-name="T800">P</text:span>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Allow hanging punctuation</text:p>
      <text:p text:style-name="Text_20_body_20_indent"><text:span text:style-name="T800">P</text:span>revents commas and periods from breaking <text:span text:style-name="T801">a</text:span> line. Instead, these characters are added to the end of the line, even in the page margin.</text:p>
      <text:p text:style-name="Definition_20_Term">Apply spacing between Asian, Latin and Complex text</text:p>
      <text:p text:style-name="Text_20_body_20_indent"><text:span text:style-name="T800">I</text:span>nserts a space between Asian, Latin, and complex characters.</text:p>
      <text:h text:style-name="Heading_20_2" text:outline-level="2"><text:bookmark-start text:name="__RefHeading__13037_1719362833"/>Hierarchical axis labels<text:bookmark-end text:name="__RefHeading__13037_1719362833"/></text:h>
      <text:p text:style-name="Text_20_body">Multiple <text:span text:style-name="T797">levels</text:span> of categories can be displayed in a hierarchical manner <text:span text:style-name="T801">along</text:span> the axis o<text:span text:style-name="T801">f</text:span> <text:span text:style-name="T801">a</text:span> chart. Hierarchical axes labels are created automatically if the first column or row <text:span text:style-name="T802">defined as data is text (as opposed to the first column or row defined as labels).</text:span> An example of hierarchical labels is shown in <text:span text:style-name="T787">Figure </text:span><text:span text:style-name="T787"><text:sequence-ref text:reference-format="value" text:ref-name="refFigure95">34</text:sequence-ref></text:span><text:span text:style-name="T787">. In this case, Calc automatically defines the data range for categories as the first two columns in the spreadsheet. This is reflected in the chart, which shows the hierarchical relationship between quarters and months</text:span>.</text:p>
      <text:p text:style-name="Figure"><text:bookmark-start text:name="__RefHeading___Toc615010_690378497"/><text:soft-page-break/><draw:frame draw:style-name="fr1" draw:name="Frame66" text:anchor-type="as-char" svg:width="3.2756in" draw:z-index="105"><draw:text-box fo:min-height="2.7717in"><text:p text:style-name="Caption"><draw:frame draw:style-name="fr17" draw:name="Image89" text:anchor-type="paragraph" svg:width="2.9256in" style:rel-width="100%" svg:height="2.3665in" style:rel-height="scale" draw:z-index="106"><draw:image xlink:href="Pictures/10000000000001980000014A7DCB6850B69337FF.png" xlink:type="simple" xlink:show="embed" xlink:actuate="onLoad" loext:mime-type="image/png"/></draw:frame>Figure <text:sequence text:ref-name="refFigure95"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Data labels<text:bookmark-end text:name="__RefHeading___Toc20962_32797944"/></text:h>
      <text:p text:style-name="Text_20_body">Data labels <text:span text:style-name="T803">display</text:span> information <text:span text:style-name="T797">next to </text:span>data point<text:span text:style-name="T803">s</text:span> on the chart. They can be quite useful for <text:span text:style-name="T804">highlighting specific data when </text:span>presenting detailed information, but be careful not to create a chart that is too cluttered to read easily.</text:p>
      <text:h text:style-name="Heading_20_2" text:outline-level="2"><text:bookmark-start text:name="__RefHeading___Toc21820_331351213"/><text:span text:style-name="T805">Adding and formatting d</text:span>ata <text:span text:style-name="T805">labels for a data series</text:span><text:bookmark-end text:name="__RefHeading___Toc21820_331351213"/></text:h>
      <text:p text:style-name="Text_20_Body_20_List_20_Intro"><text:span text:style-name="T234">To add </text:span><text:span text:style-name="T235">or format </text:span><text:span text:style-name="T234">data labels </text:span><text:span text:style-name="T235">for a data series</text:span><text:span text:style-name="T234">:</text:span></text:p>
      <text:list xml:id="list221110010238520" text:continue-list="list221108358473820"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37">Do one of the following to select </text:span><text:span text:style-name="T238">a specific</text:span><text:span text:style-name="T237"> data series:</text:span></text:p>
        </text:list-item>
      </text:list>
      <text:list xml:id="list221108560888813" text:continue-list="list221110259893658" text:style-name="List_20_2">
        <text:list-item>
          <text:p text:style-name="List_20_2"><text:span text:style-name="T238">C</text:span><text:span text:style-name="T237">lick </text:span><text:span text:style-name="T239">once </text:span><text:span text:style-name="T240">somewhere </text:span><text:span text:style-name="T239">in </text:span><text:span text:style-name="T234">the data series. </text:span></text:p>
        </text:list-item>
        <text:list-item>
          <text:p text:style-name="List_20_2"><text:span text:style-name="T237">In the </text:span><text:span text:style-name="Emphasis"><text:span text:style-name="T18">Select Chart Element</text:span></text:span><text:span text:style-name="T239"> </text:span><text:span text:style-name="T237">drop-down list of the Formatting toolbar, select the data series name.</text:span></text:p>
        </text:list-item>
      </text:list>
      <text:list xml:id="list221108355441101" text:continue-list="list221109943965795" text:style-name="Heading_20_Note">
        <text:list-item>
          <text:p text:style-name="Heading_20_Note">Poznámka</text:p>
        </text:list-item>
      </text:list>
      <text:p text:style-name="Text_20_Note">If no data series is selected, then all data series on the chart will be labeled.</text:p>
      <text:list xml:id="list221109044197079" text:continue-list="list221110010238520" text:style-name="Numbering_20_1">
        <text:list-item>
          <text:p text:style-name="Numbering_20_1">To open the Data Labels dialog <text:span text:style-name="T236">(</text:span><text:span text:style-name="T241">Figure </text:span><text:span text:style-name="T241"><text:sequence-ref text:reference-format="value" text:ref-name="refFigure96">35</text:sequence-ref></text:span><text:span text:style-name="T236">)</text:span>, do one of the following:</text:p>
        </text:list-item>
      </text:list>
      <text:list xml:id="list221110171461652" text:continue-list="list221108560888813" text:style-name="List_20_2">
        <text:list-item>
          <text:p text:style-name="List_20_2"><text:span text:style-name="T19">Go to </text:span><text:span text:style-name="Strong_20_Emphasis">Insert &gt; Data Labels</text:span><text:span text:style-name="T19"> on the </text:span><text:span text:style-name="T247">Formatting toolbar.</text:span></text:p>
        </text:list-item>
        <text:list-item>
          <text:p text:style-name="List_20_2"><text:span text:style-name="T239">Right-click on the selected data series in the chart and select </text:span><text:span text:style-name="Strong_20_Emphasis"><text:span text:style-name="T1125">Format Data Labels</text:span></text:span><text:span text:style-name="T239"> from the context menu.</text:span></text:p>
        </text:list-item>
        <text:list-item>
          <text:p text:style-name="List_20_2"><text:span text:style-name="T235">Go to </text:span><text:span text:style-name="Strong_20_Emphasis"><text:span text:style-name="T1126">Format &gt; Format Selection</text:span></text:span><text:span text:style-name="T806">.</text:span></text:p>
        </text:list-item>
        <text:list-item>
          <text:p text:style-name="List_20_2"><text:span text:style-name="T235">Click on the </text:span><text:span text:style-name="Strong_20_Emphasis"><text:span text:style-name="T1126">Format Selection</text:span></text:span><text:span text:style-name="T235"> icon </text:span><text:span text:style-name="T235"><draw:frame draw:style-name="fr27" draw:name="Image91" text:anchor-type="as-char" svg:width="0.2709in" svg:height="0.2917in" draw:z-index="107"><draw:image xlink:href="Pictures/100000000000001A0000001C30D2B2BD18FC5DC3.png" xlink:type="simple" xlink:show="embed" xlink:actuate="onLoad" loext:mime-type="image/png"/></draw:frame></text:span><text:span text:style-name="T235"><text:s/>on the Formatting toolbar.</text:span></text:p>
        </text:list-item>
      </text:list>
      <text:list xml:id="list221110208098894" text:continue-list="list221109044197079" text:style-name="Numbering_20_1">
        <text:list-item>
          <text:p text:style-name="Numbering_20_1">Select the options <text:span text:style-name="T807">as desired</text:span>. The options<text:span text:style-name="T808"> </text:span>are explained below.</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Alternatively, <text:span text:style-name="T805">in place of steps 2 and 3 above, r</text:span>ight-click on the <text:span text:style-name="T807">desired </text:span>data series and select <text:span text:style-name="Strong_20_Emphasis">Insert Data Labels</text:span> from the context menu. This method uses default setting<text:span text:style-name="T809">s</text:span> for the data labels.</text:p>
      <text:list xml:id="list221110096022316" text:continue-list="list221109278187122" text:style-name="Heading_20_Tip">
        <text:list-item>
          <text:p text:style-name="Heading_20_Tip"><text:soft-page-break/>T<text:span text:style-name="T810">ip</text:span></text:p>
        </text:list-item>
      </text:list>
      <text:p text:style-name="Text_20_Note"><text:span text:style-name="T248">Select </text:span><text:span text:style-name="T249">a</text:span><text:span text:style-name="T248"> data series by clicking once on a column, bar, or other graphic representation of </text:span><text:span text:style-name="T249">the </text:span><text:span text:style-name="T248">data </text:span><text:span text:style-name="T249">series</text:span><text:span text:style-name="T248">. </text:span><text:span text:style-name="T250">S</text:span><text:span text:style-name="T248">elect a single </text:span><text:span text:style-name="T249">data point </text:span><text:span text:style-name="T248">by </text:span><text:span text:style-name="T251">pausing, then </text:span><text:span text:style-name="T248">clicking </text:span><text:span text:style-name="T252">again</text:span><text:span text:style-name="T249">.</text:span></text:p>
      <text:p text:style-name="Text_20_body"><text:span text:style-name="T811">Most of the pages in the Data Labels dialog are used in other dialogs and can be readily understood or easily researched. The exception is the Data Labels page (Figure </text:span><text:span text:style-name="T811"><text:sequence-ref text:reference-format="value" text:ref-name="refFigure96">35</text:sequence-ref></text:span><text:span text:style-name="T811">), which contains the following options:</text:span></text:p>
      <text:p text:style-name="Figure"><draw:frame draw:style-name="fr1" draw:name="Frame56" text:anchor-type="as-char" svg:width="5.8528in" draw:z-index="108"><draw:text-box fo:min-height="4.3335in"><text:p text:style-name="Caption"><draw:frame draw:style-name="fr18" draw:name="Image53" text:anchor-type="paragraph" svg:width="6.6953in" style:rel-width="100%" svg:height="4.7016in" style:rel-height="scale" draw:z-index="109"><draw:image xlink:href="Pictures/10000000000002A3000001DA969470A6F824DFD4.png" xlink:type="simple" xlink:show="embed" xlink:actuate="onLoad" loext:mime-type="image/png"/></draw:frame>Figure <text:sequence text:ref-name="refFigure96" text:name="Figure" text:formula="ooow:Figure+1" style:num-format="1">35</text:sequence>: Data Labels page of the Data Labels dialog</text:p></draw:text-box></draw:frame></text:p>
      <text:p text:style-name="Definition_20_Term">Show value as number</text:p>
      <text:p text:style-name="Text_20_body_20_indent"><text:span text:style-name="T812">D</text:span><text:span text:style-name="T19">isplays the numeric value of </text:span><text:span text:style-name="T253">a</text:span><text:span text:style-name="T19"> data point. When selected, this option activates the </text:span><text:span text:style-name="Strong_20_Emphasis">Number format</text:span><text:span text:style-name="T19"> button.</text:span></text:p>
      <text:p text:style-name="Definition_20_Term">Number format</text:p>
      <text:p text:style-name="Text_20_body_20_indent"><text:span text:style-name="T254">O</text:span><text:span text:style-name="T19">pens the Number Format dialog, which is </text:span><text:span text:style-name="T255">the same as the </text:span><text:span text:style-name="T813">Numbers </text:span><text:span text:style-name="T255">page of the Format Cells dialog discussed in </text:span><text:span text:style-name="T19">Chapter 2, Entering, Editing, and Formatting Data. </text:span><text:span text:style-name="T256">Deselect </text:span><text:span text:style-name="Strong_20_Emphasis"><text:span text:style-name="T814">Source format</text:span></text:span><text:span text:style-name="T256"> to activate options on this page.</text:span></text:p>
      <text:p text:style-name="Definition_20_Term">Show value as percentage</text:p>
      <text:p text:style-name="Text_20_body_20_indent"><text:span text:style-name="T254">D</text:span><text:span text:style-name="T19">isplays the percentage value of the data points in each </text:span><text:span text:style-name="T257">data series</text:span><text:span text:style-name="T19">. When selected, this option activates the </text:span><text:span text:style-name="Strong_20_Emphasis">Percentage format</text:span><text:span text:style-name="T19"> button. </text:span><text:span text:style-name="T258">Note that the percentage referred to is a data point’s </text:span><text:span text:style-name="T253">Y value as a percent of total Y values for a specific X category or value. Thus, in Figure </text:span><text:span text:style-name="T253"><text:sequence-ref text:reference-format="value" text:ref-name="refFigure97">36</text:sequence-ref></text:span><text:span text:style-name="T253">, the February canoe value </text:span><text:span text:style-name="T259">9 </text:span><text:span text:style-name="T251">i</text:span><text:span text:style-name="T253">s 10% of the total February value of </text:span><text:span text:style-name="T259">94 (the sum of </text:span><text:span text:style-name="T253">9, 31, and 54</text:span><text:span text:style-name="T259">)</text:span><text:span text:style-name="T253">.</text:span></text:p>
      <text:p text:style-name="Definition_20_Term">Percentage format</text:p>
      <text:p text:style-name="Text_20_body_20_indent"><text:span text:style-name="T778">O</text:span>pens the Number Format <text:span text:style-name="T815">for Percentage Value </text:span>dialog. <text:span text:style-name="T256">Deselect </text:span><text:span text:style-name="Strong_20_Emphasis"><text:span text:style-name="T814">Source format</text:span></text:span><text:span text:style-name="T256"> to activate options on this page. </text:span></text:p>
      <text:p text:style-name="Figure"><text:soft-page-break/><draw:frame draw:style-name="fr1" draw:name="Frame1" text:anchor-type="as-char" svg:width="4.3909in" draw:z-index="111"><draw:text-box fo:min-height="2.5583in"><text:p text:style-name="Caption"><draw:frame draw:style-name="fr17" draw:name="Image90" text:anchor-type="paragraph" svg:width="4.3909in" style:rel-width="100%" svg:height="2.5583in" style:rel-height="scale" draw:z-index="113"><draw:image xlink:href="Pictures/100000000000023300000148D1733EBB9FBB3A8E.png" xlink:type="simple" xlink:show="embed" xlink:actuate="onLoad" loext:mime-type="image/png"/></draw:frame>Figure <text:sequence text:ref-name="refFigure97" text:name="Figure" text:formula="ooow:Figure+1" style:num-format="1">36</text:sequence>: Examples of data label options</text:p></draw:text-box></draw:frame></text:p>
      <text:p text:style-name="Definition_20_Term">Show category</text:p>
      <text:p text:style-name="Text_20_body_20_indent"><text:span text:style-name="T778">Displays the category next to each d</text:span>ata point. <text:span text:style-name="T816">This option is activated for all data labels in Figure </text:span><text:span text:style-name="T816"><text:sequence-ref text:reference-format="value" text:ref-name="refFigure97">36</text:sequence-ref></text:span><text:span text:style-name="T816">. Thus, all data labels show the month. </text:span><text:span text:style-name="T260">The text for data labels comes from </text:span><text:span text:style-name="T261">the </text:span><text:span text:style-name="T664">category data series</text:span><text:span text:style-name="T261"> </text:span><text:span text:style-name="T262">and can</text:span><text:span text:style-name="T263">not be changed in the chart. It can</text:span><text:span text:style-name="T262"> </text:span><text:span text:style-name="T263">only be changed in the spreadsheet data</text:span><text:span text:style-name="T262">.</text:span></text:p>
      <text:p text:style-name="Definition_20_Term">Show legend key</text:p>
      <text:p text:style-name="Text_20_body_20_indent"><text:span text:style-name="T778">D</text:span>isplays the legend icon <text:span text:style-name="T817">for the data series next to </text:span>each data point. <text:span text:style-name="T816">Figure </text:span><text:span text:style-name="T816"><text:sequence-ref text:reference-format="value" text:ref-name="refFigure97">36</text:sequence-ref></text:span><text:span text:style-name="T816"><text:s/>shows the legend keys for motors and boats, but not for canoes.</text:span></text:p>
      <text:p text:style-name="Definition_20_Term">Auto text wrap</text:p>
      <text:p text:style-name="Text_20_body_20_indent"><text:span text:style-name="T778">W</text:span>raps data label text if needed.</text:p>
      <text:p text:style-name="Definition_20_Term">Separator</text:p>
      <text:p text:style-name="Text_20_body_20_indent"><text:span text:style-name="T264">S</text:span><text:span text:style-name="T19">elects what will be used to separate multiple text strings </text:span><text:span text:style-name="T265">when </text:span><text:span text:style-name="T19">at least two options above are selected. </text:span><text:span text:style-name="T266">In Figure </text:span><text:span text:style-name="T266"><text:sequence-ref text:reference-format="value" text:ref-name="refFigure97">36</text:sequence-ref></text:span><text:span text:style-name="T266">, the separator is </text:span><text:span text:style-name="T818">Semi-Colon</text:span><text:span text:style-name="T267"> for the canoes data </text:span><text:span text:style-name="T268">labels</text:span><text:span text:style-name="T267">, </text:span><text:span text:style-name="T819">New line</text:span><text:span text:style-name="T266"> for the motors data </text:span><text:span text:style-name="T268">labels</text:span><text:span text:style-name="T266">, </text:span><text:span text:style-name="T267">and </text:span><text:span text:style-name="T818">Comma</text:span><text:span text:style-name="T267"> for the boats data </text:span><text:span text:style-name="T268">labels</text:span><text:span text:style-name="T267"> (with the exception of the June label, which was modified </text:span><text:span text:style-name="T269">for</text:span><text:span text:style-name="T267"> better </text:span><text:span text:style-name="T269">fit</text:span><text:span text:style-name="T267">).</text:span></text:p>
      <text:p text:style-name="Definition_20_Term">Placement</text:p>
      <text:p text:style-name="Text_20_body_20_indent"><text:span text:style-name="T264">S</text:span><text:span text:style-name="T270">pecifies</text:span><text:span text:style-name="T19"> the placement of data labels relative to the </text:span><text:span text:style-name="T265">data </text:span><text:span text:style-name="T268">point </text:span><text:span text:style-name="T265">representation</text:span><text:span text:style-name="T19">. </text:span><text:span text:style-name="T267">In Figure </text:span><text:span text:style-name="T267"><text:sequence-ref text:reference-format="value" text:ref-name="refFigure97">36</text:sequence-ref></text:span><text:span text:style-name="T267">, the </text:span><text:span text:style-name="T268">placement of data labels is </text:span><text:span text:style-name="Strong_20_Emphasis"><text:span text:style-name="T820">Below</text:span></text:span><text:span text:style-name="T268"> for canoes, </text:span><text:span text:style-name="Strong_20_Emphasis"><text:span text:style-name="T820">Above</text:span></text:span><text:span text:style-name="T268"> for boats, and </text:span><text:span text:style-name="Strong_20_Emphasis"><text:span text:style-name="T820">Right</text:span></text:span><text:span text:style-name="T268"> for motors.</text:span></text:p>
      <text:p text:style-name="Definition_20_Term">Rotate Text</text:p>
      <text:p text:style-name="Text_20_body_20_indent"><text:span text:style-name="T778">S</text:span>ets the text orientation <text:span text:style-name="T821">o</text:span>f data labels by using the dial or entering the rotation angle.</text:p>
      <text:p text:style-name="Definition_20_Term">Text Direction</text:p>
      <text:p text:style-name="Text_20_body_20_indent"><text:span text:style-name="T778">S</text:span>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Data labels for individual data points<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Adding a single data label<text:bookmark-end text:name="__RefHeading___Toc18953_536864046"/></text:h>
      <text:p text:style-name="Text_20_body"><text:span text:style-name="T823">Insert a data label for a single data point </text:span>in the following way:</text:p>
      <text:list xml:id="list221108450915119" text:continue-list="list221110208098894"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42">Click the data point once, pause, then click again to select it. </text:span><text:span text:style-name="T243">(Clicking too quickly opens the Data Series dialog.)</text:span></text:p>
        </text:list-item>
        <text:list-item>
          <text:p text:style-name="Numbering_20_1"><text:soft-page-break/><text:span text:style-name="T239">Right-click on the selected data </text:span><text:span text:style-name="T243">point and select</text:span><text:span text:style-name="T239"> </text:span><text:span text:style-name="Strong_20_Emphasis"><text:span text:style-name="T1127">Insert Single Data Label</text:span></text:span><text:span text:style-name="T239"> from the context menu. </text:span><text:span text:style-name="T244">The data label will have the default setting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18955_536864046"/>Formatting a single data point<text:bookmark-end text:name="__RefHeading___Toc18955_536864046"/></text:h>
      <text:p text:style-name="Text_20_body">To format an existing <text:span text:style-name="T822">label for a </text:span>single data point, follow the directions above but instead of Step 3, do one of the following to open the Data Label dialog (Figure <text:sequence-ref text:reference-format="value" text:ref-name="refFigure96">35</text:sequence-ref>):</text:p>
      <text:list xml:id="list221109727782814" text:continue-list="list221109169931029" text:style-name="List_20_1">
        <text:list-item>
          <text:p text:style-name="List_20_1">Righ<text:span text:style-name="T824">t-click on the data point and select </text:span><text:span text:style-name="Strong_20_Emphasis"><text:span text:style-name="T824">Format Single Data Label</text:span></text:span><text:span text:style-name="T824"> </text:span>from the context menu<text:span text:style-name="T824">.</text:span></text:p>
        </text:list-item>
        <text:list-item>
          <text:p text:style-name="List_20_1">Go to <text:span text:style-name="Strong_20_Emphasis">Format &gt; Format selection</text:span>.</text:p>
        </text:list-item>
        <text:list-item text:style-override="OOoBullets_20_1">
          <text:p text:style-name="P73">Click on the <text:span text:style-name="Strong_20_Emphasis">Format Selection</text:span> icon <draw:frame draw:style-name="fr27" draw:name="Image93" text:anchor-type="as-char" svg:width="0.2083in" svg:height="0.2244in" draw:z-index="112"><draw:image xlink:href="Pictures/100000000000001A0000001C30D2B2BD18FC5DC3.png" xlink:type="simple" xlink:show="embed" xlink:actuate="onLoad" loext:mime-type="image/png"/></draw:frame><text:s/>in the Formatting toolbar.</text:p>
        </text:list-item>
      </text:list>
      <text:p text:style-name="Text_20_body">The options <text:span text:style-name="T825">in the Data Label dialog are </text:span>described above.</text:p>
      <text:h text:style-name="Heading_20_2" text:outline-level="2"><text:bookmark-start text:name="__RefHeading___Toc21824_331351213"/>Removing data labels<text:bookmark-end text:name="__RefHeading___Toc21824_331351213"/></text:h>
      <text:p text:style-name="Text_20_Body_20_List_20_Intro"><text:span text:style-name="T826">Remove labels from a single data point, a single data series, or all data points using one of the methods below</text:span>. </text:p>
      <text:p text:style-name="Text_20_Body_20_List_20_Intro"><text:span text:style-name="T827">Before doing any of the following, first s</text:span>elect the chart by double-clicking on it to enter edit mode. The chart should now be surrounded by a gray border. <text:span text:style-name="T826">When finished, c</text:span><text:span text:style-name="T271">lick </text:span><text:span text:style-name="Strong_20_Emphasis"><text:span text:style-name="T826">OK</text:span></text:span><text:span text:style-name="T271"> to close the dialog and remove the data labels. </text:span><text:span text:style-name="T272">Then </text:span><text:span text:style-name="T501">i</text:span><text:span text:style-name="T272">f desired, click outside the chart to leave edit mode.</text:span></text:p>
      <text:h text:style-name="Heading_20_3" text:outline-level="3"><text:bookmark-start text:name="__RefHeading___Toc21826_331351213"/><text:span text:style-name="T7">R</text:span><text:span text:style-name="T6">emov</text:span><text:span text:style-name="T8">ing</text:span><text:span text:style-name="T6"> all data labels from a </text:span><text:span text:style-name="T9">single </text:span><text:span text:style-name="T6">data series</text:span><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221108933874724" text:continue-list="list221108450915119" text:style-name="Numbering_20_1">
        <text:list-item text:start-value="1">
          <text:p text:style-name="Numbering_20_1"><text:span text:style-name="T826">Click somewhere in the </text:span>data <text:span text:style-name="T828">series to select it</text:span>.</text:p>
        </text:list-item>
        <text:list-item>
          <text:p text:style-name="Numbering_20_1">Do one of the following <text:span text:style-name="T19">to open the Data Labels dialog (</text:span><text:span text:style-name="T160">Figure </text:span><text:span text:style-name="T160"><text:sequence-ref text:reference-format="value" text:ref-name="refFigure96">35</text:sequence-ref></text:span><text:span text:style-name="T19">)</text:span>:</text:p>
        </text:list-item>
      </text:list>
      <text:list xml:id="list221109711047944" text:continue-list="list221110171461652" text:style-name="List_20_2">
        <text:list-item>
          <text:p text:style-name="List_20_2"><text:span text:style-name="T19">Go to </text:span><text:span text:style-name="Strong_20_Emphasis">Insert &gt; Data Labels</text:span><text:span text:style-name="T19"> on the </text:span><text:span text:style-name="T174">M</text:span><text:span text:style-name="T19">enu bar.</text:span></text:p>
        </text:list-item>
        <text:list-item>
          <text:p text:style-name="List_20_2"><text:span text:style-name="T19">Click the </text:span><text:span text:style-name="Strong_20_Emphasis">Format Selection</text:span> <text:span text:style-name="T19">icon <text:s/></text:span><text:span text:style-name="T19"><draw:frame draw:style-name="fr27" draw:name="Image92" text:anchor-type="as-char" svg:width="0.2083in" svg:height="0.2244in" draw:z-index="114"><draw:image xlink:href="Pictures/100000000000001A0000001C30D2B2BD18FC5DC3.png" xlink:type="simple" xlink:show="embed" xlink:actuate="onLoad" loext:mime-type="image/png"/></draw:frame></text:span><text:span text:style-name="T19"><text:s/>in the Formatting toolbar.</text:span></text:p>
        </text:list-item>
        <text:list-item>
          <text:p text:style-name="List_20_2"><text:span text:style-name="T174">R</text:span><text:span text:style-name="T19">ight-click </text:span><text:span text:style-name="T271">in the </text:span><text:span text:style-name="T19">data </text:span><text:span text:style-name="T271">series</text:span><text:span text:style-name="T19"> and select </text:span><text:span text:style-name="Strong_20_Emphasis">Format Data Labels</text:span><text:span text:style-name="T19"> from the context menu.</text:span></text:p>
        </text:list-item>
      </text:list>
      <text:list xml:id="list221108535379287" text:continue-list="list221108933874724" text:style-name="Numbering_20_1">
        <text:list-item>
          <text:p text:style-name="Numbering_20_1"><text:span text:style-name="T829">On the Data Labels page, d</text:span>eselect all of the options<text:span text:style-name="T829">.</text:span></text:p>
        </text:list-item>
      </text:list>
      <text:h text:style-name="Heading_20_3" text:outline-level="3"><text:bookmark-start text:name="__RefHeading___Toc18957_536864046"/><text:span text:style-name="T827">R</text:span>emov<text:span text:style-name="T830">ing</text:span> a <text:span text:style-name="T830">data </text:span>label from a single data point<text:bookmark-end text:name="__RefHeading___Toc18957_536864046"/></text:h>
      <text:list xml:id="list221108792658906" text:continue-list="list221108535379287" text:style-name="Numbering_20_1">
        <text:list-item text:start-value="1">
          <text:p text:style-name="Numbering_20_1"><text:span text:style-name="T827">C</text:span>lick <text:span text:style-name="T827">once on the data point, </text:span>pause, then click again to select it.</text:p>
        </text:list-item>
        <text:list-item>
          <text:p text:style-name="Numbering_20_1"><text:span text:style-name="T827">R</text:span>ight-click to open the context menu and select <text:span text:style-name="Strong_20_Emphasis">Delete Single Data Label</text:span>.</text:p>
        </text:list-item>
      </text:list>
      <text:h text:style-name="Heading_20_3" text:outline-level="3"><text:bookmark-start text:name="__RefHeading___Toc21828_331351213"/><text:span text:style-name="T827">R</text:span>emov<text:span text:style-name="T830">ing</text:span> all <text:span text:style-name="T831">data </text:span>labels<text:bookmark-end text:name="__RefHeading___Toc21828_331351213"/></text:h>
      <text:list xml:id="list221108208638172" text:continue-list="list221108792658906" text:style-name="Numbering_20_1">
        <text:list-item text:start-value="1">
          <text:p text:style-name="Numbering_20_1">Make sure that no data label or data series is selected.</text:p>
        </text:list-item>
        <text:list-item>
          <text:p text:style-name="Numbering_20_1"><text:span text:style-name="T19">Go to </text:span><text:span text:style-name="Strong_20_Emphasis">Insert &gt; Data Labels</text:span><text:span text:style-name="T19"> on the </text:span><text:span text:style-name="T174">M</text:span><text:span text:style-name="T19">enu bar.</text:span></text:p>
        </text:list-item>
        <text:list-item>
          <text:p text:style-name="Numbering_20_1"><text:span text:style-name="T829">On the Data Labels page, d</text:span>eselect all of the options for the data labels <text:span text:style-name="T829">to be </text:span>remove<text:span text:style-name="T829">d, then click </text:span><text:span text:style-name="MenuPath">OK</text:span><text:span text:style-name="T829">.</text:span></text:p>
        </text:list-item>
      </text:list>
      <text:h text:style-name="Heading_20_1" text:outline-level="1"><text:bookmark-start text:name="__RefHeading__5920_1557782789"/><text:soft-page-break/><text:span text:style-name="T19">Grid</text:span><text:span text:style-name="T273">s</text:span><text:bookmark-end text:name="__RefHeading__5920_1557782789"/></text:h>
      <text:p text:style-name="P45"><text:span text:style-name="T274">Grid lines or grids divide </text:span><text:span text:style-name="T275">the intervals along </text:span><text:span text:style-name="T274">ax</text:span><text:span text:style-name="T276">e</text:span><text:span text:style-name="T274">s to help estimate data point </text:span><text:span text:style-name="T277">value</text:span><text:span text:style-name="T274">s. </text:span><text:span text:style-name="T275">Major and minor </text:span><text:span text:style-name="T274">grid lines are shown in Figure </text:span><text:span text:style-name="T274"><text:sequence-ref text:reference-format="value" text:ref-name="refFigure98">37</text:sequence-ref></text:span><text:span text:style-name="T274">. </text:span><text:span text:style-name="T278">The darker lines with numbers are major grid lines </text:span><text:span text:style-name="T275">while the lighter lines between them are minor grid lines</text:span><text:span text:style-name="T278">. </text:span><text:span text:style-name="T274">Note that the Y-axis major grid line is activated by default.</text:span></text:p>
      <text:p text:style-name="Figure"><draw:frame draw:style-name="fr1" draw:name="Frame5" text:anchor-type="as-char" svg:width="5.0319in" draw:z-index="115"><draw:text-box fo:min-height="0.8437in"><text:p text:style-name="Caption"><draw:frame draw:style-name="fr17" draw:name="Image79" text:anchor-type="paragraph" svg:width="5.0319in" style:rel-width="100%" svg:height="0.8437in" style:rel-height="scale" draw:z-index="117"><draw:image xlink:href="Pictures/10000000000001E3000000519B47C11415F312B5.png" xlink:type="simple" xlink:show="embed" xlink:actuate="onLoad" loext:mime-type="image/png"/></draw:frame>Figure <text:sequence text:ref-name="refFigure98" text:name="Figure" text:formula="ooow:Figure+1" style:num-format="1">37</text:sequence>: Major and minor gridlines for the X and Y axes</text:p></draw:text-box></draw:frame></text:p>
      <text:p text:style-name="Text_20_body"><text:span text:style-name="T278">Grid</text:span><text:span text:style-name="T276">s</text:span><text:span text:style-name="T278"> are available for all chart types with the exception of pie charts.</text:span></text:p>
      <text:h text:style-name="Heading_20_2" text:outline-level="2"><text:bookmark-start text:name="__RefHeading___Toc21832_331351213"/><text:span text:style-name="T832">A</text:span>dd<text:span text:style-name="T833">ing</text:span>/remov<text:span text:style-name="T833">ing</text:span> grid <text:span text:style-name="T834">lines</text:span><text:bookmark-end text:name="__RefHeading___Toc21832_331351213"/></text:h>
      <text:list xml:id="list221108404446655" text:continue-list="list221108208638172" text:style-name="Numbering_20_1">
        <text:list-item text:start-value="1">
          <text:p text:style-name="Numbering_20_1"><text:span text:style-name="T245">F</text:span><text:span text:style-name="T246">irst s</text:span>elect the chart by double-clicking on it to enter edit mode. The chart should now be surrounded by a gray border.</text:p>
        </text:list-item>
        <text:list-item>
          <text:p text:style-name="Numbering_20_1">Do one of the following:</text:p>
        </text:list-item>
      </text:list>
      <text:list xml:id="list221109333447510" text:continue-list="list221109711047944" text:style-name="List_20_2">
        <text:list-item>
          <text:p text:style-name="List_20_2"><text:span text:style-name="T19">Go to </text:span><text:span text:style-name="Strong_20_Emphasis">Insert &gt; Grids</text:span><text:span text:style-name="T19"> on the Menu bar </text:span><text:span text:style-name="T279">t</text:span><text:span text:style-name="T280">o open the </text:span><text:span text:style-name="T269">basic </text:span><text:span text:style-name="T280">Grids dialog (</text:span><text:span text:style-name="T160">Figure </text:span><text:span text:style-name="T160"><text:sequence-ref text:reference-format="value" text:ref-name="refFigure99">38</text:sequence-ref></text:span><text:span text:style-name="T280">). </text:span>Select/deselect the <text:span text:style-name="T1124">check boxes</text:span> as <text:span text:style-name="T835">needed</text:span>. The Z-axis checkbox is only active if creating a 3D chart.</text:p>
        </text:list-item>
        <text:list-item>
          <text:p text:style-name="List_20_2">Click the icon for <text:span text:style-name="T836">Y-axis</text:span> grids <draw:frame draw:style-name="fr27" draw:name="Image14" text:anchor-type="as-char" svg:width="0.3335in" svg:height="0.2709in" draw:z-index="116"><draw:image xlink:href="Pictures/10000000000000200000001AD6BE49B896C0EF54.png" xlink:type="simple" xlink:show="embed" xlink:actuate="onLoad" loext:mime-type="image/png"/></draw:frame><text:s/>or <text:span text:style-name="T836">X-axis</text:span> grids <draw:frame draw:style-name="fr27" draw:name="Image66" text:anchor-type="as-char" svg:width="0.302in" svg:height="0.2917in" draw:z-index="118"><draw:image xlink:href="Pictures/100000000000001D0000001C3367CD5DF55A60C4.png" xlink:type="simple" xlink:show="embed" xlink:actuate="onLoad" loext:mime-type="image/png"/></draw:frame>, both located <text:span text:style-name="T837">o</text:span>n the Formatting toolbar. <text:span text:style-name="T838">Clicking once turns on the major grid lines. Clicking twice turns on the minor grid lines as well. Clicking again turns off the g</text:span>rids.</text:p>
        </text:list-item>
      </text:list>
      <text:p text:style-name="Figure"><draw:frame draw:style-name="fr2" draw:name="Frame6" text:anchor-type="as-char" svg:width="2.9693in" draw:z-index="119"><draw:text-box fo:min-height="1.2709in"><text:p text:style-name="Caption"><draw:frame draw:style-name="fr18" draw:name="Image29" text:anchor-type="paragraph" svg:width="2.9693in" style:rel-width="100%" svg:height="1.2709in" style:rel-height="scale" draw:z-index="120"><draw:image xlink:href="Pictures/100000000000011D0000007A5DF8FC34F5C128DB.png" xlink:type="simple" xlink:show="embed" xlink:actuate="onLoad" loext:mime-type="image/png"/></draw:frame>Figure <text:sequence text:ref-name="refFigure99" text:name="Figure" text:formula="ooow:Figure+1" style:num-format="1">38</text:sequence>: Basic grids dialog</text:p></draw:text-box></draw:frame></text:p>
      <text:list xml:id="list221108974365141" text:continue-list="list221108404446655" text:style-name="Numbering_20_1">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9413406006" text:continue-list="list221108355441101" text:style-name="Heading_20_Note">
        <text:list-item>
          <text:p text:style-name="Heading_20_Note">Poznámka</text:p>
        </text:list-item>
      </text:list>
      <text:p text:style-name="Text_20_Note"><text:span text:style-name="T281">I</text:span><text:span text:style-name="T269">n the Formatting toolbar, </text:span><text:span text:style-name="T281">t</text:span><text:span text:style-name="T282">he </text:span><text:span text:style-name="Strong_20_Emphasis"><text:span text:style-name="T839">Horizontal Grids</text:span></text:span><text:span text:style-name="T281"> icon </text:span><text:span text:style-name="T282"><draw:frame draw:style-name="fr27" draw:name="Image94" text:anchor-type="as-char" svg:width="0.3335in" svg:height="0.2709in" draw:z-index="121"><draw:image xlink:href="Pictures/10000000000000200000001AD6BE49B896C0EF54.png" xlink:type="simple" xlink:show="embed" xlink:actuate="onLoad" loext:mime-type="image/png"/></draw:frame></text:span><text:span text:style-name="T282"><text:s text:c="2"/>and </text:span><text:span text:style-name="T281">the </text:span><text:span text:style-name="Strong_20_Emphasis"><text:span text:style-name="T839">Vertical Grids</text:span></text:span><text:span text:style-name="T281"> icon</text:span><text:span text:style-name="T282"> </text:span><text:span text:style-name="T282"><draw:frame draw:style-name="fr27" draw:name="Image95" text:anchor-type="as-char" svg:width="0.302in" svg:height="0.2917in" draw:z-index="122"><draw:image xlink:href="Pictures/100000000000001D0000001C3367CD5DF55A60C4.png" xlink:type="simple" xlink:show="embed" xlink:actuate="onLoad" loext:mime-type="image/png"/></draw:frame></text:span><text:span text:style-name="T282"><text:s/>set grid lines for the Y axis and X axis, respectively. </text:span><text:span text:style-name="T283">T</text:span><text:span text:style-name="T275">his can be misleading because </text:span><text:span text:style-name="T283">both the </text:span><text:span text:style-name="T275">Y axis and </text:span><text:span text:style-name="T283">the </text:span><text:span text:style-name="T275">X axis </text:span><text:span text:style-name="T282">can be horizontal or vertical, depending on the type of chart. </text:span><text:span text:style-name="T281">Thus, </text:span><text:span text:style-name="T284">for a bar chart, </text:span><text:span text:style-name="T281">click the </text:span><text:span text:style-name="T839">Horizontal Grids</text:span><text:span text:style-name="T281"> icon </text:span><text:span text:style-name="T284">to control </text:span><text:span text:style-name="T281">the vertical grids.</text:span></text:p>
      <text:h text:style-name="Heading_20_2" text:outline-level="2"><text:bookmark-start text:name="__RefHeading___Toc21834_331351213"/>Formatting grids<text:bookmark-end text:name="__RefHeading___Toc21834_331351213"/></text:h>
      <text:p text:style-name="Text_20_body"><text:span text:style-name="T832">In addition to the basic grid dialog shown in Figure </text:span><text:span text:style-name="T832"><text:sequence-ref text:reference-format="value" text:ref-name="refFigure99">38</text:sequence-ref></text:span><text:span text:style-name="T832">, there is another dialog for formatting grids. To open the grid formatting dialog:</text:span></text:p>
      <text:list xml:id="list221109558333774" text:continue-list="list221108974365141" text:style-name="Numbering_20_1">
        <text:list-item text:start-value="1">
          <text:p text:style-name="Numbering_20_1">Select the chart by double-clicking on it to enter edit mode. The chart should now be surrounded by a gray border.</text:p>
        </text:list-item>
        <text:list-item>
          <text:p text:style-name="Numbering_20_1"><text:soft-page-break/><text:span text:style-name="T840">Go to </text:span><text:span text:style-name="Strong_20_Emphasis"><text:span text:style-name="T840">Format &gt;</text:span></text:span><text:span text:style-name="Strong_20_Emphasis"> </text:span><text:span text:style-name="Strong_20_Emphasis"><text:span text:style-name="T840">Grid</text:span></text:span><text:span text:style-name="T840"> on the Menu bar and click on the appropriate type of grid to open the Grid formatting dialog (Figure </text:span><text:span text:style-name="T840"><text:sequence-ref text:reference-format="value" text:ref-name="refFigure100">39</text:sequence-ref></text:span><text:span text:style-name="T840">).</text:span></text:p>
        </text:list-item>
      </text:list>
      <text:p text:style-name="Figure"><draw:frame draw:style-name="fr1" draw:name="Frame18" text:anchor-type="as-char" svg:width="3.3457in" draw:z-index="123"><draw:text-box fo:min-height="3.3244in"><text:p text:style-name="Caption"><draw:frame draw:style-name="fr18" draw:name="Image32" text:anchor-type="paragraph" svg:width="3.0752in" style:rel-width="100%" svg:height="3.1484in" style:rel-height="scale" draw:z-index="125"><draw:image xlink:href="Pictures/100000000000017800000181A73297716AF4FC38.png" xlink:type="simple" xlink:show="embed" xlink:actuate="onLoad" loext:mime-type="image/png"/></draw:frame>Figure <text:sequence text:ref-name="refFigure100" text:name="Figure" text:formula="ooow:Figure+1" style:num-format="1">39</text:sequence>: Grid formatting dialog</text:p></draw:text-box></draw:frame></text:p>
      <text:list xml:id="list221108954396638" text:continue-numbering="true" text:style-name="Numbering_20_1">
        <text:list-item>
          <text:p text:style-name="Numbering_20_1"><text:span text:style-name="T841">Set f</text:span><text:span text:style-name="T19">ormatting options </text:span><text:span text:style-name="T285">for</text:span><text:span text:style-name="T19"> line style, color, width and transparency. </text:span></text:p>
        </text:list-item>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8404468265" text:continue-list="list221109413406006" text:style-name="Heading_20_Note">
        <text:list-item>
          <text:p text:style-name="Heading_20_Note">Poznámka</text:p>
        </text:list-item>
      </text:list>
      <text:p text:style-name="Text_20_Note"><text:span text:style-name="T286">Use </text:span><text:span text:style-name="T287">the </text:span><text:span text:style-name="T842">Scale </text:span><text:span text:style-name="T287">tab of the </text:span><text:span text:style-name="T288">A</text:span><text:span text:style-name="T287">xis </text:span><text:span text:style-name="T288">dialo</text:span><text:span text:style-name="T286">g to specify t</text:span><text:span text:style-name="T287">he </text:span><text:span text:style-name="T289">intervals </text:span><text:span text:style-name="T287">between grid lines. </text:span><text:span text:style-name="T286">This is described </text:span><text:span text:style-name="T290">i</text:span><text:span text:style-name="T286">n “</text:span><text:span text:style-name="T286"><text:bookmark-ref text:reference-format="text" text:ref-name="__RefHeading___Toc16329_331351213">Defining Scales</text:bookmark-ref></text:span><text:span text:style-name="T286">” </text:span><text:span text:style-name="T290">on </text:span><text:span text:style-name="T286">page </text:span><text:span text:style-name="T286"><text:bookmark-ref text:reference-format="page" text:ref-name="__RefHeading___Toc16329_331351213">32</text:bookmark-ref></text:span><text:span text:style-name="T286">.</text:span></text:p>
      <text:h text:style-name="Heading_20_1" text:outline-level="1"><text:bookmark-start text:name="__RefHeading__32495917"/><text:alphabetical-index-mark text:string-value="formatting 3D" text:key1="chart"/>3D charts<text:bookmark-end text:name="__RefHeading__32495917"/></text:h>
      <text:h text:style-name="Heading_20_2" text:outline-level="2"><text:bookmark-start text:name="__RefHeading___Toc18959_536864046"/><text:span text:style-name="T148">S</text:span><text:span text:style-name="T19">etting 3D look</text:span><text:bookmark-end text:name="__RefHeading___Toc18959_536864046"/></text:h>
      <text:p text:style-name="Text_20_Body_20_List_20_Intro"><text:span text:style-name="T148">Column, bar, pie, and area charts can be displayed as 3D chart</text:span><text:span text:style-name="T291">s</text:span><text:span text:style-name="T148">. The setting to make a chart 3D is on the first page of the Chart Wizard. </text:span><text:span text:style-name="T292">I</text:span><text:span text:style-name="T293">f the chart has already been created, </text:span><text:span text:style-name="T292">do the following to give it a 3D look</text:span><text:span text:style-name="T293">:</text:span></text:p>
      <text:list xml:id="list221109858388899" text:continue-list="list221108954396638"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09345473755" text:continue-list="list221109333447510" text:style-name="List_20_2">
        <text:list-item>
          <text:p text:style-name="List_20_2"><text:span text:style-name="T19">Go to </text:span><text:span text:style-name="Strong_20_Emphasis">Format &gt; Chart Type</text:span>.</text:p>
        </text:list-item>
        <text:list-item>
          <text:p text:style-name="List_20_2"><text:span text:style-name="T836">Click on the </text:span><text:span text:style-name="Strong_20_Emphasis"><text:span text:style-name="T836">Chart Type</text:span></text:span><text:span text:style-name="T836"> </text:span><text:span text:style-name="T836"><draw:frame draw:style-name="fr29" draw:name="Image96" text:anchor-type="as-char" svg:y="-0.2866in" svg:width="0.2866in" svg:height="0.2866in" draw:z-index="124"><draw:image xlink:href="Pictures/100000000000001E0000001EE682318B6FCEE984.png" xlink:type="simple" xlink:show="embed" xlink:actuate="onLoad" loext:mime-type="image/png"/></draw:frame></text:span><text:span text:style-name="T836"><text:s/>icon in the Formatting toolbar.</text:span></text:p>
        </text:list-item>
      </text:list>
      <text:list xml:id="list221109080674200" text:continue-list="list221109858388899" text:style-name="Numbering_20_1">
        <text:list-item>
          <text:p text:style-name="Numbering_20_1"><text:span text:style-name="T19">Select </text:span><text:span text:style-name="Strong_20_Emphasis">3D Look</text:span><text:span text:style-name="T19"> in the Chart Type dialog.</text:span></text:p>
        </text:list-item>
        <text:list-item>
          <text:p text:style-name="Numbering_20_1">Kliknutím na <text:span text:style-name="Strong_20_Emphasis">OK</text:span> okno zavřeme. <text:span text:style-name="T836">If desired, click outside the chart to leave edit mode.</text:span></text:p>
        </text:list-item>
      </text:list>
      <text:p text:style-name="Text_20_body"><text:span text:style-name="T293">To make changes to a 3D chart, </text:span><text:span text:style-name="T295">use</text:span><text:span text:style-name="T293"> the </text:span><text:span text:style-name="T19">3D View dialog (</text:span><text:span text:style-name="T296">Figure </text:span><text:span text:style-name="T296"><text:sequence-ref text:reference-format="value" text:ref-name="refFigure101">40</text:sequence-ref></text:span><text:span text:style-name="T19">).</text:span></text:p>
      <text:h text:style-name="Heading_20_2" text:outline-level="2"><text:bookmark-start text:name="__RefHeading___Toc18961_536864046"/><text:soft-page-break/><text:span text:style-name="T19">Formatting </text:span><text:span text:style-name="T293">3</text:span><text:span text:style-name="T19">D </text:span><text:span text:style-name="T297">v</text:span><text:span text:style-name="T19">iew</text:span><text:bookmark-end text:name="__RefHeading___Toc18961_536864046"/></text:h>
      <text:p text:style-name="Text_20_body">Use the 3D View <text:span text:style-name="T1115">d</text:span>ialog to change the 3D appearance, including perspective, formatting scheme, and illumination. <text:span text:style-name="T843">Note that the chart must already be set to show a 3D look, as described above. </text:span>To open the 3D View <text:span text:style-name="T1115">d</text:span>ialog:</text:p>
      <text:list xml:id="list221109421021670" text:continue-list="list221109080674200"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10214141780" text:continue-list="list221109345473755" text:style-name="List_20_2">
        <text:list-item>
          <text:p text:style-name="List_20_2"><text:span text:style-name="T19">Right-click on the chart and select </text:span><text:span text:style-name="Strong_20_Emphasis">3D View</text:span><text:span text:style-name="T19"> from the context menu.</text:span></text:p>
        </text:list-item>
        <text:list-item>
          <text:p text:style-name="List_20_2"><text:span text:style-name="T19">Go to </text:span><text:span text:style-name="Strong_20_Emphasis">Format &gt; 3D View</text:span><text:span text:style-name="T19">.</text:span></text:p>
        </text:list-item>
        <text:list-item>
          <text:p text:style-name="List_20_2"><text:span text:style-name="T19">Click on the </text:span><text:span text:style-name="Strong_20_Emphasis">3D View</text:span><text:span text:style-name="T19"> icon </text:span><text:span text:style-name="T19"><draw:frame draw:style-name="fr27" draw:name="Image97" text:anchor-type="as-char" svg:width="0.3126in" svg:height="0.302in" draw:z-index="126"><draw:image xlink:href="Pictures/100000000000001E0000001D196052B4CFC888AE.png" xlink:type="simple" xlink:show="embed" xlink:actuate="onLoad" loext:mime-type="image/png"/></draw:frame></text:span><text:span text:style-name="T19"><text:s/>in the Formatting toolbar.</text:span></text:p>
        </text:list-item>
      </text:list>
      <text:list xml:id="list221108358599014" text:continue-list="list221109421021670" text:style-name="Numbering_20_1">
        <text:list-item>
          <text:p text:style-name="Numbering_20_1">Kliknutím na <text:span text:style-name="Strong_20_Emphasis">OK</text:span> okno zavřeme. <text:span text:style-name="T836">If desired, click outside the chart to leave edit mode.</text:span></text:p>
        </text:list-item>
      </text:list>
      <text:p text:style-name="Text_20_Body_20_List_20_Intro"><text:span text:style-name="T293">This dialog</text:span><text:span text:style-name="T19"> has three pages, </text:span><text:span text:style-name="T298">which are explained </text:span><text:span text:style-name="T299">below</text:span><text:span text:style-name="T300">.</text:span></text:p>
      <text:p text:style-name="Figure"><text:bookmark-start text:name="__RefHeading___Toc615012_690378497"/><draw:frame draw:style-name="fr1" draw:name="Frame60" text:anchor-type="as-char" svg:width="4.3862in" draw:z-index="127"><draw:text-box fo:min-height="2.1146in"><text:p text:style-name="Caption"><draw:frame draw:style-name="fr18" draw:name="Image63" text:anchor-type="paragraph" svg:width="4.3862in" style:rel-width="100%" svg:height="2.1146in" style:rel-height="scale" draw:z-index="129"><draw:image xlink:href="Pictures/10000000000001A5000000CB5D3F6AF683028EE1.png" xlink:type="simple" xlink:show="embed" xlink:actuate="onLoad" loext:mime-type="image/png"/></draw:frame>Figure <text:sequence text:ref-name="refFigure101" text:name="Figure" text:formula="ooow:Figure+1" style:num-format="1">40</text:sequence>: 3D View dialog<text:span text:style-name="T1104"> – </text:span>Perspective page</text:p></draw:text-box></draw:frame><text:bookmark-end text:name="__RefHeading___Toc615012_690378497"/></text:p>
      <text:h text:style-name="Heading_20_3" text:outline-level="3"><text:bookmark-start text:name="__RefHeading___Toc18963_536864046"/>Rotation<text:alphabetical-index-mark text:string-value="chart" text:key1="rotation"/> and <text:alphabetical-index-mark-start text:id="IMark568719608" text:key1="chart"/>perspective<text:alphabetical-index-mark-end text:id="IMark568719608"/><text:alphabetical-index-mark text:string-value="perspective of chart"/><text:bookmark-end text:name="__RefHeading___Toc18963_536864046"/></text:h>
      <text:p text:style-name="Text_20_Body_20_List_20_Intro"><text:span text:style-name="T300">Some hints for using the </text:span><text:span text:style-name="T843">Perspective </text:span><text:span text:style-name="T300">page </text:span><text:span text:style-name="T301">(Figure </text:span><text:span text:style-name="T301"><text:sequence-ref text:reference-format="value" text:ref-name="refFigure101">40</text:sequence-ref></text:span><text:span text:style-name="T301">) </text:span><text:span text:style-name="T300">to </text:span><text:span text:style-name="T19">rotate a </text:span><text:alphabetical-index-mark text:string-value="rotation and perspective" text:key1="3D chart"/><text:span text:style-name="T19">3D chart or change its perspective view:</text:span></text:p>
      <text:list xml:id="list221110279591439" text:continue-list="list221109727782814" text:style-name="OOoBullets_20_1">
        <text:list-item>
          <text:p text:style-name="P73">Set all angles to 0 for a front view of the chart. Pie charts and donut charts are shown as circles.</text:p>
        </text:list-item>
        <text:list-item>
          <text:p text:style-name="P73">With <text:span text:style-name="Strong_20_Emphasis">Right-angled axes</text:span> enabled, the chart <text:span text:style-name="T844">can be rotated </text:span>only in the X and Y direction; that is, parallel to the chart borders.</text:p>
        </text:list-item>
        <text:list-item>
          <text:p text:style-name="P73">An X value of 90, with Y and Z set to 0, provides a view from the top of the chart. With X set to –90, the view is from the bottom of the chart.</text:p>
        </text:list-item>
        <text:list-item>
          <text:p text:style-name="P73">Rotation is applied in the following order: X axis first, then Y axis, and Z axis last.</text:p>
        </text:list-item>
        <text:list-item>
          <text:p text:style-name="P73">When shading is enabled and <text:span text:style-name="T845">the c</text:span>hart <text:span text:style-name="T845">is rotated</text:span>, the lights are rotated as if they are fixed to the chart.</text:p>
        </text:list-item>
        <text:list-item>
          <text:p text:style-name="P73">The rotation axes always relate to the page, not to the axes of the chart. This is different from some other chart programs.</text:p>
        </text:list-item>
        <text:list-item>
          <text:p text:style-name="P73">Select the <text:span text:style-name="Strong_20_Emphasis">Perspective</text:span> option to view the chart in central perspective as through a camera lens <text:span text:style-name="T846">(as opposed to </text:span>using a parallel projection<text:span text:style-name="T846">)</text:span>. Set the foc<text:span text:style-name="T847">al</text:span> length with the spin <text:span text:style-name="T848">box</text:span> or type a number in the box. <text:span text:style-name="T847">With a </text:span>100% <text:span text:style-name="T847">setting,</text:span> a far edge in the chart looks approximately half as big as a near edge.</text:p>
        </text:list-item>
      </text:list>
      <text:h text:style-name="Heading_20_3" text:outline-level="3"><text:bookmark-start text:name="__RefHeading__12036_1318070501"/><text:soft-page-break/><text:alphabetical-index-mark text:string-value="interactive 3D rotation" text:key1="chart"/>Rotating <text:alphabetical-index-mark text:string-value="rotation, interactive" text:key1="3D chart"/>3D charts interactively<text:bookmark-end text:name="__RefHeading__12036_1318070501"/></text:h>
      <text:p text:style-name="Text_20_body">In addition to using the Perspective page of the 3D View dialog to rotate 3D charts, rotate 3D charts interactively <text:span text:style-name="T849">in the following way:</text:span></text:p>
      <text:list xml:id="list221109521537341" text:continue-list="list221108358599014"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847">Click once on the chart wall to select it, causing </text:span>round selection handles <text:span text:style-name="T850">to </text:span>appear. <text:span text:style-name="T848">T</text:span>he cursor changes to a rotation icon.</text:p>
        </text:list-item>
        <text:list-item>
          <text:p text:style-name="Numbering_20_1">Press and hold the left mouse button <text:span text:style-name="T848">while </text:span>drag<text:span text:style-name="T848">ging in</text:span> the direction <text:span text:style-name="T851">desired</text:span>. A dashed outline of the chart is visible <text:span text:style-name="T852">to </text:span>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of 3D chart"/><text:alphabetical-index-mark text:string-value="appearance of 3D" text:key1="chart"/>Appearance<text:bookmark-end text:name="__RefHeading__23347_284948500"/></text:h>
      <text:p text:style-name="Text_20_body">Use the Appearance page <text:span text:style-name="T848">of the 3D View dialog </text:span><text:span text:style-name="T302">(</text:span><text:span text:style-name="T212">Figure </text:span><text:span text:style-name="T212"><text:sequence-ref text:reference-format="value" text:ref-name="refFigure102">41</text:sequence-ref></text:span><text:span text:style-name="T302">) </text:span>to modify some aspects of the appearance of <text:span text:style-name="T853">the data in </text:span>a <text:alphabetical-index-mark text:string-value="appearance" text:key1="3D chart"/>3D chart.</text:p>
      <text:p text:style-name="Figure"><draw:frame draw:style-name="fr1" draw:name="Frame42" text:anchor-type="as-char" svg:width="4.3547in" draw:z-index="128"><draw:text-box fo:min-height="1.8957in"><text:p text:style-name="Caption"><draw:frame draw:style-name="fr28" draw:name="Image65" text:anchor-type="paragraph" svg:width="4.3547in" svg:height="1.8957in" draw:z-index="130"><draw:image xlink:href="Pictures/10000000000001A2000000B61E7452DBA579151B.png" xlink:type="simple" xlink:show="embed" xlink:actuate="onLoad" loext:mime-type="image/png"/></draw:frame>Figure <text:sequence text:ref-name="refFigure102" text:name="Figure" text:formula="ooow:Figure+1" style:num-format="1">41</text:sequence>: 3D View dialog – Appearance page</text:p></draw:text-box></draw:frame></text:p>
      <text:p text:style-name="Text_20_body"><text:span text:style-name="T849">First s</text:span>elect a scheme from the Scheme drop-down list – Realistic (default) or Simple. <text:span text:style-name="T854">The scheme selected sets th</text:span>e options and light sources. Depending on the scheme selected, not all options <text:span text:style-name="T849">may be</text:span> available. <text:span text:style-name="T855">T</text:span>o create a <text:span text:style-name="T856">c</text:span>ustom scheme, select or deselect a combination of Shading, Object borders, <text:span text:style-name="T855">and</text:span> Rounded edges.</text:p>
      <text:p text:style-name="Text_20_body">Some hints:</text:p>
      <text:list xml:id="list221108631973115" text:continue-list="list221110279591439" text:style-name="List_20_1">
        <text:list-item>
          <text:p text:style-name="List_20_1"><text:span text:style-name="T19">Select </text:span><text:span text:style-name="Strong_20_Emphasis">Shading</text:span><text:span text:style-name="T19"> to use the Gouraud method for rendering the surface. Otherwise, a flat method is used. The flat method sets a single color and brightness for each polygon. The edges are visible </text:span><text:span text:style-name="T303">but</text:span><text:span text:style-name="T19"> soft gradients and spotlights are not possible. The Gouraud method applies gradients for a smoother, more realistic look. See the </text:span><text:span text:style-name="Emphasis"><text:span text:style-name="T19">Draw Guide</text:span></text:span><text:span text:style-name="T19"> for more information on the use of shading.</text:span></text:p>
        </text:list-item>
        <text:list-item>
          <text:p text:style-name="P74">Select <text:span text:style-name="Strong_20_Emphasis">Object borders</text:span> to draw lines along the edges.</text:p>
        </text:list-item>
        <text:list-item>
          <text:p text:style-name="List_20_1"><text:span text:style-name="T19">Select </text:span><text:span text:style-name="Strong_20_Emphasis">Rounded edge</text:span><text:span text:style-name="Strong_20_Emphasis"><text:span text:style-name="T19">s</text:span></text:span><text:span text:style-name="T19"> to smooth the edges of box</text:span><text:span text:style-name="T304">y</text:span><text:span text:style-name="T19"> shapes.</text:span></text:p>
        </text:list-item>
      </text:list>
      <text:h text:style-name="Heading_20_3" text:outline-level="3"><text:bookmark-start text:name="__RefHeading__23349_284948500"/><text:alphabetical-index-mark text:string-value="illumination of 3D" text:key1="chart"/>Illumination<text:alphabetical-index-mark text:string-value="illumination of 3D chart"/><text:bookmark-end text:name="__RefHeading__23349_284948500"/></text:h>
      <text:p text:style-name="Text_20_body"><text:span text:style-name="T19">Use the Illumination page (</text:span><text:span text:style-name="T212">Figure </text:span><text:span text:style-name="T212"><text:sequence-ref text:reference-format="value" text:ref-name="refFigure103">42</text:sequence-ref></text:span><text:span text:style-name="T19">) </text:span><text:span text:style-name="T305">of the 3D View dialog to </text:span><text:span text:style-name="T304">control </text:span><text:span text:style-name="T19">light sources for the </text:span><text:alphabetical-index-mark text:string-value="illumination" text:key1="3D chart"/><text:span text:style-name="T19">3D view. </text:span></text:p>
      <text:p text:style-name="Figure"><text:soft-page-break/><draw:frame draw:style-name="fr4" draw:name="Frame68" text:anchor-type="as-char" svg:width="4.35in" style:rel-width="65%" svg:height="2.9492in" style:rel-height="scale-min" draw:z-index="131"><draw:text-box><text:p text:style-name="Caption"><draw:frame draw:style-name="fr25" draw:name="Image16" text:anchor-type="paragraph" svg:width="4.3307in" svg:height="2.7362in" draw:z-index="132"><draw:image xlink:href="Pictures/10000000000001A000000119111A048FCEDBA172.png" xlink:type="simple" xlink:show="embed" xlink:actuate="onLoad" loext:mime-type="image/png"/></draw:frame>Figure <text:sequence text:ref-name="refFigure103" text:name="Figure" text:formula="ooow:Figure+1" style:num-format="1">42</text:sequence>: 3D View dialog – Illumination page</text:p></draw:text-box></draw:frame></text:p>
      <text:p text:style-name="Text_20_body">Here are the options with <text:span text:style-name="T857">some </text:span>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text:span text:style-name="T858">first </text:span>drop-down list below the eight light source buttons. Note that the brightness values of all lights are added together, so use dark colors when enabl<text:span text:style-name="T859">ing</text:span> multiple lights.</text:p>
        </text:list-item>
        <text:list-item>
          <text:p text:style-name="List_20_1"><text:span text:style-name="T860">T</text:span>he small preview <text:span text:style-name="T861">i</text:span>n the dialog <text:span text:style-name="T860">shows </text:span>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text:span text:style-name="T862">Move the vertical slider to adjust the lighting angle. The horizontal slider rotates the light around the object. In addition, click the light source and drag it to the desired location.</text:span></text:p>
        </text:list-item>
        <text:list-item>
          <text:p text:style-name="List_20_1">Click the button in the bottom right corner of the preview to switch the internal illumination model between a sphere and a <text:span text:style-name="T863">cuboid</text:span>.</text:p>
        </text:list-item>
        <text:list-item>
          <text:p text:style-name="List_20_1"><text:span text:style-name="T861">U</text:span>s<text:span text:style-name="T861">e</text:span> the Ambient light drop-down list to define the ambient light, which shines with a uniform intensity from all directions.</text:p>
        </text:list-item>
      </text:list>
      <text:p text:style-name="Text_20_body"><text:span text:style-name="T19">See the </text:span><text:span text:style-name="Emphasis"><text:span text:style-name="T19">Draw Guide</text:span></text:span><text:span text:style-name="T19"> for more information on setting the illumination.</text:span></text:p>
      <text:h text:style-name="Heading_20_1" text:outline-level="1"><text:bookmark-start text:name="__RefHeading__23329_284948500"/><text:alphabetical-index-mark text:string-value="trend lines"/><text:alphabetical-index-mark text:string-value="trend lines" text:key1="chart"/>Trend lines<text:bookmark-end text:name="__RefHeading__23329_284948500"/></text:h>
      <text:p text:style-name="Text_20_body">Trend lines help show the relationships among scattered data points <text:span text:style-name="T864">of a data series</text:span>. Calc has a good selection of regression types for creating trend lines: linear, logarithm<text:span text:style-name="T861">ic</text:span>, exponential, power, <text:span text:style-name="T865">polynomial, and moving average</text:span>. Choose the type that comes closest to passing through all of the points <text:span text:style-name="T864">in a data series</text:span>.</text:p>
      <text:p text:style-name="Text_20_body">Trend lines can be added to all 2D chart types except for pie, <text:span text:style-name="T866">net,</text:span> and stock charts. <text:span text:style-name="T19">When inserted </text:span><text:span text:style-name="T306">in the chart</text:span><text:span text:style-name="T19">, </text:span><text:span text:style-name="T307">representations</text:span><text:span text:style-name="T306"> of the </text:span><text:span text:style-name="T19">trend lines are automatically shown in the chart legend.</text:span></text:p>
      <text:list xml:id="list221109431933150" text:continue-list="list221108404468265" text:style-name="Heading_20_Note">
        <text:list-item>
          <text:p text:style-name="Heading_20_Note"><text:soft-page-break/>Poznámka</text:p>
        </text:list-item>
      </text:list>
      <text:p text:style-name="P52"><text:span text:style-name="T308">For c</text:span><text:span text:style-name="T287">hart types that use categories </text:span><text:span text:style-name="T309">for the X axis, </text:span><text:span text:style-name="T287">such as column, bar, </text:span><text:span text:style-name="T310">or line</text:span><text:span text:style-name="T287"> charts, the numbers 1, 2, 3… are used as values for </text:span><text:span text:style-name="T309">calculating trend line</text:span><text:span text:style-name="T311">s</text:span><text:span text:style-name="T309">. </text:span><text:span text:style-name="T310">By contrast, XY (scatter) chart types (which include bubble charts) show data rather than categories along the </text:span><text:span text:style-name="T309">X axis. </text:span><text:span text:style-name="T310">Thus, only </text:span><text:span text:style-name="T309">XY chart types </text:span><text:span text:style-name="T312">can show meaningful regression equations</text:span><text:span text:style-name="T309">.</text:span></text:p>
      <text:h text:style-name="Heading_20_2" text:outline-level="2"><text:bookmark-start text:name="__RefHeading___Toc21836_331351213"/>Adding and modifying trend lines<text:bookmark-end text:name="__RefHeading___Toc21836_331351213"/></text:h>
      <text:p text:style-name="Text_20_body"><text:span text:style-name="T864">Trend lines can only be added to one data series at a time. </text:span>To add a trend line <text:span text:style-name="T864">to </text:span>a data series:</text:p>
      <text:list xml:id="list221110088127660" text:continue-list="list221109521537341" text:style-name="Numbering_20_1">
        <text:list-item text:start-value="1">
          <text:p text:style-name="Numbering_20_1"><text:span text:style-name="T867">D</text:span>ouble-click <text:span text:style-name="T867">on the chart to </text:span>enter edit mode. The chart should now be surrounded by a gray border.</text:p>
        </text:list-item>
        <text:list-item>
          <text:p text:style-name="Numbering_20_1">Select the data series <text:span text:style-name="T868">by doing one of the following:</text:span></text:p>
        </text:list-item>
      </text:list>
      <text:list xml:id="list221108690926929" text:continue-list="list221110214141780" text:style-name="List_20_2">
        <text:list-item>
          <text:p text:style-name="List_20_2"><text:span text:style-name="T869">C</text:span>lick once on a <text:span text:style-name="T870">data series representation</text:span> such as a bar, column, line, or point.</text:p>
        </text:list-item>
        <text:list-item>
          <text:p text:style-name="List_20_2">Select the data series from the <text:span text:style-name="Emphasis">Select Chart Element</text:span> drop-down list on the Formatting <text:span text:style-name="T871">tool</text:span>bar.</text:p>
        </text:list-item>
      </text:list>
      <text:list xml:id="list221108824573615" text:continue-list="list221110088127660" text:style-name="Numbering_20_1">
        <text:list-item>
          <text:p text:style-name="Numbering_20_1">Do one of the following to open the Trend Lines dialog <text:span text:style-name="T872">(Figure </text:span><text:span text:style-name="T872"><text:sequence-ref text:reference-format="value" text:ref-name="refFigure104">43</text:sequence-ref></text:span><text:span text:style-name="T872">)</text:span>:</text:p>
        </text:list-item>
      </text:list>
      <text:list xml:id="list221108788802161" text:continue-list="list221108690926929" text:style-name="List_20_2">
        <text:list-item>
          <text:p text:style-name="List_20_2"><text:span text:style-name="T313">G</text:span><text:span text:style-name="T314">o</text:span><text:span text:style-name="T19"> to </text:span><text:span text:style-name="Strong_20_Emphasis">Insert &gt; Trend Lines</text:span><text:span text:style-name="T19"> on the Menu bar.</text:span></text:p>
        </text:list-item>
        <text:list-item>
          <text:p text:style-name="List_20_2"><text:span text:style-name="T19">Click the </text:span><text:span text:style-name="Strong_20_Emphasis">Format Selection</text:span><text:span text:style-name="T19"> icon </text:span><text:span text:style-name="T19"><draw:frame draw:style-name="fr27" draw:name="Image67" text:anchor-type="as-char" svg:width="0.2709in" svg:height="0.2917in" draw:z-index="133"><draw:image xlink:href="Pictures/100000000000001A0000001C30D2B2BD18FC5DC3.png" xlink:type="simple" xlink:show="embed" xlink:actuate="onLoad" loext:mime-type="image/png"/></draw:frame></text:span><text:span text:style-name="T19">.</text:span></text:p>
        </text:list-item>
        <text:list-item>
          <text:p text:style-name="List_20_2"><text:span text:style-name="T19">Go to </text:span><text:span text:style-name="Strong_20_Emphasis">Format &gt; Format Selection</text:span><text:span text:style-name="T19">.</text:span></text:p>
        </text:list-item>
        <text:list-item>
          <text:p text:style-name="List_20_2"><text:span text:style-name="T313">R</text:span><text:span text:style-name="T19">ight-click on the data series and select </text:span><text:span text:style-name="Strong_20_Emphasis">Insert Trend Line</text:span> <text:span text:style-name="T19">from the context menu.</text:span></text:p>
        </text:list-item>
      </text:list>
      <text:list xml:id="list221109111813701" text:continue-list="list221108824573615" text:style-name="Numbering_20_1">
        <text:list-item>
          <text:p text:style-name="P84">Select the type of <text:span text:style-name="T873">regression and choose desired options. </text:span><text:span text:style-name="T315">These are explained below.</text:span></text:p>
        </text:list-item>
        <text:list-item>
          <text:p text:style-name="P84"><text:span text:style-name="T19">Click </text:span><text:span text:style-name="Strong_20_Emphasis">OK</text:span><text:span text:style-name="T19"> to close the dialog and </text:span><text:span text:style-name="T316">place </text:span><text:span text:style-name="T19">the trend line </text:span><text:span text:style-name="T317">in</text:span><text:span text:style-name="T19"> </text:span><text:span text:style-name="T314">the</text:span><text:span text:style-name="T19"> chart.</text:span></text:p>
        </text:list-item>
        <text:list-item>
          <text:p text:style-name="Numbering_20_1"><text:span text:style-name="T316">If desired, click outside the chart to leave edit mode</text:span><text:span text:style-name="T318">.</text:span></text:p>
        </text:list-item>
      </text:list>
      <text:h text:style-name="P69" text:outline-level="3"><text:bookmark-start text:name="__RefHeading___Toc747675_690378497"/>Regression <text:span text:style-name="T874">t</text:span>ype<text:span text:style-name="T873">s</text:span><text:bookmark-end text:name="__RefHeading___Toc747675_690378497"/></text:h>
      <text:p text:style-name="P11">By default, x is used for the abscissa variable and f(x) for the ordinate variable. Change the names under X Variable Name and Y Variable Name on the Trend Line dialog.</text:p>
      <text:p text:style-name="P41"><text:bookmark text:name="par_id180820161604098009"/>Linear trend line</text:p>
      <text:p text:style-name="P53"><text:span text:style-name="T875">R</text:span>egression through equation y = a ∙ x+b. Intercept b can be forced <text:span text:style-name="T876">and only positive x values are considered</text:span>.</text:p>
      <text:p text:style-name="P41"><text:bookmark text:name="par_id180820161612524298"/>Polynomial trend line</text:p>
      <text:p text:style-name="P53"><text:span text:style-name="T875">R</text:span>egression through equation y = Σ<text:span text:style-name="T877">i</text:span><text:span text:style-name="T878"> </text:span>(a<text:span text:style-name="T877">i</text:span><text:span text:style-name="T878"> </text:span>∙ x<text:span text:style-name="T881">i</text:span>). Intercept a can be forced. Degree of polynomial must be given (at least 2).</text:p>
      <text:p text:style-name="P41"><text:bookmark text:name="par_id180820161612525364"/>Logarithmic trend line</text:p>
      <text:p text:style-name="P53"><text:span text:style-name="T875">R</text:span>egression through equation y = a ∙ ln(x) + b. <text:span text:style-name="T884">Only positive x values are used.</text:span></text:p>
      <text:p text:style-name="P41"><text:bookmark text:name="par_id180820161612526680"/>Exponential trend line</text:p>
      <text:p text:style-name="P53"><text:span text:style-name="T875">R</text:span>egression through equation y = b ∙ exp(a ∙ x).This equation is equivalent to y = b ∙ m<text:span text:style-name="T881">x</text:span>, with m = exp(a). Intercept b can be forced. <text:span text:style-name="T884">Only positive y values are considered, except if all y values are negative. In that case, the equation used is y = -b∙exp(a ∙ x).</text:span></text:p>
      <text:p text:style-name="P41"><text:bookmark text:name="par_id180820161612527230"/>Power trend line</text:p>
      <text:p text:style-name="P53"><text:span text:style-name="T875">R</text:span>egression through equation y = b ∙ x<text:span text:style-name="T881">a</text:span><text:span text:style-name="T878">. </text:span><text:span text:style-name="T879">Only positive y values are considered, except if all y values are negative. In that case, the equation used i</text:span><text:span text:style-name="T880">s y = -b ∙ x</text:span><text:span text:style-name="T882">a</text:span><text:span text:style-name="T880">.</text:span></text:p>
      <text:p text:style-name="P41"><text:bookmark text:name="par_id180820161617342768"/>Moving average trend line</text:p>
      <text:p text:style-name="P53"><text:span text:style-name="T315">S</text:span><text:span text:style-name="T318">imple moving average </text:span><text:span text:style-name="T319">for </text:span><text:span text:style-name="T318">n previous y-values, </text:span><text:span text:style-name="T319">with </text:span><text:span text:style-name="T318">n being the period. No equation is available for this trend line.</text:span></text:p>
      <text:p text:style-name="P44"><text:soft-page-break/><draw:frame draw:style-name="fr1" draw:name="Frame67" text:anchor-type="as-char" svg:width="3.8756in" draw:z-index="134"><draw:text-box fo:min-height="5.1047in"><text:p text:style-name="Caption"><draw:frame draw:style-name="fr18" draw:name="Image23" text:anchor-type="paragraph" svg:width="3.8756in" style:rel-width="100%" svg:height="5.1047in" style:rel-height="scale" draw:z-index="135"><draw:image xlink:href="Pictures/1000000000000174000001EA5B854AF9217ED290.png" xlink:type="simple" xlink:show="embed" xlink:actuate="onLoad" loext:mime-type="image/png"/></draw:frame>Figure <text:sequence text:ref-name="refFigure104" text:name="Figure" text:formula="ooow:Figure+1" style:num-format="1">43</text:sequence>: Trend Line dialog – Type page</text:p></draw:text-box></draw:frame></text:p>
      <text:h text:style-name="Heading_20_3" text:outline-level="3"><text:bookmark-start text:name="__RefHeading___Toc18967_536864046"/><text:span text:style-name="T319">Trend line </text:span><text:span text:style-name="T320">options</text:span><text:bookmark-end text:name="__RefHeading___Toc18967_536864046"/></text:h>
      <text:p text:style-name="Definition_20_Term">Trend line Name</text:p>
      <text:p text:style-name="Text_20_body_20_indent"><text:span text:style-name="T19">Specifies the name to be used for labeling the equation in the legend; </text:span><text:span text:style-name="T511">see</text:span><text:span text:style-name="T321"> Figure </text:span><text:span text:style-name="T321"><text:sequence-ref text:reference-format="value" text:ref-name="refFigure105">44</text:sequence-ref></text:span><text:span text:style-name="T321">.</text:span></text:p>
      <text:p text:style-name="P50"><draw:frame draw:style-name="fr1" draw:name="Frame81" text:anchor-type="as-char" svg:width="6.6953in" draw:z-index="136"><draw:text-box fo:min-height="2.6398in"><text:p text:style-name="Caption"><draw:frame draw:style-name="fr17" draw:name="Image114" text:anchor-type="paragraph" svg:width="6.6953in" style:rel-width="100%" svg:height="2.6398in" style:rel-height="scale" draw:z-index="137"><draw:image xlink:href="Pictures/10000000000002B700000112C3BBBD4F4A38E581.png" xlink:type="simple" xlink:show="embed" xlink:actuate="onLoad" loext:mime-type="image/png"/></draw:frame>Figure <text:sequence text:ref-name="refFigure105" text:name="Figure" text:formula="ooow:Figure+1" style:num-format="1">44</text:sequence>: Trend lines showing various equations</text:p></draw:text-box></draw:frame></text:p>
      <text:p text:style-name="Definition_20_Term">Extrapolate Forward/Backward </text:p>
      <text:p text:style-name="Text_20_body_20_indent"><text:span text:style-name="T321">Specifies the number of units the trend line should be extended forward or back. </text:span><text:span text:style-name="T322">This only works for charts that have numeric values along the X axis rather than categories.</text:span></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105">44</text:sequence-ref>.</text:p>
      <text:p text:style-name="Definition_20_Term"><text:span text:style-name="T323">Show Coefficient of Determination (R</text:span><text:span text:style-name="T883">2</text:span><text:span text:style-name="T323">)</text:span></text:p>
      <text:p text:style-name="Text_20_body_20_indent">Displays the coefficient of determination in the chart. Shown with the po<text:span text:style-name="T885">lynomial</text:span> equation in Figure <text:sequence-ref text:reference-format="value" text:ref-name="refFigure105">44</text:sequence-ref>.</text:p>
      <text:p text:style-name="Definition_20_Term">X <text:span text:style-name="T886">and Y</text:span> <text:span text:style-name="T886">Variable Names </text:span></text:p>
      <text:p text:style-name="P55">Enables changing the names of X or Y variables for displaying the equation in the chart. The <text:span text:style-name="Strong_20_Emphasis">Show Equation</text:span> option must be checked for these options to be active.</text:p>
      <text:p text:style-name="Text_20_body"><text:span text:style-name="T887">Select a </text:span>trend line <text:span text:style-name="T887">to display</text:span> information <text:span text:style-name="T886">about it </text:span>in the Status <text:span text:style-name="T888">b</text:span>ar, <text:span text:style-name="T889">as shown in Figure </text:span><text:span text:style-name="T889"><text:sequence-ref text:reference-format="value" text:ref-name="refFigure106">45</text:sequence-ref></text:span>. <text:span text:style-name="T888">The Status bar </text:span>is normally located at the bottom of the spreadsheet.</text:p>
      <text:p text:style-name="Figure"><draw:frame draw:style-name="fr1" draw:name="Frame74" text:anchor-type="as-char" svg:width="4.1846in" draw:z-index="138"><draw:text-box fo:min-height="0.6618in"><text:p text:style-name="Caption"><draw:frame draw:style-name="fr17" draw:name="Image17" text:anchor-type="paragraph" svg:width="3.8236in" style:rel-width="100%" svg:height="0.3957in" style:rel-height="scale" draw:z-index="145"><draw:image xlink:href="Pictures/100000000000016F0000002609D350429BABED0E.png" xlink:type="simple" xlink:show="embed" xlink:actuate="onLoad" loext:mime-type="image/png"/></draw:frame>Figure <text:sequence text:ref-name="refFigure106" text:name="Figure" text:formula="ooow:Figure+1" style:num-format="1">45</text:sequence>: Equation information displayed in the Status bar</text:p></draw:text-box></draw:frame></text:p>
      <text:h text:style-name="Heading_20_3" text:outline-level="3"><text:bookmark-start text:name="__RefHeading___Toc21838_331351213"/><text:span text:style-name="T887">Formatting</text:span> trend line<text:span text:style-name="T890">s</text:span><text:bookmark-end text:name="__RefHeading___Toc21838_331351213"/></text:h>
      <text:p text:style-name="Text_20_body">When inserted, a trend line has the same color as the corresponding data series. To change t<text:span text:style-name="T891">he style, color, width, or transparency of a t</text:span>rend line, <text:span text:style-name="T892">use the Line page of the Trend Line dialog <text:s/></text:span><text:span text:style-name="T324">(</text:span><text:span text:style-name="T325">Figure </text:span><text:span text:style-name="T325"><text:sequence-ref text:reference-format="value" text:ref-name="refFigure107">46</text:sequence-ref></text:span><text:span text:style-name="T324">)</text:span><text:span text:style-name="T892">. The options are easily understood or researched.</text:span></text:p>
      <text:p text:style-name="Figure"><draw:frame draw:style-name="fr1" draw:name="Frame62" text:anchor-type="as-char" svg:width="3.9173in" draw:z-index="139"><draw:text-box fo:min-height="3.0008in"><text:p text:style-name="Caption"><draw:frame draw:style-name="fr18" draw:name="Image68" text:anchor-type="paragraph" svg:width="3.9173in" style:rel-width="100%" svg:height="3.0008in" style:rel-height="scale" draw:z-index="140"><draw:image xlink:href="Pictures/100000000000017800000120B10E084FD2BECF07.png" xlink:type="simple" xlink:show="embed" xlink:actuate="onLoad" loext:mime-type="image/png"/></draw:frame>Figure <text:sequence text:ref-name="refFigure107" text:name="Figure" text:formula="ooow:Figure+1" style:num-format="1">46</text:sequence>: Trend Line dialog<text:span text:style-name="T896"> – </text:span>Line page</text:p></draw:text-box></draw:frame></text:p>
      <text:h text:style-name="Heading_20_3" text:outline-level="3"><text:bookmark-start text:name="__RefHeading___Toc18969_536864046"/>Formatting trend line equations<text:bookmark-end text:name="__RefHeading___Toc18969_536864046"/></text:h>
      <text:p text:style-name="Text_20_body"><text:span text:style-name="T893">Display the equation in the chart by selecting Show Equation in the Trend Lines dialog (Figure </text:span><text:span text:style-name="T893"><text:sequence-ref text:reference-format="value" text:ref-name="refFigure104">43</text:sequence-ref></text:span><text:span text:style-name="T893">). Options for the trend line equation include formatting the border around the equation, area fill, transparency, font, and alignment. The number style can also be specified — this may be quite useful, especially for specifying the number of decimal places.</text:span></text:p>
      <text:p text:style-name="P15">To format trend line equations:</text:p>
      <text:list xml:id="list221110334620993" text:continue-list="list221109111813701" text:style-name="Numbering_20_1">
        <text:list-item text:start-value="1">
          <text:p text:style-name="Numbering_20_1">Select the chart by double-clicking on it to enter edit mode. The chart should now be surrounded by a gray border.</text:p>
        </text:list-item>
        <text:list-item>
          <text:p text:style-name="P85"><text:soft-page-break/>Do one of the following to open the Equation dialog:</text:p>
        </text:list-item>
      </text:list>
      <text:list xml:id="list221108458695436" text:continue-list="list221108788802161" text:style-name="List_20_2">
        <text:list-item>
          <text:p text:style-name="P80"><text:span text:style-name="T893">Select the equation on the </text:span><text:span text:style-name="Strong_20_Emphasis"><text:span text:style-name="T893">Select Chart Element</text:span></text:span><text:span text:style-name="T893"> drop-down list and then click the</text:span><text:span text:style-name="T326"> </text:span><text:span text:style-name="Strong_20_Emphasis"><text:span text:style-name="T893">Format Selection</text:span></text:span><text:span text:style-name="T326"> icon <text:s/></text:span><text:span text:style-name="T326"><draw:frame draw:style-name="fr27" draw:name="Image102" text:anchor-type="as-char" svg:width="0.2083in" svg:height="0.2244in" draw:z-index="141"><draw:image xlink:href="Pictures/100000000000001A0000001C30D2B2BD18FC5DC3.png" xlink:type="simple" xlink:show="embed" xlink:actuate="onLoad" loext:mime-type="image/png"/></draw:frame></text:span><text:span text:style-name="T326"><text:s/></text:span><text:span text:style-name="T327">next to it on </text:span><text:span text:style-name="T326">the Formatting toolbar</text:span><text:span text:style-name="T893">.</text:span></text:p>
        </text:list-item>
        <text:list-item>
          <text:p text:style-name="List_20_2"><text:span text:style-name="T893">Click once on the equation to select it then click the</text:span><text:span text:style-name="T326"> </text:span><text:span text:style-name="Strong_20_Emphasis"><text:span text:style-name="T893">Format Selection</text:span></text:span><text:span text:style-name="T326"> icon </text:span><text:span text:style-name="T326"><draw:frame draw:style-name="fr27" draw:name="Image64" text:anchor-type="as-char" svg:width="0.2083in" svg:height="0.2244in" draw:z-index="144"><draw:image xlink:href="Pictures/100000000000001A0000001C30D2B2BD18FC5DC3.png" xlink:type="simple" xlink:show="embed" xlink:actuate="onLoad" loext:mime-type="image/png"/></draw:frame></text:span><text:span text:style-name="T326"><text:s/></text:span><text:span text:style-name="T327">on </text:span><text:span text:style-name="T326">the Formatting toolbar.</text:span></text:p>
        </text:list-item>
        <text:list-item>
          <text:p text:style-name="List_20_2"><text:span text:style-name="T894">Right-click on the equation and select </text:span><text:span text:style-name="Strong_20_Emphasis"><text:span text:style-name="T894">Format Trend Line Equation</text:span></text:span><text:span text:style-name="T894"> from the context menu.</text:span></text:p>
        </text:list-item>
      </text:list>
      <text:list xml:id="list221109409697867" text:continue-list="list221110334620993" text:style-name="Numbering_20_1">
        <text:list-item>
          <text:p text:style-name="Numbering_20_1"><text:span text:style-name="T894">Select desired options on the dialog. The options are self-explanatory or easily researched. The Numbers page has the same options as the Numbers page of the Axis dialog, Figure </text:span><text:span text:style-name="T894"><text:sequence-ref text:reference-format="value" text:ref-name="refFigure94">33</text:sequence-ref></text:span><text:span text:style-name="T894"><text:s/>on page </text:span><text:span text:style-name="T894"><text:sequence-ref text:reference-format="page" text:ref-name="refFigure94">36</text:sequence-ref></text:span><text:span text:style-name="T894">.</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0_331351213"/>Deleting trend line<text:span text:style-name="T890">s</text:span><text:bookmark-end text:name="__RefHeading___Toc21840_331351213"/></text:h>
      <text:list xml:id="list221109778740018" text:continue-list="list22110940969786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10157206588" text:continue-list="list221108458695436" text:style-name="List_20_2">
        <text:list-item>
          <text:p text:style-name="List_20_2"><text:span text:style-name="T19">Select the </text:span><text:span text:style-name="T328">trend</text:span><text:span text:style-name="T19"> line and press the </text:span><text:span text:style-name="Keystroke">Delete</text:span><text:span text:style-name="T19"> key.</text:span></text:p>
        </text:list-item>
        <text:list-item>
          <text:p text:style-name="List_20_2"><text:span text:style-name="T329">R</text:span><text:span text:style-name="T19">ight-click on the </text:span><text:span text:style-name="T330">trend line </text:span><text:span text:style-name="T19">and select </text:span><text:span text:style-name="Strong_20_Emphasis">Delete Trend line</text:span><text:span text:style-name="T19"> from the context menu.</text:span></text:p>
        </text:list-item>
      </text:list>
      <text:list xml:id="list221109463425327" text:continue-list="list221109778740018" text:style-name="Numbering_20_1">
        <text:list-item>
          <text:p text:style-name="Numbering_20_1"><text:span text:style-name="T19">Click </text:span><text:span text:style-name="MenuPath">OK</text:span><text:span text:style-name="T19"> to close the dialog. </text:span>If desired, click outside the chart to leave edit mode.</text:p>
        </text:list-item>
      </text:list>
      <text:h text:style-name="Heading_20_2" text:outline-level="2"><text:bookmark-start text:name="__RefHeading__23331_284948500"/><text:alphabetical-index-mark text:string-value="mean value lines" text:key1="chart"/><text:alphabetical-index-mark text:string-value="mean value lines"/>Mean value lines<text:bookmark-end text:name="__RefHeading__23331_284948500"/></text:h>
      <text:p text:style-name="Text_20_body">Mean value lines are <text:span text:style-name="T895">a </text:span>special <text:span text:style-name="T895">type of </text:span>trend line. <text:span text:style-name="T896">To create one, </text:span>Calc calculates the average of <text:span text:style-name="T896">a</text:span> data series and places a colored line at th<text:span text:style-name="T896">at value</text:span> in the chart, <text:span text:style-name="T897">as shown in Figure </text:span><text:span text:style-name="T897"><text:sequence-ref text:reference-format="value" text:ref-name="refFigure108">47</text:sequence-ref></text:span>. <text:span text:style-name="T898">They </text:span>can only be <text:span text:style-name="T896">created for</text:span> 2D charts <text:span text:style-name="T866">and cannot be created for pie, net, or stock charts</text:span>.</text:p>
      <text:p text:style-name="Figure"><draw:frame draw:style-name="fr1" draw:name="Frame75" text:anchor-type="as-char" svg:width="4.4173in" draw:z-index="146"><draw:text-box fo:min-height="2.4272in"><text:p text:style-name="Caption"><draw:frame draw:style-name="fr17" draw:name="Image69" text:anchor-type="paragraph" svg:width="4.4173in" style:rel-width="100%" svg:height="2.4272in" style:rel-height="scale" draw:z-index="153"><draw:image xlink:href="Pictures/10000000000001A8000000E911E768FB3571BD27.png" xlink:type="simple" xlink:show="embed" xlink:actuate="onLoad" loext:mime-type="image/png"/></draw:frame>Figure <text:sequence text:ref-name="refFigure108" text:name="Figure" text:formula="ooow:Figure+1" style:num-format="1">47</text:sequence>: Mean value lines</text:p></draw:text-box></draw:frame></text:p>
      <text:h text:style-name="Heading_20_3" text:outline-level="3"><text:bookmark-start text:name="__RefHeading___Toc21842_331351213"/><text:span text:style-name="T899">I</text:span>nsert<text:span text:style-name="T899">ing</text:span> mean value lines<text:bookmark-end text:name="__RefHeading___Toc21842_331351213"/></text:h>
      <text:p text:style-name="Text_20_Body_20_List_20_Intro">For all data series <text:span text:style-name="T866">(i</text:span>f no data series is selected, mean value lines are inserted for all data series<text:span text:style-name="T866">)</text:span>:</text:p>
      <text:list xml:id="list221109214796866" text:continue-list="list22110946342532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Numbering_20_1"><text:span text:style-name="T332">Click </text:span><text:span text:style-name="Strong_20_Emphasis"><text:span text:style-name="T1116">OK</text:span></text:span><text:span text:style-name="T332"> to close the dialog. </text:span>If desired, click outside the chart to leave edit mode.</text:p>
        </text:list-item>
      </text:list>
      <text:p text:style-name="Text_20_Body_20_List_20_Intro"><text:soft-page-break/>For a single data series:</text:p>
      <text:list xml:id="list221109576119636" text:continue-list="list22110921479686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3">S</text:span><text:span text:style-name="T331">elect a data series </text:span><text:span text:style-name="T334">by </text:span><text:span text:style-name="T333">doing one of the following:</text:span></text:p>
        </text:list-item>
      </text:list>
      <text:list xml:id="list221109074256663" text:continue-list="list221110157206588" text:style-name="List_20_2">
        <text:list-item>
          <text:p text:style-name="List_20_2"><text:span text:style-name="T333">C</text:span><text:span text:style-name="T19">lick </text:span><text:span text:style-name="T335">once </text:span><text:span text:style-name="T19">somewhere in the data series.</text:span></text:p>
        </text:list-item>
        <text:list-item>
          <text:p text:style-name="List_20_2">Select the data series from the <text:span text:style-name="Emphasis">Select Chart Element</text:span> drop-down list on the Formatting <text:span text:style-name="T900">tool</text:span>bar.</text:p>
        </text:list-item>
      </text:list>
      <text:list xml:id="list221109610484031" text:continue-list="list221109576119636" text:style-name="Numbering_20_1">
        <text:list-item>
          <text:p text:style-name="Numbering_20_1">Add the mean value line by doing one of the following:</text:p>
        </text:list-item>
      </text:list>
      <text:list xml:id="list221108891567029" text:continue-list="list221109074256663" text:style-name="List_20_2">
        <text:list-item>
          <text:p text:style-name="List_20_2"><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List_20_2"><text:span text:style-name="T332">R</text:span><text:span text:style-name="T19">ight-click on the data series and select </text:span><text:span text:style-name="Strong_20_Emphasis">Insert Mean Value Line</text:span><text:span text:style-name="T19"> from the context menu.</text:span></text:p>
        </text:list-item>
      </text:list>
      <text:list xml:id="list221110114608727" text:continue-list="list221109610484031"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text:span text:style-name="T869">When inserted, a trend line has the same color as the corresponding data series. </text:span><text:span text:style-name="T336">To m</text:span><text:span text:style-name="T324">odify </text:span><text:span text:style-name="T336">the </text:span><text:span text:style-name="T891">style, color, width, and transparency </text:span><text:span text:style-name="T336">of </text:span><text:span text:style-name="T324">a </text:span><text:span text:style-name="T337">mean value</text:span><text:span text:style-name="T324"> line:</text:span></text:p>
      <text:list xml:id="list221109445444635" text:continue-list="list221110114608727" text:style-name="Numbering_20_1">
        <text:list-item text:start-value="1">
          <text:p text:style-name="Numbering_20_1"><text:span text:style-name="T325">D</text:span><text:span text:style-name="T324">ouble-click </text:span><text:span text:style-name="T325">on the chart </text:span><text:span text:style-name="T324">to enter edit mode. The chart should now be surrounded by a gray border.</text:span></text:p>
        </text:list-item>
        <text:list-item>
          <text:p text:style-name="Numbering_20_1"><text:span text:style-name="T324">D</text:span><text:span text:style-name="T336">o one of the following to open the Mean Value Line dialog </text:span><text:span text:style-name="T338">(the dialog </text:span><text:span text:style-name="T339">has the same options a</text:span><text:span text:style-name="T338">s the </text:span><text:span text:style-name="T890">Line</text:span><text:span text:style-name="T338"> page of the Trend Line dialog in Figure </text:span><text:span text:style-name="T338"><text:sequence-ref text:reference-format="value" text:ref-name="refFigure107">46</text:sequence-ref></text:span><text:span text:style-name="T338">)</text:span><text:span text:style-name="T336">:</text:span></text:p>
        </text:list-item>
      </text:list>
      <text:list xml:id="list221110163100875" text:continue-list="list221108891567029" text:style-name="List_20_2">
        <text:list-item>
          <text:p text:style-name="List_20_2">Right-click on the mean value line and select <text:span text:style-name="Strong_20_Emphasis">Format Mean Value Line</text:span>.</text:p>
        </text:list-item>
        <text:list-item>
          <text:p text:style-name="List_20_2">Select the appropriate mean value line from the <text:span text:style-name="Emphasis">Select Chart </text:span><text:span text:style-name="Emphasis"><text:span text:style-name="T895">E</text:span></text:span><text:span text:style-name="Emphasis">lement</text:span> drop-down list <text:span text:style-name="T890">on the Formatting bar, then click the </text:span><text:span text:style-name="Strong_20_Emphasis"><text:span text:style-name="T890">Format Selection</text:span></text:span><text:span text:style-name="T890"> icon </text:span><text:span text:style-name="T890"><draw:frame draw:style-name="fr27" draw:name="Image70" text:anchor-type="as-char" svg:width="0.2555in" svg:height="0.2756in" draw:z-index="147"><draw:image xlink:href="Pictures/100000000000001A0000001C30D2B2BD18FC5DC3.png" xlink:type="simple" xlink:show="embed" xlink:actuate="onLoad" loext:mime-type="image/png"/></draw:frame></text:span><text:span text:style-name="T890"><text:s/>in the Formatting toolbar</text:span>.</text:p>
        </text:list-item>
      </text:list>
      <text:list xml:id="list221108507198996" text:continue-list="list221109445444635" text:style-name="Numbering_20_1">
        <text:list-item>
          <text:p text:style-name="Numbering_20_1"><text:span text:style-name="T336">M</text:span><text:span text:style-name="T19">ake desired change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6_331351213"/><text:span text:style-name="T338">Deleting </text:span><text:span text:style-name="T19">mean value lines</text:span><text:bookmark-end text:name="__RefHeading___Toc21846_331351213"/></text:h>
      <text:list xml:id="list221108498106617" text:continue-list="list22110850719899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09262426008" text:continue-list="list221110163100875" text:style-name="List_20_2">
        <text:list-item>
          <text:p text:style-name="List_20_2"><text:span text:style-name="T19">Select the mean value line and press the </text:span><text:span text:style-name="Keystroke">Delete</text:span><text:span text:style-name="T19"> key.</text:span></text:p>
        </text:list-item>
        <text:list-item>
          <text:p text:style-name="List_20_2"><text:span text:style-name="T331">R</text:span><text:span text:style-name="T19">ight-click on the data series and select </text:span><text:span text:style-name="Strong_20_Emphasis"><text:span text:style-name="T901">Delete Mean Value Line</text:span></text:span><text:span text:style-name="T901"> </text:span><text:span text:style-name="T19">from the context menu.</text:span></text:p>
        </text:list-item>
      </text:list>
      <text:list xml:id="list221110135090295" text:continue-list="list221108498106617"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3_284948500"/><text:alphabetical-index-mark-start text:id="IMark568719608" text:key1="chart"/><text:alphabetical-index-mark-start text:id="IMark846468824"/><text:span text:style-name="T900">E</text:span>rror bars<text:bookmark-end text:name="__RefHeading__23333_284948500"/><text:alphabetical-index-mark-end text:id="IMark846468824"/><text:alphabetical-index-mark-end text:id="IMark568719608"/></text:h>
      <text:p text:style-name="Text_20_body"><text:span text:style-name="T328">Error bars, </text:span><text:span text:style-name="T340">shown in Figure </text:span><text:span text:style-name="T340"><text:sequence-ref text:reference-format="value" text:ref-name="refFigure109">48</text:sequence-ref></text:span><text:span text:style-name="T340">,</text:span><text:span text:style-name="T328"> can be useful for </text:span><text:span text:style-name="T19">present</text:span><text:span text:style-name="T328">ing</text:span><text:span text:style-name="T19"> data that has a known possibility of error, such as social surveys using a particular sampling method, or </text:span><text:span text:style-name="T328">for </text:span><text:span text:style-name="T19">show</text:span><text:span text:style-name="T328">ing</text:span><text:span text:style-name="T19"> the measuring accuracy of the tool used. </text:span><text:span text:style-name="T341">They</text:span><text:span text:style-name="T19"> </text:span><text:span text:style-name="T341">can be created </text:span><text:span text:style-name="T19">for 2D charts only </text:span><text:span text:style-name="T341">and cannot be created for pie, net, or stock charts.</text:span></text:p>
      <text:p text:style-name="Figure"><text:soft-page-break/><draw:frame draw:style-name="fr1" draw:name="Frame45" text:anchor-type="as-char" svg:width="4.2425in" draw:z-index="148"><draw:text-box fo:min-height="2.2626in"><text:p text:style-name="Caption"><draw:frame draw:style-name="fr17" draw:name="Image118" text:anchor-type="paragraph" svg:width="4.2425in" style:rel-width="100%" svg:height="2.2626in" style:rel-height="scale" draw:z-index="158"><draw:image xlink:href="Pictures/100000000000022D00000129B0A1DD7B366A44D8.png" xlink:type="simple" xlink:show="embed" xlink:actuate="onLoad" loext:mime-type="image/png"/></draw:frame>Figure <text:sequence text:ref-name="refFigure109"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Inserting error bars<text:bookmark-end text:name="__RefHeading___Toc21848_331351213"/></text:h>
      <text:p text:style-name="Text_20_Body_20_List_20_Intro">If no data series <text:span text:style-name="T898">is</text:span> selected, X or Y error bars are inserted for all data series. To add error bars <text:span text:style-name="T902">for all data series</text:span>:</text:p>
      <text:list xml:id="list221109737980475" text:continue-list="list221110135090295"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o open the Error Bars dialog (</text:span><text:span text:style-name="T144">Figure </text:span><text:span text:style-name="T144"><text:sequence-ref text:reference-format="value" text:ref-name="refFigure110">49</text:sequence-ref></text:span><text:span text:style-name="T19">).</text:span></text:p>
        </text:list-item>
      </text:list>
      <text:p text:style-name="Figure"><draw:frame draw:style-name="fr4" draw:name="Frame33" text:anchor-type="as-char" svg:width="5.9283in" style:rel-width="89%" svg:height="2.802in" style:rel-height="scale-min" draw:z-index="149"><draw:text-box><text:p text:style-name="Caption"><draw:frame draw:style-name="fr18" draw:name="Image27" text:anchor-type="paragraph" svg:width="5.9283in" style:rel-width="100%" svg:height="2.802in" style:rel-height="scale" draw:z-index="150"><draw:image xlink:href="Pictures/100000000000026E00000126331EDA550E5F4226.png" xlink:type="simple" xlink:show="embed" xlink:actuate="onLoad" loext:mime-type="image/png"/></draw:frame>Figure <text:sequence text:ref-name="refFigure110" text:name="Figure" text:formula="ooow:Figure+1" style:num-format="1">49</text:sequence>: Error Bars dialog – Error Bars page</text:p></draw:text-box></draw:frame></text:p>
      <text:list xml:id="list221108933702255" text:continue-numbering="true" text:style-name="Numbering_20_1">
        <text:list-item>
          <text:p text:style-name="Numbering_20_1">Select the <text:span text:style-name="T903">desired</text:span> options. <text:span text:style-name="T904">See below for m</text:span>ore information <text:span text:style-name="T904">about</text:span> the options. </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o insert error bars for a single data series:</text:p>
      <text:list xml:id="list221109243681252" text:continue-list="list22110893370225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221110026838313" text:continue-list="list221109262426008" text:style-name="List_20_2">
        <text:list-item>
          <text:p text:style-name="List_20_2"><text:span text:style-name="T19">Click o</text:span><text:span text:style-name="T314">nce on a bar, column, </text:span><text:span text:style-name="T343">line, </text:span><text:span text:style-name="T314">or other </text:span><text:span text:style-name="T19">graphical </text:span><text:span text:style-name="T314">representation in the data series.</text:span></text:p>
        </text:list-item>
        <text:list-item>
          <text:p text:style-name="List_20_2">Select the data series from the <text:span text:style-name="Emphasis"><text:span text:style-name="T905">Select Chart Element</text:span></text:span><text:span text:style-name="T905"> drop-down list on the Formatting Toolbar.</text:span></text:p>
        </text:list-item>
      </text:list>
      <text:list xml:id="list221108498178059" text:continue-list="list221109243681252" text:style-name="Numbering_20_1">
        <text:list-item>
          <text:p text:style-name="Numbering_20_1"><text:soft-page-break/><text:span text:style-name="T342">D</text:span><text:span text:style-name="T19">o one of the following to open the Error Bars dialog (</text:span><text:span text:style-name="T144">Figure </text:span><text:span text:style-name="T144"><text:sequence-ref text:reference-format="value" text:ref-name="refFigure110">49</text:sequence-ref></text:span><text:span text:style-name="T19">):</text:span></text:p>
        </text:list-item>
      </text:list>
      <text:list xml:id="list221109088149950" text:continue-list="list221110026838313" text:style-name="List_20_2">
        <text:list-item>
          <text:p text:style-name="List_20_2"><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8498698892" text:continue-list="list22110849817805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h text:style-name="Heading_20_2" text:outline-level="2"><text:bookmark-start text:name="__RefHeading___Toc21850_331351213"/>Error bar <text:span text:style-name="T1129">dialog </text:span>options<text:bookmark-end text:name="__RefHeading___Toc21850_331351213"/></text:h>
      <text:p text:style-name="Text_20_body"><text:span text:style-name="T906">Under </text:span><text:span text:style-name="Emphasis"><text:span text:style-name="T906">Error Category</text:span></text:span><text:span text:style-name="T906">, o</text:span>nly one <text:span text:style-name="T906">of the following options can be selected </text:span>at a time.</text:p>
      <text:p text:style-name="Text_20_body_20_indent"><text:span text:style-name="Strong_20_Emphasis">Constant </text:span><text:span text:style-name="Strong_20_Emphasis"><text:span text:style-name="T907">V</text:span></text:span><text:span text:style-name="Strong_20_Emphasis">alue</text:span> <text:span text:style-name="T19">– </text:span><text:span text:style-name="T346">shows the error as constant p</text:span><text:span text:style-name="T19">ositive and/</text:span><text:span text:style-name="T346">or </text:span><text:span text:style-name="T19">negative value</text:span><text:span text:style-name="T347">(</text:span><text:span text:style-name="T19">s</text:span><text:span text:style-name="T347">)</text:span><text:span text:style-name="T19">. </text:span><text:span text:style-name="T346">Specify these values in the </text:span><text:span text:style-name="T908">Parameters</text:span><text:span text:style-name="T346"> section.</text:span></text:p>
      <text:p text:style-name="Text_20_body_20_indent"><text:span text:style-name="Strong_20_Emphasis">Percentage</text:span><text:span text:style-name="T19"> – </text:span><text:span text:style-name="T346">shows the </text:span><text:span text:style-name="T19">error as a percentage of the data points. </text:span><text:span text:style-name="T346">Specify this in the </text:span><text:span text:style-name="T908">Parameters</text:span><text:span text:style-name="T346"> section.</text:span></text:p>
      <text:p text:style-name="P51">The drop-down list has four <text:span text:style-name="T909">measures of the error value</text:span>:</text:p>
      <text:list xml:id="list221108427597390" text:continue-list="list221109088149950" text:style-name="List_20_2">
        <text:list-item>
          <text:p text:style-name="P81"><text:span text:style-name="Emphasis">Standard </text:span><text:span text:style-name="Emphasis"><text:span text:style-name="T907">E</text:span></text:span><text:span text:style-name="Emphasis">rror</text:span></text:p>
        </text:list-item>
        <text:list-item>
          <text:p text:style-name="P81"><text:span text:style-name="Emphasis">Variance</text:span> </text:p>
        </text:list-item>
        <text:list-item>
          <text:p text:style-name="P81"><text:span text:style-name="Emphasis">Standard </text:span><text:span text:style-name="Emphasis"><text:span text:style-name="T907">D</text:span></text:span><text:span text:style-name="Emphasis">eviation</text:span></text:p>
        </text:list-item>
        <text:list-item>
          <text:p text:style-name="List_20_2"><text:span text:style-name="Emphasis">Error </text:span><text:span text:style-name="Emphasis"><text:span text:style-name="T910">M</text:span></text:span><text:span text:style-name="Emphasis">argin</text:span> – <text:span text:style-name="T911">uses</text:span> <text:span text:style-name="T911">the value for </text:span>the error <text:span text:style-name="T911">margin that is specified in the </text:span><text:span text:style-name="Emphasis"><text:span text:style-name="T911">Parameters</text:span></text:span><text:span text:style-name="T911"> section.</text:span></text:p>
        </text:list-item>
      </text:list>
      <text:p text:style-name="Text_20_body_20_indent"><text:span text:style-name="Strong_20_Emphasis">Cell Range</text:span> <text:span text:style-name="T19">– </text:span><text:span text:style-name="T347">uses error values defined in a range of cells. </text:span><text:span text:style-name="T348">S</text:span><text:span text:style-name="T349">pecif</text:span><text:span text:style-name="T348">y the range </text:span><text:span text:style-name="T349">in the </text:span><text:span text:style-name="Emphasis">Parameters</text:span><text:span text:style-name="T19"> section.</text:span></text:p>
      <text:p text:style-name="Text_20_body">Under <text:span text:style-name="Emphasis">Parameters</text:span>, <text:span text:style-name="T912">specify positive and negative values or ranges for the error bars. Constant Value, Percentage, Error Margin, or Cell Range must be checked for these options to be active.</text:span></text:p>
      <text:p text:style-name="Text_20_body"><text:span text:style-name="T907">Under </text:span><text:span text:style-name="Emphasis"><text:span text:style-name="T907">Error Indicator</text:span></text:span><text:span text:style-name="T907">, </text:span>select whether the error <text:span text:style-name="T907">graphic </text:span>shows both positive and negative errors, or only positive <text:span text:style-name="T907">errors </text:span>or only negative <text:span text:style-name="T907">errors</text:span>.</text:p>
      <text:h text:style-name="P68" text:outline-level="2"><text:bookmark-start text:name="__RefHeading___Toc21852_331351213"/>Modifying error bars<text:bookmark-end text:name="__RefHeading___Toc21852_331351213"/></text:h>
      <text:p text:style-name="Text_20_body"><text:span text:style-name="T350">Error bars</text:span><text:span text:style-name="T19"> </text:span><text:span text:style-name="T351">can only be changed one data series at a time, </text:span><text:span text:style-name="T350">using </text:span><text:span text:style-name="T352">the Error Bar dialog </text:span><text:span text:style-name="T353">(Figure </text:span><text:span text:style-name="T353"><text:sequence-ref text:reference-format="value" text:ref-name="refFigure110">49</text:sequence-ref></text:span><text:span text:style-name="T353">). <text:s/></text:span><text:span text:style-name="T350">D</text:span><text:span text:style-name="T354">o one of the following </text:span><text:span text:style-name="T353">to open the Error Bars dialog</text:span><text:span text:style-name="T354">:</text:span></text:p>
      <text:list xml:id="list221109171373019" text:continue-list="list22110849869889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ext:span text:style-name="T913">to open the Error Bar dialog</text:span>:</text:p>
        </text:list-item>
      </text:list>
      <text:list xml:id="list221109488841616" text:continue-list="list221108427597390" text:style-name="List_20_2">
        <text:list-item>
          <text:p text:style-name="List_20_2"><text:span text:style-name="T19">Click o</text:span><text:span text:style-name="T314">nce on the data series </text:span><text:span text:style-name="T355">to select it</text:span><text:span text:style-name="T314">, </text:span><text:span text:style-name="T355">then g</text:span><text:span text:style-name="T314">o to </text:span><text:span text:style-name="Strong_20_Emphasis"><text:span text:style-name="T868">Insert &gt; X Error Bars</text:span></text:span><text:span text:style-name="T314"> or </text:span><text:span text:style-name="Strong_20_Emphasis"><text:span text:style-name="T868">Insert &gt; Y Error Bars</text:span></text:span><text:span text:style-name="T314"> on the </text:span><text:span text:style-name="T98">M</text:span><text:span text:style-name="T314">enu bar.</text:span></text:p>
        </text:list-item>
        <text:list-item>
          <text:p text:style-name="List_20_2"><text:span text:style-name="T351">S</text:span><text:span text:style-name="T19">elect </text:span><text:span text:style-name="T353">the </text:span><text:span text:style-name="T19">error </text:span><text:span text:style-name="T353">bars for the specific data series from the </text:span><text:span text:style-name="Emphasis">Select Chart Element</text:span><text:span text:style-name="Emphasis"><text:span text:style-name="T19"> </text:span></text:span><text:span text:style-name="T19">drop-down list on the Formatting toolbar. </text:span><text:span text:style-name="T353">Then go to </text:span><text:span text:style-name="Strong_20_Emphasis"><text:span text:style-name="T914">Format &gt; Format Selection</text:span></text:span><text:span text:style-name="T353"> or click the </text:span><text:span text:style-name="Strong_20_Emphasis"><text:span text:style-name="T914">Format Selection</text:span></text:span><text:span text:style-name="T353"> icon </text:span><text:span text:style-name="T353"><draw:frame draw:style-name="fr27" draw:name="Image98" text:anchor-type="as-char" svg:width="0.2709in" svg:height="0.2917in" draw:z-index="151"><draw:image xlink:href="Pictures/100000000000001A0000001C30D2B2BD18FC5DC3.png" xlink:type="simple" xlink:show="embed" xlink:actuate="onLoad" loext:mime-type="image/png"/></draw:frame></text:span><text:span text:style-name="T353"><text:s/>on the Formatting toolbar.</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9546842756" text:continue-list="list22110917137301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ext:span text:style-name="T348">If needed, modify the appearance of the error bars on the </text:span><text:span text:style-name="T915">Line </text:span><text:span text:style-name="T348">page of the Error Bar dialog.</text:span></text:p>
      <text:h text:style-name="Heading_20_2" text:outline-level="2"><text:bookmark-start text:name="__RefHeading___Toc21854_331351213"/><text:soft-page-break/><text:span text:style-name="T356">D</text:span><text:span text:style-name="T19">elet</text:span><text:span text:style-name="T356">ing</text:span><text:span text:style-name="T19"> </text:span><text:span text:style-name="T356">error bars</text:span><text:bookmark-end text:name="__RefHeading___Toc21854_331351213"/></text:h>
      <text:p text:style-name="Text_20_Body_20_List_20_Intro"><text:span text:style-name="T356">To delete </text:span><text:span text:style-name="T19">error bars </text:span><text:span text:style-name="T347">for all data series</text:span><text:span text:style-name="T19">:</text:span></text:p>
      <text:list xml:id="list221109480159841" text:continue-list="list22110954684275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7">Go</text:span><text:span text:style-name="T19"> to </text:span><text:span text:style-name="Strong_20_Emphasis">Insert &gt; X Error Bars</text:span><text:span text:style-name="T19"> or </text:span><text:span text:style-name="Strong_20_Emphasis">Insert &gt; Y Error Bars</text:span><text:span text:style-name="T19"> on the </text:span><text:span text:style-name="T357">M</text:span><text:span text:style-name="T19">enu bar to open the Error Bars dialog (</text:span><text:span text:style-name="T144">Figure </text:span><text:span text:style-name="T144"><text:sequence-ref text:reference-format="value" text:ref-name="refFigure110">49</text:sequence-ref></text:span><text:span text:style-name="T19">). </text:span><text:span text:style-name="T358">When no data series has been selected, the dialog</text:span><text:span text:style-name="T19"> </text:span><text:span text:style-name="T510">also </text:span><text:span text:style-name="T359">includes</text:span><text:span text:style-name="T360"> the option </text:span><text:span text:style-name="Strong_20_Emphasis">None</text:span><text:span text:style-name="T19"> </text:span><text:span text:style-name="T510">under</text:span><text:span text:style-name="T360"> </text:span><text:span text:style-name="Emphasis"><text:span text:style-name="T19">Error Category</text:span></text:span><text:span text:style-name="T19">.</text:span></text:p>
        </text:list-item>
        <text:list-item>
          <text:p text:style-name="Numbering_20_1"><text:span text:style-name="T19">Select </text:span><text:span text:style-name="Strong_20_Emphasis">None</text:span><text:span text:style-name="T19">.</text:span></text:p>
        </text:list-item>
        <text:list-item>
          <text:p text:style-name="Numbering_20_1">Click <text:span text:style-name="Strong_20_Emphasis">OK</text:span> to close the dialog and delete the error bars.</text:p>
        </text:list-item>
        <text:list-item>
          <text:p text:style-name="Numbering_20_1">If desired, click outside the chart to leave edit mode.</text:p>
        </text:list-item>
      </text:list>
      <text:p text:style-name="Text_20_body">To delete error bars for a single data series, <text:span text:style-name="T1117">f</text:span>ollow the same steps as above but instead of steps 2 and 3, right-click on the data series and select <text:span text:style-name="Strong_20_Emphasis">Delete X Error Bars</text:span><text:span text:style-name="MenuPath"> </text:span>or <text:span text:style-name="Strong_20_Emphasis">Delete Y Error Bars</text:span> from the context menu.</text:p>
      <text:h text:style-name="Heading_20_1" text:outline-level="1"><text:bookmark-start text:name="__RefHeading___Toc12334_3286614320"/>Adding drawing objects to charts<text:bookmark-end text:name="__RefHeading___Toc12334_3286614320"/></text:h>
      <text:p text:style-name="Text_20_body"><text:span text:style-name="T916">U</text:span>se the Drawing toolbar to add shapes such as lines, rectangles, circles, text objects, or more complex shapes such as symbols or block arrows. Use additional shapes to add explanatory notes, highlight p<text:span text:style-name="T917">laces</text:span> on <text:span text:style-name="T917">a</text:span> chart, <text:span text:style-name="T918">or even hide certain data or text</text:span>.</text:p>
      <text:p text:style-name="Text_20_body"><text:span text:style-name="T919">Open the Drawing toolbar by going to </text:span><text:span text:style-name="Strong_20_Emphasis"><text:span text:style-name="T920">View &gt; Toolbars &gt; Drawing</text:span></text:span><text:span text:style-name="T920">. Note that it can be moved around the workspace as needed. </text:span>For more information on using the Drawing toolbar and drawing shapes, see <text:span text:style-name="T921">Chapter 5, Using Graphics in Calc, as well as </text:span>the <text:span text:style-name="Emphasis">Draw Guide</text:span>.</text:p>
      <text:p text:style-name="Text_20_body">The Drawing toolbar appears as follows when the chart is in edit mode (by clicking on it twice).</text:p>
      <text:list xml:id="list221109130006611" text:continue-list="list221110096022316" text:style-name="Heading_20_Tip">
        <text:list-item>
          <text:p text:style-name="Heading_20_Tip">T<text:span text:style-name="T922">ip</text:span></text:p>
        </text:list-item>
      </text:list>
      <text:p text:style-name="Text_20_Note"><text:span text:style-name="T361">To place arrows, text, or other drawing objects in a chart, be sure that the chart is in edit mode. Otherwise, </text:span><text:span text:style-name="T362">an</text:span><text:span text:style-name="T361"> object will not be connected to the chart and </text:span><text:span text:style-name="T362">will </text:span><text:span text:style-name="T361">not be moved with it.</text:span></text:p>
      <text:p text:style-name="Figure"><draw:frame draw:style-name="fr8" draw:name="Frame79" text:anchor-type="as-char" svg:width="6.4126in" draw:z-index="1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24"><draw:frame draw:style-name="fr26" draw:name="Image101" text:anchor-type="paragraph" svg:x="0.002in" svg:y="0.0256in" svg:width="5.6701in" svg:height="0.7098in" draw:z-index="110"><draw:image xlink:href="Pictures/100002010000022800000044C011D27A4833587F.png" xlink:type="simple" xlink:show="embed" xlink:actuate="onLoad" loext:mime-type="image/png"/></draw:frame></text:p></table:table-cell><table:covered-table-cell/><table:covered-table-cell/></table:table-row><table:table-row><table:table-cell table:style-name="Table33.A2" office:value-type="string"><text:p text:style-name="P24">1. <text:span text:style-name="T1101">Select</text:span></text:p></table:table-cell><table:table-cell table:style-name="Table33.A2" office:value-type="string"><text:p text:style-name="P25">6. Freeform line</text:p></table:table-cell><table:table-cell table:style-name="Table33.C2" office:value-type="string"><text:p text:style-name="P25">11. Arrow<text:span text:style-name="T1102">s</text:span></text:p></table:table-cell></table:table-row><table:table-row><table:table-cell table:style-name="Table33.A2" office:value-type="string"><text:p text:style-name="P26">2. Insert <text:span text:style-name="T1103">l</text:span>ine</text:p></table:table-cell><table:table-cell table:style-name="Table33.A2" office:value-type="string"><text:p text:style-name="P25">7. Text box</text:p></table:table-cell><table:table-cell table:style-name="Table33.C2" office:value-type="string"><text:p text:style-name="P25">12. Vývojový diagram</text:p></table:table-cell></table:table-row><table:table-row><table:table-cell table:style-name="Table33.A2" office:value-type="string"><text:p text:style-name="P26">3. Line ends with arrow</text:p></table:table-cell><table:table-cell table:style-name="Table33.A2" office:value-type="string"><text:p text:style-name="P25">8. Callout</text:p></table:table-cell><table:table-cell table:style-name="Table33.C2" office:value-type="string"><text:p text:style-name="P25">13. Callout<text:span text:style-name="T1102">s</text:span></text:p></table:table-cell></table:table-row><table:table-row><table:table-cell table:style-name="Table33.A2" office:value-type="string"><text:p text:style-name="P25">4. Insert rectangle</text:p></table:table-cell><table:table-cell table:style-name="Table33.A2" office:value-type="string"><text:p text:style-name="P25">9. Základní tvary</text:p></table:table-cell><table:table-cell table:style-name="Table33.C2" office:value-type="string"><text:p text:style-name="P25">14. Star<text:span text:style-name="T1102">s</text:span></text:p></table:table-cell></table:table-row><table:table-row table:style-name="Table33.6"><table:table-cell table:style-name="Table33.A2" office:value-type="string"><text:p text:style-name="P25">5. Insert elipse</text:p></table:table-cell><table:table-cell table:style-name="Table33.A2" office:value-type="string"><text:p text:style-name="P25">10. Symbol<text:span text:style-name="T1102">s</text:span></text:p></table:table-cell><table:table-cell table:style-name="Table33.C2" office:value-type="string"><text:p text:style-name="P27"/></table:table-cell></table:table-row></table:table><text:p text:style-name="Caption">Figure <text:sequence text:ref-name="refFigure111" text:name="Figure" text:formula="ooow:Figure+1" style:num-format="1">50</text:sequence>: Drawing toolbar when chart is <text:span text:style-name="T927">placed </text:span>in edit mode <text:span text:style-name="T927">(by clicking twice on the chart).</text:span></text:p></draw:text-box></draw:frame></text:p>
      <text:p text:style-name="Text_20_body">Most of these options are self-evident or can be readily researched, especially by referring to the <text:span text:style-name="Emphasis">Draw Guide</text:span>. <text:span text:style-name="T923">Clicking on the icon for an option changes the cursor’s appearance, depending on the option. Click and drag the cursor to create the desired drawing object in the chart. Information that may be helpful for charts follows.</text:span></text:p>
      <text:p text:style-name="Definition_20_Term"><text:soft-page-break/>Insert <text:span text:style-name="T924">l</text:span>ine</text:p>
      <text:p text:style-name="Text_20_body_20_indent"><text:span text:style-name="T515">Draws a straight line where dragged. Hold down </text:span><text:span text:style-name="Keystroke"><text:span text:style-name="T925">Shift</text:span></text:span><text:span text:style-name="T515"> while dragging to constrain angles of the line to multiples of 45 degrees.</text:span></text:p>
      <text:p text:style-name="Text_20_body_20_indent"><text:span text:style-name="T516">Write on the line by double-clicking the line and typing or pasting text. If the text is too low, press </text:span><text:span text:style-name="T926">Enter to raise it above the line</text:span><text:span text:style-name="T516">.</text:span></text:p>
      <text:p text:style-name="Definition_20_Term">Text box</text:p>
      <text:p text:style-name="Text_20_body_20_indent"><text:span text:style-name="T927">Draws a text box with horizontal text direction. To place the text at an angle, click once on the text box to select it, right-click, and select </text:span><text:span text:style-name="Strong_20_Emphasis"><text:span text:style-name="T927">Position and Size</text:span></text:span><text:span text:style-name="T927"> from the context menu. Specify the angle on the Rotation page.</text:span></text:p>
      <text:p text:style-name="Definition_20_Term">Callout(s)</text:p>
      <text:p text:style-name="Text_20_body_20_indent"><text:span text:style-name="T928">Draws a line that ends in a graphic in which text can be placed. Use a callout to describe or draw attention to a specific point or area. Double-click the callout to write text in it. In Figure </text:span><text:span text:style-name="T928"><text:sequence-ref text:reference-format="value" text:ref-name="refFigure111">50</text:sequence-ref></text:span><text:span text:style-name="T928">, Callout option 8 creates a default callout while option 13 opens a tool palette of callout styles.</text:span></text:p>
      <text:p text:style-name="Text_20_body"><text:span text:style-name="T514">Clicking</text:span> the down arrows next to the six options on the right <text:span text:style-name="T929">in Figure </text:span><text:span text:style-name="T929"><text:sequence-ref text:reference-format="value" text:ref-name="refFigure111">50</text:sequence-ref></text:span><text:span text:style-name="T929"><text:s/></text:span>opens the <text:span text:style-name="T930">tool palettes shown in Figure </text:span><text:span text:style-name="T930"><text:sequence-ref text:reference-format="value" text:ref-name="refFigure112">51</text:sequence-ref></text:span><text:span text:style-name="T930">.</text:span></text:p>
      <text:p text:style-name="Figure"><draw:frame draw:style-name="fr8" draw:name="Frame39" text:anchor-type="as-char" svg:width="6.5634in" draw:z-index="152"><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Arrows</text:p></table:table-cell></table:table-row><table:table-row><table:table-cell table:style-name="Table40.A2" office:value-type="string"><text:p text:style-name="P28"><draw:frame draw:style-name="fr20" draw:name="Image107" text:anchor-type="paragraph" svg:width="1.9689in" svg:height="1.4882in" draw:z-index="162"><draw:image xlink:href="Pictures/10000000000000C10000009240EEDB3045E400B1.png" xlink:type="simple" xlink:show="embed" xlink:actuate="onLoad" loext:mime-type="image/png"/></draw:frame></text:p></table:table-cell><table:table-cell table:style-name="Table40.A2" office:value-type="string"><text:p text:style-name="P28"><draw:frame draw:style-name="fr20" draw:name="Image108" text:anchor-type="paragraph" svg:width="1.9689in" svg:height="1.0902in" draw:z-index="154"><draw:image xlink:href="Pictures/10000000000000C10000006B45F3BA8EBCE9CDDC.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6"><draw:image xlink:href="Pictures/10000000000000C0000000B247DFE733CCC0D6B5.png" xlink:type="simple" xlink:show="embed" xlink:actuate="onLoad" loext:mime-type="image/png"/></draw:frame></text:p></table:table-cell></table:table-row><table:table-row><table:table-cell table:style-name="Table40.A2" office:value-type="string"><text:p text:style-name="Table_20_Contents">Flow Charts</text:p></table:table-cell><table:table-cell table:style-name="Table40.A2" office:value-type="string"><text:p text:style-name="Table_20_Contents">Bubliny</text:p></table:table-cell><table:table-cell table:style-name="Table40.C2" office:value-type="string"><text:p text:style-name="Table_20_Contents">Hvězdy</text:p></table:table-cell></table:table-row><table:table-row><table:table-cell table:style-name="Table40.A2" office:value-type="string"><text:p text:style-name="Table_20_Contents"><draw:frame draw:style-name="fr20" draw:name="Image110" text:anchor-type="paragraph" svg:width="1.9689in" svg:height="1.8583in" draw:z-index="159"><draw:image xlink:href="Pictures/10000000000000C1000000B6AA3BE0CEBFC41F39.png" xlink:type="simple" xlink:show="embed" xlink:actuate="onLoad" loext:mime-type="image/png"/></draw:frame></text:p></table:table-cell><table:table-cell table:style-name="Table40.A2" office:value-type="string"><text:p text:style-name="P28"><draw:frame draw:style-name="fr20" draw:name="Image111" text:anchor-type="paragraph" svg:width="0.9898in" svg:height="1.1043in" draw:z-index="160"><draw:image xlink:href="Pictures/100000000000005F0000006A2A46C24A191DCE18.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5"><draw:image xlink:href="Pictures/10000000000000C40000004552A9E69ECC27A253.png" xlink:type="simple" xlink:show="embed" xlink:actuate="onLoad" loext:mime-type="image/png"/></draw:frame></text:p></table:table-cell></table:table-row></table:table><text:p text:style-name="Caption">Figure <text:sequence text:ref-name="refFigure112" text:name="Figure" text:formula="ooow:Figure+1" style:num-format="1">51</text:sequence>: Tool palettes that can be opened from the <text:span text:style-name="T1112">Drawing toolbar.</text:span></text:p></draw:text-box></draw:frame></text:p>
      <text:h text:style-name="Heading_20_1" text:outline-level="1"><text:bookmark-start text:name="__RefHeading__23357_284948500"/><text:alphabetical-index-mark text:string-value="změna velikosti" text:key1="chart"/>Resizing, moving, <text:span text:style-name="T931">and positioning</text:span> <text:span text:style-name="T932">c</text:span>hart<text:span text:style-name="T933">s</text:span><text:bookmark-end text:name="__RefHeading__23357_284948500"/></text:h>
      <text:p text:style-name="Text_20_body"><text:span text:style-name="T934">To resize or move a chart, click it once to put it in selection mode. R</text:span>esize or move a <text:span text:style-name="T935">chart</text:span> in two ways: interactively, or by using the Position and Size dialog. <text:span text:style-name="T935">Combining </text:span>both methods <text:span text:style-name="T935">may be useful. Position a chart i</text:span>nteractive<text:span text:style-name="T936">ly</text:span> for <text:span text:style-name="T934">q</text:span>uick and easy change<text:span text:style-name="T934">s</text:span>, then <text:span text:style-name="T936">use </text:span>the Position and Size dialog for precise sizing and positioning.</text:p>
      <text:h text:style-name="Heading_20_2" text:outline-level="2"><text:bookmark-start text:name="__RefHeading__58024_537822668"/><text:soft-page-break/><text:span text:style-name="T936">Changing i</text:span>nteractive<text:span text:style-name="T936">ly</text:span><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221108891016731" text:continue-list="list22110948015984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937">C</text:span>lick and drag one of the <text:span text:style-name="T937">selection handles</text:span>. The cursor indicates the direction <text:span text:style-name="T938">to </text:span>increase or decrease the chart size. <text:span text:style-name="T935">Clicking and dragging a corner preserves the horizontal to vertical size ratio.</text:span></text:p>
        </text:list-item>
      </text:list>
      <text:h text:style-name="Heading_20_3" text:outline-level="3"><text:bookmark-start text:name="__RefHeading___Toc18973_536864046"/>Moving<text:bookmark-end text:name="__RefHeading___Toc18973_536864046"/></text:h>
      <text:p text:style-name="Text_20_body"><text:span text:style-name="T939">M</text:span>ove a chart interactively <text:span text:style-name="T939">using one of two methods</text:span>:</text:p>
      <text:p text:style-name="Definition_20_Term">For small moves</text:p>
      <text:list xml:id="list221109581204660" text:continue-list="list22110889101673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Press <text:span text:style-name="Keystroke">Alt</text:span> + an arrow key to move the object one pixel at a time.</text:p>
        </text:list-item>
        <text:list-item>
          <text:p text:style-name="Numbering_20_1">When finished, click outside the chart to leave selection mode.</text:p>
        </text:list-item>
      </text:list>
      <text:p text:style-name="Definition_20_Term">For larger moves</text:p>
      <text:list xml:id="list221109515947537" text:continue-list="list221109581204660" text:style-name="Numbering_20_1">
        <text:list-item text:start-value="1">
          <text:p text:style-name="Numbering_20_1">Click once on the chart to select it. <text:span text:style-name="T920">S</text:span>quare selection handles appear around the border of the chart.</text:p>
        </text:list-item>
        <text:list-item>
          <text:p text:style-name="P83">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
      <text:h text:style-name="Heading_20_2" text:outline-level="2"><text:bookmark-start text:name="__RefHeading__32435717"/><text:alphabetical-index-mark-start text:id="IMark846468824" text:key1="chart"/><text:alphabetical-index-mark text:string-value="Position and Size dialog for chart"/>Position and Size dialog<text:bookmark-end text:name="__RefHeading__32435717"/><text:alphabetical-index-mark-end text:id="IMark846468824"/></text:h>
      <text:p text:style-name="Figure"><draw:frame draw:style-name="fr7" draw:name="Frame37" text:anchor-type="as-char" svg:width="4.2835in" style:rel-width="64%" svg:height="4.2217in" style:rel-height="scale-min" draw:z-index="166"><draw:text-box><text:p text:style-name="P39"><draw:frame draw:style-name="fr25" draw:name="Image103" text:anchor-type="paragraph" svg:width="4.2756in" svg:height="4.0472in" draw:z-index="167"><draw:image xlink:href="Pictures/10000000000001900000019A9F8793D4CE23D29A.png" xlink:type="simple" xlink:show="embed" xlink:actuate="onLoad" loext:mime-type="image/png"/></draw:frame>Figure <text:sequence text:ref-name="refFigure113" text:name="Figure" text:formula="ooow:Figure+1" style:num-format="1">52</text:sequence>: Position and Size dialog — Position and Size page</text:p></draw:text-box></draw:frame></text:p>
      <text:p text:style-name="Text_20_body"><text:soft-page-break/><text:span text:style-name="T363">T</text:span><text:span text:style-name="T364">he Position and Size dialog </text:span><text:span text:style-name="T363">contains options for defining the position of the chart on the page, specifying its size, </text:span><text:span text:style-name="T502">and</text:span><text:span text:style-name="T364"> rotating, slanting, or rounding the corners of a chart.</text:span></text:p>
      <text:list xml:id="list221110070984897" text:continue-list="list221109431933150"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221109016660507" text:continue-list="list221109515947537"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19">Right-click and select </text:span><text:span text:style-name="Strong_20_Emphasis">Position and Size</text:span><text:span text:style-name="T19"> from the context menu to open the Position and Size dialog (</text:span><text:span text:style-name="T223">Figure </text:span><text:span text:style-name="T223"><text:sequence-ref text:reference-format="value" text:ref-name="refFigure113">52</text:sequence-ref></text:span><text:span text:style-name="T19">).</text:span></text:p>
        </text:list-item>
        <text:list-item>
          <text:p text:style-name="Numbering_20_1">Select the <text:span text:style-name="T937">desired </text:span>options on the Position and Size, Rotation, and Slant &amp; <text:span text:style-name="T940">C</text:span>orner Radius pages on this dialog. <text:span text:style-name="T941">See below for further information about the options on these pages.</text:span></text:p>
        </text:list-item>
        <text:list-item>
          <text:p text:style-name="Numbering_20_1">Click <text:span text:style-name="Strong_20_Emphasis">OK</text:span> to close the dialog and save changes.</text:p>
        </text:list-item>
      </text:list>
      <text:p text:style-name="Text_20_body"><text:span text:style-name="T19">Click one of the points in </text:span><text:span text:style-name="T365">the </text:span><text:span text:style-name="T19">Base point </text:span><text:span text:style-name="T365">graphic </text:span><text:span text:style-name="T19">corresponding to the location to use for </text:span><text:span text:style-name="T365">anchoring </text:span><text:span text:style-name="T19">either </text:span><text:span text:style-name="T366">the p</text:span><text:span text:style-name="T19">osition </text:span><text:span text:style-name="T366">of the chart </text:span><text:span text:style-name="T19">or </text:span><text:span text:style-name="T366">its s</text:span><text:span text:style-name="T19">ize. </text:span></text:p>
      <text:p text:style-name="Text_20_body"><text:span text:style-name="T367">Note that either the position or the size can be protected from unwanted changes by clicking the appropriate box </text:span><text:span text:style-name="T368">in the </text:span><text:span text:style-name="Emphasis"><text:span text:style-name="T368">Protect</text:span></text:span><text:span text:style-name="T368"> section</text:span><text:span text:style-name="T367">. </text:span><text:span text:style-name="T369">Either or both option(s) selected will remain active after the dialog is closed. By contrast, </text:span><text:span text:style-name="T19">Calc resets the base point to the default position </text:span><text:span text:style-name="T369">after the dialog is closed.</text:span></text:p>
      <text:h text:style-name="Heading_20_3" text:outline-level="3"><text:bookmark-start text:name="__RefHeading__58026_537822668"/>Position and Size<text:bookmark-end text:name="__RefHeading__58026_537822668"/></text:h>
      <text:p text:style-name="Text_20_Body_20_List_20_Intro">The options available on the Position and Size page (<text:span text:style-name="T787">Figure </text:span><text:span text:style-name="T787"><text:sequence-ref text:reference-format="value" text:ref-name="refFigure113">52</text:sequence-ref></text:span>) are as follows:</text:p>
      <text:p text:style-name="Definition_20_Term">Umístění</text:p>
      <text:p text:style-name="Text_20_body_20_indent"><text:span text:style-name="T942">Determines</text:span> the location of the <text:span text:style-name="T940">char</text:span>t on the page. <text:span text:style-name="T943">The p</text:span><text:span text:style-name="T19">osition of a chart </text:span><text:span text:style-name="T370">is</text:span><text:span text:style-name="T19"> coordinated relative to a fixed point (the base point). </text:span><text:span text:style-name="T370">B</text:span><text:span text:style-name="T19">y default, this base point is located at the upper left of a chart. </text:span><text:span text:style-name="T370">T</text:span><text:span text:style-name="T19">o make positioning of a chart simpler, </text:span><text:span text:style-name="T370">the base point can be </text:span><text:span text:style-name="T19">temporarily change</text:span><text:span text:style-name="T370">d</text:span><text:span text:style-name="T19">. </text:span></text:p>
      <text:list xml:id="list221109783532228" text:continue-list="list221109488841616" text:style-name="List_20_2">
        <text:list-item>
          <text:p text:style-name="List_20_2">Position X – <text:span text:style-name="T944">specifies</text:span> the horizontal <text:span text:style-name="T944">location of </text:span>the <text:span text:style-name="T940">chart</text:span> relative to the base point.</text:p>
        </text:list-item>
        <text:list-item>
          <text:p text:style-name="List_20_2">Position Y – <text:span text:style-name="T940">specifies</text:span> the vertical <text:span text:style-name="T940">location</text:span> <text:span text:style-name="T940">of</text:span> the <text:span text:style-name="T943">chart</text:span> relative to the base point.</text:p>
        </text:list-item>
        <text:list-item>
          <text:p text:style-name="List_20_2">Base point – s<text:span text:style-name="T943">pecifies a temporary </text:span>base point <text:span text:style-name="T945">for the chart.</text:span></text:p>
        </text:list-item>
      </text:list>
      <text:p text:style-name="Definition_20_Term">Size</text:p>
      <text:p text:style-name="Text_20_body_20_indent"><text:span text:style-name="T942">S</text:span>pecif<text:span text:style-name="T946">ies</text:span> the amount by which to resize the selected <text:span text:style-name="T946">chart </text:span>with respect to the selected base point.</text:p>
      <text:list xml:id="list221110279776230" text:continue-numbering="true" text:style-name="List_20_2">
        <text:list-item>
          <text:p text:style-name="List_20_2">Width – <text:span text:style-name="T937">sets</text:span> a width for the selected object.</text:p>
        </text:list-item>
        <text:list-item>
          <text:p text:style-name="List_20_2">Height – <text:span text:style-name="T937">sets</text:span> a height for the selected object.</text:p>
        </text:list-item>
        <text:list-item>
          <text:p text:style-name="List_20_2">Keep ratio – maintains proportions between width and height when resiz<text:span text:style-name="T945">ing</text:span> the <text:span text:style-name="T945">chart</text:span>.</text:p>
        </text:list-item>
        <text:list-item>
          <text:p text:style-name="List_20_2">Base point – <text:span text:style-name="T946">determines the directions in which the chart size will be increased or decreased.</text:span></text:p>
        </text:list-item>
      </text:list>
      <text:p text:style-name="Definition_20_Term">Protect</text:p>
      <text:p text:style-name="Text_20_body_20_indent"><text:span text:style-name="T942">P</text:span>revents <text:span text:style-name="T945">unintended </text:span>changes to the position or the size of the <text:span text:style-name="T945">chart</text:span>.</text:p>
      <text:list xml:id="list221110120903637" text:continue-numbering="true" text:style-name="List_20_2">
        <text:list-item>
          <text:p text:style-name="List_20_2">Position – prevents <text:span text:style-name="T943">unintentionally </text:span>moving the <text:span text:style-name="T943">chart</text:span>.</text:p>
        </text:list-item>
        <text:list-item>
          <text:p text:style-name="List_20_2">Size – prevents <text:span text:style-name="T943">unintentionally </text:span>resizing the <text:span text:style-name="T943">chart</text:span>.</text:p>
        </text:list-item>
      </text:list>
      <text:p text:style-name="Definition_20_Term">Adapt</text:p>
      <text:p text:style-name="Text_20_body_20_indent"><text:span text:style-name="T942">S</text:span>pecifies if the size should be adjusted to fit the size of entered text. <text:span text:style-name="T937">Availability of these options depends on the context.</text:span></text:p>
      <text:list xml:id="list221110219532284" text:continue-numbering="true" text:style-name="List_20_2">
        <text:list-item>
          <text:p text:style-name="List_20_2"><text:soft-page-break/>Fit width to text – expands the width of the object to the width of the text, if the object is smaller than the text.</text:p>
        </text:list-item>
        <text:list-item>
          <text:p text:style-name="List_20_2">Fit height to text – expands the height of the object to the height of the text, if the object is smaller than the text.</text:p>
        </text:list-item>
      </text:list>
      <text:h text:style-name="Heading_20_3" text:outline-level="3"><text:bookmark-start text:name="__RefHeading___Toc37367_376987738"/>Rotation<text:bookmark-end text:name="__RefHeading___Toc37367_376987738"/></text:h>
      <text:p text:style-name="Text_20_Body_20_List_20_Intro">The options for the Rotation page (<text:span text:style-name="T787">Figure </text:span><text:span text:style-name="T787"><text:sequence-ref text:reference-format="value" text:ref-name="refFigure114">53</text:sequence-ref></text:span>)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69"><draw:image xlink:href="Pictures/10000000000001930000014400E7DB14694A6903.png" xlink:type="simple" xlink:show="embed" xlink:actuate="onLoad" loext:mime-type="image/png"/></draw:frame>Figure <text:sequence text:ref-name="refFigure114" text:name="Figure" text:formula="ooow:Figure+1" style:num-format="1">53</text:sequence>: Position and size dialog – Rotation page</text:p></draw:text-box></draw:frame>Pivot point</text:p>
      <text:p text:style-name="Text_20_body_20_indent"><text:span text:style-name="T942">T</text:span>he <text:span text:style-name="T943">chart can be</text:span> rotated around a pivot point. The default pivot point is at the center of the <text:span text:style-name="T943">chart</text:span>. <text:span text:style-name="T947">Note that if there is not enough room to rotate the chart, it </text:span>could be rotated off of the page.</text:p>
      <text:list xml:id="list221109843626629" text:continue-numbering="true" text:style-name="List_20_2">
        <text:list-item>
          <text:p text:style-name="List_20_2">Position X – <text:span text:style-name="T948">specifies</text:span> the horizontal distance from the left edge of the page to the pivot point.</text:p>
        </text:list-item>
        <text:list-item>
          <text:p text:style-name="List_20_2">Position Y – <text:span text:style-name="T948">specifies</text:span> the vertical distance from the top edge of the page to the pivot point.</text:p>
        </text:list-item>
        <text:list-item>
          <text:p text:style-name="List_20_2">Default settings – <text:span text:style-name="T949">sets the location of the pivot point. The pivot point can be temporarily changed. But when the dialog is opened again, the pivot point will be the default location at the center of the chart and the X and Y positions will reflect the default location.</text:span></text:p>
        </text:list-item>
      </text:list>
      <text:p text:style-name="Definition_20_Term">Rotation angle</text:p>
      <text:p text:style-name="Text_20_body_20_indent"><text:span text:style-name="T950">S</text:span>pecif<text:span text:style-name="T949">ies</text:span> the number of degrees that <text:span text:style-name="T949">the chart is rotated.</text:span></text:p>
      <text:list xml:id="list221109828159584" text:continue-numbering="true" text:style-name="List_20_2">
        <text:list-item>
          <text:p text:style-name="List_20_2">Angle – <text:span text:style-name="T949">shows </text:span>the number of degrees <text:span text:style-name="T949">of rotation. The number can be entered directly or it can be set using the indicator to the right under </text:span><text:span text:style-name="Emphasis"><text:span text:style-name="T949">Default settings</text:span></text:span><text:span text:style-name="T949">.</text:span></text:p>
        </text:list-item>
        <text:list-item>
          <text:p text:style-name="List_20_2">Default settings – <text:span text:style-name="T949">graphically shows</text:span> the rotation angle. <text:span text:style-name="T949">The angle can be set by </text:span>click<text:span text:style-name="T949">ing</text:span> and drag<text:span text:style-name="T949">ging</text:span> the indicator. The number of degrees rotated is shown in the Angle box.</text:p>
        </text:list-item>
      </text:list>
      <text:h text:style-name="Heading_20_3" text:outline-level="3"><text:bookmark-start text:name="__RefHeading__58030_537822668"/><text:soft-page-break/>Slant &amp; Corner Radius<text:bookmark-end text:name="__RefHeading__58030_537822668"/></text:h>
      <text:p text:style-name="Text_20_Body_20_List_20_Intro">The options for the Slant &amp; Corner Radius page (<text:span text:style-name="T951">Figure </text:span><text:span text:style-name="T951"><text:sequence-ref text:reference-format="value" text:ref-name="refFigure115">54</text:sequence-ref></text:span>) are as follows:</text:p>
      <text:p text:style-name="Definition_20_Term">Corner Radius</text:p>
      <text:p text:style-name="Text_20_body_20_indent"><text:span text:style-name="T644">This option is not available for charts</text:span>.</text:p>
      <text:p text:style-name="Definition_20_Term">Slant</text:p>
      <text:p text:style-name="Text_20_body_20_indent"><text:span text:style-name="T950">S</text:span>lants the <text:span text:style-name="T644">chart</text:span> along an axis. <text:span text:style-name="T952">S</text:span>pecify <text:span text:style-name="T952">the angle of the axis</text:span>.</text:p>
      <text:p text:style-name="Figure"><draw:frame draw:style-name="fr2" draw:name="Frame38" text:anchor-type="as-char" svg:width="4.7902in" draw:z-index="171"><draw:text-box fo:min-height="2.7429in"><text:p text:style-name="Caption"><draw:frame draw:style-name="fr18" draw:name="Image31" text:anchor-type="paragraph" svg:width="4.1984in" style:rel-width="100%" svg:height="2.2811in" style:rel-height="scale" draw:z-index="173"><draw:image xlink:href="Pictures/1000000000000193000000DB2128372C8B277CAD.png" xlink:type="simple" xlink:show="embed" xlink:actuate="onLoad" loext:mime-type="image/png"/></draw:frame>Figure <text:sequence text:ref-name="refFigure115" text:name="Figure" text:formula="ooow:Figure+1" style:num-format="1">54</text:sequence>: Position and Size dialog<text:span text:style-name="T498"> </text:span><text:span text:style-name="T499">– </text:span>Slant and Corner Radius page</text:p></draw:text-box></draw:frame></text:p>
      <text:h text:style-name="Heading_20_1" text:outline-level="1"><text:bookmark-start text:name="__RefHeading___Toc65632_791688821"/><text:span text:style-name="T953">Selecting </text:span>multiple charts<text:bookmark-end text:name="__RefHeading___Toc65632_791688821"/></text:h>
      <text:p text:style-name="Text_20_body">Select multiple charts by clicking once on the first chart then pressing <text:span text:style-name="Keystroke">Shift</text:span> while clicking on additional charts. <text:span text:style-name="T954">An invisible selection rectangle covers all of the selected charts and s</text:span>election handles <text:span text:style-name="T954">appear at the corners and midway between corners. The multiple charts are now treated as a single object and actions such as the following can be conducted.</text:span></text:p>
      <text:list xml:id="list221110315764512" text:continue-list="list221108631973115" text:style-name="OOoBullets_20_1">
        <text:list-item>
          <text:p text:style-name="P73">Cut and paste or drag them to new locations.</text:p>
        </text:list-item>
        <text:list-item>
          <text:p text:style-name="P73">Use the Position and Size dialog described in the previous section.</text:p>
        </text:list-item>
        <text:list-item>
          <text:p text:style-name="P73"><text:span text:style-name="T955">Use the Drawing Object Properties toolbar to ali</text:span>gn <text:span text:style-name="T955">all of the charts, </text:span>format <text:span text:style-name="T956">the outer borders, or anchor the charts to the same cell or page.</text:span></text:p>
        </text:list-item>
      </text:list>
      <text:h text:style-name="Heading_20_1" text:outline-level="1"><text:bookmark-start text:name="__RefHeading___Toc18975_536864046"/>Changing overall appearance of charts<text:bookmark-end text:name="__RefHeading___Toc18975_536864046"/></text:h>
      <text:p text:style-name="Text_20_body"><text:span text:style-name="T957">When a chart is selected (by clicking on it once) it can be f</text:span>ormatted as an object. The <text:span text:style-name="T958">Drawing Object Properties </text:span>toolbar <text:span text:style-name="T959">(Figure </text:span><text:span text:style-name="T959"><text:sequence-ref text:reference-format="value" text:ref-name="refFigure116">55</text:sequence-ref></text:span><text:span text:style-name="T959">) usually appears below the Standard toolbar (but the location depends on setup) and </text:span>shows <text:span text:style-name="T957">tools available for all objects, including charts.</text:span></text:p>
      <text:p text:style-name="P18">Most of the options are self-evident or can be easily researched. Please refer to Chapter 5, Using Graphics in C<text:span text:style-name="T960">alc,</text:span> in this guide <text:span text:style-name="T960">and the </text:span><text:span text:style-name="T10">Draw Guide</text:span><text:span text:style-name="T960"> </text:span>for further information. Following are a few tips for using these tools with charts.</text:p>
      <text:p text:style-name="Figure"><text:soft-page-break/><draw:frame draw:style-name="fr5" draw:name="Frame82" text:anchor-type="as-char" svg:width="6.6902in" draw:z-index="174"><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75"><draw:image xlink:href="Pictures/10000000000003FC0000005CB940A1A3502FF326.png" xlink:type="simple" xlink:show="embed" xlink:actuate="onLoad" loext:mime-type="image/png"/></draw:frame></text:p></table:table-cell><table:covered-table-cell/><table:covered-table-cell/></table:table-row><table:table-row><table:table-cell table:style-name="Table42.A2" office:value-type="string"><text:p text:style-name="P29">1. Ukotvení</text:p></table:table-cell><table:table-cell table:style-name="Table42.A2" office:value-type="string"><text:p text:style-name="P29">7. Na popředí</text:p></table:table-cell><table:table-cell table:style-name="Table42.C2" office:value-type="string"><text:p text:style-name="P29">13. Barva výplně</text:p></table:table-cell></table:table-row><table:table-row><table:table-cell table:style-name="Table42.A2" office:value-type="string"><text:p text:style-name="P29">2. Zarovnání</text:p></table:table-cell><table:table-cell table:style-name="Table42.A2" office:value-type="string"><text:p text:style-name="P29">8. Na pozadí</text:p></table:table-cell><table:table-cell table:style-name="Table42.C2" office:value-type="string"><text:p text:style-name="P29">14. Styl šipky</text:p></table:table-cell></table:table-row><table:table-row><table:table-cell table:style-name="Table42.A2" office:value-type="string"><text:p text:style-name="P29">3. Přenést do popředí</text:p></table:table-cell><table:table-cell table:style-name="Table42.A2" office:value-type="string"><text:p text:style-name="P29">9. Styl čáry</text:p></table:table-cell><table:table-cell table:style-name="Table42.C2" office:value-type="string"><text:p text:style-name="P29">15. Otočit</text:p></table:table-cell></table:table-row><table:table-row><table:table-cell table:style-name="Table42.A2" office:value-type="string"><text:p text:style-name="P29">4. O jednu vpřed</text:p></table:table-cell><table:table-cell table:style-name="Table42.A2" office:value-type="string"><text:p text:style-name="P29">10. Šířka čáry</text:p></table:table-cell><table:table-cell table:style-name="Table42.C2" office:value-type="string"><text:p text:style-name="P29">16. Body</text:p></table:table-cell></table:table-row><table:table-row><table:table-cell table:style-name="Table42.A2" office:value-type="string"><text:p text:style-name="P29">5. O jednu zpět</text:p></table:table-cell><table:table-cell table:style-name="Table42.A2" office:value-type="string"><text:p text:style-name="P29">11. Barva čáry</text:p></table:table-cell><table:table-cell table:style-name="Table42.C2" office:value-type="string"><text:p text:style-name="P29">17. Seskupit</text:p></table:table-cell></table:table-row><table:table-row><table:table-cell table:style-name="Table42.A2" office:value-type="string"><text:p text:style-name="P29">6. Odsunout do pozadí</text:p></table:table-cell><table:table-cell table:style-name="Table42.A2" office:value-type="string"><text:p text:style-name="P29">12. Area Style/Filling</text:p></table:table-cell><table:table-cell table:style-name="Table42.C2" office:value-type="string"><text:p text:style-name="Table_20_Contents"/></table:table-cell></table:table-row></table:table><text:p text:style-name="Caption">Figure <text:sequence text:ref-name="refFigure116" text:name="Figure" text:formula="ooow:Figure+1" style:num-format="1">55</text:sequence>: Drawing Object Properties toolbar that appears when chart is selected</text:p></draw:text-box></draw:frame></text:p>
      <text:p text:style-name="Definition_20_Term">Ukotvení</text:p>
      <text:p text:style-name="Text_20_body_20_indent">Connects a chart to either remain in the same position on a page or to move with a cell (when rows and columns are inserted or deleted). When To cell (resize with cell) is chosen, the chart or object increases or decreases in size when the cell is made larger or smaller.</text:p>
      <text:p text:style-name="Definition_20_Term">Zarovnání</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Select tool (arrow icon) on the Drawing toolbar (Figure <text:sequence-ref text:reference-format="value" text:ref-name="refFigure111">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text:span text:style-name="T961">shapes, and callouts</text:span>. For charts, use the fill options available in edit mode.</text:p>
      <text:p text:style-name="Definition_20_Term">Styl šipky</text:p>
      <text:p text:style-name="Text_20_body_20_indent"><text:span text:style-name="T962">Specifies the appearance of line arrows and lines. Does not apply to the block arrows shown in Figures </text:span><text:span text:style-name="T962"><text:sequence-ref text:reference-format="value" text:ref-name="refFigure111">50</text:sequence-ref></text:span><text:span text:style-name="T962"><text:s/>and </text:span><text:span text:style-name="T962"><text:sequence-ref text:reference-format="value" text:ref-name="refFigure112">51</text:sequence-ref></text:span><text:span text:style-name="T962">.</text:span></text:p>
      <text:p text:style-name="Definition_20_Term">Otočit</text:p>
      <text:p text:style-name="Text_20_body_20_indent">Rotates the chart around a <text:span text:style-name="T963">base</text:span> point. When <text:span text:style-name="T964">selected</text:span>, <text:span text:style-name="T963">places </text:span>round <text:span text:style-name="T963">rotation handles at each corner. Move these to rotate the chart. Move the small circle in the center of the chart to change the base point. Move the handles midway between the corners to slant the chart or other object.</text:span></text:p>
      <text:p text:style-name="Definition_20_Term">Body</text:p>
      <text:p text:style-name="Text_20_body_20_indent">Changes the shape of curved objects. Move the points to shape curves created with the curve tool on the Drawing toolbar.</text:p>
      <text:p text:style-name="Definition_20_Term">Seskupit</text:p>
      <text:p text:style-name="Text_20_body_20_indent">Groups or ungroups two or more objects. When grouped, the objects can be moved together and global changes can be applied to them.</text:p>
      <text:h text:style-name="Heading_20_1" text:outline-level="1"><text:bookmark-start text:name="__RefHeading__23359_284948500"/><text:soft-page-break/><text:span text:style-name="T965">Copying, e</text:span>xporting, <text:span text:style-name="T966">and deleting</text:span>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text:span text:style-name="T967">Copying and pasting the chart is easy. Just click the chart once to select it, then either press </text:span><text:span text:style-name="Keystroke">Ctrl+C</text:span> <text:span text:style-name="T968">or </text:span>right-click on the chart and select <text:span text:style-name="Strong_20_Emphasis">Copy</text:span> <text:span text:style-name="T968">from the context menu</text:span>. <text:span text:style-name="T968">To paste the chart in the desired location, press </text:span><text:span text:style-name="Keystroke">Ctrl+</text:span><text:span text:style-name="Keystroke"><text:span text:style-name="T968">V</text:span></text:span><text:span text:style-name="T968"> or right-click and select </text:span><text:span text:style-name="Strong_20_Emphasis"><text:span text:style-name="T968">Paste</text:span></text:span><text:span text:style-name="T968">.</text:span></text:p>
      <text:h text:style-name="Heading_20_2" text:outline-level="2"><text:bookmark-start text:name="__RefHeading___Toc18981_536864046"/>Copying to another <text:span text:style-name="T969">LibreOffice </text:span>document<text:bookmark-end text:name="__RefHeading___Toc18981_536864046"/></text:h>
      <text:p text:style-name="Text_20_body"><text:span text:style-name="T970">W</text:span>hen a chart is copied and pasted <text:span text:style-name="T971">in</text:span>to <text:span text:style-name="T969">another LibreOffice </text:span>document, <text:span text:style-name="T972">any connection to the data it is based on is lost. The data is kept with the chart and is now called a data table rather than a data range.</text:span> <text:span text:style-name="T967">Figure </text:span><text:span text:style-name="T967"><text:sequence-ref text:reference-format="value" text:ref-name="refFigure117">56</text:sequence-ref></text:span><text:span text:style-name="T967"><text:s/>shows an example of this internal data table.</text:span></text:p>
      <text:list xml:id="list221108979830604" text:continue-list="list221110070984897" text:style-name="Heading_20_Note">
        <text:list-item>
          <text:p text:style-name="Heading_20_Note">Poznámka</text:p>
        </text:list-item>
      </text:list>
      <text:p text:style-name="Text_20_Note"><text:span text:style-name="T371">A </text:span><text:span text:style-name="T372">copied </text:span><text:span text:style-name="T371">chart </text:span><text:span text:style-name="T372">links to or </text:span><text:span text:style-name="T371">retains its data only when pasted into a LibreOffice </text:span><text:span text:style-name="T372">document. To retain data or links </text:span><text:span text:style-name="T373">outside LibreOffice, use embedding or linking, as explained </text:span><text:span text:style-name="T374">in</text:span><text:span text:style-name="T373"> </text:span><text:span text:style-name="T375">Chapter 10, Linking Calc Data.</text:span></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text:span text:style-name="T970">f</text:span>ollow the same procedure as above to copy and paste the chart <text:span text:style-name="T967">to another document</text:span>. <text:span text:style-name="T970">N</text:span>othing more needs to be done.</text:p>
      <text:h text:style-name="Heading_20_3" text:outline-level="3"><text:bookmark-start text:name="__RefHeading___Toc18983_536864046"/>Modifying original data<text:bookmark-end text:name="__RefHeading___Toc18983_536864046"/></text:h>
      <text:p text:style-name="Text_20_body"><text:span text:style-name="T970">If the original </text:span>data <text:span text:style-name="T970">for the chart needs to be modified</text:span>, do the following:</text:p>
      <text:list xml:id="list221108789681558" text:continue-list="list221109016660507"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ext:span text:style-name="T527">to</text:span> open the <text:span text:style-name="T973">data table</text:span> shown in Figure <text:sequence-ref text:reference-format="value" text:ref-name="refFigure117">56</text:sequence-ref>.</text:p>
        </text:list-item>
      </text:list>
      <text:p text:style-name="Figure"><draw:frame draw:style-name="fr1" draw:name="Frame76" text:anchor-type="as-char" svg:width="4.9382in" draw:z-index="176"><draw:text-box fo:min-height="2.678in"><text:p text:style-name="Caption"><draw:frame draw:style-name="fr18" draw:name="Image113" text:anchor-type="paragraph" svg:width="4.9382in" style:rel-width="100%" svg:height="2.678in" style:rel-height="scale" draw:z-index="177"><draw:image xlink:href="Pictures/10000000000001DA0000010131A7C4A7405E772A.png" xlink:type="simple" xlink:show="embed" xlink:actuate="onLoad" loext:mime-type="image/png"/></draw:frame>Figure <text:sequence text:ref-name="refFigure117" text:name="Figure" text:formula="ooow:Figure+1" style:num-format="1">56</text:sequence>: Data table <text:span text:style-name="T973">when a chart is </text:span>copied into another document</text:p></draw:text-box></draw:frame></text:p>
      <text:list xml:id="list221110284554954" text:continue-numbering="true" text:style-name="Numbering_20_1">
        <text:list-item>
          <text:p text:style-name="Numbering_20_1"><text:span text:style-name="T974">Modify</text:span> the data as desired. <text:span text:style-name="T974">In addition to changing numbers in the data, use options to insert, move, or delete columns and rows.</text:span></text:p>
        </text:list-item>
        <text:list-item>
          <text:p text:style-name="Numbering_20_1">Klik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18985_536864046"/><text:soft-page-break/><text:span text:style-name="T975">Dragging replacement</text:span> data<text:bookmark-end text:name="__RefHeading___Toc18985_536864046"/></text:h>
      <text:p text:style-name="Text_20_body"><text:span text:style-name="T976">If the chart is still in Calc and replacement data is in the same spreadsheet, select and drag the new data onto the chart. This is described in “</text:span><text:span text:style-name="T976"><text:bookmark-ref text:reference-format="text" text:ref-name="__RefHeading___Toc18949_536864046">Replacing data by dragging</text:bookmark-ref></text:span><text:span text:style-name="T976">” on page </text:span><text:span text:style-name="T976"><text:bookmark-ref text:reference-format="page" text:ref-name="__RefHeading___Toc18949_536864046">23</text:bookmark-ref></text:span><text:span text:style-name="T976">.</text:span></text:p>
      <text:list xml:id="list221109995037240" text:continue-list="list221108979830604" text:style-name="Heading_20_Note">
        <text:list-item>
          <text:p text:style-name="Heading_20_Note">Poznámka</text:p>
        </text:list-item>
      </text:list>
      <text:p text:style-name="P34"><text:span text:style-name="T371">C</text:span><text:span text:style-name="T96">alc</text:span><text:span text:style-name="T371"> does not provide a </text:span><text:span text:style-name="T376">direct </text:span><text:span text:style-name="T371">way to save chart s</text:span><text:span text:style-name="T377">ettings</text:span><text:span text:style-name="T371"> for creating another chart </text:span><text:span text:style-name="T378">in LibreOffice</text:span><text:span text:style-name="T371">. </text:span><text:span text:style-name="T379">Here are t</text:span><text:span text:style-name="T380">hree options for using the same chart settings: 1) </text:span><text:span text:style-name="T371">copy and paste </text:span><text:span text:style-name="T96">the chart into </text:span><text:span text:style-name="T380">another file; 2)</text:span><text:span text:style-name="T371"> save the file containing the chart as a </text:span><text:span text:style-name="T376">new file; </text:span><text:span text:style-name="T380">and 3) sav</text:span><text:span text:style-name="T379">e</text:span><text:span text:style-name="T380"> the chart </text:span><text:span text:style-name="T381">in</text:span><text:span text:style-name="T380"> </text:span><text:span text:style-name="T376">a </text:span><text:span text:style-name="T371">template. </text:span><text:span text:style-name="T382">Depending on the method used, create a new chart by modifying either the data range or the data table.</text:span></text:p>
      <text:h text:style-name="Heading_20_2" text:outline-level="2"><text:bookmark-start text:name="__RefHeading___Toc37375_376987738"/>Exporting charts<text:bookmark-end text:name="__RefHeading___Toc37375_376987738"/></text:h>
      <text:p text:style-name="Text_20_Body_20_List_20_Intro"><text:span text:style-name="T977">C</text:span>hart<text:span text:style-name="T977">s can be exported in a variety of image formats for </text:span>use in other documents. <text:span text:style-name="T978">File types include BMP, EMF, EPS, GIF, JPEG, PDF, PNG, SVG, SVM, TIFF, and WMF.</text:span></text:p>
      <text:p text:style-name="Text_20_Body_20_List_20_Intro">To export a chart:</text:p>
      <text:list xml:id="list221109179760875" text:continue-list="list221110284554954" text:style-name="Numbering_20_1">
        <text:list-item text:start-value="1">
          <text:p text:style-name="Numbering_20_1">Click once on the chart to select it. Square selection handles appear around the border of the chart.</text:p>
        </text:list-item>
        <text:list-item>
          <text:p text:style-name="Numbering_20_1">Do one of the following <text:span text:style-name="T979">to open the Save as Image dialog</text:span>:</text:p>
        </text:list-item>
      </text:list>
      <text:list xml:id="list221108618972559" text:continue-list="list221109828159584" text:style-name="List_20_2">
        <text:list-item>
          <text:p text:style-name="List_20_2">Right-click on the selected chart and select <text:span text:style-name="Strong_20_Emphasis">Export as </text:span><text:span text:style-name="Strong_20_Emphasis"><text:span text:style-name="T980">Image</text:span></text:span> from the context menu.</text:p>
        </text:list-item>
        <text:list-item>
          <text:p text:style-name="List_20_2">Go to <text:span text:style-name="Strong_20_Emphasis">File &gt; Export</text:span>.</text:p>
        </text:list-item>
      </text:list>
      <text:list xml:id="list221108662911464" text:continue-list="list221109179760875" text:style-name="Numbering_20_1">
        <text:list-item>
          <text:p text:style-name="Numbering_20_1">In the dialog, type a name for the graphic file, select the location <text:span text:style-name="T977">for </text:span>sav<text:span text:style-name="T977">ing</text:span> the file, and select the <text:span text:style-name="T977">desired </text:span>graphic format.</text:p>
        </text:list-item>
        <text:list-item>
          <text:p text:style-name="Numbering_20_1">Click <text:span text:style-name="Strong_20_Emphasis">Save</text:span> and <text:span text:style-name="T933">the </text:span>chart will be exported to the location specified.</text:p>
        </text:list-item>
      </text:list>
      <text:h text:style-name="Heading_20_2" text:outline-level="2"><text:bookmark-start text:name="__RefHeading___Toc37377_376987738"/>Deleting charts<text:bookmark-end text:name="__RefHeading___Toc37377_376987738"/></text:h>
      <text:p text:style-name="Text_20_body">To delete a chart, simply click it once to select it. <text:span text:style-name="T981">Square selection handles appear on the borders of the chart. T</text:span>hen press <text:span text:style-name="Keystroke">Delete</text:span>.</text:p>
      <text:h text:style-name="Heading_20_1" text:outline-level="1"><text:bookmark-start text:name="__RefHeading__38593_1127550272"/>Gallery of <text:alphabetical-index-mark text:string-value="types" text:key1="chart"/>chart types<text:bookmark-end text:name="__RefHeading__38593_1127550272"/></text:h>
      <text:p text:style-name="Text_20_body"><text:span text:style-name="T982">While d</text:span>ata can be presented <text:span text:style-name="T982">using </text:span>a <text:span text:style-name="T982">variety </text:span>of charts, <text:span text:style-name="T982">focus on</text:span> the message <text:span text:style-name="T983">of the chart to</text:span> determine wh<text:span text:style-name="T982">ich</text:span> type of chart <text:span text:style-name="T984">to</text:span> use. The following sections present examples of the chart types that Calc provides, with some notes on the <text:span text:style-name="T985">uses</text:span> of each <text:span text:style-name="T982">one</text:span>.</text:p>
      <text:h text:style-name="Heading_20_2" text:outline-level="2"><text:bookmark-start text:name="__RefHeading__23361_284948500"/><text:alphabetical-index-mark text:string-value="column charts"/>Column charts<text:bookmark-end text:name="__RefHeading__23361_284948500"/></text:h>
      <text:p text:style-name="Text_20_body"><text:span text:style-name="T20">A </text:span><text:span text:style-name="T514">column chart</text:span><text:span text:style-name="T20"> shows vertical bars, with the height of each bar proportional to its value. The X axis shows categories and the Y axis shows the value for each category.</text:span></text:p>
      <text:p text:style-name="P17"><text:span text:style-name="T19">Column charts are commonly used for data that show trends over time. They are best for a relatively small number of data points. It is the default chart type provided by Calc, as it is one of the most useful </text:span><text:span text:style-name="T383">an</text:span><text:span text:style-name="T19">d </text:span><text:span text:style-name="T383">e</text:span><text:span text:style-name="T19">as</text:span><text:span text:style-name="T383">y </text:span><text:span text:style-name="T19">to understand. </text:span><text:span text:style-name="T384">For </text:span><text:span text:style-name="T19">a large</text:span><text:span text:style-name="T385">r</text:span><text:span text:style-name="T19"> time series, a line chart would be </text:span><text:span text:style-name="T386">more appropriate</text:span><text:span text:style-name="T19">.</text:span></text:p>
      <text:p text:style-name="Figure"><text:soft-page-break/><draw:frame draw:style-name="fr4" draw:name="Frame54" text:anchor-type="as-char" svg:width="5.1535in" style:rel-width="77%" svg:height="3.0264in" style:rel-height="scale-min" draw:z-index="61"><draw:text-box><text:p text:style-name="Caption"><draw:frame draw:style-name="fr23" draw:name="Image71" text:anchor-type="paragraph" svg:x="0in" svg:y="0in" svg:width="5.122in" svg:height="2.7917in" draw:z-index="67"><draw:image xlink:href="Pictures/10000000000001D80000011E184CB596830A05C5.png" xlink:type="simple" xlink:show="embed" xlink:actuate="onLoad" loext:mime-type="image/png"/></draw:frame>Figure <text:sequence text:ref-name="refFigure118" text:name="Figure" text:formula="ooow:Figure+1" style:num-format="1">57</text:sequence>: Chart Type dialog – Column</text:p></draw:text-box></draw:frame></text:p>
      <text:p text:style-name="Text_20_body"><text:span text:style-name="T986">The column chart type has three variants, with a preview pane for each variant as shown in Figure </text:span><text:span text:style-name="T986"><text:sequence-ref text:reference-format="value" text:ref-name="refFigure118">57</text:sequence-ref></text:span><text:span text:style-name="T986">. When a preview is clicked, its borders are highlighted and the name appears below. The variants are:</text:span></text:p>
      <text:p text:style-name="Definition_20_Term">Normal</text:p>
      <text:p text:style-name="Text_20_body_20_indent"><text:span text:style-name="T950">S</text:span>hows all data values belonging to a category next to each other. The main focus is on the individual absolute values, compared to every other value.</text:p>
      <text:p text:style-name="Definition_20_Term">Stacked</text:p>
      <text:p text:style-name="Text_20_body_20_indent"><text:span text:style-name="T950">S</text:span>hows the data values of each category on top of each other. The main focus is the overall category value and the individual contribution of each value within <text:span text:style-name="T983">the</text:span> category.</text:p>
      <text:p text:style-name="Definition_20_Term">Percent <text:span text:style-name="T987">stacked</text:span></text:p>
      <text:p text:style-name="Text_20_body_20_indent"><text:span text:style-name="T950">Sh</text:span>ows the relative percentage of each data value with regard to the total of its category. The main focus is the relative contribution of each value to the category total. <text:span text:style-name="T988">(Contrary to the preview picture in Figure </text:span><text:span text:style-name="T988"><text:sequence-ref text:reference-format="value" text:ref-name="refFigure118">57</text:sequence-ref></text:span><text:span text:style-name="T988">, the values are stacked, not next to each other.)</text:span></text:p>
      <text:p text:style-name="Text_20_body">Additional options for creating column charts are:</text:p>
      <text:p text:style-name="Definition_20_Term">3D <text:span text:style-name="T989">Look</text:span></text:p>
      <text:p text:style-name="Text_20_body_20_indent">When this box is checked, two options become available in the drop-down list: </text:p>
      <text:list xml:id="list221109300459912" text:continue-list="list221108618972559" text:style-name="List_20_2">
        <text:list-item>
          <text:p text:style-name="List_20_2"><text:span text:style-name="T950">R</text:span>ealistic 3D chart – <text:span text:style-name="T990">t</text:span>ries to give the best 3D look.</text:p>
        </text:list-item>
        <text:list-item>
          <text:p text:style-name="List_20_2"><text:span text:style-name="T950">S</text:span>imple 3D chart – tries to mimic the chart view of other products.</text:p>
        </text:list-item>
      </text:list>
      <text:p text:style-name="Definition_20_Term">Shape</text:p>
      <text:p text:style-name="Text_20_body_20_indent"><text:span text:style-name="T978">Gives options for the </text:span>shape of <text:span text:style-name="T991">the columns in 3D charts. The choices are:</text:span> B<text:span text:style-name="T991">ar</text:span>, Cylinder, Cone, and Pyramid.</text:p>
      <text:h text:style-name="Heading_20_2" text:outline-level="2"><text:bookmark-start text:name="__RefHeading__23363_284948500"/><text:alphabetical-index-mark text:string-value="bar charts"/>Bar charts<text:bookmark-end text:name="__RefHeading__23363_284948500"/></text:h>
      <text:p text:style-name="Text_20_body">A bar chart <text:span text:style-name="T992">is like a column chart that has been shifted 90 degrees. It </text:span>shows horizontal bars <text:span text:style-name="T992">rather than vertical columns. In contrast to some other chart types, the Y axis is horizontal and the X axis is vertical.</text:span> <text:span text:style-name="T387">The Chart Type dialog for a bar chart is essentially the same as for a column chart, described above.</text:span></text:p>
      <text:p text:style-name="Text_20_body"><text:span text:style-name="T19">Bar charts </text:span><text:span text:style-name="T388">can have</text:span><text:span text:style-name="T19"> an immediate visual impact </text:span><text:span text:style-name="T388">when </text:span><text:span text:style-name="T19">time is not an important factor — </text:span><text:span text:style-name="T388">for </text:span><text:span text:style-name="T19">example, when comparing the popularity of a few products in a marketplace. </text:span><text:span text:style-name="T389">They may be preferred to column charts when the category names are long </text:span><text:span text:style-name="T390">or there are a significant number of categories.</text:span><text:span text:style-name="T389"> </text:span></text:p>
      <text:p text:style-name="Text_20_Body_20_List_20_Intro"><text:soft-page-break/><text:span text:style-name="T19">In the examples </text:span><text:span text:style-name="T391">in </text:span><text:span text:style-name="T392">Figure </text:span><text:span text:style-name="T392"><text:sequence-ref text:reference-format="value" text:ref-name="refFigure119">58</text:sequence-ref></text:span><text:span text:style-name="T391"><text:s/></text:span><text:span text:style-name="T19">below:</text:span></text:p>
      <text:list xml:id="list221108407124748" text:continue-list="list221110315764512" text:style-name="List_20_1">
        <text:list-item>
          <text:p text:style-name="P75"><text:span text:style-name="T508">To m</text:span><text:span text:style-name="T393">ake t</text:span><text:span text:style-name="T19">he first chart </text:span><text:span text:style-name="T388">after </text:span><text:span text:style-name="T19">using the chart wizard, </text:span><text:span text:style-name="T508">go</text:span><text:span text:style-name="T387"> to </text:span><text:span text:style-name="Strong_20_Emphasis">Insert &gt; Grids</text:span><text:span text:style-name="T19">, deselect </text:span><text:span text:style-name="Strong_20_Emphasis"><text:span text:style-name="T991">Y axis</text:span></text:span><text:span text:style-name="T19">, </text:span><text:span text:style-name="T508">and </text:span><text:span text:style-name="T387">choos</text:span><text:span text:style-name="T508">e</text:span><text:span text:style-name="T387"> </text:span><text:span text:style-name="Strong_20_Emphasis">Insert &gt; Mean Value Lines.</text:span> <text:span text:style-name="T1131">Right-click each mean value line and select </text:span><text:span text:style-name="Strong_20_Emphasis"><text:span text:style-name="T993">Format Mean Value Line</text:span></text:span><text:span text:style-name="T993"> to increase the width of the lines</text:span>. <text:span text:style-name="T994">Create rectangles from the Drawing toolbar to cover the mean value line entries in the legend. Make them white by right-clicking and selecting </text:span><text:span text:style-name="Strong_20_Emphasis"><text:span text:style-name="T994">Line</text:span></text:span><text:span text:style-name="T994"> and then Area.</text:span></text:p>
        </text:list-item>
        <text:list-item text:style-override="OOoBullets_20_1">
          <text:p text:style-name="P73">The second chart is a <text:alphabetical-index-mark text:string-value="bar chart" text:key1="3D chart"/>3D chart created with a <text:span text:style-name="T995">simple</text:span> border <text:span text:style-name="T996">and cylinder shape. T</text:span>he chart area <text:span text:style-name="T994">is rotated</text:span> <text:span text:style-name="T997">(described under “</text:span><text:span text:style-name="T997"><text:bookmark-ref text:reference-format="text" text:ref-name="__RefHeading___Toc18963_536864046">Rotation and perspective</text:bookmark-ref></text:span><text:span text:style-name="T997">” on page </text:span><text:span text:style-name="T997"><text:bookmark-ref text:reference-format="page" text:ref-name="__RefHeading___Toc18963_536864046">43</text:bookmark-ref></text:span><text:span text:style-name="T997">)</text:span>.</text:p>
        </text:list-item>
        <text:list-item text:style-override="OOoBullets_20_1">
          <text:p text:style-name="P73">The third chart <text:span text:style-name="T998">eliminates th</text:span>e legend <text:span text:style-name="T999">by using </text:span>labels <text:span text:style-name="T999">with </text:span>the names of the companies on the <text:span text:style-name="T1000">Y axis. Whereas the first two charts treat the data as separate data series, this chart treats the data as one data series in order to have category labels for the X axis. Rather than colors, </text:span>a <text:span text:style-name="T1132">colored horizontal </text:span>hatch pattern <text:span text:style-name="T999">is used for the bars</text:span>.</text:p>
        </text:list-item>
      </text:list>
      <text:p text:style-name="Figure"><draw:frame draw:style-name="fr1" draw:name="Frame21" text:anchor-type="as-char" svg:width="6.6453in" draw:z-index="178"><draw:text-box fo:min-height="2.0201in"><text:p text:style-name="Caption"><draw:frame draw:style-name="fr17" draw:name="Image120" text:anchor-type="paragraph" svg:width="6.6453in" style:rel-width="100%" svg:height="2.0201in" style:rel-height="scale" draw:z-index="179"><draw:image xlink:href="Pictures/100002010000027E000000C2545F97C4AFD748CD.png" xlink:type="simple" xlink:show="embed" xlink:actuate="onLoad" loext:mime-type="image/png"/></draw:frame>Figure <text:sequence text:ref-name="refFigure119" text:name="Figure" text:formula="ooow:Figure+1" style:num-format="1">58</text:sequence>: Bar chart examples</text:p></draw:text-box></draw:frame></text:p>
      <text:h text:style-name="Heading_20_2" text:outline-level="2"><text:bookmark-start text:name="__RefHeading__23365_284948500"/><text:alphabetical-index-mark text:string-value="pie charts"/>Pie charts<text:bookmark-end text:name="__RefHeading__23365_284948500"/></text:h>
      <text:p text:style-name="Text_20_body">A pie chart shows values as circular sect<text:span text:style-name="T1001">ions</text:span> of <text:span text:style-name="T1001">a</text:span> circle. The area of each <text:span text:style-name="T1002">section</text:span> is proportional to its value.</text:p>
      <text:p text:style-name="Text_20_body">Pie charts are excellent <text:span text:style-name="T1003">for </text:span>compar<text:span text:style-name="T1003">ing</text:span> proportions — comparisons of departmental spending, <text:span text:style-name="T1004">for example</text:span>. They work best with smaller numbers of values, <text:span text:style-name="T1001">up to </text:span>about half a dozen; more than this and the visual impact begins to fade.</text:p>
      <text:p text:style-name="Figure"><draw:frame draw:style-name="fr1" draw:name="Frame34" text:anchor-type="as-char" svg:width="5in" draw:z-index="155"><draw:text-box fo:min-height="2.302in"><text:p text:style-name="Caption"><draw:frame draw:style-name="fr18" draw:name="Image35" text:anchor-type="paragraph" svg:width="5in" style:rel-width="100%" svg:height="2.2283in" style:rel-height="scale" draw:z-index="157"><draw:image xlink:href="Pictures/10000000000001E0000000DD3D06F891C06FA421.png" xlink:type="simple" xlink:show="embed" xlink:actuate="onLoad" loext:mime-type="image/png"/></draw:frame>Figure <text:sequence text:ref-name="refFigure120" text:name="Figure" text:formula="ooow:Figure+1" style:num-format="1">59</text:sequence>: Chart Type dialog for pie chart</text:p></draw:text-box></draw:frame></text:p>
      <text:p text:style-name="Text_20_body">Pie variant options, shown in Figure <text:sequence-ref text:reference-format="value" text:ref-name="refFigure120">59</text:sequence-ref>, are:</text:p>
      <text:p text:style-name="Definition_20_Term">Normal</text:p>
      <text:p text:style-name="Text_20_body_20_indent"><text:span text:style-name="T1005">Sh</text:span>ows <text:span text:style-name="T1006">values</text:span> as <text:span text:style-name="T1007">sections of a complete pie, with the option of separating out individual pieces.</text:span> <text:span text:style-name="T1006">C</text:span>lick <text:span text:style-name="T1008">the outer edge of </text:span>a sect<text:span text:style-name="T1009">ion</text:span> to separate <text:span text:style-name="T1009">it </text:span>from the remaining pie or to join it back.</text:p>
      <text:p text:style-name="Definition_20_Term"><text:soft-page-break/>Exploded pie</text:p>
      <text:p text:style-name="Text_20_body_20_indent"><text:span text:style-name="T1005">Sh</text:span>ows <text:span text:style-name="T1009">all of </text:span>the sect<text:span text:style-name="T1009">ions</text:span> separated from each other. <text:span text:style-name="T1006">C</text:span>lick and drag any sect<text:span text:style-name="T1009">ion</text:span> to move it along radial <text:span text:style-name="T1010">lines </text:span>from the pie center.</text:p>
      <text:p text:style-name="Definition_20_Term">Donut</text:p>
      <text:p text:style-name="Text_20_body_20_indent"><text:span text:style-name="T1005">S</text:span>how<text:span text:style-name="T1005">s</text:span> multiple data <text:span text:style-name="T1011">series</text:span>. Each data <text:span text:style-name="T1011">series</text:span> is shown as one donut shape with a hole inside, where the next data <text:span text:style-name="T1011">series</text:span> can be shown. <text:span text:style-name="T1012">Cl</text:span>ick and drag an outer sect<text:span text:style-name="T1009">ion</text:span> to move it along radial <text:span text:style-name="T1010">lines </text:span>from the donut center.</text:p>
      <text:p text:style-name="Definition_20_Term">Exploded donut</text:p>
      <text:p text:style-name="Text_20_body_20_indent"><text:span text:style-name="T1005">Sh</text:span>ows the outer sect<text:span text:style-name="T1009">ions</text:span> already separated from the remaining donut. <text:span text:style-name="T1009">C</text:span>lick and drag an outer sect<text:span text:style-name="T1009">ion</text:span> to move it along radial <text:span text:style-name="T1010">lines </text:span>from the center.</text:p>
      <text:p text:style-name="Text_20_body"><text:span text:style-name="T394">T</text:span><text:span text:style-name="T19">he Chart Wizard </text:span><text:span text:style-name="T395">initially </text:span><text:span text:style-name="T19">guesses </text:span><text:span text:style-name="T394">how </text:span><text:span text:style-name="T19">the </text:span><text:span text:style-name="T395">data </text:span><text:span text:style-name="T394">should be presented in the chart. </text:span><text:span text:style-name="T396">A</text:span><text:span text:style-name="T19">djust this on the Data Ranges page of the Wizard or by using the Data Series dialog</text:span><text:span text:style-name="T507"> (</text:span><text:span text:style-name="MenuPath">Format &gt; Data Ranges &gt; Data Series</text:span><text:span text:style-name="T1128">)</text:span><text:span text:style-name="T19">.</text:span></text:p>
      <text:p text:style-name="Text_20_body">You can do some interesting things with a pie chart, especially if you make it into a <text:alphabetical-index-mark text:string-value="pie chart" text:key1="3D chart"/>3D chart. It can be tilted, given shadows, and generally turned into a work of art. Just do not clutter it so much that <text:span text:style-name="T1003">the</text:span> message is lost, and be careful that tilting does not distort the relative size<text:span text:style-name="T1013">s</text:span> of the segments.</text:p>
      <text:p text:style-name="Text_20_body">You can choose in the Chart Wizard to <text:span text:style-name="T1014">use the </text:span>explode<text:span text:style-name="T1014">d</text:span> pie <text:span text:style-name="T1014">variant</text:span>, but this <text:span text:style-name="T1014">option explodes all of the pieces (contrary to the preview graphic in Figure </text:span><text:span text:style-name="T1014"><text:sequence-ref text:reference-format="value" text:ref-name="refFigure120">59</text:sequence-ref></text:span><text:span text:style-name="T1014">)</text:span>. If <text:span text:style-name="T1015">the</text:span> aim is to accentuate <text:span text:style-name="T1016">just </text:span>one piece of the pie, separate out <text:span text:style-name="T1009">a</text:span> piece by carefully highlighting it and dragging it out of the group. <text:span text:style-name="T1015">After this, </text:span>the chart area <text:span text:style-name="T1015">may need to be enlarged </text:span>to regain the original size of the pieces.</text:p>
      <text:p text:style-name="Figure"><draw:frame draw:style-name="fr1" draw:name="Frame71" text:anchor-type="as-char" svg:width="6.6866in" draw:z-index="180"><draw:text-box fo:min-height="2.2134in"><text:p text:style-name="Caption"><draw:frame draw:style-name="fr17" draw:name="Image80" text:anchor-type="paragraph" svg:width="6.6866in" style:rel-width="100%" svg:height="1.9575in" style:rel-height="scale" draw:z-index="181"><draw:image xlink:href="Pictures/1000020100000282000000BC465796E4DA659194.png" xlink:type="simple" xlink:show="embed" xlink:actuate="onLoad" loext:mime-type="image/png"/></draw:frame>Figure <text:sequence text:ref-name="refFigure121" text:name="Figure" text:formula="ooow:Figure+1" style:num-format="1">60</text:sequence>: Pie chart examples</text:p></draw:text-box></draw:frame></text:p>
      <text:p text:style-name="Text_20_Body_20_List_20_Intro"><text:span text:style-name="T19">The effects achieved in </text:span><text:span text:style-name="T392">Figure </text:span><text:span text:style-name="T392"><text:sequence-ref text:reference-format="value" text:ref-name="refFigure121">60</text:sequence-ref></text:span><text:span text:style-name="T392"><text:s/></text:span><text:span text:style-name="T19">are explained below.</text:span></text:p>
      <text:p text:style-name="Definition_20_Term">2D pie chart with one <text:span text:style-name="T1017">section</text:span> of the pie exploded</text:p>
      <text:p text:style-name="Text_20_body_20_indent"><text:span text:style-name="T19">Select </text:span><text:span text:style-name="Strong_20_Emphasis">Insert &gt; Legend</text:span><text:span text:style-name="T19"> and deselect the </text:span><text:span text:style-name="Strong_20_Emphasis">Display legend</text:span> <text:span text:style-name="T19">box. Select </text:span><text:span text:style-name="Strong_20_Emphasis">Insert &gt; Data Labels</text:span><text:span text:style-name="T19">. </text:span><text:span text:style-name="T397">S</text:span><text:span text:style-name="T19">elect </text:span><text:span text:style-name="Strong_20_Emphasis">Show value as number</text:span><text:span text:style-name="T19"> </text:span><text:span text:style-name="T397">and also </text:span><text:span text:style-name="Strong_20_Emphasis"><text:span text:style-name="T1018">Show category</text:span></text:span><text:span text:style-name="T19">. </text:span><text:span text:style-name="T398">Click the edge of the section</text:span><text:span text:style-name="T19"> (the </text:span><text:span text:style-name="T399">section</text:span><text:span text:style-name="T19"> will have highlight squares to mark it), and drag it out from the rest of the </text:span><text:span text:style-name="T399">sections</text:span><text:span text:style-name="T19">. The </text:span><text:span text:style-name="T399">sections </text:span><text:span text:style-name="T19">will decrease in size. </text:span><text:span text:style-name="T399">If needed,</text:span><text:span text:style-name="T19"> highlight the chart wall and drag it at a corner to increase the size.</text:span></text:p>
      <text:p text:style-name="Definition_20_Term">3D pie chart, <text:span text:style-name="T1019">exploded variant, </text:span>with realistic schema <text:span text:style-name="T1017">and various fill effects</text:span></text:p>
      <text:p text:style-name="Text_20_body_20_indent"><text:span text:style-name="T400">Go to </text:span><text:span text:style-name="Strong_20_Emphasis"><text:span text:style-name="T1020">Format &gt; Chart Type</text:span></text:span><text:span text:style-name="T400"> and select </text:span><text:span text:style-name="Strong_20_Emphasis"><text:span text:style-name="T1020">3D look</text:span></text:span><text:span text:style-name="T400">. </text:span><text:span text:style-name="T401">Go to </text:span><text:span text:style-name="Strong_20_Emphasis">Insert &gt; Data labels</text:span><text:span text:style-name="T19"> and select </text:span><text:span text:style-name="Strong_20_Emphasis">Show value as percentage</text:span><text:span text:style-name="T19">. Then carefully select each </text:span><text:span text:style-name="T402">section </text:span><text:span text:style-name="T19">so that it has a wire frame highlight. </text:span><text:span text:style-name="T402">R</text:span><text:span text:style-name="T19">ight-click </text:span><text:span text:style-name="T403">and select </text:span><text:span text:style-name="Strong_20_Emphasis"><text:span text:style-name="T1021">Format Data Point</text:span></text:span><text:span text:style-name="T403"> </text:span><text:span text:style-name="T19">to get the </text:span><text:span text:style-name="T403">data point </text:span><text:span text:style-name="T19">dialog. </text:span><text:span text:style-name="T401">C</text:span><text:span text:style-name="T19">hoose the Area tab. </text:span><text:span text:style-name="T403">The illustration in </text:span><text:span text:style-name="T404">Figure </text:span><text:span text:style-name="T404"><text:sequence-ref text:reference-format="value" text:ref-name="refFigure121">60</text:sequence-ref></text:span><text:span text:style-name="T403"><text:s/>shows </text:span><text:span text:style-name="T19">one </text:span><text:span text:style-name="T401">section</text:span><text:span text:style-name="T403"> formatted with </text:span><text:span text:style-name="T19">bitmap, </text:span><text:span text:style-name="T402">one with a radial </text:span><text:span text:style-name="T19">gradient, </text:span><text:span text:style-name="T402">one with </text:span><text:span text:style-name="T19">50% </text:span><text:span text:style-name="T402">transparency, and </text:span><text:span text:style-name="T401">one with a pattern</text:span><text:span text:style-name="T19">.</text:span></text:p>
      <text:p text:style-name="P17"><text:span text:style-name="T406">D</text:span><text:span text:style-name="T19">onut </text:span><text:span text:style-name="T407">and exploded donut variants</text:span><text:span text:style-name="T19">, shown in </text:span><text:span text:style-name="T392">Figure </text:span><text:span text:style-name="T392"><text:sequence-ref text:reference-format="value" text:ref-name="refFigure122">61</text:sequence-ref></text:span><text:span text:style-name="T392">, </text:span><text:span text:style-name="T406">are used to display two set of related information, such as two years of financial data.</text:span><text:span text:style-name="T19"> </text:span><text:span text:style-name="T408">This variant can be misleading for comparing numeric data, since inner circles are necessarily smaller. </text:span><text:span text:style-name="T19">For more variety, use a 3D Look.</text:span></text:p>
      <text:p text:style-name="Figure"><text:soft-page-break/><draw:frame draw:style-name="fr3" draw:name="Frame30" text:anchor-type="as-char" svg:width="5.9055in" draw:z-index="142"><draw:text-box fo:min-height="2.5839in"><text:p text:style-name="P35"><draw:frame draw:style-name="fr24" draw:name="graphics34" text:anchor-type="paragraph" svg:width="5.9055in" svg:height="2.311in" draw:z-index="143"><draw:image xlink:href="Pictures/1000020100000277000000F728B97C3B788765CA.png" xlink:type="simple" xlink:show="embed" xlink:actuate="onLoad" loext:mime-type="image/png"/></draw:frame></text:p><text:p text:style-name="Caption"><text:span text:style-name="T19">Figure </text:span><text:span text:style-name="T19"><text:sequence text:ref-name="refFigure122" text:name="Figure" text:formula="ooow:Figure+1" style:num-format="1">61</text:sequence></text:span><text:span text:style-name="T19">: </text:span><text:span text:style-name="T405">Donut</text:span><text:span text:style-name="T19"> chart </text:span><text:span text:style-name="T405">examples</text:span></text:p></draw:text-box></draw:frame></text:p>
      <text:h text:style-name="Heading_20_2" text:outline-level="2"><text:bookmark-start text:name="__RefHeading__23367_284948500"/><text:alphabetical-index-mark text:string-value="area charts"/>Area charts<text:bookmark-end text:name="__RefHeading__23367_284948500"/></text:h>
      <text:p text:style-name="Text_20_body"><text:span text:style-name="T1022">Like </text:span>a line or column <text:span text:style-name="T1022">chart, an area chart </text:span>shows values as points on the Y axis and <text:span text:style-name="T1023">categories on </text:span>the X axis. The Y values of each data series are connected by <text:span text:style-name="T1024">l</text:span>ine<text:span text:style-name="T1024">s</text:span> and the area<text:span text:style-name="T1025">s</text:span> be<text:span text:style-name="T1025">low</text:span> <text:span text:style-name="T1024">the </text:span>lines <text:span text:style-name="T1025">are</text:span> <text:span text:style-name="T1025">colored</text:span>.</text:p>
      <text:p text:style-name="Text_20_body"><text:span text:style-name="T409">A</text:span><text:span text:style-name="T410">rea charts </text:span><text:span text:style-name="T409">e</text:span><text:span text:style-name="T410">mphasize volumes of change from one category to the next. They </text:span><text:span text:style-name="T19">have greater visual impact than line chart</text:span><text:span text:style-name="T411">s</text:span><text:span text:style-name="T19">, but the data use</text:span><text:span text:style-name="T412">d</text:span><text:span text:style-name="T19"> will make a difference.</text:span></text:p>
      <text:p text:style-name="Figure"><draw:frame draw:style-name="fr2" draw:name="Frame47" text:anchor-type="as-char" svg:width="5.2008in" draw:z-index="182"><draw:text-box fo:min-height="1.7307in"><text:p text:style-name="Caption"><draw:frame draw:style-name="fr35" draw:name="Object3" text:anchor-type="paragraph" svg:width="5.2008in" style:rel-width="100%" svg:height="1.4807in" style:rel-height="scale" draw:z-index="183"><draw:object xlink:href="./Object 2" xlink:type="simple" xlink:show="embed" xlink:actuate="onLoad"/><draw:image xlink:href="./ObjectReplacements/Object 2" xlink:type="simple" xlink:show="embed" xlink:actuate="onLoad"/><svg:desc>OLE-object</svg:desc></draw:frame>Figure <text:sequence text:ref-name="refFigure123" text:name="Figure" text:formula="ooow:Figure+1" style:num-format="1">62</text:sequence>: Chart Type dialog for <text:span text:style-name="T1100">2D and 3D </text:span>area charts</text:p></draw:text-box></draw:frame></text:p>
      <text:p text:style-name="Text_20_body"><text:span text:style-name="T1026">Area chart variants, shown in Figure </text:span><text:span text:style-name="T1026"><text:sequence-ref text:reference-format="value" text:ref-name="refFigure123">62</text:sequence-ref></text:span><text:span text:style-name="T1026">, are:</text:span></text:p>
      <text:p text:style-name="Definition_20_Term">Normal</text:p>
      <text:p text:style-name="Text_20_body_20_indent"><text:span text:style-name="T413">P</text:span><text:span text:style-name="T19">lots all </text:span><text:span text:style-name="T414">data</text:span><text:span text:style-name="T19"> as absolute Y values. It first plots the area of the last </text:span><text:span text:style-name="T415">data series </text:span><text:span text:style-name="T19">in the data range, then the next to last, and so on. </text:span><text:span text:style-name="T415">F</text:span><text:span text:style-name="T19">inally the first data </text:span><text:span text:style-name="T415">series </text:span><text:span text:style-name="T19">is drawn </text:span><text:span text:style-name="T416">over the other data</text:span><text:span text:style-name="T19">. Thus, </text:span><text:span text:style-name="T415">higher </text:span><text:span text:style-name="T19">values in the first </text:span><text:span text:style-name="T415">data series will hide lower </text:span><text:span text:style-name="T19">values </text:span><text:span text:style-name="T415">of later data series</text:span><text:span text:style-name="T19">.</text:span></text:p>
      <text:p text:style-name="Definition_20_Term">Deep</text:p>
      <text:p text:style-name="Text_20_body_20_indent"><text:span text:style-name="T413">W</text:span><text:span text:style-name="T417">hen 3D Look is selected, this variant shows the first data series in front, with subsequent data series behind.</text:span></text:p>
      <text:p text:style-name="Definition_20_Term">Stacked</text:p>
      <text:p text:style-name="Text_20_body_20_indent"><text:span text:style-name="T413">S</text:span><text:span text:style-name="T418">tacks </text:span><text:span text:style-name="T19">cumulative </text:span><text:span text:style-name="T418">values</text:span><text:span text:style-name="T19"> on </text:span><text:span text:style-name="T419">top of </text:span><text:span text:style-name="T19">each other. </text:span><text:span text:style-name="T419">This</text:span><text:span text:style-name="T19"> ensures that all values are visible, and no data set is hidden by others. However, the Y values no longer represent absolute values, except for the </text:span><text:span text:style-name="T420">first</text:span><text:span text:style-name="T19"> </text:span><text:span text:style-name="T420">data series</text:span><text:span text:style-name="T19">, which is </text:span><text:span text:style-name="T421">shown</text:span><text:span text:style-name="T19"> at the bottom of the stacked areas.</text:span></text:p>
      <text:p text:style-name="Definition_20_Term">Percent</text:p>
      <text:p text:style-name="Text_20_body_20_indent"><text:span text:style-name="T413">S</text:span><text:span text:style-name="T19">tack</text:span><text:span text:style-name="T421">s cumulative values </text:span><text:span text:style-name="T19">on each other and </text:span><text:span text:style-name="T421">also </text:span><text:span text:style-name="T19">scale</text:span><text:span text:style-name="T421">s the values </text:span><text:span text:style-name="T19">as percentage</text:span><text:span text:style-name="T421">s</text:span><text:span text:style-name="T19"> of the category total.</text:span></text:p>
      <text:p text:style-name="Figure"><text:soft-page-break/><draw:frame draw:style-name="fr1" draw:name="Frame69" text:anchor-type="as-char" svg:width="6.6953in" draw:z-index="184"><draw:text-box fo:min-height="2.0264in"><text:p text:style-name="Caption"><draw:frame draw:style-name="fr17" draw:name="Image73" text:anchor-type="paragraph" svg:width="6.6953in" style:rel-width="100%" svg:height="2.0264in" style:rel-height="scale" draw:z-index="185"><draw:image xlink:href="Pictures/10000200000002E7000000E1876703A0C230C20B.gif" xlink:type="simple" xlink:show="embed" xlink:actuate="onLoad" loext:mime-type="image/gif"/></draw:frame>Figure <text:sequence text:ref-name="refFigure124" text:name="Figure" text:formula="ooow:Figure+1" style:num-format="1">63</text:sequence>: Area chart examples</text:p></draw:text-box></draw:frame></text:p>
      <text:h text:style-name="Heading_20_3" text:outline-level="3"><text:bookmark-start text:name="__RefHeading___Toc12336_3286614320"/>Normal <text:span text:style-name="T1027">a</text:span>rea <text:span text:style-name="T1027">c</text:span>harts<text:bookmark-end text:name="__RefHeading___Toc12336_3286614320"/></text:h>
      <text:p text:style-name="Text_20_body"><text:span text:style-name="T1028">A</text:span>rea chart<text:span text:style-name="T1028">s are </text:span>sometimes tricky <text:span text:style-name="T1028">to create</text:span>. <text:span text:style-name="T1028">Using </text:span>transparency values <text:span text:style-name="T1028">may be helpful</text:span>. <text:span text:style-name="T1028">To create the charts in Figure </text:span><text:span text:style-name="T1028"><text:sequence-ref text:reference-format="value" text:ref-name="refFigure124">63</text:sequence-ref></text:span><text:span text:style-name="T1028">, first </text:span>set up the basic chart using the Chart Wizard. <text:span text:style-name="T1029">The chart on the left shows the result. </text:span><text:span text:style-name="T419">Because </text:span><text:span text:style-name="T19">the data overlap, some of it is missing behind the first data series. This is </text:span><text:span text:style-name="T421">probably </text:span><text:span text:style-name="T19">not </text:span><text:span text:style-name="T421">desirable</text:span><text:span text:style-name="T19">. </text:span><text:span text:style-name="T422">The other examples are be</text:span><text:span text:style-name="T19">tter solution</text:span><text:span text:style-name="T422">s</text:span><text:span text:style-name="T19">.</text:span></text:p>
      <text:p text:style-name="Text_20_Body_20_List_20_Intro">To <text:span text:style-name="T1030">create</text:span> the chart in the center:</text:p>
      <text:p text:style-name="P56">After deselecting the Y axis grid, right-click on each data series in turn and select <text:span text:style-name="Strong_20_Emphasis">Format Data Series</text:span>. On the Transparency tab, set Transparency to 50%. The transparency makes it easy to see the data hidden behind the first data series.</text:p>
      <text:p text:style-name="Text_20_Body_20_List_20_Intro"><text:span text:style-name="T19">To create the </text:span><text:span text:style-name="T423">chart</text:span><text:span text:style-name="T19"> on the right:</text:span></text:p>
      <text:p text:style-name="Text_20_body_20_indent"><text:span text:style-name="T423">A</text:span><text:span text:style-name="T19">fter doing the steps above, right-click and select </text:span><text:span text:style-name="Strong_20_Emphasis"><text:span text:style-name="T19">Chart Type</text:span></text:span><text:span text:style-name="T19">. Select the </text:span><text:alphabetical-index-mark text:string-value="area chart" text:key1="3D chart"/><text:span text:style-name="Strong_20_Emphasis">3D Look</text:span><text:span text:style-name="T19"> option and select </text:span><text:span text:style-name="Strong_20_Emphasis"><text:span text:style-name="T19">Realistic</text:span></text:span><text:span text:style-name="T19"> from the drop-down list. </text:span><text:span text:style-name="T423">Rotate t</text:span><text:span text:style-name="T19">he chart area </text:span><text:span text:style-name="T424">using the 3D View dialog</text:span><text:span text:style-name="T19">. </text:span><text:span text:style-name="T423">Instead of a legend, use l</text:span><text:span text:style-name="T19">abels on the </text:span><text:span text:style-name="T423">Z </text:span><text:span text:style-name="T19">axis.</text:span></text:p>
      <text:h text:style-name="Heading_20_3" text:outline-level="3"><text:bookmark-start text:name="__RefHeading___Toc12338_3286614320"/>Stacked area charts<text:bookmark-end text:name="__RefHeading___Toc12338_3286614320"/></text:h>
      <text:p text:style-name="Text_20_body"><text:span text:style-name="T19">Other ways of visualizing the same data series are the stacked area chart </text:span><text:span text:style-name="T424">and</text:span><text:span text:style-name="T19"> the percentage stacked area chart (</text:span><text:span text:style-name="T392">Figure </text:span><text:span text:style-name="T392"><text:sequence-ref text:reference-format="value" text:ref-name="refFigure125">64</text:sequence-ref></text:span><text:span text:style-name="T19">). In the first </text:span><text:span text:style-name="T412">example</text:span><text:span text:style-name="T19">, each </text:span><text:span text:style-name="T425">point in</text:span><text:span text:style-name="T19"> </text:span><text:span text:style-name="T412">a</text:span><text:span text:style-name="T19"> </text:span><text:span text:style-name="T425">data </text:span><text:span text:style-name="T19">series is added to the other </text:span><text:span text:style-name="T425">data series</text:span><text:span text:style-name="T19"> </text:span><text:span text:style-name="T424">to</text:span><text:span text:style-name="T19"> show </text:span><text:span text:style-name="T424">the total</text:span><text:span text:style-name="T19"> </text:span><text:span text:style-name="T424">area</text:span><text:span text:style-name="T19">. </text:span><text:span text:style-name="T412">The second example shows a</text:span><text:span text:style-name="T19"> percentage stacked chart, </text:span><text:span text:style-name="T412">showing</text:span><text:span text:style-name="T19"> each value in the series as a p</text:span><text:span text:style-name="T412">ercentage</text:span><text:span text:style-name="T19"> of the whole.</text:span></text:p>
      <text:p text:style-name="Figure"><draw:frame draw:style-name="fr1" draw:name="Frame64" text:anchor-type="as-char" svg:width="4.7244in" draw:z-index="186"><draw:text-box fo:min-height="2.1835in"><text:p text:style-name="Caption"><draw:frame draw:style-name="fr17" draw:name="Image57" text:anchor-type="paragraph" svg:width="4.7244in" style:rel-width="100%" svg:height="2.1835in" style:rel-height="scale" draw:z-index="187"><draw:image xlink:href="Pictures/10000201000002460000010D85FEFF86B59789FD.png" xlink:type="simple" xlink:show="embed" xlink:actuate="onLoad" loext:mime-type="image/png"/></draw:frame>Figure <text:sequence text:ref-name="refFigure125"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line charts"/>Line charts<text:bookmark-end text:name="__RefHeading__23369_284948500"/></text:h>
      <text:p text:style-name="Text_20_body"><text:span text:style-name="T19">A line chart is useful </text:span><text:span text:style-name="T426">for</text:span><text:span text:style-name="T19"> show</text:span><text:span text:style-name="T426">ing</text:span><text:span text:style-name="T19"> trends or changes over time whe</text:span><text:span text:style-name="T427">n</text:span><text:span text:style-name="T19"> you want to emphasize continuity. </text:span><text:span text:style-name="T426">V</text:span><text:span text:style-name="T19">alues </text:span><text:span text:style-name="T426">are shown </text:span><text:span text:style-name="T19">as points on the Y axis and the X axis shows categories — </text:span><text:span text:style-name="T428">often time series data</text:span><text:span text:style-name="T19">. The Y values of each data series </text:span><text:span text:style-name="T426">m</text:span><text:span text:style-name="T19">a</text:span><text:span text:style-name="T426">y</text:span><text:span text:style-name="T19"> be connected by a line.</text:span></text:p>
      <text:list xml:id="list221109874110676" text:continue-list="list221109995037240" text:style-name="Heading_20_Note">
        <text:list-item>
          <text:p text:style-name="Heading_20_Note"><text:soft-page-break/>Poznámka</text:p>
        </text:list-item>
      </text:list>
      <text:p text:style-name="Text_20_Note"><text:span text:style-name="T429">The difference between line charts, described in this section, and XY (scatter) charts, described in the next section, is th</text:span><text:span text:style-name="T430">is: </text:span><text:span text:style-name="T429">line charts show categories along the X axis while XY (scatter) charts </text:span><text:span text:style-name="T430">show values along the X axis.</text:span></text:p>
      <text:p text:style-name="Text_20_body"><text:span text:style-name="T431">As shown in </text:span><text:span text:style-name="T432">Figure </text:span><text:span text:style-name="T432"><text:sequence-ref text:reference-format="value" text:ref-name="refFigure126">65</text:sequence-ref></text:span><text:span text:style-name="T432">, </text:span><text:span text:style-name="T431">f</text:span><text:span text:style-name="T433">our variants are available:</text:span></text:p>
      <text:list xml:id="list221108408979787" text:continue-list="list221108407124748" text:style-name="List_20_1">
        <text:list-item>
          <text:p text:style-name="List_20_1">Points only – plots only points.</text:p>
        </text:list-item>
        <text:list-item>
          <text:p text:style-name="List_20_1">Points and lines – plots points and connects points of the same data series by a line.</text:p>
        </text:list-item>
        <text:list-item>
          <text:p text:style-name="List_20_1">Lines only – plots only lines.</text:p>
        </text:list-item>
        <text:list-item>
          <text:p text:style-name="List_20_1">3D lines – connects points of the same data series by <text:span text:style-name="T1031">a </text:span>3D line.</text:p>
        </text:list-item>
      </text:list>
      <text:p text:style-name="Figure"><draw:frame draw:style-name="fr1" draw:name="Frame24" text:anchor-type="as-char" svg:width="4.9791in" draw:z-index="161"><draw:text-box fo:min-height="2.8602in"><text:p text:style-name="Caption"><draw:frame draw:style-name="fr23" draw:name="Image49" text:anchor-type="paragraph" svg:x="0in" svg:y="0in" svg:width="4.7681in" svg:height="2.6492in" draw:z-index="164"><draw:image xlink:href="Pictures/10000000000001DE000001040E62B0B9BA2E925D.png" xlink:type="simple" xlink:show="embed" xlink:actuate="onLoad" loext:mime-type="image/png"/></draw:frame>Figure <text:sequence text:ref-name="refFigure126" text:name="Figure" text:formula="ooow:Figure+1" style:num-format="1">65</text:sequence>: <text:span text:style-name="T1032">Chart type – </text:span>Line chart with stacked series and smooth lines</text:p></draw:text-box></draw:frame></text:p>
      <text:p text:style-name="Text_20_body"><text:span text:style-name="T434">Wh</text:span><text:span text:style-name="T435">en </text:span>Stack series <text:span text:style-name="T1033">is selected, it shows</text:span> <text:span text:style-name="T1034">cumulative </text:span>Y values above each other. <text:span text:style-name="T1035">The options are:</text:span></text:p>
      <text:list xml:id="list221109214034774" text:continue-list="list221108408979787" text:style-name="OOoBullets_20_1">
        <text:list-item>
          <text:p text:style-name="P73">On top – <text:span text:style-name="T1035">places the value of each data series above the others.</text:span> The Y values no longer represent absolute values, except for the first data series,<text:span text:style-name="T1033"> which appears</text:span> at the bottom of the chart. <text:span text:style-name="T1035">This is t</text:span>he default setting.</text:p>
        </text:list-item>
        <text:list-item text:style-override="List_20_1">
          <text:p text:style-name="List_20_1">Percent – <text:span text:style-name="T1036">scales </text:span>the Y values as percentage<text:span text:style-name="T1031">s</text:span> of the category total.</text:p>
        </text:list-item>
      </text:list>
      <text:p text:style-name="Text_20_body"><text:span text:style-name="T436">The </text:span><text:span text:style-name="Emphasis"><text:span text:style-name="T1037">Line Type</text:span></text:span><text:span text:style-name="T1037"> </text:span><text:span text:style-name="T436">drop-down list has three options that determine how the data points are connected:</text:span></text:p>
      <text:p text:style-name="Definition_20_Term">Straight</text:p>
      <text:p text:style-name="Text_20_body_20_indent"><text:span text:style-name="T1038">D</text:span>raws straight lines between the points.</text:p>
      <text:p text:style-name="Definition_20_Term">Smooth</text:p>
      <text:p text:style-name="Text_20_body_20_indent"><text:span text:style-name="T1038">Connects the points with </text:span>curves <text:span text:style-name="T1039">instead of lines</text:span>. <text:span text:style-name="T1037">When this option is selected, click </text:span><text:span text:style-name="Strong_20_Emphasis"><text:span text:style-name="T1037">Properties</text:span></text:span><text:span text:style-name="T1037"> to open the Smooth Lines dialog (Figure </text:span><text:span text:style-name="T1037"><text:sequence-ref text:reference-format="value" text:ref-name="refFigure127">66</text:sequence-ref></text:span><text:span text:style-name="T1037">) and further specify the curves.</text:span></text:p>
      <text:p text:style-name="Figure"><draw:frame draw:style-name="fr1" draw:name="Frame40" text:anchor-type="as-char" svg:width="3.0008in" draw:z-index="168"><draw:text-box fo:min-height="1.9472in"><text:p text:style-name="Caption"><draw:frame draw:style-name="fr22" draw:name="Image41" text:anchor-type="paragraph" svg:width="2.9689in" svg:height="1.7717in" draw:z-index="170"><draw:image xlink:href="Pictures/1000000000000127000000B3FB38EDAE1FB943D3.png" xlink:type="simple" xlink:show="embed" xlink:actuate="onLoad" loext:mime-type="image/png"/></draw:frame>Figure <text:sequence text:ref-name="refFigure127" text:name="Figure" text:formula="ooow:Figure+1" style:num-format="1">66</text:sequence>: Smooth Lines properties dialog </text:p></draw:text-box></draw:frame></text:p>
      <text:p text:style-name="Text_20_body_20_indent"><text:soft-page-break/><text:span text:style-name="T1040">For smooth lines, there are two options: </text:span>Cubic Spline or B-Spline. <text:span text:style-name="T1040">These</text:span> are mathematical models that join together segments of polynomials to display the curves. For B-spline lines, there is an option to set the degree of the polynomials. <text:span text:style-name="T1040">Select a higher resolution for smoother curves.</text:span></text:p>
      <text:p text:style-name="Definition_20_Term">Stepped</text:p>
      <text:p text:style-name="Text_20_body_20_indent"><text:span text:style-name="T437">C</text:span><text:span text:style-name="T438">onnects points with horizontal and vertical lines only. Click </text:span><text:span text:style-name="Strong_20_Emphasis"><text:span text:style-name="T1034">Properties</text:span></text:span><text:span text:style-name="T438"> to further specify the formatting of the lines </text:span><text:span text:style-name="T439">(</text:span><text:span text:style-name="T392">Figure </text:span><text:span text:style-name="T392"><text:sequence-ref text:reference-format="value" text:ref-name="refFigure128">67</text:sequence-ref></text:span><text:span text:style-name="T439">)</text:span><text:span text:style-name="T438">. </text:span><text:span text:style-name="T439">The options are self-explanatory.</text:span></text:p>
      <text:p text:style-name="Figure"><draw:frame draw:style-name="fr1" draw:name="Frame41" text:anchor-type="as-char" svg:width="4.5835in" draw:z-index="72"><draw:text-box fo:min-height="1.9583in"><text:p text:style-name="Caption"><draw:frame draw:style-name="fr17" draw:name="Image43" text:anchor-type="paragraph" svg:width="4.5835in" style:rel-width="100%" svg:height="1.9583in" style:rel-height="scale" draw:z-index="73"><draw:image xlink:href="Pictures/10000000000001B8000000BC9C04CA88ECBB5DE0.png" xlink:type="simple" xlink:show="embed" xlink:actuate="onLoad" loext:mime-type="image/png"/></draw:frame>Figure <text:sequence text:ref-name="refFigure128" text:name="Figure" text:formula="ooow:Figure+1" style:num-format="1">67</text:sequence>: Stepped Lines properties dialog</text:p></draw:text-box></draw:frame></text:p>
      <text:p text:style-name="Text_20_body"><text:span text:style-name="T439">Things to do with lines: thicken them, smooth the contours, just use points, </text:span><text:span text:style-name="T438">or make them </text:span><text:alphabetical-index-mark text:string-value="line chart" text:key1="3D chart"/><text:span text:style-name="T438">3D</text:span><text:span text:style-name="T439">. However, 3D lines can confuse the viewer, so just using a thicker line often works better. </text:span><text:span text:style-name="T437">Figure </text:span><text:span text:style-name="T437"><text:sequence-ref text:reference-format="value" text:ref-name="refFigure129">68</text:sequence-ref></text:span><text:span text:style-name="T437"><text:s/>shows some examples of line charts.</text:span></text:p>
      <text:p text:style-name="Figure"><draw:frame draw:style-name="fr1" draw:name="Frame23" text:anchor-type="as-char" svg:width="5.9055in" draw:z-index="85"><draw:text-box fo:min-height="2.0008in"><text:p text:style-name="Caption"><draw:frame draw:style-name="fr17" draw:name="Image51" text:anchor-type="paragraph" svg:width="5.9055in" style:rel-width="100%" svg:height="2.0008in" style:rel-height="scale" draw:z-index="86"><draw:image xlink:href="Pictures/100002010000030E00000109632B5889402D5BBF.png" xlink:type="simple" xlink:show="embed" xlink:actuate="onLoad" loext:mime-type="image/png"/></draw:frame>Figure <text:sequence text:ref-name="refFigure129" text:name="Figure" text:formula="ooow:Figure+1" style:num-format="1">68</text:sequence>: Line <text:span text:style-name="T1041">c</text:span>hart <text:span text:style-name="T1041">e</text:span>xamples</text:p></draw:text-box></draw:frame></text:p>
      <text:h text:style-name="Heading_20_2" text:outline-level="2"><text:bookmark-start text:name="__RefHeading__23371_284948500"/><text:alphabetical-index-mark text:string-value="scatter charts"/><text:span text:style-name="T19">Scatter or </text:span><text:alphabetical-index-mark-start text:id="IMark846285016"/><text:span text:style-name="T19">XY charts</text:span><text:bookmark-end text:name="__RefHeading__23371_284948500"/><text:alphabetical-index-mark-end text:id="IMark846285016"/></text:h>
      <text:p text:style-name="Text_20_body"><text:span text:style-name="T440">In contrast to line, column, and bar charts, which contain numeric values on the Y axis and categories on the X axis, scatter or </text:span><text:span text:style-name="T19">XY chart</text:span><text:span text:style-name="T441">s</text:span><text:span text:style-name="T19"> </text:span><text:span text:style-name="T442">contain values along both axes. They are quite useful, especially for understanding relationships among data that are precise and complex. An XY chart may contain more than one data series and can perform many tasks, such as </text:span><text:span text:style-name="T441">g</text:span>enerat<text:span text:style-name="T1042">ing</text:span> a parameter curve <text:span text:style-name="T1043">or d</text:span>raw<text:span text:style-name="T1042">ing</text:span> the graph of a function.</text:p>
      <text:list xml:id="list221109967622964" text:continue-list="list221109130006611" text:style-name="Heading_20_Tip">
        <text:list-item>
          <text:p text:style-name="Heading_20_Tip">Tip</text:p>
        </text:list-item>
      </text:list>
      <text:p text:style-name="Text_20_Note"><text:span text:style-name="T443">When plotting </text:span><text:span text:style-name="T444">time</text:span><text:span text:style-name="T443"> on the X axis, make sure </text:span><text:span text:style-name="T445">that it is not text and is written in the correct format for your locale. </text:span><text:span text:style-name="T437">For example</text:span><text:span text:style-name="T445">, instead of January, use </text:span><text:span text:style-name="T446">a format such as</text:span><text:span text:style-name="T445"> 1/1/202</text:span><text:span text:style-name="T447">2</text:span><text:span text:style-name="T445">. Check locale formats at </text:span><text:span text:style-name="Strong_20_Emphasis"><text:span text:style-name="T1044">Tools &gt; Options&gt; Language Settings &gt; Languages &gt; Date Acceptance Patterns</text:span></text:span><text:span text:style-name="T19">.</text:span></text:p>
      <text:p text:style-name="Text_20_body"><text:span text:style-name="T1043">XY charts are most frequently used to e</text:span>xplor<text:span text:style-name="T1043">e</text:span> the statistical association<text:span text:style-name="T1045">s</text:span> <text:span text:style-name="T1045">among</text:span> quantitative variables. <text:span text:style-name="T1046">There is often </text:span><text:span text:style-name="T441">a constant value against which to compare the data — </text:span><text:span text:style-name="T448">for </text:span><text:span text:style-name="T441">example, weather data, reactions under different acidity levels, or conditions at </text:span><text:span text:style-name="T448">various </text:span><text:span text:style-name="T441">altitude</text:span><text:span text:style-name="T448">s.</text:span></text:p>
      <text:list xml:id="list221108705437896"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text:span text:style-name="T19">XY chart </text:span><text:span text:style-name="T449">variants</text:span><text:bookmark-end text:name="__RefHeading___Toc12340_3286614320"/></text:h>
      <text:p text:style-name="Figure"><draw:frame draw:style-name="fr1" draw:name="Frame27" text:anchor-type="as-char" svg:width="5.0311in" draw:z-index="18"><draw:text-box fo:min-height="2.672in"><text:p text:style-name="Caption"><draw:frame draw:style-name="fr21" draw:name="Image44" text:anchor-type="paragraph" svg:width="5.0311in" style:rel-width="100%" svg:height="2.4646in" style:rel-height="scale" draw:z-index="23"><draw:image xlink:href="Pictures/10000000000001E3000001224BB6BA3030467F86.png" xlink:type="simple" xlink:show="embed" xlink:actuate="onLoad" loext:mime-type="image/png"/></draw:frame>Figure <text:sequence text:ref-name="refFigure130" text:name="Figure" text:formula="ooow:Figure+1" style:num-format="1">69</text:sequence>: Chart Type – XY (Scatter) chart options</text:p></draw:text-box></draw:frame></text:p>
      <text:p text:style-name="Text_20_body"><text:span text:style-name="T450">A</text:span><text:span text:style-name="T451">s shown in Figure </text:span><text:span text:style-name="T451"><text:sequence-ref text:reference-format="value" text:ref-name="refFigure130">69</text:sequence-ref></text:span><text:span text:style-name="T451">, </text:span><text:span text:style-name="T450">w</text:span><text:span text:style-name="T452">hen </text:span><text:span text:style-name="T453">X</text:span><text:span text:style-name="T449">Y </text:span><text:span text:style-name="T454">(Scatter) </text:span><text:span text:style-name="T450">chart type </text:span><text:span text:style-name="T452">is selected, t</text:span><text:span text:style-name="T455">he following options </text:span><text:span text:style-name="T407">may </text:span><text:span text:style-name="T455">appear:</text:span></text:p>
      <text:p text:style-name="Definition_20_Term">Points <text:span text:style-name="T1047">O</text:span>nly</text:p>
      <text:p text:style-name="Text_20_body_20_indent"><text:span text:style-name="T1047">Shows </text:span>an icon <text:span text:style-name="T1042">for each data point</text:span>. Calc uses default icons with different forms and colors for each data series. The default colors are set in <text:span text:style-name="Strong_20_Emphasis">Tools &gt; Options &gt; Charts &gt; Default Colors</text:span>. <text:span text:style-name="T1048">Changing the colors and icons is discussed in “</text:span><text:span text:style-name="T1048"><text:bookmark-ref text:reference-format="text" text:ref-name="__RefHeading___Toc20299_2468186762">Lines, areas, and data point icons</text:bookmark-ref></text:span><text:span text:style-name="T1048">” on page </text:span><text:span text:style-name="T1048"><text:bookmark-ref text:reference-format="page" text:ref-name="__RefHeading___Toc20299_2468186762">27</text:bookmark-ref></text:span><text:span text:style-name="T1048">.</text:span></text:p>
      <text:p text:style-name="Definition_20_Term">Lines Only</text:p>
      <text:p text:style-name="Text_20_body_20_indent"><text:span text:style-name="T1047">D</text:span>raws straight lines from one data point to the next. The data points are not <text:span text:style-name="T1049">indicated</text:span> by icons. <text:span text:style-name="T1046">By default, t</text:span>he drawing order is the same as the order in the data series, <text:span text:style-name="T1046">but note the option to sort by X values</text:span>.</text:p>
      <text:p text:style-name="Definition_20_Term">Points and Lines</text:p>
      <text:p text:style-name="Text_20_body_20_indent"><text:span text:style-name="T1047">S</text:span>hows <text:span text:style-name="T1050">both </text:span>points and lines.</text:p>
      <text:p text:style-name="Definition_20_Term">3D Lines</text:p>
      <text:p text:style-name="Text_20_body_20_indent"><text:span text:style-name="T1047">Makes </text:span>the lines <text:span text:style-name="T1050">look like </text:span>tapes. The data points are not shown by icons. In the finished chart, select <text:span text:style-name="Strong_20_Emphasis">3D View</text:span> to set properties like illumination and angle of view.</text:p>
      <text:p text:style-name="Definition_20_Term">Sort by X Values</text:p>
      <text:p text:style-name="Text_20_body_20_indent"><text:span text:style-name="T1047">D</text:span>raw<text:span text:style-name="T1049">s</text:span> the lines in order of the X values. <text:span text:style-name="T1051">This can be helpful if the data series on the spreadsheet is not in numeric order.</text:span></text:p>
      <text:p text:style-name="Definition_20_Term">Line <text:span text:style-name="T1047">Type – Smooth</text:span></text:p>
      <text:p text:style-name="Text_20_body_20_indent"><text:span text:style-name="T1052">D</text:span>raw<text:span text:style-name="T1052">s</text:span> curves instead of straight line segments. Click <text:span text:style-name="Strong_20_Emphasis">Properties</text:span> to set details for the curves.</text:p>
      <text:list xml:id="list221110155910136" text:continue-list="list221109300459912" text:style-name="List_20_2">
        <text:list-item>
          <text:p text:style-name="List_20_2">Cubic Spline interpolates <text:span text:style-name="T1048">the </text:span>data points with polynomials of degree 3. The transitions between the polynomial pieces are smooth, having the same slope and curvature.</text:p>
        </text:list-item>
        <text:list-item>
          <text:p text:style-name="List_20_2">Resolution determines how many line segments are calculated to draw a piece of polynomial between two data points. <text:span text:style-name="T1053">C</text:span>lick any data point <text:span text:style-name="T1053">to </text:span>see the intermediate points.</text:p>
        </text:list-item>
        <text:list-item>
          <text:p text:style-name="List_20_2">B-Spline<text:span text:style-name="T19"> uses parametric, interpolating B-spline curve</text:span><text:span text:style-name="T456">s</text:span><text:span text:style-name="T19">. Th</text:span><text:span text:style-name="T456">e</text:span><text:span text:style-name="T19"> curves are built from polynomials. </text:span>Degree of polynomials<text:span text:style-name="T19"> sets the degree of these polynomials.</text:span></text:p>
        </text:list-item>
      </text:list>
      <text:p text:style-name="Definition_20_Term"><text:soft-page-break/><text:span text:style-name="T407">Line Type – S</text:span>tepped</text:p>
      <text:p text:style-name="Text_20_body_20_indent">Uses only horizontal and vertical lines.</text:p>
      <text:p text:style-name="Text_20_body">After <text:span text:style-name="T1054">a</text:span> <text:span text:style-name="T1055">scatter </text:span>chart is <text:span text:style-name="T1054">created</text:span>, its <text:span text:style-name="T1054">default settings can be changed in ways such as the following</text:span>. <text:span text:style-name="T1056">Be sure to first double-click the chart to enter edit mode. Depending on the option, a data point or data series may also need to be double-clicked.</text:span></text:p>
      <text:list xml:id="list221110021177517" text:continue-list="list221109214034774" text:style-name="List_20_1">
        <text:list-item>
          <text:p text:style-name="List_20_1">Line styles and icons – <text:span text:style-name="T1057">d</text:span>ouble-click <text:span text:style-name="T1058">or right-click on a data series in the chart to open the Data Series dialog. See <text:s/>“</text:span><text:span text:style-name="T1058"><text:bookmark-ref text:reference-format="text" text:ref-name="__RefHeading___Toc20299_2468186762">Lines, areas, and data point icons</text:bookmark-ref></text:span><text:span text:style-name="T1058">” on page </text:span><text:span text:style-name="T1058"><text:bookmark-ref text:reference-format="page" text:ref-name="__RefHeading___Toc20299_2468186762">27</text:bookmark-ref></text:span><text:span text:style-name="T1058"><text:s/>for further information.</text:span></text:p>
        </text:list-item>
        <text:list-item>
          <text:p text:style-name="List_20_1">Error bars – For 2D charts, select Insert &gt; Y Error Bars <text:span text:style-name="T1056">or X Error Bars </text:span>to enable the display of error bars. <text:span text:style-name="T1059">See “</text:span><text:span text:style-name="T1059"><text:bookmark-ref text:reference-format="text" text:ref-name="__RefHeading__23333_284948500">Error bars</text:bookmark-ref></text:span><text:span text:style-name="T1059">” on page </text:span><text:span text:style-name="T1059"><text:bookmark-ref text:reference-format="page" text:ref-name="__RefHeading__23333_284948500">50</text:bookmark-ref></text:span><text:span text:style-name="T1059"><text:s/>for further information.</text:span></text:p>
        </text:list-item>
        <text:list-item>
          <text:p text:style-name="List_20_1">Mean Value Lines and Trend Lines – <text:span text:style-name="T1055">E</text:span>nable the display of mean value lines and trend lines <text:span text:style-name="T1060">with </text:span>commands on the Insert menu. <text:span text:style-name="T1057">See</text:span> “<text:bookmark-ref text:reference-format="text" text:ref-name="__RefHeading__23329_284948500">Trend lines</text:bookmark-ref>” <text:span text:style-name="T1057">on page </text:span><text:span text:style-name="T1057"><text:bookmark-ref text:reference-format="page" text:ref-name="__RefHeading__23329_284948500">45</text:bookmark-ref></text:span><text:span text:style-name="T1057"><text:s/>for further information.</text:span></text:p>
        </text:list-item>
      </text:list>
      <text:h text:style-name="Heading_20_3" text:outline-level="3"><text:bookmark-start text:name="__RefHeading__58036_537822668"/>Example<text:span text:style-name="T1057">s</text:span> of XY <text:span text:style-name="T1057">or scatter </text:span>chart<text:span text:style-name="T1057">s</text:span><text:bookmark-end text:name="__RefHeading__58036_537822668"/></text:h>
      <text:p text:style-name="Text_20_body"><text:span text:style-name="T457">By default, the first column or row of data (depending on whether the data is arranged in columns or rows) is represented on the X axis. </text:span><text:span text:style-name="T19">The rest of the rows of data are then compared against the first row </text:span><text:span text:style-name="T458">of </text:span><text:span text:style-name="T19">data.</text:span></text:p>
      <text:p text:style-name="Text_20_body"><text:span text:style-name="T459">S</text:span><text:span text:style-name="T460">catter charts may surprise those unfamiliar with how they work. </text:span><text:span text:style-name="T459">This can be seen </text:span><text:span text:style-name="T458">in </text:span><text:span text:style-name="T459">examples using the </text:span><text:span text:style-name="T458">following </text:span><text:span text:style-name="T459">data, </text:span><text:span text:style-name="T461">which is organized with data series in rows</text:span><text:span text:style-name="T459">:</text:span></text:p>
      <text:p text:style-name="Figure"><draw:frame draw:style-name="fr20" draw:name="Image84" text:anchor-type="paragraph" svg:width="4.8547in" svg:height="0.8752in" draw:z-index="25"><draw:image xlink:href="Pictures/10000000000001D2000000547380155ADB186C9C.png" xlink:type="simple" xlink:show="embed" xlink:actuate="onLoad" loext:mime-type="image/png"/></draw:frame></text:p>
      <text:p text:style-name="Figure"><draw:frame draw:style-name="fr1" draw:name="Frame13" text:anchor-type="as-char" svg:width="6.6953in" draw:z-index="32"><draw:text-box fo:min-height="2.0236in"><text:p text:style-name="Caption"><draw:frame draw:style-name="fr17" draw:name="Image85" text:anchor-type="paragraph" svg:width="6.6953in" style:rel-width="100%" svg:height="2.0236in" style:rel-height="scale" draw:z-index="34"><draw:image xlink:href="Pictures/1000020100000309000000EB9C80E7221E901E76.png" xlink:type="simple" xlink:show="embed" xlink:actuate="onLoad" loext:mime-type="image/png"/></draw:frame>Figure <text:sequence text:ref-name="refFigure131" text:name="Figure" text:formula="ooow:Figure+1" style:num-format="1">70</text:sequence>: XY (Scatter) chart examples</text:p></draw:text-box></draw:frame></text:p>
      <text:p text:style-name="Text_20_body"><text:span text:style-name="T462">The data range for the chart on the left in Figure </text:span><text:span text:style-name="T462"><text:sequence-ref text:reference-format="value" text:ref-name="refFigure131">70</text:sequence-ref></text:span><text:span text:style-name="T462"><text:s/>includes the cells containing the months. <text:s/>However, the months do not appear on the chart because only values can be used in XY charts and Calc substitutes cardinal numbers for them.</text:span></text:p>
      <text:p text:style-name="Text_20_body"><text:span text:style-name="T461">The data range for the chart on the right does not include the cells containing the months. </text:span><text:span text:style-name="T458">Calc assumes that the first </text:span><text:span text:style-name="T463">row </text:span><text:span text:style-name="T458">(or column) </text:span><text:span text:style-name="T463">of data </text:span><text:span text:style-name="T464">contains </text:span><text:span text:style-name="T458">values </text:span><text:span text:style-name="T464">for</text:span><text:span text:style-name="T465"> the X axis. </text:span><text:span text:style-name="T458">T</text:span><text:span text:style-name="T459">he </text:span><text:span text:style-name="T466">Y values of the </text:span><text:span text:style-name="T459">other data series are </text:span><text:span text:style-name="T466">paired with </text:span><text:span text:style-name="T467">each of </text:span><text:span text:style-name="T458">those X values</text:span><text:span text:style-name="T459">. </text:span><text:span text:style-name="T461">This means that </text:span><text:span text:style-name="T463">there are no data points for the Japanese </text:span><text:span text:style-name="T468">y</text:span><text:span text:style-name="T463">en </text:span><text:span text:style-name="T469">but each of the other currencies are shown in comparison to the yen, since it supplies the X values.</text:span></text:p>
      <text:h text:style-name="Heading_20_2" text:outline-level="2"><text:bookmark-start text:name="__RefHeading__23373_284948500"/><text:alphabetical-index-mark text:string-value="bubble charts"/>Bubble charts<text:bookmark-end text:name="__RefHeading__23373_284948500"/></text:h>
      <text:p text:style-name="Text_20_body"><text:span text:style-name="T19">A bubble chart is a variation of a scatter chart </text:span><text:span text:style-name="T470">that can show three variables in two dimensions. T</text:span><text:span text:style-name="T19">he data points are </text:span><text:span text:style-name="T470">shown</text:span><text:span text:style-name="T19"> with bubbles. Two variables are </text:span><text:span text:style-name="T470">plotted</text:span><text:span text:style-name="T471"> along the </text:span><text:span text:style-name="T19">X </text:span><text:span text:style-name="T471">and Y axes</text:span><text:span text:style-name="T19">, while the third </text:span><text:span text:style-name="T472">variable </text:span><text:span text:style-name="T19">is </text:span><text:span text:style-name="T471">represented by th</text:span><text:span text:style-name="T19">e relative size of </text:span><text:span text:style-name="T471">the</text:span><text:span text:style-name="T19"> bubble</text:span><text:span text:style-name="T471">s</text:span><text:span text:style-name="T19">. </text:span><text:span text:style-name="T470">These charts are o</text:span><text:span text:style-name="T19">ften used to present financial data or social/demographic data.</text:span></text:p>
      <text:p text:style-name="Text_20_body"><text:soft-page-break/><text:span text:style-name="T19">One or more data series can be included in a single chart. The data series dialog for a bubble chart has an entry to define the data range </text:span><text:span text:style-name="T470">that determines the size of the bubbles.</text:span></text:p>
      <text:p text:style-name="Text_20_body">It <text:span text:style-name="T1061">may be necessary </text:span>to build a bubble chart manually in the data <text:span text:style-name="T1057">series page </text:span>of the <text:span text:style-name="T1057">C</text:span>hart <text:span text:style-name="T1057">W</text:span>izard. <text:span text:style-name="T1062">Figure </text:span><text:span text:style-name="T1062"><text:sequence-ref text:reference-format="value" text:ref-name="refFigure132">71</text:sequence-ref></text:span><text:span text:style-name="T1062"><text:s/>shows how the data ranges can be set for a bubble chart.</text:span></text:p>
      <text:p text:style-name="Figure"><draw:frame draw:style-name="fr1" draw:name="Frame70" text:anchor-type="as-char" svg:width="6.6953in" draw:z-index="188"><draw:text-box fo:min-height="2.1591in"><text:p text:style-name="Caption"><draw:frame draw:style-name="fr17" draw:name="Image74" text:anchor-type="paragraph" svg:width="6.6953in" style:rel-width="100%" svg:height="2.1591in" style:rel-height="scale" draw:z-index="189"><draw:image xlink:href="Pictures/10000201000002C9000000E69770E425F7766B58.png" xlink:type="simple" xlink:show="embed" xlink:actuate="onLoad" loext:mime-type="image/png"/></draw:frame>Figure <text:sequence text:ref-name="refFigure132" text:name="Figure" text:formula="ooow:Figure+1" style:num-format="1">71</text:sequence>: Data series entries for bubble chart</text:p></draw:text-box></draw:frame></text:p>
      <text:p text:style-name="Text_20_body"><text:span text:style-name="T1063">The chart in Figure </text:span><text:span text:style-name="T1063"><text:sequence-ref text:reference-format="value" text:ref-name="refFigure133">72</text:sequence-ref></text:span><text:span text:style-name="T1063"><text:s/>is based on the data in Figure </text:span><text:span text:style-name="T1063"><text:sequence-ref text:reference-format="value" text:ref-name="refFigure132">71</text:sequence-ref></text:span><text:span text:style-name="T1063">. To format the chart, the </text:span>data series <text:span text:style-name="T1064">are 50% transparent with a radial gradient. The data labels are formatted to be numbers in the </text:span>center of the data point<text:span text:style-name="T1064">s (bubbles)</text:span>.</text:p>
      <text:p text:style-name="Figure"><draw:frame draw:style-name="fr1" draw:name="Frame46" text:anchor-type="as-char" svg:width="4.2764in" draw:z-index="190"><draw:text-box fo:min-height="2.3598in"><text:p text:style-name="Caption"><draw:frame draw:style-name="fr17" draw:name="Image52" text:anchor-type="paragraph" svg:width="4.2764in" style:rel-width="100%" svg:height="2.3598in" style:rel-height="scale" draw:z-index="191"><draw:image xlink:href="Pictures/10000000000002390000013A55264CAF06952D99.png" xlink:type="simple" xlink:show="embed" xlink:actuate="onLoad" loext:mime-type="image/png"/></draw:frame>Figure <text:sequence text:ref-name="refFigure133" text:name="Figure" text:formula="ooow:Figure+1" style:num-format="1">72</text:sequence>: Bubble chart example</text:p></draw:text-box></draw:frame></text:p>
      <text:list xml:id="list221110048102848" text:continue-list="list221109874110676" text:style-name="Heading_20_Note">
        <text:list-item>
          <text:p text:style-name="Heading_20_Note">Poznámka</text:p>
        </text:list-item>
      </text:list>
      <text:p text:style-name="Text_20_Note"><text:span text:style-name="T1061">Remember that bubble charts require numeric data. </text:span>If the data series for <text:span text:style-name="T1065">the </text:span>X axis contains text <text:span text:style-name="T1066">(or dates not formatted as numbers)</text:span> <text:span text:style-name="T1065">cardinal </text:span>number<text:span text:style-name="T1065">s</text:span> will be <text:span text:style-name="T1061">used for axis </text:span>labels.</text:p>
      <text:h text:style-name="Heading_20_2" text:outline-level="2"><text:bookmark-start text:name="__RefHeading__23375_284948500"/><text:alphabetical-index-mark text:string-value="net charts"/>Net charts<text:bookmark-end text:name="__RefHeading__23375_284948500"/></text:h>
      <text:p text:style-name="Text_20_body"><text:span text:style-name="T1067">N</text:span>et chart<text:span text:style-name="T1067">s are</text:span> <text:span text:style-name="T1068">also known as</text:span> <text:span text:style-name="T1069">spider, </text:span>polar, or radar chart<text:span text:style-name="T1067">s. They display data values as points on </text:span>radial <text:span text:style-name="T1070">spokes, with each spoke representing a variable</text:span>. <text:span text:style-name="T1071">They </text:span>compar<text:span text:style-name="T1072">e</text:span> data that are not time series, but show different circumstances, such as variables in a scientific experiment. <text:span text:style-name="T1072">They are especially useful for displaying clusters and outliers.</text:span></text:p>
      <text:p text:style-name="Text_20_body"><text:span text:style-name="T1073">Figure </text:span><text:span text:style-name="T1073"><text:sequence-ref text:reference-format="value" text:ref-name="refFigure134">73</text:sequence-ref></text:span><text:span text:style-name="T1073"><text:s/>shows an example of a simple net chart. </text:span>The <text:span text:style-name="T1070">radial spokes</text:span> of the net chart are equivalent to the Y-axes of other charts. All data values are shown with the same scale, so all data values should have about the same magnitude.</text:p>
      <text:p text:style-name="Figure"><text:soft-page-break/><draw:frame draw:style-name="fr1" draw:name="Frame84" text:anchor-type="as-char" svg:width="2.7319in" draw:z-index="192"><draw:text-box fo:min-height="2.3898in"><text:p text:style-name="Caption"><draw:frame draw:style-name="fr17" draw:name="Image105" text:anchor-type="paragraph" svg:width="2.7319in" style:rel-width="100%" svg:height="2.3898in" style:rel-height="scale" draw:z-index="193"><draw:image xlink:href="Pictures/10000000000001470000011EC47B2588E06E4436.png" xlink:type="simple" xlink:show="embed" xlink:actuate="onLoad" loext:mime-type="image/png"/></draw:frame>Figure <text:sequence text:ref-name="refFigure134"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draw:frame draw:style-name="fr1" draw:name="Frame19" text:anchor-type="as-char" svg:width="6.6953in" draw:z-index="194"><draw:text-box fo:min-height="1.6972in"><text:p text:style-name="Caption"><draw:frame draw:style-name="fr19" draw:name="Image82" text:anchor-type="paragraph" svg:width="6.6953in" style:rel-width="100%" svg:height="1.6846in" style:rel-height="scale" draw:z-index="195"><draw:image xlink:href="Pictures/1000020100000283000000A355BA2DB537F7700A.png" xlink:type="simple" xlink:show="embed" xlink:actuate="onLoad" loext:mime-type="image/png"/></draw:frame>Figure <text:sequence text:ref-name="refFigure135" text:name="Figure" text:formula="ooow:Figure+1" style:num-format="1">74</text:sequence>: Net chart variants and options</text:p></draw:text-box></draw:frame></text:p>
      <text:p text:style-name="Text_20_body"><text:span text:style-name="T473">Figure </text:span><text:span text:style-name="T473"><text:sequence-ref text:reference-format="value" text:ref-name="refFigure135">74</text:sequence-ref></text:span><text:span text:style-name="T473"><text:s/></text:span><text:span text:style-name="T474">shows t</text:span><text:span text:style-name="T473">he options for creating a net chart. </text:span><text:span text:style-name="T474">These </text:span><text:span text:style-name="T473">are similar to those for area and line charts, described above. </text:span><text:span text:style-name="T475">However, </text:span><text:span text:style-name="T474">keep in mind that </text:span><text:span text:style-name="T475">area increases as the square of the distance along the linear spokes. </text:span><text:span text:style-name="T474">Therefore,</text:span><text:span text:style-name="T475"> net charts can distort the areas representing the data. Be especially careful about choosing to stack data series. In this case, successive data series show increasingly large areas that are not proportional to their values.</text:span></text:p>
      <text:p text:style-name="Text_20_Body_20_List_20_Intro"><text:span text:style-name="T359">Figure </text:span><text:span text:style-name="T359"><text:sequence-ref text:reference-format="value" text:ref-name="refFigure136">75</text:sequence-ref></text:span><text:span text:style-name="T509"><text:s/></text:span><text:span text:style-name="T19">shows example</text:span><text:span text:style-name="T476">s</text:span><text:span text:style-name="T19"> of two types of net charts.</text:span></text:p>
      <text:list xml:id="list221109689895004" text:continue-list="list221110021177517" text:style-name="OOoBullets_20_1">
        <text:list-item>
          <text:p text:style-name="P73">The example on the <text:span text:style-name="T1074">left </text:span>is a filled net chart. <text:span text:style-name="T1074">The color of one of the data series is 50% transparent. </text:span><text:span text:style-name="T477">Partial transparency is often best for showing all </text:span><text:span text:style-name="T478">of </text:span><text:span text:style-name="T477">the series.</text:span></text:p>
        </text:list-item>
        <text:list-item>
          <text:p text:style-name="P73">The example <text:span text:style-name="T1074">on the right </text:span>is a net chart with lines <text:span text:style-name="T1075">and </text:span>points. <text:span text:style-name="T1074">The data point icons are taken from the Gallery and have a </text:span>3D <text:span text:style-name="T1076">look</text:span>.</text:p>
        </text:list-item>
      </text:list>
      <text:p text:style-name="Figure"><draw:frame draw:style-name="fr1" draw:name="Frame44" text:anchor-type="as-char" svg:width="4.798in" draw:z-index="196"><draw:text-box fo:min-height="2.1693in"><text:p text:style-name="Caption"><draw:frame draw:style-name="fr17" draw:name="Image119" text:anchor-type="paragraph" svg:width="5.2898in" style:rel-width="100%" svg:height="2.4173in" style:rel-height="scale" draw:z-index="197"><draw:image xlink:href="Pictures/100002010000028200000146024D6EA97A49CCFD.png" xlink:type="simple" xlink:show="embed" xlink:actuate="onLoad" loext:mime-type="image/png"/></draw:frame>Figure <text:sequence text:ref-name="refFigure136" text:name="Figure" text:formula="ooow:Figure+1" style:num-format="1">75</text:sequence>: Filled net chart and net chart with 3D data point icons.</text:p></draw:text-box></draw:frame></text:p>
      <text:h text:style-name="Heading_20_2" text:outline-level="2"><text:bookmark-start text:name="__RefHeading__23377_284948500"/><text:soft-page-break/><text:alphabetical-index-mark text:string-value="stock charts"/>Stock charts<text:bookmark-end text:name="__RefHeading__23377_284948500"/></text:h>
      <text:p text:style-name="Text_20_body">A stock chart illustrates the market trend<text:span text:style-name="T1077">s</text:span> for stock and shares by giving opening price, bottom price, top price, and closing price. The transaction volume can also be shown and <text:span text:style-name="T19">the X axis </text:span><text:span text:style-name="T474">usually </text:span><text:span text:style-name="T19">represent</text:span><text:span text:style-name="T474">s</text:span><text:span text:style-name="T19"> a time series.</text:span></text:p>
      <text:p text:style-name="Text_20_body"><text:span text:style-name="T19">When set</text:span><text:span text:style-name="T473">ting</text:span><text:span text:style-name="T19"> up a stock chart in the Chart Wizard,</text:span> <text:span text:style-name="T1078">t</text:span>he data should be arranged as shown in <text:span text:style-name="T1078">Figure </text:span><text:span text:style-name="T1078"><text:sequence-ref text:reference-format="value" text:ref-name="refFigure137">76</text:sequence-ref></text:span><text:span text:style-name="T1078">. It specifies</text:span><text:span text:style-name="T19"> which </text:span><text:span text:style-name="T479">column</text:span><text:span text:style-name="T480">s</text:span><text:span text:style-name="T479"> </text:span><text:span text:style-name="T474">should be</text:span><text:span text:style-name="T19"> the opening, </text:span><text:span text:style-name="T480">low, high, and </text:span><text:span text:style-name="T19">closing price</text:span><text:span text:style-name="T473">s</text:span><text:span text:style-name="T19"> of the stock </text:span><text:span text:style-name="T474">as well as the transaction volume</text:span><text:span text:style-name="T19">. </text:span><text:span text:style-name="T474">However, m</text:span><text:span text:style-name="T479">anual adjustments may </text:span><text:span text:style-name="T474">still </text:span><text:span text:style-name="T479">be needed </text:span><text:span text:style-name="T474">when defining the data series</text:span><text:span text:style-name="T479">.</text:span></text:p>
      <text:p text:style-name="Figure"><draw:frame draw:style-name="fr2" draw:name="Frame43" text:anchor-type="as-char" svg:width="5.8654in" draw:z-index="198"><draw:text-box fo:min-height="1.2709in"><text:p text:style-name="Caption"><draw:frame draw:style-name="fr17" draw:name="Image76" text:anchor-type="paragraph" svg:width="5.8654in" style:rel-width="100%" svg:height="1.2709in" style:rel-height="scale" draw:z-index="199"><draw:image xlink:href="Pictures/10000000000002330000007A1FAD0D72EFA411E8.png" xlink:type="simple" xlink:show="embed" xlink:actuate="onLoad" loext:mime-type="image/png"/></draw:frame>Figure <text:sequence text:ref-name="refFigure137" text:name="Figure" text:formula="ooow:Figure+1" style:num-format="1">76</text:sequence>: Example data arrangement for stock charts</text:p></draw:text-box></draw:frame></text:p>
      <text:p text:style-name="Text_20_body"><text:span text:style-name="T1079">A stock chart organizes data series in two basic ways. The first way is not used in other chart types. In this case, t</text:span>he open, low, high, and closing values of a row <text:span text:style-name="T1079">create </text:span>one data unit in the chart <text:span text:style-name="T1079">and one</text:span> data series consists of several rows containing such data units. <text:span text:style-name="T1079"><text:s/>T</text:span>he column<text:span text:style-name="T1080">s</text:span> containing transaction volume<text:span text:style-name="T1080">s</text:span> <text:span text:style-name="T1080">are the second way used to organize data series</text:span>. <text:span text:style-name="T1080">This is the familiar way used in other chart types.</text:span></text:p>
      <text:p text:style-name="Text_20_body">Thus, <text:span text:style-name="T1078">Figure </text:span><text:span text:style-name="T1078"><text:sequence-ref text:reference-format="value" text:ref-name="refFigure137">76</text:sequence-ref></text:span><text:span text:style-name="T1078"><text:s/></text:span>shows the data for <text:span text:style-name="T1078">four</text:span> data series: 1) the price data for Acme, <text:span text:style-name="T1080">which contains columns for open, low, high, and closing prices, </text:span>2) <text:span text:style-name="T1079">the price data for Ajax, which contains columns for open, low, high, and closing prices, 3) the Acme transaction volume, which is one column, and 4) the Ajax transaction volume, which is one column.</text:span></text:p>
      <text:h text:style-name="Heading_20_3" text:outline-level="3"><text:bookmark-start text:name="__RefHeading__58038_537822668"/>Stock chart variants<text:bookmark-end text:name="__RefHeading__58038_537822668"/></text:h>
      <text:p text:style-name="P46"><text:span text:style-name="T481">T</text:span><text:span text:style-name="T19">he </text:span><text:span text:style-name="T482">C</text:span><text:span text:style-name="T19">hart </text:span><text:span text:style-name="T482">W</text:span><text:span text:style-name="T19">izard </text:span><text:span text:style-name="T481">offers f</text:span><text:span text:style-name="T19">our </text:span><text:span text:style-name="T481">stock chart </text:span><text:span text:style-name="T19">variants, </text:span><text:span text:style-name="T482">as shown in Figure </text:span><text:span text:style-name="T482"><text:sequence-ref text:reference-format="value" text:ref-name="refFigure138">77</text:sequence-ref></text:span><text:span text:style-name="T19">. </text:span><text:span text:style-name="T483">Note that some of the</text:span><text:span text:style-name="T484">m do not use all of the data columns.</text:span></text:p>
      <text:p text:style-name="Figure"><draw:frame draw:style-name="fr1" draw:name="Frame25" text:anchor-type="as-char" svg:width="4.9693in" draw:z-index="200"><draw:text-box fo:min-height="2.3543in"><text:p text:style-name="Caption"><draw:frame draw:style-name="fr18" draw:name="Image47" text:anchor-type="paragraph" svg:width="4.9693in" style:rel-width="100%" svg:height="2.3543in" style:rel-height="scale" draw:z-index="201"><draw:image xlink:href="Pictures/10000000000001DD000000E27C07CFF2C9991A4A.png" xlink:type="simple" xlink:show="embed" xlink:actuate="onLoad" loext:mime-type="image/png"/></draw:frame>Figure <text:sequence text:ref-name="refFigure138" text:name="Figure" text:formula="ooow:Figure+1" style:num-format="1">77</text:sequence>: Stock chart variant<text:span text:style-name="T1114">s</text:span></text:p></draw:text-box></draw:frame></text:p>
      <text:p text:style-name="Text_20_body"><text:span text:style-name="T484">The </text:span><text:span text:style-name="T485">data table in Figure </text:span><text:span text:style-name="T485"><text:sequence-ref text:reference-format="value" text:ref-name="refFigure137">76</text:sequence-ref></text:span><text:span text:style-name="T485"><text:s/>is used to illustrate the </text:span><text:span text:style-name="T484">variants, </text:span><text:span text:style-name="T485">which are as follows</text:span><text:span text:style-name="T19">:</text:span></text:p>
      <text:p text:style-name="Definition_20_Term">Stock Chart 1</text:p>
      <text:p text:style-name="Text_20_body_20_indent"><text:span text:style-name="T1081">When </text:span>based <text:span text:style-name="T1082">only on data in the </text:span>low and high column<text:span text:style-name="T1081">s</text:span>, <text:span text:style-name="T1083">this variant </text:span>shows the distance between bottom price (low) and top price (high) <text:span text:style-name="T1084">with</text:span> a vertical line. <text:span text:style-name="T1085">When the</text:span> clos<text:span text:style-name="T1086">ing</text:span> column <text:span text:style-name="T1087">is also included (Figure </text:span><text:span text:style-name="T1087"><text:sequence-ref text:reference-format="value" text:ref-name="refFigure139">78</text:sequence-ref></text:span><text:span text:style-name="T1087">)</text:span>, <text:span text:style-name="T1083">it </text:span>shows an additional horizontal mark for the closing price.</text:p>
      <text:p text:style-name="Figure"><text:soft-page-break/><draw:frame draw:style-name="fr1" draw:name="Frame26" text:anchor-type="as-char" svg:width="5.4445in" draw:z-index="202"><draw:text-box fo:min-height="3.0138in"><text:p text:style-name="Caption"><draw:frame draw:style-name="fr17" draw:name="Image86" text:anchor-type="paragraph" svg:width="5.4445in" style:rel-width="100%" svg:height="3.0138in" style:rel-height="scale" draw:z-index="203"><draw:image xlink:href="Pictures/100000000000022700000131ECCA6B96DA06FA79.png" xlink:type="simple" xlink:show="embed" xlink:actuate="onLoad" loext:mime-type="image/png"/></draw:frame>Figure <text:sequence text:ref-name="refFigure139" text:name="Figure" text:formula="ooow:Figure+1" style:num-format="1">78</text:sequence>: <text:span text:style-name="T1083">Stock chart v</text:span>ariant 1 showing low, high, and closing prices</text:p></draw:text-box></draw:frame></text:p>
      <text:p text:style-name="Definition_20_Term">Stock Chart 2</text:p>
      <text:p text:style-name="Text_20_body_20_indent"><text:span text:style-name="T1081">B</text:span>ased on the open, low, high, and close columns, <text:span text:style-name="T1083">this variant </text:span>generates the traditional candlestick chart <text:span text:style-name="T1086">(Figure </text:span><text:span text:style-name="T1086"><text:sequence-ref text:reference-format="value" text:ref-name="refFigure140">79</text:sequence-ref></text:span><text:span text:style-name="T1086">)</text:span>. <text:span text:style-name="T1081">It shows</text:span> <text:span text:style-name="T1081">a</text:span> vertical line between the bottom and top price<text:span text:style-name="T1088">s</text:span> and adds a rectangle in front <text:span text:style-name="T1081">that shows </text:span>the range between the opening and closing price<text:span text:style-name="T1086">s</text:span>. <text:span text:style-name="T1089">For rising values </text:span>(the opening price is lower than the closing price), <text:span text:style-name="T1089">the fill color is white. For falling </text:span>values, <text:span text:style-name="T1089">the fill color is black</text:span>.</text:p>
      <text:p text:style-name="Figure"><draw:frame draw:style-name="fr1" draw:name="Frame49" text:anchor-type="as-char" svg:width="5.522in" draw:z-index="163"><draw:text-box fo:min-height="3.1118in"><text:p text:style-name="Caption"><draw:frame draw:style-name="fr17" draw:name="Image87" text:anchor-type="paragraph" svg:width="5.522in" style:rel-width="100%" svg:height="3.1118in" style:rel-height="scale" draw:z-index="172"><draw:image xlink:href="Pictures/100000000000022F0000013B9D7A47F24215B064.png" xlink:type="simple" xlink:show="embed" xlink:actuate="onLoad" loext:mime-type="image/png"/></draw:frame>Figure <text:sequence text:ref-name="refFigure140" text:name="Figure" text:formula="ooow:Figure+1" style:num-format="1">79</text:sequence>: <text:span text:style-name="T1083">Stock chart v</text:span>ariant 2 showing low and high prices as well as the range between opening and closing prices</text:p></draw:text-box></draw:frame></text:p>
      <text:p text:style-name="Definition_20_Term"><text:span text:style-name="T1081">Stock Chart</text:span> 3</text:p>
      <text:p text:style-name="Text_20_body_20_indent"><text:span text:style-name="T1090">Using </text:span>the low, high, and close columns, draws a chart <text:span text:style-name="T1082">similar to</text:span> <text:span text:style-name="T1081">Stock Chart</text:span> 1 <text:span text:style-name="T1082">but </text:span>with additional column<text:span text:style-name="T1090">s</text:span> for transaction volume. <text:span text:style-name="T1091">As shown in Figure </text:span><text:span text:style-name="T1091"><text:sequence-ref text:reference-format="value" text:ref-name="refFigure141">80</text:sequence-ref></text:span><text:span text:style-name="T1091">, a secondary Y axis enables both transaction volume and price to be shown on vertical axes.</text:span></text:p>
      <text:p text:style-name="Figure"><text:soft-page-break/><draw:frame draw:style-name="fr1" draw:name="Frame57" text:anchor-type="as-char" svg:width="5.3862in" draw:z-index="30"><draw:text-box fo:min-height="3.0528in"><text:p text:style-name="Caption"><draw:frame draw:style-name="fr17" draw:name="Image13" text:anchor-type="paragraph" svg:width="5.3862in" style:rel-width="100%" svg:height="3.0528in" style:rel-height="scale" draw:z-index="31"><draw:image xlink:href="Pictures/1000000000000205000001256C5F315527D8FEB3.png" xlink:type="simple" xlink:show="embed" xlink:actuate="onLoad" loext:mime-type="image/png"/></draw:frame>Figure <text:sequence text:ref-name="refFigure141" text:name="Figure" text:formula="ooow:Figure+1" style:num-format="1">80</text:sequence>: <text:span text:style-name="T1083">Stock chart v</text:span>ariant 3 showing low, high, and closing prices as well as transaction volumes</text:p></draw:text-box></draw:frame></text:p>
      <text:list xml:id="list221109324616426" text:continue-list="list221110048102848" text:style-name="Heading_20_Note">
        <text:list-item>
          <text:p text:style-name="Heading_20_Note">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5</text:bookmark-ref>.</text:p>
      <text:p text:style-name="Definition_20_Term">Stock Chart 4</text:p>
      <text:p text:style-name="Text_20_body_20_indent"><text:span text:style-name="T1081">B</text:span>ased on all five data columns (volume, open, low, high, and close), <text:span text:style-name="T1083">this variant </text:span>combines <text:span text:style-name="T1081">Stock C</text:span>hart <text:span text:style-name="T1081">2</text:span> with a column chart for the transaction volume <text:span text:style-name="T1086">(Figure </text:span><text:span text:style-name="T1086"><text:sequence-ref text:reference-format="value" text:ref-name="refFigure142">81</text:sequence-ref></text:span><text:span text:style-name="T1086">)</text:span>.</text:p>
      <text:p text:style-name="Figure"><draw:frame draw:style-name="fr1" draw:name="Frame72" text:anchor-type="as-char" svg:width="5.7091in" draw:z-index="35"><draw:text-box fo:min-height="2.928in"><text:p text:style-name="Caption"><draw:frame draw:style-name="fr17" draw:name="Image88" text:anchor-type="paragraph" svg:width="5.7091in" style:rel-width="100%" svg:height="2.928in" style:rel-height="scale" draw:z-index="36"><draw:image xlink:href="Pictures/10000000000002240000011925B8FEE838B16A1F.png" xlink:type="simple" xlink:show="embed" xlink:actuate="onLoad" loext:mime-type="image/png"/></draw:frame>Figure <text:sequence text:ref-name="refFigure142" text:name="Figure" text:formula="ooow:Figure+1" style:num-format="1">81</text:sequence>: <text:span text:style-name="T1083">Stock chart v</text:span>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Column and line charts<text:bookmark-end text:name="__RefHeading__23379_284948500"/></text:h>
      <text:p text:style-name="Text_20_body"><text:span text:style-name="T19">A column and line chart is useful for </text:span><text:span text:style-name="T486">displaying</text:span><text:span text:style-name="T19"> two </text:span><text:span text:style-name="T487">or more </text:span><text:span text:style-name="T19">distinct but related data series, </text:span><text:span text:style-name="T486">such as</text:span><text:span text:style-name="T19"> sales over time (column</text:span><text:span text:style-name="T486">s</text:span><text:span text:style-name="T19">) and profit margin trends (line</text:span><text:span text:style-name="T486">s</text:span><text:span text:style-name="T19">). </text:span><text:span text:style-name="T488">It could also show constant minimum and maximum lines, such as used in medical testing or quality control.</text:span></text:p>
      <text:p text:style-name="Text_20_body"><text:soft-page-break/><text:span text:style-name="T19">Specify in the Chart Type dialog whether there will be 1, 2, 3, or 4 lines. </text:span><text:span text:style-name="T488">B</text:span><text:span text:style-name="T19">y default, the first column or row of data is categories and the last columns or rows </text:span><text:span text:style-name="T487">of data </text:span><text:span text:style-name="T19">are lines.</text:span></text:p>
      <text:p text:style-name="Text_20_body"><text:span text:style-name="T489">Choose between</text:span><text:span text:style-name="T488"> two variants:</text:span></text:p>
      <text:p text:style-name="Definition_20_Term">Columns and Lines</text:p>
      <text:p text:style-name="Text_20_body_20_indent"><text:span text:style-name="T1092">As seen in Figure </text:span><text:span text:style-name="T1092"><text:sequence-ref text:reference-format="value" text:ref-name="refFigure143">82</text:sequence-ref></text:span><text:span text:style-name="T1092">, t</text:span>he <text:span text:style-name="T1093">columns </text:span>are drawn side by side <text:span text:style-name="T1094">t</text:span>o easily compare their values.</text:p>
      <text:p text:style-name="Figure"><draw:frame draw:style-name="fr1" draw:name="Frame87" text:anchor-type="as-char" svg:width="5.2492in" draw:z-index="19"><draw:text-box fo:min-height="2.461in"><text:p text:style-name="Caption"><draw:frame draw:style-name="fr16" draw:name="Image122" text:anchor-type="paragraph" svg:y="0in" svg:width="5.2492in" style:rel-width="100%" svg:height="2.361in" style:rel-height="scale" draw:z-index="20"><draw:image xlink:href="Pictures/1000020100000251000001164DAA02E6BD29CD51.png" xlink:type="simple" xlink:show="embed" xlink:actuate="onLoad" loext:mime-type="image/png"/></draw:frame>Figure <text:sequence text:ref-name="refFigure143" text:name="Figure" text:formula="ooow:Figure+1" style:num-format="1">82</text:sequence>: Column and line chart with secondary Y axis</text:p></draw:text-box></draw:frame></text:p>
      <text:p text:style-name="Definition_20_Term">Stacked Columns and Lines</text:p>
      <text:p text:style-name="Text_20_body_20_indent"><text:span text:style-name="T1095">T</text:span>he <text:span text:style-name="T1093">columns </text:span>are stacked above each other, so that the height of a column <text:span text:style-name="T1096">shows</text:span> the sum of the data values.</text:p>
      <text:p text:style-name="Figure"><draw:frame draw:style-name="fr1" draw:name="Frame86" text:anchor-type="as-char" svg:width="5.2071in" draw:z-index="21"><draw:text-box fo:min-height="2.4409in"><text:p text:style-name="Caption"><draw:frame draw:style-name="fr15" draw:name="Image121" text:anchor-type="paragraph" svg:y="0in" svg:width="5.2071in" style:rel-width="100%" svg:height="2.3417in" style:rel-height="scale" draw:z-index="22"><draw:image xlink:href="Pictures/100002010000025100000116471DB12DB27AA961.png" xlink:type="simple" xlink:show="embed" xlink:actuate="onLoad" loext:mime-type="image/png"/></draw:frame>Figure <text:sequence text:ref-name="refFigure144" text:name="Figure" text:formula="ooow:Figure+1" style:num-format="1">83</text:sequence>: <text:span text:style-name="T1092">C</text:span>olumn and line chart with stacked columns</text:p></draw:text-box></draw:frame></text:p>
      <text:p text:style-name="Text_20_body"><text:span text:style-name="T19">The chart</text:span><text:span text:style-name="T490">s</text:span><text:span text:style-name="T19"> in </text:span><text:span text:style-name="T460">Figure</text:span><text:span text:style-name="T503">s</text:span><text:span text:style-name="T460"> </text:span><text:span text:style-name="T460"><text:sequence-ref text:reference-format="value" text:ref-name="refFigure143">82</text:sequence-ref></text:span><text:span text:style-name="T19"><text:s/></text:span><text:span text:style-name="T490">and </text:span><text:span text:style-name="T490"><text:sequence-ref text:reference-format="value" text:ref-name="refFigure144">83</text:sequence-ref></text:span><text:span text:style-name="T490"><text:s/>show</text:span><text:span text:style-name="T19"> </text:span><text:span text:style-name="T491">sales </text:span><text:span text:style-name="T19">and profit data for two </text:span><text:span text:style-name="T491">firms</text:span><text:span text:style-name="T19"> over a period of time. </text:span><text:span text:style-name="T488">Note that when first created, </text:span><text:span text:style-name="T492">t</text:span><text:span text:style-name="T19">he lines </text:span><text:span text:style-name="T491">were</text:span><text:span text:style-name="T19"> different colors </text:span><text:span text:style-name="T492">than the columns </text:span><text:span text:style-name="T491">for the same company</text:span><text:span text:style-name="T492">. </text:span><text:span text:style-name="T493">To </text:span><text:span text:style-name="T19">reflect the </text:span><text:span text:style-name="T494">company</text:span><text:span text:style-name="T19"> relationships, </text:span><text:span text:style-name="T493">c</text:span><text:span text:style-name="T495">hange the line colors individually by </text:span><text:span text:style-name="T19">click</text:span><text:span text:style-name="T495">ing </text:span><text:span text:style-name="T19">on </text:span><text:span text:style-name="T495">a</text:span><text:span text:style-name="T19"> line, right-click</text:span><text:span text:style-name="T495">ing, </text:span><text:span text:style-name="T19">select</text:span><text:span text:style-name="T495">ing</text:span><text:span text:style-name="T19"> </text:span><text:span text:style-name="Strong_20_Emphasis">Format Data Series</text:span><text:span text:style-name="T19">, </text:span><text:span text:style-name="T495">and formatting the line </text:span><text:span text:style-name="T494">color and size </text:span><text:span text:style-name="T495">on the Line page</text:span><text:span text:style-name="T19">.</text:span></text:p>
      <text:p text:style-name="Text_20_body"><text:span text:style-name="T19">For the background, right-click </text:span><text:span text:style-name="T496">the chart wall, </text:span><text:span text:style-name="T497">s</text:span><text:span text:style-name="T19">elect </text:span><text:span text:style-name="Strong_20_Emphasis">Format Wall</text:span>, <text:span text:style-name="T1097">and select d</text:span><text:span text:style-name="T496">esired options on the </text:span><text:span text:style-name="T1098">Gradient</text:span><text:span text:style-name="T496"> page. To align the two data series to the secondary Y axis, </text:span><text:span text:style-name="T497">see “</text:span><text:span text:style-name="T497"><text:bookmark-ref text:reference-format="text" text:ref-name="__RefHeading___Toc18697_2948163738">Aligning data to secondary Y axis</text:bookmark-ref></text:span><text:span text:style-name="T497">” on page </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page" text:ref-name="__RefHeading___Toc18697_2948163738">25</text:bookmark-ref></text:span><text:span text:style-name="T497">.</text:span></text:p>
      <text:h text:style-name="Heading_20_2" text:outline-level="2"><text:bookmark-start text:name="__RefHeading___Toc21856_331351213"/>Pivot <text:span text:style-name="T1118">c</text:span>harts<text:bookmark-end text:name="__RefHeading___Toc21856_331351213"/></text:h>
      <text:p text:style-name="Text_20_body">Pivot tables are special types of data tables that simplify <text:span text:style-name="T1099">the manipulation and </text:span>analy<text:span text:style-name="T1099">sis of </text:span>data. <text:span text:style-name="T1099">They are widely used, especially for processing large amounts of data. Pivot charts are based on pivot tables. They are slightly different from the charts discussed in this chapter and are discussed in the chapter on pivot tables in this user gu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Column and line charts</text:chapter> <text:span text:style-name="MT1">| </text:span><text:page-number text:select-page="current">75</text:page-number></text:p>
      </style:footer>
      <style:footer-left>
        <text:p text:style-name="MP1"><text:page-number text:select-page="current">76</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3 Creating Charts and Graphs</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Chapter 3 Creating Charts and Graphs</text:title></text:p>
      </style:footer-left>
      <loext:footer-first>
        <text:p text:style-name="MP3"><text:span text:style-name="MT4">Documentation for LibreOffice is a</text:span>vailable<text:span text:style-name="MT5"> at </text:span><text:a xlink:type="simple" xlink:href="https://documentation.libreoffice.org/en/" text:style-name="Internet_20_link" text:visited-style-name="Visited_20_Internet_20_Link"><text:span text:style-name="MT5">https://documentation.libreoffice.org/e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0:08:49.590491513</meta:creation-date>
    <meta:editing-duration>PT15H1M54S</meta:editing-duration>
    <meta:editing-cycles>64</meta:editing-cycles>
    <meta:generator>LibreOffice/6.3.4.2$Linux_X86_64 LibreOffice_project/60da17e045e08f1793c57c00ba83cdfce946d0aa</meta:generator>
    <dc:title>Chapter 3 Creating Charts and Graphs</dc:title>
    <meta:initial-creator>Jean Weber</meta:initial-creator>
    <dc:date>2020-01-08T22:11:07.521845439</dc:date>
    <dc:creator>Olivier Hallot</dc:creator>
    <meta:document-statistic meta:table-count="7" meta:image-count="120" meta:object-count="2" meta:page-count="76" meta:paragraph-count="1494" meta:word-count="22321" meta:character-count="124603" meta:non-whitespace-character-count="103761"/>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Linux_X86_64 LibreOffice_project/60da17e045e08f1793c57c00ba83cdfce946d0aa</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